
<file path=META-INF/manifest.xml><?xml version="1.0" encoding="utf-8"?>
<manifest:manifes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04000000040EE7B327A.png" manifest:media-type="image/png"/>
  <manifest:file-entry manifest:full-path="Pictures/100000010000004000000040A32D08CC.png" manifest:media-type="image/png"/>
  <manifest:file-entry manifest:full-path="Thumbnails/" manifest:media-type=""/>
  <manifest:file-entry manifest:full-path="Thumbnails/thumbnail.png" manifest:media-type=""/>
  <manifest:file-entry manifest:full-path="/" manifest:media-type="application/vnd.oasis.opendocument.spreadsheet"/>
  <manifest:file-entry manifest:full-path="Thumbnails/" manifest:media-type=""/>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automatic-styles>
    <style:style style:name="co1" style:family="table-column">
      <style:table-column-properties fo:break-before="auto" style:column-width="2.475cm"/>
    </style:style>
    <style:style style:name="co2" style:family="table-column">
      <style:table-column-properties fo:break-before="auto" style:column-width="1.692cm"/>
    </style:style>
    <style:style style:name="co4" style:family="table-column">
      <style:table-column-properties fo:break-before="auto" style:column-width="5.953cm"/>
    </style:style>
    <style:style style:name="co5" style:family="table-column">
      <style:table-column-properties fo:break-before="auto" style:column-width="11.735cm"/>
    </style:style>
    <style:style style:name="co6" style:family="table-column">
      <style:table-column-properties fo:break-before="auto" style:column-width="7.791cm"/>
    </style:style>
    <style:style style:name="co7" style:family="table-column">
      <style:table-column-properties fo:break-before="auto" style:column-width="3.283cm"/>
    </style:style>
    <style:style style:name="co8" style:family="table-column">
      <style:table-column-properties fo:break-before="auto" style:column-width="3.431cm"/>
    </style:style>
    <style:style style:name="co9" style:family="table-column">
      <style:table-column-properties fo:break-before="auto" style:column-width="3.505cm"/>
    </style:style>
    <style:style style:name="co10" style:family="table-column">
      <style:table-column-properties fo:break-before="auto" style:column-width="3.969cm"/>
    </style:style>
    <style:style style:name="co11" style:family="table-column">
      <style:table-column-properties fo:break-before="auto" style:column-width="6.959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577cm" fo:break-before="auto" style:use-optimal-row-height="true"/>
    </style:style>
    <style:style style:name="ta1" style:family="table" style:master-page-name="PageStyle_5f_Note">
      <style:table-properties table:display="true" style:writing-mode="lr-tb"/>
    </style:style>
    <style:style style:name="ta2" style:family="table" style:master-page-name="PageStyle_5f_Base">
      <style:table-properties table:display="true" style:writing-mode="lr-tb"/>
    </style:style>
    <number:date-style style:name="N30" number:automatic-order="true" number:format-source="language">
      <number:day/>
      <number:text>/</number:text>
      <number:month/>
      <number:text>/</number:text>
      <number:year/>
    </number:dat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1" style:family="table-cell" style:parent-style-name="Default">
      <style:table-cell-properties fo:border-bottom="0.51pt solid #dee2e6" fo:border-left="none" fo:padding="0.101cm" fo:border-right="none" fo:border-top="none"/>
      <style:text-properties style:font-name="Arial" fo:font-size="10pt"/>
    </style:style>
    <style:style style:name="ce72" style:family="table-cell" style:parent-style-name="Default">
      <style:table-cell-properties fo:border-bottom="0.51pt solid #dee2e6" fo:background-color="#f9fafb" fo:border-left="none" fo:padding="0.101cm" fo:border-right="none" fo:border-top="none"/>
      <style:text-properties style:font-name="Arial" fo:font-size="10pt"/>
    </style:style>
    <style:style style:name="ce73"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6"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4" style:family="table-cell" style:parent-style-name="Default">
      <style:table-cell-properties fo:border-bottom="0.51pt solid #dee2e6" fo:background-color="#f0f4f8" fo:border-left="none" fo:padding="0.101cm" fo:border-right="none" fo:border-top="none"/>
      <style:text-properties style:font-name="Arial" fo:font-size="10pt"/>
    </style:style>
    <style:style style:name="ce85" style:family="table-cell" style:parent-style-name="Default">
      <style:table-cell-properties fo:border-bottom="0.51pt solid #dee2e6" fo:background-color="#eef1f5" fo:border-left="none" fo:padding="0.101cm" fo:border-right="none" fo:border-top="none"/>
      <style:text-properties style:font-name="Arial" fo:font-size="10pt"/>
    </style:style>
    <style:style style:name="ce86"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9" style:family="table-cell" style:parent-style-name="Default" style:data-style-name="N7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30"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1" style:family="table-cell" style:parent-style-name="Default" style:data-style-name="N30">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2"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3"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5" style:family="table-cell" style:parent-style-name="Default" style:data-style-name="N7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1">
        <office:forms form:automatic-focus="false" form:apply-design-mode="false"/>
        <table:table-column table:style-name="co1" table:number-columns-repeated="8" table:default-cell-style-name="Default"/>
        <table:table-column table:style-name="co2" table:number-columns-repeated="18" table:default-cell-style-name="Default"/>
        <table:table-column table:style-name="co1" table:number-columns-repeated="998" table:default-cell-style-name="Default"/>
        <table:table-row table:style-name="ro1">
          <table:table-cell table:style-name="ce65" office:value-type="string" ns42:value-type="string">
            <text:p>Présentation de ce fichier</text:p>
          </table:table-cell>
          <table:table-cell table:style-name="ce67" table:number-columns-repeated="7"/>
          <table:table-cell table:number-columns-repeated="1016"/>
        </table:table-row>
        <table:table-row table:style-name="ro1">
          <table:table-cell table:style-name="ce66" office:value-type="string" ns42:value-type="string">
            <text:p>La feuille "base" recense l'ensemble des articles publiés sur le site uneiaparjour.fr </text:p>
          </table:table-cell>
          <table:table-cell table:style-name="ce67" table:number-columns-repeated="7"/>
          <table:table-cell table:number-columns-repeated="1016"/>
        </table:table-row>
        <table:table-row table:style-name="ro1">
          <table:table-cell table:style-name="ce66" office:value-type="string" ns42:value-type="string">
            <text:p>avec les éléments suivants : titre / description / URL de l'article / jusqu'à 6 <text:s/>catégories utilisées / date de publication (JJ/MM/AAAA).</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6" office:value-type="string" ns42:value-type="string">
            <text:p>Dernière mise à jour le 11/04/2026 avec 1146 outils recensés.</text:p>
          </table:table-cell>
          <table:table-cell table:style-name="ce67" table:number-columns-repeated="7"/>
          <table:table-cell table:number-columns-repeated="1016"/>
        </table:table-row>
        <table:table-row table:style-name="ro1">
          <table:table-cell table:style-name="ce67"/>
          <table:table-cell table:style-name="ce67">
            <draw:frame table:end-cell-address="Note.B7" table:end-x="2.076cm" table:end-y="0.555cm" draw:z-index="0" draw:name="image1.png" draw:style-name="gr1" draw:text-style-name="P1" svg:width="0.581cm" svg:height="0.608cm" svg:x="1.495cm" svg:y="0.503cm">
              <draw:image xlink:href="Pictures/100000010000004000000040A32D08CC.png" xlink:type="simple" xlink:show="embed" xlink:actuate="onLoad" draw:mime-type="image/png">
                <text:p/>
              </draw:image>
            </draw:frame>
            <draw:frame table:end-cell-address="Note.C7" table:end-x="0.222cm" table:end-y="0.554cm" draw:z-index="1" draw:name="image2.png" draw:style-name="gr1" draw:text-style-name="P1" svg:width="0.581cm" svg:height="0.608cm" svg:x="2.115cm" svg:y="0.502cm">
              <draw:image xlink:href="Pictures/100000010000004000000040EE7B327A.png" xlink:type="simple" xlink:show="embed" xlink:actuate="onLoad" draw:mime-type="image/png">
                <text:p/>
              </draw:image>
            </draw:frame>
          </table:table-cell>
          <table:table-cell table:style-name="ce67" table:number-columns-repeated="6"/>
          <table:table-cell table:number-columns-repeated="1016"/>
        </table:table-row>
        <table:table-row table:style-name="ro1">
          <table:table-cell table:style-name="ce65" office:value-type="string" ns42:value-type="string">
            <text:p>Licence CC BY 4.0</text:p>
          </table:table-cell>
          <table:table-cell table:style-name="ce65"/>
          <table:table-cell table:style-name="ce67" table:number-columns-repeated="6"/>
          <table:table-cell table:number-columns-repeated="1016"/>
        </table:table-row>
        <table:table-row table:style-name="ro1">
          <table:table-cell table:style-name="ce66" office:value-type="string" ns42:value-type="string">
            <text:p>Cette base est mise à disposition sous licence Creative Commons CC BY</text:p>
          </table:table-cell>
          <table:table-cell table:style-name="ce67" table:number-columns-repeated="7"/>
          <table:table-cell table:number-columns-repeated="1016"/>
        </table:table-row>
        <table:table-row table:style-name="ro1">
          <table:table-cell table:style-name="ce67" office:value-type="string" ns42:value-type="string">
            <text:p>Pour citer ce document : Base de données du site uneIAparjour.fr, Bertrand Formet, <text:s/>licence CC BY 4.0.</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5" office:value-type="string" ns42:value-type="string">
            <text:p>Contact</text:p>
          </table:table-cell>
          <table:table-cell table:style-name="ce67" table:number-columns-repeated="7"/>
          <table:table-cell table:number-columns-repeated="1016"/>
        </table:table-row>
        <table:table-row table:style-name="ro1">
          <table:table-cell table:style-name="ce66" office:value-type="string" ns42:value-type="string">
            <text:p>Bertrand Formet</text:p>
          </table:table-cell>
          <table:table-cell table:style-name="ce67" table:number-columns-repeated="7"/>
          <table:table-cell table:number-columns-repeated="1016"/>
        </table:table-row>
        <table:table-row table:style-name="ro1">
          <table:table-cell table:style-name="ce4" office:value-type="string" ns42:value-type="string">
            <text:p><text:a xlink:href="https://fr.linkedin.com/in/bertrandformet" xlink:type="simple">Linkedin</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www.facebook.com/uneIAparjour" xlink:type="simple">Facebook</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bsky.app/profile/bertrandformet.bsky.social" xlink:type="simple">Bluesky</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x.com/bertrandformet" xlink:type="simple">X</text:a></text:p>
          </table:table-cell>
          <table:table-cell table:style-name="ce67" table:number-columns-repeated="7"/>
          <table:table-cell table:number-columns-repeated="1016"/>
        </table:table-row>
        <table:table-row table:style-name="ro1">
          <table:table-cell table:style-name="ce5" office:value-type="string" ns42:value-type="string">
            <text:p><text:a xlink:href="mailto:contact@uneiaparjour.fr" xlink:type="simple">contact@uneiaparjour.fr</text:a></text:p>
          </table:table-cell>
          <table:table-cell table:style-name="ce67" table:number-columns-repeated="7"/>
          <table:table-cell table:number-columns-repeated="1016"/>
        </table:table-row>
        <table:table-row table:style-name="ro1" table:number-rows-repeated="982">
          <table:table-cell table:number-columns-repeated="1024"/>
        </table:table-row>
        <table:table-row table:style-name="ro2" table:number-rows-repeated="1047576">
          <table:table-cell table:number-columns-repeated="1024"/>
        </table:table-row>
        <table:table-row table:style-name="ro3">
          <table:table-cell table:number-columns-repeated="1024"/>
        </table:table-row>
      </table:table>
      <table:table table:name="Bas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 table:number-columns-repeated="1013" table:default-cell-style-name="Default"/>
        <table:table-row table:style-name="ro1">
          <table:table-cell table:style-name="ce8" office:value-type="string" ns42:value-type="string">
            <text:p>Titre</text:p>
          </table:table-cell>
          <table:table-cell table:style-name="ce8" office:value-type="string" ns42:value-type="string">
            <text:p>Description</text:p>
          </table:table-cell>
          <table:table-cell table:style-name="ce16" office:value-type="string" ns42:value-type="string">
            <text:p><text:a xlink:href="http://uneiaparjour.fr/" xlink:type="simple">URL sur uneiaparjour.fr</text:a></text:p>
          </table:table-cell>
          <table:table-cell table:style-name="ce8" office:value-type="string" ns42:value-type="string">
            <text:p>Catégorie 1</text:p>
          </table:table-cell>
          <table:table-cell table:style-name="ce8" office:value-type="string" ns42:value-type="string">
            <text:p>Catégorie 2</text:p>
          </table:table-cell>
          <table:table-cell table:style-name="ce8" office:value-type="string" ns42:value-type="string">
            <text:p>Catégorie 3</text:p>
          </table:table-cell>
          <table:table-cell table:style-name="ce8" office:value-type="string" ns42:value-type="string">
            <text:p>Catégorie 4</text:p>
          </table:table-cell>
          <table:table-cell table:style-name="ce8" office:value-type="string" ns42:value-type="string">
            <text:p>Catégorie 5</text:p>
          </table:table-cell>
          <table:table-cell table:style-name="ce8" office:value-type="string" ns42:value-type="string">
            <text:p>Catégorie 6</text:p>
          </table:table-cell>
          <table:table-cell table:style-name="ce30" office:value-type="string" ns42:value-type="string">
            <text:p>Date de publication</text:p>
          </table:table-cell>
          <table:table-cell table:style-name="ce35"/>
          <table:table-cell table:style-name="ce66" table:number-columns-repeated="19"/>
          <table:table-cell table:number-columns-repeated="994"/>
        </table:table-row>
        <table:table-row>
          <table:table-cell>
            <text:p>Holotab</text:p>
          </table:table-cell>
          <table:table-cell>
            <text:p>Holotab (https://chromewebstore.google.com/detail/holotab/hlaoiikljjgcjdhkakedfngifaopbcop) est une extension Chrome lancée par HCompany (société française déjà vue ici avec Runner H) et qui propose un agent autonome capable de naviguer sur le web à partir d’instructions.</text:p>
          </table:table-cell>
          <table:table-cell>
            <text:p>https://www.uneiaparjour.fr/holotab/</text:p>
          </table:table-cell>
          <table:table-cell>
            <text:p>automatisation</text:p>
          </table:table-cell>
          <table:table-cell>
            <text:p>FR / EU</text:p>
          </table:table-cell>
          <table:table-cell>
            <text:p>usage illimité</text:p>
          </table:table-cell>
          <table:table-cell>
            <text:p>voix</text:p>
          </table:table-cell>
          <table:table-cell>
            <text:p/>
          </table:table-cell>
          <table:table-cell>
            <text:p/>
          </table:table-cell>
          <table:table-cell>
            <text:p>16/04/2026</text:p>
          </table:table-cell>
        </table:table-row>
        <table:table-row>
          <table:table-cell>
            <text:p>LearnClash</text:p>
          </table:table-cell>
          <table:table-cell>
            <text:p>LearnClash (https://learnclash.com) propose des quiz à résoudre individuellement ou en dual ou en génère depuis un sujet donné.</text:p>
          </table:table-cell>
          <table:table-cell>
            <text:p>https://www.uneiaparjour.fr/learnclash/</text:p>
          </table:table-cell>
          <table:table-cell>
            <text:p>quiz et flashcards</text:p>
          </table:table-cell>
          <table:table-cell>
            <text:p/>
          </table:table-cell>
          <table:table-cell>
            <text:p/>
          </table:table-cell>
          <table:table-cell>
            <text:p/>
          </table:table-cell>
          <table:table-cell>
            <text:p/>
          </table:table-cell>
          <table:table-cell>
            <text:p/>
          </table:table-cell>
          <table:table-cell>
            <text:p>14/04/2026</text:p>
          </table:table-cell>
        </table:table-row>
        <table:table-row>
          <table:table-cell>
            <text:p>Pascal Editor</text:p>
          </table:table-cell>
          <table:table-cell>
            <text:p>Pascal Editor (application : https://editor.pascal.app/ et documentation : https://github.com/pascalorg/editor) génère, à partir d’instructions dans un chatbot, des plans d’architecture en 2D et 3D avec rendu réaliste possible .</text:p>
          </table:table-cell>
          <table:table-cell>
            <text:p>https://www.uneiaparjour.fr/pascal-editor/</text:p>
          </table:table-cell>
          <table:table-cell>
            <text:p>images 3D</text:p>
          </table:table-cell>
          <table:table-cell>
            <text:p>open source</text:p>
          </table:table-cell>
          <table:table-cell>
            <text:p>usage illimité</text:p>
          </table:table-cell>
          <table:table-cell>
            <text:p/>
          </table:table-cell>
          <table:table-cell>
            <text:p/>
          </table:table-cell>
          <table:table-cell>
            <text:p/>
          </table:table-cell>
          <table:table-cell>
            <text:p>15/04/2026</text:p>
          </table:table-cell>
        </table:table-row>
        <table:table-row>
          <table:table-cell office:value-type="string">
            <text:p>Maskerade</text:p>
          </table:table-cell>
          <table:table-cell office:value-type="string">
            <text:p>Maskerade (https://maskerade.ai/) génère des rapport en réponse à une instruction via les actions de plusieurs « persona ».</text:p>
          </table:table-cell>
          <table:table-cell office:value-type="string">
            <text:p>https://www.uneiaparjour.fr/maskerade/</text:p>
          </table:table-cell>
          <table:table-cell office:value-type="string">
            <text:p>automatisation</text:p>
          </table:table-cell>
          <table:table-cell office:value-type="string">
            <text:p>chatbot</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3/04/2026</text:p>
          </table:table-cell>
        </table:table-row>
        <table:table-row>
          <table:table-cell office:value-type="string">
            <text:p>Wiki Timeline</text:p>
          </table:table-cell>
          <table:table-cell office:value-type="string">
            <text:p>Wiki Timeline (https://wiki-timeline.com) génère des frises chronologique à partir d’un ou des articles Wikipedia (ajout via recherche ou url).</text:p>
          </table:table-cell>
          <table:table-cell office:value-type="string">
            <text:p>https://www.uneiaparjour.fr/wiki-timeline/</text:p>
          </table:table-cell>
          <table:table-cell office:value-type="string">
            <text:p>présentation</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12/04/2026</text:p>
          </table:table-cell>
        </table:table-row>
        <table:table-row table:style-name="ro4">
          <table:table-cell office:value-type="string" ns42:value-type="string">
            <text:p>Muse Spark</text:p>
          </table:table-cell>
          <table:table-cell office:value-type="string" ns42:value-type="string">
            <text:p>Muse Spark (description : https://ai.meta.com/blog/introducing-muse-spark-msl/) est le modèle propriétaire de Meta disponible dans les applications et dans meta.ai.</text:p>
          </table:table-cell>
          <table:table-cell office:value-type="string" ns42:value-type="string">
            <text:p>https://www.uneiaparjour.fr/muse-spark/</text:p>
          </table:table-cell>
          <table:table-cell office:value-type="string" ns42:value-type="string">
            <text:p>chatbot</text:p>
          </table:table-cell>
          <table:table-cell office:value-type="string" ns42:value-type="string">
            <text:p>images</text:p>
          </table:table-cell>
          <table:table-cell office:value-type="string" ns42:value-type="string">
            <text:p>LLM</text:p>
          </table:table-cell>
          <table:table-cell office:value-type="string" ns42:value-type="string">
            <text:p>texte</text:p>
          </table:table-cell>
          <table:table-cell office:value-type="string" ns42:value-type="string">
            <text:p>usage illimité</text:p>
          </table:table-cell>
          <table:table-cell office:value-type="string" ns42:value-type="string">
            <text:p>vidéo</text:p>
          </table:table-cell>
          <table:table-cell office:value-type="string" ns42:value-type="string">
            <text:p>11/04/2026</text:p>
          </table:table-cell>
          <table:table-cell table:number-columns-repeated="1014"/>
        </table:table-row>
        <table:table-row table:style-name="ro5">
          <table:table-cell table:style-name="ce71" office:value-type="string" ns42:value-type="string">
            <text:p>World Monitor</text:p>
          </table:table-cell>
          <table:table-cell table:style-name="ce71" office:value-type="string" ns42:value-type="string">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able:style-name="ce71" office:value-type="string" ns42:value-type="string">
            <text:p>https://www.uneiaparjour.fr/world-monitor/</text:p>
          </table:table-cell>
          <table:table-cell table:style-name="ce84" office:value-type="string" ns42:value-type="string">
            <text:p>actualités et fact-checking</text:p>
          </table:table-cell>
          <table:table-cell table:style-name="ce84" office:value-type="string" ns42:value-type="string">
            <text:p>open source</text:p>
          </table:table-cell>
          <table:table-cell table:style-name="ce84" office:value-type="string" ns42:value-type="string">
            <text:p>sans comp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10/04/2026</text:p>
          </table:table-cell>
          <table:table-cell table:number-columns-repeated="1014"/>
        </table:table-row>
        <table:table-row table:style-name="ro5">
          <table:table-cell table:style-name="ce72" office:value-type="string" ns42:value-type="string">
            <text:p>Blueprint</text:p>
          </table:table-cell>
          <table:table-cell table:style-name="ce72" office:value-type="string" ns42:value-type="string">
            <text:p>Blueprint (https://www.blueprint.am/) génère des prototypes détaillés à partir d’une instruction et d’un chatbot.</text:p>
          </table:table-cell>
          <table:table-cell table:style-name="ce72" office:value-type="string" ns42:value-type="string">
            <text:p>https://www.uneiaparjour.fr/blueprint/</text:p>
          </table:table-cell>
          <table:table-cell table:style-name="ce85" office:value-type="string" ns42:value-type="string">
            <text:p>application</text:p>
          </table:table-cell>
          <table:table-cell table:style-name="ce85" office:value-type="string" ns42:value-type="string">
            <text:p>images 3D</text:p>
          </table:table-cell>
          <table:table-cell table:style-name="ce85" office:value-type="string" ns42:value-type="string">
            <text:p>tutoriel</text:p>
          </table:table-cell>
          <table:table-cell table:number-columns-repeated="3" table:style-name="ce85" office:value-type="string" ns42:value-type="string">
            <text:p/>
          </table:table-cell>
          <table:table-cell table:style-name="ce72" office:value-type="string" ns42:value-type="string">
            <text:p>09/04/2026</text:p>
          </table:table-cell>
          <table:table-cell table:number-columns-repeated="1014"/>
        </table:table-row>
        <table:table-row table:style-name="ro5">
          <table:table-cell table:style-name="ce71" office:value-type="string" ns42:value-type="string">
            <text:p>Google Vids – Veo 3.1</text:p>
          </table:table-cell>
          <table:table-cell table:style-name="ce71" office:value-type="string" ns42:value-type="string">
            <text:p>Google Vids (https://docs.google.com/videos) intégre Veo 3.1, dernière version du générateur de vidéo de Google, Gemini Music (Lyria 3) pour des bandes son générées automatiquement, Nano Banana Pro pour des images fixes et des voix « Text to speech » pour des voix off dans un outil de montage vidéo.</text:p>
          </table:table-cell>
          <table:table-cell table:style-name="ce71" office:value-type="string" ns42:value-type="string">
            <text:p>https://www.uneiaparjour.fr/google-vids-veo-3-1/</text:p>
          </table:table-cell>
          <table:table-cell table:style-name="ce84" office:value-type="string" ns42:value-type="string">
            <text:p>vidéo</text:p>
          </table:table-cell>
          <table:table-cell table:number-columns-repeated="5" table:style-name="ce84" office:value-type="string" ns42:value-type="string">
            <text:p/>
          </table:table-cell>
          <table:table-cell table:style-name="ce71" office:value-type="string" ns42:value-type="string">
            <text:p>08/04/2026</text:p>
          </table:table-cell>
          <table:table-cell table:number-columns-repeated="1014"/>
        </table:table-row>
        <table:table-row table:style-name="ro5">
          <table:table-cell table:style-name="ce72" office:value-type="string" ns42:value-type="string">
            <text:p>Adam</text:p>
          </table:table-cell>
          <table:table-cell table:style-name="ce72" office:value-type="string" ns42:value-type="string">
            <text:p>Adam (https://adam.new/ et documentation : https://github.com/Adam-CAD/CADAM) est un modèle qui, couplé à un modèle de langage, transforme une requête émise e langage naturel en un objet 3D.</text:p>
          </table:table-cell>
          <table:table-cell table:style-name="ce72" office:value-type="string" ns42:value-type="string">
            <text:p>https://www.uneiaparjour.fr/adam/</text:p>
          </table:table-cell>
          <table:table-cell table:style-name="ce85" office:value-type="string" ns42:value-type="string">
            <text:p>images 3D</text:p>
          </table:table-cell>
          <table:table-cell table:style-name="ce85" office:value-type="string" ns42:value-type="string">
            <text:p>open source</text:p>
          </table:table-cell>
          <table:table-cell table:number-columns-repeated="4" table:style-name="ce85" office:value-type="string" ns42:value-type="string">
            <text:p/>
          </table:table-cell>
          <table:table-cell table:style-name="ce72" office:value-type="string" ns42:value-type="string">
            <text:p>07/04/2026</text:p>
          </table:table-cell>
          <table:table-cell table:number-columns-repeated="1014"/>
        </table:table-row>
        <table:table-row table:style-name="ro5">
          <table:table-cell table:style-name="ce71" office:value-type="string" ns42:value-type="string">
            <text:p>Voice generator</text:p>
          </table:table-cell>
          <table:table-cell table:style-name="ce71" office:value-type="string" ns42:value-type="string">
            <text:p>Voice generator (https://voice-generator.com/) transforme des textes en voix à partir de texte écrit ou collé, pdf ou epub.</text:p>
          </table:table-cell>
          <table:table-cell table:style-name="ce71" office:value-type="string" ns42:value-type="string">
            <text:p>https://www.uneiaparjour.fr/voice-generator/</text:p>
          </table:table-cell>
          <table:table-cell table:style-name="ce84" office:value-type="string" ns42:value-type="string">
            <text:p>sans compt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06/04/2026</text:p>
          </table:table-cell>
          <table:table-cell table:number-columns-repeated="1014"/>
        </table:table-row>
        <table:table-row table:style-name="ro5">
          <table:table-cell table:style-name="ce72" office:value-type="string" ns42:value-type="string">
            <text:p>Gemma 4</text:p>
          </table:table-cell>
          <table:table-cell table:style-name="ce72" office:value-type="string" ns42:value-type="string">
            <text:p>Gemma 4 (description : https://huggingface.co/blog/gemma4) est le dernier modèle open source de Google.Il est disponible sur HuggingFace, dans le Google AI Studio (https://aistudio.google.com/) et dans Google AI Edge Gallery en version mobile.</text:p>
          </table:table-cell>
          <table:table-cell table:style-name="ce72" office:value-type="string" ns42:value-type="string">
            <text:p>https://www.uneiaparjour.fr/gemma-4/</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style-name="ce85" office:value-type="string" ns42:value-type="string">
            <text:p>texte</text:p>
          </table:table-cell>
          <table:table-cell table:style-name="ce85" office:value-type="string" ns42:value-type="string">
            <text:p>usage illimité</text:p>
          </table:table-cell>
          <table:table-cell table:style-name="ce85" office:value-type="string" ns42:value-type="string">
            <text:p/>
          </table:table-cell>
          <table:table-cell table:style-name="ce72" office:value-type="string" ns42:value-type="string">
            <text:p>05/04/2026</text:p>
          </table:table-cell>
          <table:table-cell table:number-columns-repeated="1014"/>
        </table:table-row>
        <table:table-row table:style-name="ro5">
          <table:table-cell table:style-name="ce71" office:value-type="string" ns42:value-type="string">
            <text:p>Zawa</text:p>
          </table:table-cell>
          <table:table-cell table:style-name="ce71" office:value-type="string" ns42:value-type="string">
            <text:p>Zawa (ex X-design – https://zawa.ai/) est un chatbot combiné à un tableau blanc spécialisé dans la génération de contenus visuels, image ou vidéo ou page html.</text:p>
          </table:table-cell>
          <table:table-cell table:style-name="ce71" office:value-type="string" ns42:value-type="string">
            <text:p>https://www.uneiaparjour.fr/zawa/</text:p>
          </table:table-cell>
          <table:table-cell table:style-name="ce84" office:value-type="string" ns42:value-type="string">
            <text:p>images</text:p>
          </table:table-cell>
          <table:table-cell table:style-name="ce84" office:value-type="string" ns42:value-type="string">
            <text:p>présentation</text:p>
          </table:table-cell>
          <table:table-cell table:style-name="ce84" office:value-type="string" ns42:value-type="string">
            <text:p>texte</text:p>
          </table:table-cell>
          <table:table-cell table:style-name="ce84" office:value-type="string" ns42:value-type="string">
            <text:p>vidéo</text:p>
          </table:table-cell>
          <table:table-cell table:number-columns-repeated="2" table:style-name="ce84" office:value-type="string" ns42:value-type="string">
            <text:p/>
          </table:table-cell>
          <table:table-cell table:style-name="ce71" office:value-type="string" ns42:value-type="string">
            <text:p>04/04/2026</text:p>
          </table:table-cell>
          <table:table-cell table:number-columns-repeated="1014"/>
        </table:table-row>
        <table:table-row table:style-name="ro5">
          <table:table-cell table:style-name="ce71" office:value-type="string" ns42:value-type="string">
            <text:p>Scholar Labs</text:p>
          </table:table-cell>
          <table:table-cell table:style-name="ce71" office:value-type="string" ns42:value-type="string">
            <text:p>Scholar Labs (https://scholar.google.fr/) est un moteur de recherche en langage naturel expérimental intégré à Google Scholar, accessible depuis la barre de menus.</text:p>
          </table:table-cell>
          <table:table-cell table:style-name="ce71" office:value-type="string" ns42:value-type="string">
            <text:p>https://www.uneiaparjour.fr/scholar-labs/</text:p>
          </table:table-cell>
          <table:table-cell table:style-name="ce84" office:value-type="string" ns42:value-type="string">
            <text:p>recherche</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03/04/2026</text:p>
          </table:table-cell>
          <table:table-cell table:number-columns-repeated="1014"/>
        </table:table-row>
        <table:table-row table:style-name="ro5">
          <table:table-cell table:style-name="ce72" office:value-type="string" ns42:value-type="string">
            <text:p>Pixpark</text:p>
          </table:table-cell>
          <table:table-cell table:style-name="ce72" office:value-type="string" ns42:value-type="string">
            <text:p>Pixpark (https://pixpark.ai/) génère des images à partir d’une instruction ou d’une image de référence.</text:p>
          </table:table-cell>
          <table:table-cell table:style-name="ce72" office:value-type="string" ns42:value-type="string">
            <text:p>https://www.uneiaparjour.fr/pixpark/</text:p>
          </table:table-cell>
          <table:table-cell table:style-name="ce85" office:value-type="string" ns42:value-type="string">
            <text:p>images</text:p>
          </table:table-cell>
          <table:table-cell table:style-name="ce85" office:value-type="string" ns42:value-type="string">
            <text:p>usage illimité</text:p>
          </table:table-cell>
          <table:table-cell table:number-columns-repeated="4" table:style-name="ce85" office:value-type="string" ns42:value-type="string">
            <text:p/>
          </table:table-cell>
          <table:table-cell table:style-name="ce72" office:value-type="string" ns42:value-type="string">
            <text:p>02/04/2026</text:p>
          </table:table-cell>
          <table:table-cell table:number-columns-repeated="1014"/>
        </table:table-row>
        <table:table-row table:style-name="ro5">
          <table:table-cell table:style-name="ce71" office:value-type="string" ns42:value-type="string">
            <text:p>Seedance 2</text:p>
          </table:table-cell>
          <table:table-cell table:style-name="ce71" office:value-type="string" ns42:value-type="string">
            <text:p>Seedance 2 (disponible dans Capcut et dans Dreamina) est la dernière version du modèle de génération de vidéo de Bytedance.</text:p>
          </table:table-cell>
          <table:table-cell table:style-name="ce71" office:value-type="string" ns42:value-type="string">
            <text:p>https://www.uneiaparjour.fr/seedance-2/</text:p>
          </table:table-cell>
          <table:table-cell table:style-name="ce84" office:value-type="string" ns42:value-type="string">
            <text:p>vidéo</text:p>
          </table:table-cell>
          <table:table-cell table:style-name="ce84" office:value-type="string" ns42:value-type="string">
            <text:p>voix</text:p>
          </table:table-cell>
          <table:table-cell table:number-columns-repeated="4" table:style-name="ce84" office:value-type="string" ns42:value-type="string">
            <text:p/>
          </table:table-cell>
          <table:table-cell table:style-name="ce71" office:value-type="string" ns42:value-type="string">
            <text:p>01/04/2026</text:p>
          </table:table-cell>
          <table:table-cell table:number-columns-repeated="1014"/>
        </table:table-row>
        <table:table-row table:style-name="ro5">
          <table:table-cell table:style-name="ce72" office:value-type="string" ns42:value-type="string">
            <text:p>Molmo web</text:p>
          </table:table-cell>
          <table:table-cell table:style-name="ce72" office:value-type="string" ns42:value-type="string">
            <text:p>Molmo Web (Documentation : https://allenai.org/blog/molmoweb et démonstration : https://molmoweb.allen.ai/) est un agent web qui automatise une recherche internet commandée par une instruction donnée dans un chatbot.</text:p>
          </table:table-cell>
          <table:table-cell table:style-name="ce72" office:value-type="string" ns42:value-type="string">
            <text:p>https://www.uneiaparjour.fr/molmo-web/</text:p>
          </table:table-cell>
          <table:table-cell table:style-name="ce85" office:value-type="string" ns42:value-type="string">
            <text:p>automatisation</text:p>
          </table:table-cell>
          <table:table-cell table:style-name="ce85" office:value-type="string" ns42:value-type="string">
            <text:p>open source</text:p>
          </table:table-cell>
          <table:table-cell table:style-name="ce85" office:value-type="string" ns42:value-type="string">
            <text:p>recherch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31/03/2026</text:p>
          </table:table-cell>
          <table:table-cell table:number-columns-repeated="1014"/>
        </table:table-row>
        <table:table-row table:style-name="ro5">
          <table:table-cell table:style-name="ce71" office:value-type="string" ns42:value-type="string">
            <text:p>Cohere transcribe</text:p>
          </table:table-cell>
          <table:table-cell table:style-name="ce71" office:value-type="string" ns42:value-type="string">
            <text:p>Cohere transcribe (documentation : https://huggingface.co/CohereLabs/cohere-transcribe-03-2026 et démonstration : https://huggingface.co/spaces/CohereLabs/cohere-transcribe-03-2026) retranscrit des audios enregistrés ou importés.</text:p>
          </table:table-cell>
          <table:table-cell table:style-name="ce71" office:value-type="string" ns42:value-type="string">
            <text:p>https://www.uneiaparjour.fr/cohere-transcribe/</text:p>
          </table:table-cell>
          <table:table-cell table:style-name="ce84" office:value-type="string" ns42:value-type="string">
            <text:p>open sourc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30/03/2026</text:p>
          </table:table-cell>
          <table:table-cell table:number-columns-repeated="1014"/>
        </table:table-row>
        <table:table-row table:style-name="ro5">
          <table:table-cell table:style-name="ce72" office:value-type="string" ns42:value-type="string">
            <text:p>BookletAI</text:p>
          </table:table-cell>
          <table:table-cell table:style-name="ce72" office:value-type="string" ns42:value-type="string">
            <text:p>BookletAI (https://bookletai.org) génère des « livrets » sous forme de pages html qui se tournent ou de pdf qui peuvent être partagés et présentés en ligne à partir d’un sujet et d’un temps de lecture.</text:p>
          </table:table-cell>
          <table:table-cell table:style-name="ce72" office:value-type="string" ns42:value-type="string">
            <text:p>https://www.uneiaparjour.fr/bookletai/</text:p>
          </table:table-cell>
          <table:table-cell table:style-name="ce85" office:value-type="string" ns42:value-type="string">
            <text:p>images</text:p>
          </table:table-cell>
          <table:table-cell table:style-name="ce85" office:value-type="string" ns42:value-type="string">
            <text:p>infographie</text:p>
          </table:table-cell>
          <table:table-cell table:style-name="ce85" office:value-type="string" ns42:value-type="string">
            <text:p>présentation</text:p>
          </table:table-cell>
          <table:table-cell table:style-name="ce85" office:value-type="string" ns42:value-type="string">
            <text:p>texte</text:p>
          </table:table-cell>
          <table:table-cell table:number-columns-repeated="2" table:style-name="ce85" office:value-type="string" ns42:value-type="string">
            <text:p/>
          </table:table-cell>
          <table:table-cell table:style-name="ce72" office:value-type="string" ns42:value-type="string">
            <text:p>29/03/2026</text:p>
          </table:table-cell>
          <table:table-cell table:number-columns-repeated="1014"/>
        </table:table-row>
        <table:table-row table:style-name="ro5">
          <table:table-cell table:style-name="ce71" office:value-type="string" ns42:value-type="string">
            <text:p>Omma</text:p>
          </table:table-cell>
          <table:table-cell table:style-name="ce71" office:value-type="string" ns42:value-type="string">
            <text:p>Omma (https://omma.build/) génère des applications et des pages web à partir d’instructions avec une spécialisation sur les modèles 3D.Grand respect et compréhension des instructions, générations déjà très abouties en une seule itération.</text:p>
          </table:table-cell>
          <table:table-cell table:style-name="ce71" office:value-type="string" ns42:value-type="string">
            <text:p>https://www.uneiaparjour.fr/omma/</text:p>
          </table:table-cell>
          <table:table-cell table:style-name="ce84" office:value-type="string" ns42:value-type="string">
            <text:p>application</text:p>
          </table:table-cell>
          <table:table-cell table:style-name="ce84" office:value-type="string" ns42:value-type="string">
            <text:p>site web</text:p>
          </table:table-cell>
          <table:table-cell table:number-columns-repeated="4" table:style-name="ce84" office:value-type="string" ns42:value-type="string">
            <text:p/>
          </table:table-cell>
          <table:table-cell table:style-name="ce71" office:value-type="string" ns42:value-type="string">
            <text:p>28/03/2026</text:p>
          </table:table-cell>
          <table:table-cell table:number-columns-repeated="1014"/>
        </table:table-row>
        <table:table-row table:style-name="ro5">
          <table:table-cell table:style-name="ce71" office:value-type="string" ns42:value-type="string">
            <text:p>Thaura</text:p>
          </table:table-cell>
          <table:table-cell table:style-name="ce71" office:value-type="string" ns42:value-type="string">
            <text:p>Thaura (https://thaura.ai/), « révolution » en arabe, est un chatbot éthique, frugal, engagé… et très complet.</text:p>
          </table:table-cell>
          <table:table-cell table:style-name="ce71" office:value-type="string" ns42:value-type="string">
            <text:p>https://www.uneiaparjour.fr/thaura/</text:p>
          </table:table-cell>
          <table:table-cell table:style-name="ce84" office:value-type="string" ns42:value-type="string">
            <text:p>application</text:p>
          </table:table-cell>
          <table:table-cell table:style-name="ce84" office:value-type="string" ns42:value-type="string">
            <text:p>chatbot</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3/2026</text:p>
          </table:table-cell>
          <table:table-cell table:number-columns-repeated="1014"/>
        </table:table-row>
        <table:table-row table:style-name="ro5">
          <table:table-cell table:style-name="ce72" office:value-type="string" ns42:value-type="string">
            <text:p>Public ai</text:p>
          </table:table-cell>
          <table:table-cell table:style-name="ce72" office:value-type="string" ns42:value-type="string">
            <text:p>Public Ai (Chatbot : https://chat.publicai.co, site du projet : https://publicai.co/ et documentation : https://github.com/forpublicai) est un chatbot open source basé sur le modèle de langage Apertus et SEA-LION V4.</text:p>
          </table:table-cell>
          <table:table-cell table:style-name="ce72" office:value-type="string" ns42:value-type="string">
            <text:p>https://www.uneiaparjour.fr/public-ai/</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number-columns-repeated="3" table:style-name="ce85" office:value-type="string" ns42:value-type="string">
            <text:p/>
          </table:table-cell>
          <table:table-cell table:style-name="ce72" office:value-type="string" ns42:value-type="string">
            <text:p>26/03/2026</text:p>
          </table:table-cell>
          <table:table-cell table:number-columns-repeated="1014"/>
        </table:table-row>
        <table:table-row table:style-name="ro5">
          <table:table-cell table:style-name="ce71" office:value-type="string" ns42:value-type="string">
            <text:p>Video notes</text:p>
          </table:table-cell>
          <table:table-cell table:style-name="ce71" office:value-type="string" ns42:value-type="string">
            <text:p>Video notes (https://www.video-notes.co/) propose l’analyse de vidéos youtube avec transcription, résumé détaillé, analyse, chatbot et notes.</text:p>
          </table:table-cell>
          <table:table-cell table:style-name="ce71" office:value-type="string" ns42:value-type="string">
            <text:p>https://www.uneiaparjour.fr/video-notes/</text:p>
          </table:table-cell>
          <table:table-cell table:style-name="ce84" office:value-type="string" ns42:value-type="string">
            <text:p>chatbot</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5/03/2026</text:p>
          </table:table-cell>
          <table:table-cell table:number-columns-repeated="1014"/>
        </table:table-row>
        <table:table-row table:style-name="ro5">
          <table:table-cell table:style-name="ce72" office:value-type="string" ns42:value-type="string">
            <text:p>Tosea</text:p>
          </table:table-cell>
          <table:table-cell table:style-name="ce72" office:value-type="string" ns42:value-type="string">
            <text:p>Tosea (https://tosea.ai/) génère des présnetations à partir d’un document pdf (orientation vers articles scientifiques et documents académiques) et d’un chatbot intégré.</text:p>
          </table:table-cell>
          <table:table-cell table:style-name="ce72" office:value-type="string" ns42:value-type="string">
            <text:p>https://www.uneiaparjour.fr/tosea/</text:p>
          </table:table-cell>
          <table:table-cell table:style-name="ce85" office:value-type="string" ns42:value-type="string">
            <text:p>présentation</text:p>
          </table:table-cell>
          <table:table-cell table:number-columns-repeated="5" table:style-name="ce85" office:value-type="string" ns42:value-type="string">
            <text:p/>
          </table:table-cell>
          <table:table-cell table:style-name="ce72" office:value-type="string" ns42:value-type="string">
            <text:p>24/03/2026</text:p>
          </table:table-cell>
          <table:table-cell table:number-columns-repeated="1014"/>
        </table:table-row>
        <table:table-row table:style-name="ro5">
          <table:table-cell table:style-name="ce71" office:value-type="string" ns42:value-type="string">
            <text:p>Thinkingline</text:p>
          </table:table-cell>
          <table:table-cell table:style-name="ce71" office:value-type="string" ns42:value-type="string">
            <text:p>Thinkingline (https://www.thinkingline.com/) génère des vidéos éducatives et des images vectorielles à partir d’une instruction en mode skethnote animé avec présentation orale.</text:p>
          </table:table-cell>
          <table:table-cell table:style-name="ce71" office:value-type="string" ns42:value-type="string">
            <text:p>https://www.uneiaparjour.fr/thinkingline/</text:p>
          </table:table-cell>
          <table:table-cell table:style-name="ce84" office:value-type="string" ns42:value-type="string">
            <text:p>éducation</text:p>
          </table:table-cell>
          <table:table-cell table:style-name="ce84" office:value-type="string" ns42:value-type="string">
            <text:p>images</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23/03/2026</text:p>
          </table:table-cell>
          <table:table-cell table:number-columns-repeated="1014"/>
        </table:table-row>
        <table:table-row table:style-name="ro5">
          <table:table-cell table:style-name="ce72" office:value-type="string" ns42:value-type="string">
            <text:p>Comabot</text:p>
          </table:table-cell>
          <table:table-cell table:style-name="ce72" office:value-type="string" ns42:value-type="string">
            <text:p>Comabot (https://commabot.com/) analyse des fichiers csv à partir d’instructions.</text:p>
          </table:table-cell>
          <table:table-cell table:style-name="ce72" office:value-type="string" ns42:value-type="string">
            <text:p>https://www.uneiaparjour.fr/comabot/</text:p>
          </table:table-cell>
          <table:table-cell table:style-name="ce85" office:value-type="string" ns42:value-type="string">
            <text:p>données</text:p>
          </table:table-cell>
          <table:table-cell table:number-columns-repeated="5" table:style-name="ce85" office:value-type="string" ns42:value-type="string">
            <text:p/>
          </table:table-cell>
          <table:table-cell table:style-name="ce72" office:value-type="string" ns42:value-type="string">
            <text:p>22/03/2026</text:p>
          </table:table-cell>
          <table:table-cell table:number-columns-repeated="1014"/>
        </table:table-row>
        <table:table-row table:style-name="ro5">
          <table:table-cell table:style-name="ce71" office:value-type="string" ns42:value-type="string">
            <text:p>Make it</text:p>
          </table:table-cell>
          <table:table-cell table:style-name="ce71" office:value-type="string" ns42:value-type="string">
            <text:p>Make it (https://make-it.ai) transforme des idées d’objets techniques à fabriquer soi-même en projet documenté, de la liste des matériels au tutoriel pas à pas.Les objets peuvent se baser sur Arduino, Raspberry, ESP et être alimentés sur batterie, solaire ou secteur.</text:p>
          </table:table-cell>
          <table:table-cell table:style-name="ce71" office:value-type="string" ns42:value-type="string">
            <text:p>https://www.uneiaparjour.fr/make-it/</text:p>
          </table:table-cell>
          <table:table-cell table:style-name="ce84" office:value-type="string" ns42:value-type="string">
            <text:p>application</text:p>
          </table:table-cell>
          <table:table-cell table:style-name="ce84" office:value-type="string" ns42:value-type="string">
            <text:p>tutoriel</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21/03/2026</text:p>
          </table:table-cell>
          <table:table-cell table:number-columns-repeated="1014"/>
        </table:table-row>
        <table:table-row table:style-name="ro5">
          <table:table-cell table:style-name="ce71" office:value-type="string" ns42:value-type="string">
            <text:p>Wacka</text:p>
          </table:table-cell>
          <table:table-cell table:style-name="ce71" office:value-type="string" ns42:value-type="string">
            <text:p>Wacka (https://whacka.app) génère des applications au format mobile disponibles en ligne à partir d’une instruction et d’un chatbot.</text:p>
          </table:table-cell>
          <table:table-cell table:style-name="ce71" office:value-type="string" ns42:value-type="string">
            <text:p>https://www.uneiaparjour.fr/wacka/</text:p>
          </table:table-cell>
          <table:table-cell table:style-name="ce84" office:value-type="string" ns42:value-type="string">
            <text:p>application</text:p>
          </table:table-cell>
          <table:table-cell table:style-name="ce84" office:value-type="string" ns42:value-type="string">
            <text:p>sans compte</text:p>
          </table:table-cell>
          <table:table-cell table:number-columns-repeated="4" table:style-name="ce84" office:value-type="string" ns42:value-type="string">
            <text:p/>
          </table:table-cell>
          <table:table-cell table:style-name="ce71" office:value-type="string" ns42:value-type="string">
            <text:p>20/03/2026</text:p>
          </table:table-cell>
          <table:table-cell table:number-columns-repeated="1014"/>
        </table:table-row>
        <table:table-row table:style-name="ro5">
          <table:table-cell table:style-name="ce72" office:value-type="string" ns42:value-type="string">
            <text:p>Cartesia</text:p>
          </table:table-cell>
          <table:table-cell table:style-name="ce72" office:value-type="string" ns42:value-type="string">
            <text:p>Cartesia (https://cartesia.ai/sonic) est une application modèle « Texte vers voix « déployés avec deux versionq : un version génération de texte et une version chatbot audio interrogeable.</text:p>
          </table:table-cell>
          <table:table-cell table:style-name="ce72" office:value-type="string" ns42:value-type="string">
            <text:p>https://www.uneiaparjour.fr/cartesia/</text:p>
          </table:table-cell>
          <table:table-cell table:style-name="ce85" office:value-type="string" ns42:value-type="string">
            <text:p>voix</text:p>
          </table:table-cell>
          <table:table-cell table:number-columns-repeated="5" table:style-name="ce85" office:value-type="string" ns42:value-type="string">
            <text:p/>
          </table:table-cell>
          <table:table-cell table:style-name="ce72" office:value-type="string" ns42:value-type="string">
            <text:p>19/03/2026</text:p>
          </table:table-cell>
          <table:table-cell table:number-columns-repeated="1014"/>
        </table:table-row>
        <table:table-row table:style-name="ro5">
          <table:table-cell table:style-name="ce71" office:value-type="string" ns42:value-type="string">
            <text:p>Clico</text:p>
          </table:table-cell>
          <table:table-cell table:style-name="ce71" office:value-type="string" ns42:value-type="string">
            <text:p>Clico (https://tryclico.com/) est une extension pour navigateur (Chrome, Edge, Brave, Arc, et tous navigateurs basés sur Chromium) qui intègre les fonctionnalités d’un chatbot directement dans les pages visitées :</text:p>
          </table:table-cell>
          <table:table-cell table:style-name="ce71" office:value-type="string" ns42:value-type="string">
            <text:p>https://www.uneiaparjour.fr/clico/</text:p>
          </table:table-cell>
          <table:table-cell table:style-name="ce84" office:value-type="string" ns42:value-type="string">
            <text:p>chatbot</text:p>
          </table:table-cell>
          <table:table-cell table:style-name="ce84" office:value-type="string" ns42:value-type="string">
            <text:p>texte</text:p>
          </table:table-cell>
          <table:table-cell table:number-columns-repeated="4" table:style-name="ce84" office:value-type="string" ns42:value-type="string">
            <text:p/>
          </table:table-cell>
          <table:table-cell table:style-name="ce71" office:value-type="string" ns42:value-type="string">
            <text:p>18/03/2026</text:p>
          </table:table-cell>
          <table:table-cell table:number-columns-repeated="1014"/>
        </table:table-row>
        <table:table-row table:style-name="ro5">
          <table:table-cell table:style-name="ce72" office:value-type="string" ns42:value-type="string">
            <text:p>Creatus Music</text:p>
          </table:table-cell>
          <table:table-cell table:style-name="ce72" office:value-type="string" ns42:value-type="string">
            <text:p>Crztus Music (https://music.creatus.ai) génère des morceaux de musique à partir d’un genre accompagnés d’une instruction ou des paroles importées.</text:p>
          </table:table-cell>
          <table:table-cell table:style-name="ce72" office:value-type="string" ns42:value-type="string">
            <text:p>https://www.uneiaparjour.fr/creatus-music/</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17/03/2026</text:p>
          </table:table-cell>
          <table:table-cell table:number-columns-repeated="1014"/>
        </table:table-row>
        <table:table-row table:style-name="ro5">
          <table:table-cell table:style-name="ce71" office:value-type="string" ns42:value-type="string">
            <text:p>Knowlify</text:p>
          </table:table-cell>
          <table:table-cell table:style-name="ce71" office:value-type="string" ns42:value-type="string">
            <text:p>Knowlify (https://www.knowlify.com – choisir « Plateform ») géère des vidéos explicatives à partir d’une instruction et d’une voix choisie.</text:p>
          </table:table-cell>
          <table:table-cell table:style-name="ce71" office:value-type="string" ns42:value-type="string">
            <text:p>https://www.uneiaparjour.fr/knowlify/</text:p>
          </table:table-cell>
          <table:table-cell table:style-name="ce84" office:value-type="string" ns42:value-type="string">
            <text:p>éducation</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6/03/2026</text:p>
          </table:table-cell>
          <table:table-cell table:number-columns-repeated="1014"/>
        </table:table-row>
        <table:table-row table:style-name="ro5">
          <table:table-cell table:style-name="ce72" office:value-type="string" ns42:value-type="string">
            <text:p>Gistilo</text:p>
          </table:table-cell>
          <table:table-cell table:style-name="ce72" office:value-type="string" ns42:value-type="string">
            <text:p>Gistilo (https://gistilo.com) résume des vidéos Youtube.</text:p>
          </table:table-cell>
          <table:table-cell table:style-name="ce72" office:value-type="string" ns42:value-type="string">
            <text:p>https://www.uneiaparjour.fr/gistilo/</text:p>
          </table:table-cell>
          <table:table-cell table:style-name="ce85" office:value-type="string" ns42:value-type="string">
            <text:p>youtube</text:p>
          </table:table-cell>
          <table:table-cell table:number-columns-repeated="5" table:style-name="ce85" office:value-type="string" ns42:value-type="string">
            <text:p/>
          </table:table-cell>
          <table:table-cell table:style-name="ce72" office:value-type="string" ns42:value-type="string">
            <text:p>15/03/2026</text:p>
          </table:table-cell>
          <table:table-cell table:number-columns-repeated="1014"/>
        </table:table-row>
        <table:table-row table:style-name="ro5">
          <table:table-cell table:style-name="ce71" office:value-type="string" ns42:value-type="string">
            <text:p>Creen</text:p>
          </table:table-cell>
          <table:table-cell table:style-name="ce71" office:value-type="string" ns42:value-type="string">
            <text:p>Creen (https://www.creen.ai) génère images et vidéos à partir d’une instruction ou d’images. Trois modèles pour la générationd ‘images (Creen / seedream / Z-image) et 4 pour la génération de vidéos (Creen / seedance / Hailuo / Wan).</text:p>
          </table:table-cell>
          <table:table-cell table:style-name="ce71" office:value-type="string" ns42:value-type="string">
            <text:p>https://www.uneiaparjour.fr/creen/</text:p>
          </table:table-cell>
          <table:table-cell table:style-name="ce84" office:value-type="string" ns42:value-type="string">
            <text:p>images</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4/03/2026</text:p>
          </table:table-cell>
          <table:table-cell table:number-columns-repeated="1014"/>
        </table:table-row>
        <table:table-row table:style-name="ro5">
          <table:table-cell table:style-name="ce71" office:value-type="string" ns42:value-type="string">
            <text:p>Medo</text:p>
          </table:table-cell>
          <table:table-cell table:style-name="ce71" office:value-type="string" ns42:value-type="string">
            <text:p>Medo (https://medo.dev) génère des applications à partir d’une instructionDeux modes de génération, « fast » et « Deep Build », des extensions et des designs sont proposés.</text:p>
          </table:table-cell>
          <table:table-cell table:style-name="ce71" office:value-type="string" ns42:value-type="string">
            <text:p>https://www.uneiaparjour.fr/medo/</text:p>
          </table:table-cell>
          <table:table-cell table:style-name="ce84" office:value-type="string" ns42:value-type="string">
            <text:p>application</text:p>
          </table:table-cell>
          <table:table-cell table:number-columns-repeated="5" table:style-name="ce84" office:value-type="string" ns42:value-type="string">
            <text:p/>
          </table:table-cell>
          <table:table-cell table:style-name="ce71" office:value-type="string" ns42:value-type="string">
            <text:p>13/03/2026</text:p>
          </table:table-cell>
          <table:table-cell table:number-columns-repeated="1014"/>
        </table:table-row>
        <table:table-row table:style-name="ro5">
          <table:table-cell table:style-name="ce72" office:value-type="string" ns42:value-type="string">
            <text:p>Intangible</text:p>
          </table:table-cell>
          <table:table-cell table:style-name="ce72" office:value-type="string" ns42:value-type="string">
            <text:p>Intangible (https://studio.intangible.ai) génère des scènes 3D à partir d’une image.</text:p>
          </table:table-cell>
          <table:table-cell table:style-name="ce72" office:value-type="string" ns42:value-type="string">
            <text:p>https://www.uneiaparjour.fr/intangible/</text:p>
          </table:table-cell>
          <table:table-cell table:style-name="ce85" office:value-type="string" ns42:value-type="string">
            <text:p>images</text:p>
          </table:table-cell>
          <table:table-cell table:style-name="ce85" office:value-type="string" ns42:value-type="string">
            <text:p>images 3D</text:p>
          </table:table-cell>
          <table:table-cell table:style-name="ce85" office:value-type="string" ns42:value-type="string">
            <text:p>vidéo</text:p>
          </table:table-cell>
          <table:table-cell table:number-columns-repeated="3" table:style-name="ce85" office:value-type="string" ns42:value-type="string">
            <text:p/>
          </table:table-cell>
          <table:table-cell table:style-name="ce72" office:value-type="string" ns42:value-type="string">
            <text:p>12/03/2026</text:p>
          </table:table-cell>
          <table:table-cell table:number-columns-repeated="1014"/>
        </table:table-row>
        <table:table-row table:style-name="ro5">
          <table:table-cell table:style-name="ce71" office:value-type="string" ns42:value-type="string">
            <text:p>Cloudfare Build</text:p>
          </table:table-cell>
          <table:table-cell table:style-name="ce71" office:value-type="string" ns42:value-type="string">
            <text:p>Cloudfare Build (Docuentation : https://github.com/cloudflare/vibesdk et démonstration : https://build.cloudflare.dev/) génère des applications à partir d’instructions et d’agents préconfigurés (et éconfigurables).</text:p>
          </table:table-cell>
          <table:table-cell table:style-name="ce71" office:value-type="string" ns42:value-type="string">
            <text:p>https://www.uneiaparjour.fr/cloudfare-build/</text:p>
          </table:table-cell>
          <table:table-cell table:style-name="ce84" office:value-type="string" ns42:value-type="string">
            <text:p>application</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11/03/2026</text:p>
          </table:table-cell>
          <table:table-cell table:number-columns-repeated="1014"/>
        </table:table-row>
        <table:table-row table:style-name="ro5">
          <table:table-cell table:style-name="ce72" office:value-type="string" ns42:value-type="string">
            <text:p>Trivia Pixel</text:p>
          </table:table-cell>
          <table:table-cell table:style-name="ce72" office:value-type="string" ns42:value-type="string">
            <text:p>Trivia Pixel (https://www.triviapixel.com/) génére des quiz à partir d’un thème donné, à réaliser en solo ou en mode compétition.</text:p>
          </table:table-cell>
          <table:table-cell table:style-name="ce72" office:value-type="string" ns42:value-type="string">
            <text:p>https://www.uneiaparjour.fr/trivia-pixel/</text:p>
          </table:table-cell>
          <table:table-cell table:style-name="ce85" office:value-type="string" ns42:value-type="string">
            <text:p>quiz et flashcard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10/03/2026</text:p>
          </table:table-cell>
          <table:table-cell table:number-columns-repeated="1014"/>
        </table:table-row>
        <table:table-row table:style-name="ro5">
          <table:table-cell table:style-name="ce71" office:value-type="string" ns42:value-type="string">
            <text:p>Pandada</text:p>
          </table:table-cell>
          <table:table-cell table:style-name="ce71" office:value-type="string" ns42:value-type="string">
            <text:p>Pandada (https://pandada.ai/) est un chatbot spécialisé dans l’analyse de données et dans les recherches complexes.</text:p>
          </table:table-cell>
          <table:table-cell table:style-name="ce71" office:value-type="string" ns42:value-type="string">
            <text:p>https://www.uneiaparjour.fr/pandada/</text:p>
          </table:table-cell>
          <table:table-cell table:style-name="ce84" office:value-type="string" ns42:value-type="string">
            <text:p>chatbot</text:p>
          </table:table-cell>
          <table:table-cell table:style-name="ce84" office:value-type="string" ns42:value-type="string">
            <text:p>données</text:p>
          </table:table-cell>
          <table:table-cell table:style-name="ce84" office:value-type="string" ns42:value-type="string">
            <text:p>recherche</text:p>
          </table:table-cell>
          <table:table-cell table:number-columns-repeated="3" table:style-name="ce84" office:value-type="string" ns42:value-type="string">
            <text:p/>
          </table:table-cell>
          <table:table-cell table:style-name="ce71" office:value-type="string" ns42:value-type="string">
            <text:p>09/03/2026</text:p>
          </table:table-cell>
          <table:table-cell table:number-columns-repeated="1014"/>
        </table:table-row>
        <table:table-row table:style-name="ro5">
          <table:table-cell table:style-name="ce72" office:value-type="string" ns42:value-type="string">
            <text:p>Ai pdf reader</text:p>
          </table:table-cell>
          <table:table-cell table:style-name="ce72" office:value-type="string" ns42:value-type="string">
            <text:p>Ai pdf reader (https://aipdfreader.net/fr) résume des documents pdf et permet de les interroger via un chatbot.</text:p>
          </table:table-cell>
          <table:table-cell table:style-name="ce72" office:value-type="string" ns42:value-type="string">
            <text:p>https://www.uneiaparjour.fr/ai-pdf-reade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8/03/2026</text:p>
          </table:table-cell>
          <table:table-cell table:number-columns-repeated="1014"/>
        </table:table-row>
        <table:table-row table:style-name="ro5">
          <table:table-cell table:style-name="ce72" office:value-type="string" ns42:value-type="string">
            <text:p>Flames</text:p>
          </table:table-cell>
          <table:table-cell table:style-name="ce72" office:value-type="string" ns42:value-type="string">
            <text:p>Flames (https://flames.blue/) génère des applications à partir d’une instruction.</text:p>
          </table:table-cell>
          <table:table-cell table:style-name="ce72" office:value-type="string" ns42:value-type="string">
            <text:p>https://www.uneiaparjour.fr/flames/</text:p>
          </table:table-cell>
          <table:table-cell table:style-name="ce85" office:value-type="string" ns42:value-type="string">
            <text:p>application</text:p>
          </table:table-cell>
          <table:table-cell table:number-columns-repeated="5" table:style-name="ce85" office:value-type="string" ns42:value-type="string">
            <text:p/>
          </table:table-cell>
          <table:table-cell table:style-name="ce72" office:value-type="string" ns42:value-type="string">
            <text:p>07/03/2026</text:p>
          </table:table-cell>
          <table:table-cell table:number-columns-repeated="1014"/>
        </table:table-row>
        <table:table-row table:style-name="ro5">
          <table:table-cell table:style-name="ce71" office:value-type="string" ns42:value-type="string">
            <text:p>Formhug</text:p>
          </table:table-cell>
          <table:table-cell table:style-name="ce71" office:value-type="string" ns42:value-type="string">
            <text:p>Formhug (https://formhug.ai/) propose la création de formulaire, de quiz sans ou avec l’aide de l’IA générative.</text:p>
          </table:table-cell>
          <table:table-cell table:style-name="ce71" office:value-type="string" ns42:value-type="string">
            <text:p>https://www.uneiaparjour.fr/formhug/</text:p>
          </table:table-cell>
          <table:table-cell table:style-name="ce84" office:value-type="string" ns42:value-type="string">
            <text:p>quiz et flashcards</text:p>
          </table:table-cell>
          <table:table-cell table:number-columns-repeated="5" table:style-name="ce84" office:value-type="string" ns42:value-type="string">
            <text:p/>
          </table:table-cell>
          <table:table-cell table:style-name="ce71" office:value-type="string" ns42:value-type="string">
            <text:p>06/03/2026</text:p>
          </table:table-cell>
          <table:table-cell table:number-columns-repeated="1014"/>
        </table:table-row>
        <table:table-row table:style-name="ro5">
          <table:table-cell table:style-name="ce72" office:value-type="string" ns42:value-type="string">
            <text:p>Axell</text:p>
          </table:table-cell>
          <table:table-cell table:style-name="ce72" office:value-type="string" ns42:value-type="string">
            <text:p>Axell (https://www.axellai.com/) regroupe plusieurs modèles de langage et de génération d’images / vidéo dans une interface type tableau infini.Chaque génération depuis un chatbot intégré au tableau ou objet présent peut être relié à un ou plusieurs autres comme base d’une nouvelle génération.</text:p>
          </table:table-cell>
          <table:table-cell table:style-name="ce72" office:value-type="string" ns42:value-type="string">
            <text:p>https://www.uneiaparjour.fr/axell/</text:p>
          </table:table-cell>
          <table:table-cell table:style-name="ce85" office:value-type="string" ns42:value-type="string">
            <text:p>chatbot</text:p>
          </table:table-cell>
          <table:table-cell table:style-name="ce85" office:value-type="string" ns42:value-type="string">
            <text:p>images</text:p>
          </table:table-cell>
          <table:table-cell table:style-name="ce85" office:value-type="string" ns42:value-type="string">
            <text:p>texte</text:p>
          </table:table-cell>
          <table:table-cell table:style-name="ce85" office:value-type="string" ns42:value-type="string">
            <text:p>vidéo</text:p>
          </table:table-cell>
          <table:table-cell table:number-columns-repeated="2" table:style-name="ce85" office:value-type="string" ns42:value-type="string">
            <text:p/>
          </table:table-cell>
          <table:table-cell table:style-name="ce72" office:value-type="string" ns42:value-type="string">
            <text:p>05/03/2026</text:p>
          </table:table-cell>
          <table:table-cell table:number-columns-repeated="1014"/>
        </table:table-row>
        <table:table-row table:style-name="ro5">
          <table:table-cell table:style-name="ce71" office:value-type="string" ns42:value-type="string">
            <text:p>Komos</text:p>
          </table:table-cell>
          <table:table-cell table:style-name="ce71" office:value-type="string" ns42:value-type="string">
            <text:p>Komos (https://www.komos.ai/) est un ensemble d’agents qui permettent d’automatiser des tâches sur le web.</text:p>
          </table:table-cell>
          <table:table-cell table:style-name="ce71" office:value-type="string" ns42:value-type="string">
            <text:p>https://www.uneiaparjour.fr/komos/</text:p>
          </table:table-cell>
          <table:table-cell table:style-name="ce84" office:value-type="string" ns42:value-type="string">
            <text:p>automatisation</text:p>
          </table:table-cell>
          <table:table-cell table:number-columns-repeated="5" table:style-name="ce84" office:value-type="string" ns42:value-type="string">
            <text:p/>
          </table:table-cell>
          <table:table-cell table:style-name="ce71" office:value-type="string" ns42:value-type="string">
            <text:p>04/03/2026</text:p>
          </table:table-cell>
          <table:table-cell table:number-columns-repeated="1014"/>
        </table:table-row>
        <table:table-row table:style-name="ro5">
          <table:table-cell table:style-name="ce72" office:value-type="string" ns42:value-type="string">
            <text:p>Arcanon</text:p>
          </table:table-cell>
          <table:table-cell table:style-name="ce72" office:value-type="string" ns42:value-type="string">
            <text:p>Arcanon (https://arcanon-ai.vercel.app/) convoque les pensées de Descartes, Artistote, Machiaviel et Han Fei autour d’un sujet proposé.</text:p>
          </table:table-cell>
          <table:table-cell table:style-name="ce72" office:value-type="string" ns42:value-type="string">
            <text:p>https://www.uneiaparjour.fr/arcanon/</text:p>
          </table:table-cell>
          <table:table-cell table:style-name="ce85" office:value-type="string" ns42:value-type="string">
            <text:p>chatbot</text:p>
          </table:table-cell>
          <table:table-cell table:style-name="ce85" office:value-type="string" ns42:value-type="string">
            <text:p>éducation</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03/03/2026</text:p>
          </table:table-cell>
          <table:table-cell table:number-columns-repeated="1014"/>
        </table:table-row>
        <table:table-row table:style-name="ro5">
          <table:table-cell table:style-name="ce71" office:value-type="string" ns42:value-type="string">
            <text:p>Monodesk</text:p>
          </table:table-cell>
          <table:table-cell table:style-name="ce71" office:value-type="string" ns42:value-type="string">
            <text:p>Monodesk (https://www.monodesk.com/) propose trois outils de gestion de projet liés dans une même interface : agenda, tableau Kanban et base de contacts / clients. Ces trois outils peuvent être automatisés via un chatbot.</text:p>
          </table:table-cell>
          <table:table-cell table:style-name="ce71" office:value-type="string" ns42:value-type="string">
            <text:p>https://www.uneiaparjour.fr/monodesk/</text:p>
          </table:table-cell>
          <table:table-cell table:style-name="ce84" office:value-type="string" ns42:value-type="string">
            <text:p>automatisation</text:p>
          </table:table-cell>
          <table:table-cell table:style-name="ce84" office:value-type="string" ns42:value-type="string">
            <text:p>chatbot</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02/03/2026</text:p>
          </table:table-cell>
          <table:table-cell table:number-columns-repeated="1014"/>
        </table:table-row>
        <table:table-row table:style-name="ro5">
          <table:table-cell table:style-name="ce72" office:value-type="string" ns42:value-type="string">
            <text:p>Mercury 2</text:p>
          </table:table-cell>
          <table:table-cell table:style-name="ce72" office:value-type="string" ns42:value-type="string">
            <text:p>Mercury 2 (description https://www.inceptionlabs.ai/blog/introducing-mercury-2 : et démonstration : https://chat.inceptionlabs.ai/) est le premier modèle de génération de texte basé sur la diffusion, comme le sont la génération d’image ou de vidéo.</text:p>
          </table:table-cell>
          <table:table-cell table:style-name="ce72" office:value-type="string" ns42:value-type="string">
            <text:p>https://www.uneiaparjour.fr/mercury-2/</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tex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1/03/2026</text:p>
          </table:table-cell>
          <table:table-cell table:number-columns-repeated="1014"/>
        </table:table-row>
        <table:table-row table:style-name="ro5">
          <table:table-cell table:style-name="ce72" office:value-type="string" ns42:value-type="string">
            <text:p>Variant</text:p>
          </table:table-cell>
          <table:table-cell table:style-name="ce72" office:value-type="string" ns42:value-type="string">
            <text:p>Variant (https://variant.com/) génère des designs de sites ou d’applications à partir d’une instruction.</text:p>
          </table:table-cell>
          <table:table-cell table:style-name="ce72" office:value-type="string" ns42:value-type="string">
            <text:p>https://www.uneiaparjour.fr/variant/</text:p>
          </table:table-cell>
          <table:table-cell table:style-name="ce85" office:value-type="string" ns42:value-type="string">
            <text:p>application</text:p>
          </table:table-cell>
          <table:table-cell table:style-name="ce85" office:value-type="string" ns42:value-type="string">
            <text:p>site web</text:p>
          </table:table-cell>
          <table:table-cell table:number-columns-repeated="4" table:style-name="ce85" office:value-type="string" ns42:value-type="string">
            <text:p/>
          </table:table-cell>
          <table:table-cell table:style-name="ce72" office:value-type="string" ns42:value-type="string">
            <text:p>28/02/2026</text:p>
          </table:table-cell>
          <table:table-cell table:number-columns-repeated="1014"/>
        </table:table-row>
        <table:table-row table:style-name="ro5">
          <table:table-cell table:style-name="ce71" office:value-type="string" ns42:value-type="string">
            <text:p>Anuma</text:p>
          </table:table-cell>
          <table:table-cell table:style-name="ce71" office:value-type="string" ns42:value-type="string">
            <text:p>Anuma (https://www.anuma.ai/) est un chatbot texte et image intégrant plusieurs modèles dans deux modes : privé et public.</text:p>
          </table:table-cell>
          <table:table-cell table:style-name="ce71" office:value-type="string" ns42:value-type="string">
            <text:p>https://www.uneiaparjour.fr/anuma/</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2/2026</text:p>
          </table:table-cell>
          <table:table-cell table:number-columns-repeated="1014"/>
        </table:table-row>
        <table:table-row table:style-name="ro5">
          <table:table-cell table:style-name="ce72" office:value-type="string" ns42:value-type="string">
            <text:p>Flow + Nano Banana 2</text:p>
          </table:table-cell>
          <table:table-cell table:style-name="ce72" office:value-type="string" ns42:value-type="string">
            <text:p>Flow (https://labs.google/fx/fr/tools/flow/) génère des vidéos sonorisées à partir d’une instruction texte qui peut être augmentée d’images.</text:p>
          </table:table-cell>
          <table:table-cell table:style-name="ce72" office:value-type="string" ns42:value-type="string">
            <text:p>https://www.uneiaparjour.fr/flow-nano-banana-2/</text:p>
          </table:table-cell>
          <table:table-cell table:style-name="ce85" office:value-type="string" ns42:value-type="string">
            <text:p>images</text:p>
          </table:table-cell>
          <table:table-cell table:style-name="ce85" office:value-type="string" ns42:value-type="string">
            <text:p>vidéo</text:p>
          </table:table-cell>
          <table:table-cell table:number-columns-repeated="4" table:style-name="ce85" office:value-type="string" ns42:value-type="string">
            <text:p/>
          </table:table-cell>
          <table:table-cell table:style-name="ce72" office:value-type="string" ns42:value-type="string">
            <text:p>26/02/2026</text:p>
          </table:table-cell>
          <table:table-cell table:number-columns-repeated="1014"/>
        </table:table-row>
        <table:table-row table:style-name="ro5">
          <table:table-cell table:style-name="ce71" office:value-type="string" ns42:value-type="string">
            <text:p>Runable</text:p>
          </table:table-cell>
          <table:table-cell table:style-name="ce71" office:value-type="string" ns42:value-type="string">
            <text:p>Runable (https://runable.com) réunit dans une même application plusieurs modèles récents et agents pour générer différents types de contenus texte, image, vidéo et voix.</text:p>
          </table:table-cell>
          <table:table-cell table:style-name="ce71" office:value-type="string" ns42:value-type="string">
            <text:p>https://www.uneiaparjour.fr/runable/</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infographie</text:p>
          </table:table-cell>
          <table:table-cell table:style-name="ce84" office:value-type="string" ns42:value-type="string">
            <text:p>site web</text:p>
          </table:table-cell>
          <table:table-cell table:style-name="ce84" office:value-type="string" ns42:value-type="string">
            <text:p>vidéo</text:p>
          </table:table-cell>
          <table:table-cell table:style-name="ce84" office:value-type="string" ns42:value-type="string">
            <text:p>voix</text:p>
          </table:table-cell>
          <table:table-cell table:style-name="ce71" office:value-type="string" ns42:value-type="string">
            <text:p>25/02/2026</text:p>
          </table:table-cell>
          <table:table-cell table:number-columns-repeated="1014"/>
        </table:table-row>
        <table:table-row table:style-name="ro5">
          <table:table-cell table:style-name="ce72" office:value-type="string" ns42:value-type="string">
            <text:p>Litgrades</text:p>
          </table:table-cell>
          <table:table-cell table:style-name="ce72" office:value-type="string" ns42:value-type="string">
            <text:p>Litgrades (https://litgrades.com/) génère des flashcards, des fiches de travail pour les enseignants et des fiches de révision à partir d’une instruction et des sujets liés.</text:p>
          </table:table-cell>
          <table:table-cell table:style-name="ce72" office:value-type="string" ns42:value-type="string">
            <text:p>https://www.uneiaparjour.fr/litgrade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24/02/2026</text:p>
          </table:table-cell>
          <table:table-cell table:number-columns-repeated="1014"/>
        </table:table-row>
        <table:table-row table:style-name="ro5">
          <table:table-cell table:style-name="ce71" office:value-type="string" ns42:value-type="string">
            <text:p>Findtube</text:p>
          </table:table-cell>
          <table:table-cell table:style-name="ce71" office:value-type="string" ns42:value-type="string">
            <text:p>Findtube (https://findtube.ai/) couple moteur de recherche spécialisé dans les vidéos Youtube et modules d’apprentissages qui s’appuyent sur ces mêmes vidéos.</text:p>
          </table:table-cell>
          <table:table-cell table:style-name="ce71" office:value-type="string" ns42:value-type="string">
            <text:p>https://www.uneiaparjour.fr/findtube/</text:p>
          </table:table-cell>
          <table:table-cell table:style-name="ce84" office:value-type="string" ns42:value-type="string">
            <text:p>éducation</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3/02/2026</text:p>
          </table:table-cell>
          <table:table-cell table:number-columns-repeated="1014"/>
        </table:table-row>
        <table:table-row table:style-name="ro5">
          <table:table-cell table:style-name="ce72" office:value-type="string" ns42:value-type="string">
            <text:p>Gemini Music (Lyria 3)</text:p>
          </table:table-cell>
          <table:table-cell table:style-name="ce72" office:value-type="string" ns42:value-type="string">
            <text:p>Lyria 3 est le modèle de génération de musique intégré à Gemini (description : https://deepmind.google/models/lyria/ et accès direct : https://gemini.google.com/music).</text:p>
          </table:table-cell>
          <table:table-cell table:style-name="ce72" office:value-type="string" ns42:value-type="string">
            <text:p>https://www.uneiaparjour.fr/gemini-music-lyria-3/</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22/02/2026</text:p>
          </table:table-cell>
          <table:table-cell table:number-columns-repeated="1014"/>
        </table:table-row>
        <table:table-row table:style-name="ro5">
          <table:table-cell table:style-name="ce71" office:value-type="string" ns42:value-type="string">
            <text:p>Deep Scholar</text:p>
          </table:table-cell>
          <table:table-cell table:style-name="ce71" office:value-type="string" ns42:value-type="string">
            <text:p>Deep scholar (https://deep-scholar.vercel.app, basé sur Lotus, open source : https://github.com/lotus-data/lotus) est un moteur de recherche sémantique couplé à un modèle de langage et centré sur la recherche d’articles sicntifiques (Arxiv et PubMed notamment). Lotus a été réalisé par une équipe de chercheurs des universités de Stanford et de Berkeley (https://lotus-data.github.io/#team).</text:p>
          </table:table-cell>
          <table:table-cell table:style-name="ce71" office:value-type="string" ns42:value-type="string">
            <text:p>https://www.uneiaparjour.fr/deep-scholar/</text:p>
          </table:table-cell>
          <table:table-cell table:style-name="ce84" office:value-type="string" ns42:value-type="string">
            <text:p>open source</text:p>
          </table:table-cell>
          <table:table-cell table:style-name="ce84" office:value-type="string" ns42:value-type="string">
            <text:p>recherche</text:p>
          </table:table-cell>
          <table:table-cell table:style-name="ce84" office:value-type="string" ns42:value-type="string">
            <text:p>tex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21/02/2026</text:p>
          </table:table-cell>
          <table:table-cell table:number-columns-repeated="1014"/>
        </table:table-row>
        <table:table-row table:style-name="ro5">
          <table:table-cell table:style-name="ce71" office:value-type="string" ns42:value-type="string">
            <text:p>Figy</text:p>
          </table:table-cell>
          <table:table-cell table:style-name="ce71" office:value-type="string" ns42:value-type="string">
            <text:p>Figy (https://figy.ai) génère des flashcards à partir d’un document.Trois types de cartes sont proposés : questions / réponses, texte à trou et choix multiples.</text:p>
          </table:table-cell>
          <table:table-cell table:style-name="ce71" office:value-type="string" ns42:value-type="string">
            <text:p>https://www.uneiaparjour.fr/figy/</text:p>
          </table:table-cell>
          <table:table-cell table:style-name="ce84" office:value-type="string" ns42:value-type="string">
            <text:p>quiz et flashcards</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20/02/2026</text:p>
          </table:table-cell>
          <table:table-cell table:number-columns-repeated="1014"/>
        </table:table-row>
        <table:table-row table:style-name="ro5">
          <table:table-cell table:style-name="ce72" office:value-type="string" ns42:value-type="string">
            <text:p>Teachermatics</text:p>
          </table:table-cell>
          <table:table-cell table:style-name="ce72" office:value-type="string" ns42:value-type="string">
            <text:p>Teachermatics (https://teachermatic.com/) regroupe un ensemble de générateurs dédiés à l’enseignement (plus de 80 : plans de cours, quizz, flashcards, questions, etc.).</text:p>
          </table:table-cell>
          <table:table-cell table:style-name="ce72" office:value-type="string" ns42:value-type="string">
            <text:p>https://www.uneiaparjour.fr/teachermatic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19/02/2026</text:p>
          </table:table-cell>
          <table:table-cell table:number-columns-repeated="1014"/>
        </table:table-row>
        <table:table-row table:style-name="ro5">
          <table:table-cell table:style-name="ce71" office:value-type="string" ns42:value-type="string">
            <text:p>Slides orator</text:p>
          </table:table-cell>
          <table:table-cell table:style-name="ce71" office:value-type="string" ns42:value-type="string">
            <text:p>Slides orator (https://www.slidesorator.com/) génère une vidéo explicative avec un avatar 3D audio à partir d’un pdf.</text:p>
          </table:table-cell>
          <table:table-cell table:style-name="ce71" office:value-type="string" ns42:value-type="string">
            <text:p>https://www.uneiaparjour.fr/slides-orator/</text:p>
          </table:table-cell>
          <table:table-cell table:style-name="ce84" office:value-type="string" ns42:value-type="string">
            <text:p>chatbot</text:p>
          </table:table-cell>
          <table:table-cell table:style-name="ce84" office:value-type="string" ns42:value-type="string">
            <text:p>présentation</text:p>
          </table:table-cell>
          <table:table-cell table:style-name="ce84" office:value-type="string" ns42:value-type="string">
            <text:p>vidéo</text:p>
          </table:table-cell>
          <table:table-cell table:style-name="ce84" office:value-type="string" ns42:value-type="string">
            <text:p>voix</text:p>
          </table:table-cell>
          <table:table-cell table:number-columns-repeated="2" table:style-name="ce84" office:value-type="string" ns42:value-type="string">
            <text:p/>
          </table:table-cell>
          <table:table-cell table:style-name="ce71" office:value-type="string" ns42:value-type="string">
            <text:p>18/02/2026</text:p>
          </table:table-cell>
          <table:table-cell table:number-columns-repeated="1014"/>
        </table:table-row>
        <table:table-row table:style-name="ro5">
          <table:table-cell table:style-name="ce72" office:value-type="string" ns42:value-type="string">
            <text:p>Doodle Duel</text:p>
          </table:table-cell>
          <table:table-cell table:style-name="ce72" office:value-type="string" ns42:value-type="string">
            <text:p>Doodle Duel (https://doodleduel.ai/) est un jeu de dessin où il faut dessiner le mot ou l’expression donnés le plus rapidement possible. L’IA juge si le dessin représente suffisamment ce qui était demandé ou non.</text:p>
          </table:table-cell>
          <table:table-cell table:style-name="ce72" office:value-type="string" ns42:value-type="string">
            <text:p>https://www.uneiaparjour.fr/doodle-duel/</text:p>
          </table:table-cell>
          <table:table-cell table:style-name="ce85" office:value-type="string" ns42:value-type="string">
            <text:p>jeu vidéo</text:p>
          </table:table-cell>
          <table:table-cell table:number-columns-repeated="5" table:style-name="ce85" office:value-type="string" ns42:value-type="string">
            <text:p/>
          </table:table-cell>
          <table:table-cell table:style-name="ce72" office:value-type="string" ns42:value-type="string">
            <text:p>17/02/2026</text:p>
          </table:table-cell>
          <table:table-cell table:number-columns-repeated="1014"/>
        </table:table-row>
        <table:table-row table:style-name="ro5">
          <table:table-cell table:style-name="ce71" office:value-type="string" ns42:value-type="string">
            <text:p>VoooAI</text:p>
          </table:table-cell>
          <table:table-cell table:style-name="ce71" office:value-type="string" ns42:value-type="string">
            <text:p>VoooAI (https://voooai.com/) génère des images, vidéos et morceaux de musique à partir d’un flux de production (« workflow ») : une instruction génère un contenu qui devient source d’une autre instruction etc.</text:p>
          </table:table-cell>
          <table:table-cell table:style-name="ce71" office:value-type="string" ns42:value-type="string">
            <text:p>https://www.uneiaparjour.fr/voooai/</text:p>
          </table:table-cell>
          <table:table-cell table:style-name="ce84" office:value-type="string" ns42:value-type="string">
            <text:p>images</text:p>
          </table:table-cell>
          <table:table-cell table:style-name="ce84" office:value-type="string" ns42:value-type="string">
            <text:p>musique</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16/02/2026</text:p>
          </table:table-cell>
          <table:table-cell table:number-columns-repeated="1014"/>
        </table:table-row>
        <table:table-row table:style-name="ro5">
          <table:table-cell table:style-name="ce72" office:value-type="string" ns42:value-type="string">
            <text:p>Inkr</text:p>
          </table:table-cell>
          <table:table-cell table:style-name="ce72" office:value-type="string" ns42:value-type="string">
            <text:p>Inkr (https://inkr.app/) retranscrit de l’audio issu de fichiers audio ou vidéo, d’une URL ou d’un enregistrement en direct.</text:p>
          </table:table-cell>
          <table:table-cell table:style-name="ce72" office:value-type="string" ns42:value-type="string">
            <text:p>https://www.uneiaparjour.fr/ink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voix</text:p>
          </table:table-cell>
          <table:table-cell table:style-name="ce85" office:value-type="string" ns42:value-type="string">
            <text:p>youtube</text:p>
          </table:table-cell>
          <table:table-cell table:number-columns-repeated="2" table:style-name="ce85" office:value-type="string" ns42:value-type="string">
            <text:p/>
          </table:table-cell>
          <table:table-cell table:style-name="ce72" office:value-type="string" ns42:value-type="string">
            <text:p>15/02/2026</text:p>
          </table:table-cell>
          <table:table-cell table:number-columns-repeated="1014"/>
        </table:table-row>
        <table:table-row table:style-name="ro1">
          <table:table-cell table:style-name="ce73" office:value-type="string" ns42:value-type="string">
            <text:p>Muses</text:p>
          </table:table-cell>
          <table:table-cell table:style-name="ce73" office:value-type="string" ns42:value-type="string">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et des guides […]</text:p>
          </table:table-cell>
          <table:table-cell table:style-name="ce73" office:value-type="string" ns42:value-type="string">
            <text:p>https://www.uneiaparjour.fr/muses/</text:p>
          </table:table-cell>
          <table:table-cell table:style-name="ce73" office:value-type="string" ns42:value-type="string">
            <text:p>texte</text:p>
          </table:table-cell>
          <table:table-cell table:style-name="ce86" table:number-columns-repeated="5"/>
          <table:table-cell table:style-name="ce91" office:value-type="date" office:date-value="2026-02-14" ns42:value-type="date">
            <text:p>1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r</text:p>
          </table:table-cell>
          <table:table-cell table:style-name="ce73" office:value-type="string" ns42:value-type="string">
            <text:p>Eler (https://www.eler.ai/) transforme des images 3D en photos réalistes. Trois modes sont proposés : de puis un fichier sketchup (skp), un fichier 3D (glb) ou l’édition d’imagesde type rendu 3D à partir d’une interface de dessin et un chatbot. Pour les fichiers skp et glb, après chargement, l’utilisateur choisit entre 2 et 9 vues […]</text:p>
          </table:table-cell>
          <table:table-cell table:style-name="ce73" office:value-type="string" ns42:value-type="string">
            <text:p>https://www.uneiaparjour.fr/eler/</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3"/>
          <table:table-cell table:style-name="ce91" office:value-type="date" office:date-value="2026-02-13" ns42:value-type="date">
            <text:p>1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eeso</text:p>
          </table:table-cell>
          <table:table-cell table:style-name="ce73" office:value-type="string" ns42:value-type="string">
            <text:p>Veeso (https://veeso.ai/) génère des contenus de communication (affiche, flyers, infographies…) à partir d’une instruction détaillée. Une fenêtre de chatbot avec agents et réflexion s’ouvre et les intérations sont possibles.Chaque élément généré est ensuite éditables sur le tableau central. Les éléments peuvent être supprimés, d’autres ajoutés. Partage par url ou export dans 8 formats possibles. Modèles […]</text:p>
          </table:table-cell>
          <table:table-cell table:style-name="ce73" office:value-type="string" ns42:value-type="string">
            <text:p>https://www.uneiaparjour.fr/veeso/</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6-02-12" ns42:value-type="date">
            <text:p>1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bbit Hole</text:p>
          </table:table-cell>
          <table:table-cell table:style-name="ce73" office:value-type="string" ns42:value-type="string">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ce73" office:value-type="string" ns42:value-type="string">
            <text:p>https://www.uneiaparjour.fr/rabbit-hole/</text:p>
          </table:table-cell>
          <table:table-cell table:style-name="ce73" office:value-type="string" ns42:value-type="string">
            <text:p>mindmap</text:p>
          </table:table-cell>
          <table:table-cell table:style-name="ce73" office:value-type="string" ns42:value-type="string">
            <text:p>recherche</text:p>
          </table:table-cell>
          <table:table-cell table:style-name="ce86" table:number-columns-repeated="4"/>
          <table:table-cell table:style-name="ce91" office:value-type="date" office:date-value="2026-02-11" ns42:value-type="date">
            <text:p>1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gel Audio</text:p>
          </table:table-cell>
          <table:table-cell table:style-name="ce73" office:value-type="string" ns42:value-type="string">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ce73" office:value-type="string" ns42:value-type="string">
            <text:p>https://www.uneiaparjour.fr/kugel-audio/</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6-02-10" ns42:value-type="date">
            <text:p>10/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same</text:p>
          </table:table-cell>
          <table:table-cell table:style-name="ce73" office:value-type="string" ns42:value-type="string">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ce73" office:value-type="string" ns42:value-type="string">
            <text:p>https://www.uneiaparjour.fr/sesame/</text:p>
          </table:table-cell>
          <table:table-cell table:style-name="ce73" office:value-type="string" ns42:value-type="string">
            <text:p>chatbot</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voix</text:p>
          </table:table-cell>
          <table:table-cell table:style-name="ce86" table:number-columns-repeated="2"/>
          <table:table-cell table:style-name="ce91" office:value-type="date" office:date-value="2026-02-09" ns42:value-type="date">
            <text:p>09/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avy</text:p>
          </table:table-cell>
          <table:table-cell table:style-name="ce73" office:value-type="string" ns42:value-type="string">
            <text:p>Weavy (https://www.weavy.ai/) regroupe plusieurs dizaines de modèles de génération d’images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ce73" office:value-type="string" ns42:value-type="string">
            <text:p>https://www.uneiaparjour.fr/weavy/</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vidéo</text:p>
          </table:table-cell>
          <table:table-cell table:style-name="ce86" table:number-columns-repeated="3"/>
          <table:table-cell table:style-name="ce91" office:value-type="date" office:date-value="2026-02-08" ns42:value-type="date">
            <text:p>08/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iant</text:p>
          </table:table-cell>
          <table:table-cell table:style-name="ce73" office:value-type="string" ns42:value-type="string">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ce73" office:value-type="string" ns42:value-type="string">
            <text:p>https://www.uneiaparjour.fr/parliant/</text:p>
          </table:table-cell>
          <table:table-cell table:style-name="ce73" office:value-type="string" ns42:value-type="string">
            <text:p>quiz et flashcards</text:p>
          </table:table-cell>
          <table:table-cell table:style-name="ce86" table:number-columns-repeated="5"/>
          <table:table-cell table:style-name="ce91" office:value-type="date" office:date-value="2026-02-07" ns42:value-type="date">
            <text:p>07/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dré</text:p>
          </table:table-cell>
          <table:table-cell table:style-name="ce73" office:value-type="string" ns42:value-type="string">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ce73" office:value-type="string" ns42:value-type="string">
            <text:p>https://www.uneiaparjour.fr/andre/</text:p>
          </table:table-cell>
          <table:table-cell table:style-name="ce73" office:value-type="string" ns42:value-type="string">
            <text:p>chatbot</text:p>
          </table:table-cell>
          <table:table-cell table:style-name="ce73" office:value-type="string" ns42:value-type="string">
            <text:p>données</text:p>
          </table:table-cell>
          <table:table-cell table:style-name="ce73" office:value-type="string" ns42:value-type="string">
            <text:p>FR / EU</text:p>
          </table:table-cell>
          <table:table-cell table:style-name="ce73" office:value-type="string" ns42:value-type="string">
            <text:p>usage illimité</text:p>
          </table:table-cell>
          <table:table-cell table:style-name="ce86" table:number-columns-repeated="2"/>
          <table:table-cell table:style-name="ce91" office:value-type="date" office:date-value="2026-02-06" ns42:value-type="date">
            <text:p>06/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oxtral</text:p>
          </table:table-cell>
          <table:table-cell table:style-name="ce73" office:value-type="string" ns42:value-type="string">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ce73" office:value-type="string" ns42:value-type="string">
            <text:p>https://www.uneiaparjour.fr/voxtral/</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3"/>
          <table:table-cell table:style-name="ce91" office:value-type="date" office:date-value="2026-02-05" ns42:value-type="date">
            <text:p>05/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gging Chat</text:p>
          </table:table-cell>
          <table:table-cell table:style-name="ce73" office:value-type="string" ns42:value-type="string">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ce73" office:value-type="string" ns42:value-type="string">
            <text:p>https://www.uneiaparjour.fr/hugging-cha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2"/>
          <table:table-cell table:style-name="ce91" office:value-type="date" office:date-value="2026-02-04" ns42:value-type="date">
            <text:p>0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tio</text:p>
          </table:table-cell>
          <table:table-cell table:style-name="ce73" office:value-type="string" ns42:value-type="string">
            <text:p>Otio (https://otio.ai/) est un chatbot orienté analyse de documents et recherche web à partir de 40 modèles de langage à disposition. Deux modes de recherche web, génération d’imageset de visualisations. Chaque génération peut être transformée en note éditable dans une interface traitement de texte. Traitement jusqu’à 10 documents simultanés par conversation (50 Mo par […]</text:p>
          </table:table-cell>
          <table:table-cell table:style-name="ce73" office:value-type="string" ns42:value-type="string">
            <text:p>https://www.uneiaparjour.fr/otio/</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86" table:number-columns-repeated="3"/>
          <table:table-cell table:style-name="ce91" office:value-type="date" office:date-value="2026-02-03" ns42:value-type="date">
            <text:p>0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okie</text:p>
          </table:table-cell>
          <table:table-cell table:style-name="ce73" office:value-type="string" ns42:value-type="string">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générées, de visualisations, d’interactions et d’animations. Préciser « génère en […]</text:p>
          </table:table-cell>
          <table:table-cell table:style-name="ce73" office:value-type="string" ns42:value-type="string">
            <text:p>https://www.uneiaparjour.fr/dokie/</text:p>
          </table:table-cell>
          <table:table-cell table:style-name="ce73" office:value-type="string" ns42:value-type="string">
            <text:p>chatbot</text:p>
          </table:table-cell>
          <table:table-cell table:style-name="ce73" office:value-type="string" ns42:value-type="string">
            <text:p>présentation</text:p>
          </table:table-cell>
          <table:table-cell table:style-name="ce86" table:number-columns-repeated="4"/>
          <table:table-cell table:style-name="ce91" office:value-type="date" office:date-value="2026-02-02" ns42:value-type="date">
            <text:p>0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plit Design</text:p>
          </table:table-cell>
          <table:table-cell table:style-name="ce73" office:value-type="string" ns42:value-type="string">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ce73" office:value-type="string" ns42:value-type="string">
            <text:p>https://www.uneiaparjour.fr/replit-design/</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2-01" ns42:value-type="date">
            <text:p>0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 paint</text:p>
          </table:table-cell>
          <table:table-cell table:style-name="ce73" office:value-type="string" ns42:value-type="string">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ce73" office:value-type="string" ns42:value-type="string">
            <text:p>https://www.uneiaparjour.fr/vibe-pain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31" ns42:value-type="date">
            <text:p>3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ef by Convex</text:p>
          </table:table-cell>
          <table:table-cell table:style-name="ce73" office:value-type="string" ns42:value-type="string">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ce73" office:value-type="string" ns42:value-type="string">
            <text:p>https://www.uneiaparjour.fr/chef-by-convex/</text:p>
          </table:table-cell>
          <table:table-cell table:style-name="ce73" office:value-type="string" ns42:value-type="string">
            <text:p>application</text:p>
          </table:table-cell>
          <table:table-cell table:style-name="ce73" office:value-type="string" ns42:value-type="string">
            <text:p>open source</text:p>
          </table:table-cell>
          <table:table-cell table:style-name="ce86" table:number-columns-repeated="4"/>
          <table:table-cell table:style-name="ce91" office:value-type="date" office:date-value="2026-01-30" ns42:value-type="date">
            <text:p>3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 Council</text:p>
          </table:table-cell>
          <table:table-cell table:style-name="ce73" office:value-type="string" ns42:value-type="string">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ce73" office:value-type="string" ns42:value-type="string">
            <text:p>https://www.uneiaparjour.fr/llm-council/</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9" ns42:value-type="date">
            <text:p>2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sm</text:p>
          </table:table-cell>
          <table:table-cell table:style-name="ce73" office:value-type="string" ns42:value-type="string">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ce73" office:value-type="string" ns42:value-type="string">
            <text:p>https://www.uneiaparjour.fr/prism/</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8" ns42:value-type="date">
            <text:p>2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adde</text:p>
          </table:table-cell>
          <table:table-cell table:style-name="ce73" office:value-type="string" ns42:value-type="string">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ce73" office:value-type="string" ns42:value-type="string">
            <text:p>https://www.uneiaparjour.fr/leadde/</text:p>
          </table:table-cell>
          <table:table-cell table:style-name="ce73" office:value-type="string" ns42:value-type="string">
            <text:p>présentation</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7" ns42:value-type="date">
            <text:p>2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maclasse</text:p>
          </table:table-cell>
          <table:table-cell table:style-name="ce73" office:value-type="string" ns42:value-type="string">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ce73" office:value-type="string" ns42:value-type="string">
            <text:p>https://www.uneiaparjour.fr/mindmaclasse/</text:p>
          </table:table-cell>
          <table:table-cell table:style-name="ce73" office:value-type="string" ns42:value-type="string">
            <text:p>FR / EU</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91" office:value-type="date" office:date-value="2026-01-26" ns42:value-type="date">
            <text:p>2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ybercut</text:p>
          </table:table-cell>
          <table:table-cell table:style-name="ce73" office:value-type="string" ns42:value-type="string">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ce73" office:value-type="string" ns42:value-type="string">
            <text:p>https://www.uneiaparjour.fr/cybercut/</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4"/>
          <table:table-cell table:style-name="ce91" office:value-type="date" office:date-value="2026-01-25" ns42:value-type="date">
            <text:p>2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am</text:p>
          </table:table-cell>
          <table:table-cell table:style-name="ce73" office:value-type="string" ns42:value-type="string">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ce73" office:value-type="string" ns42:value-type="string">
            <text:p>https://www.uneiaparjour.fr/anam/</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4" ns42:value-type="date">
            <text:p>2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idnative</text:p>
          </table:table-cell>
          <table:table-cell table:style-name="ce73" office:value-type="string" ns42:value-type="string">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ce73" office:value-type="string" ns42:value-type="string">
            <text:p>https://www.uneiaparjour.fr/rapidnative/</text:p>
          </table:table-cell>
          <table:table-cell table:style-name="ce73" office:value-type="string" ns42:value-type="string">
            <text:p>application</text:p>
          </table:table-cell>
          <table:table-cell table:style-name="ce86" table:number-columns-repeated="5"/>
          <table:table-cell table:style-name="ce91" office:value-type="date" office:date-value="2026-01-23" ns42:value-type="date">
            <text:p>2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Z-image</text:p>
          </table:table-cell>
          <table:table-cell table:style-name="ce73" office:value-type="string" ns42:value-type="string">
            <text:p>Z-image (documentation : https://github.com/Tongyi-MAI/Z-Image et démonstration version Turbo : https://huggingface.co/spaces/Tongyi-MAI/Z-Image-Turbo) est un modèle de génération d’imagesléger (6 millions de paramètres) et rapide. Très bons résultats en imagesréalistes. Gestion du texte aléatoire. Gère les instructions en français avec des interprétations, préférer parfois l’anglais (voir test). Gratuit et open source.</text:p>
          </table:table-cell>
          <table:table-cell table:style-name="ce73" office:value-type="string" ns42:value-type="string">
            <text:p>https://www.uneiaparjour.fr/z-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22" ns42:value-type="date">
            <text:p>2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 Klein</text:p>
          </table:table-cell>
          <table:table-cell table:style-name="ce73" office:value-type="string" ns42:value-type="string">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ce73" office:value-type="string" ns42:value-type="string">
            <text:p>https://www.uneiaparjour.fr/flux-2-klei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6-01-21" ns42:value-type="date">
            <text:p>2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lateGemma</text:p>
          </table:table-cell>
          <table:table-cell table:style-name="ce73" office:value-type="string" ns42:value-type="string">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ce73" office:value-type="string" ns42:value-type="string">
            <text:p>https://www.uneiaparjour.fr/translategemma/</text:p>
          </table:table-cell>
          <table:table-cell table:style-name="ce73" office:value-type="string" ns42:value-type="string">
            <text:p>langues</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20" ns42:value-type="date">
            <text:p>2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rtGen</text:p>
          </table:table-cell>
          <table:table-cell table:style-name="ce73" office:value-type="string" ns42:value-type="string">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ce73" office:value-type="string" ns42:value-type="string">
            <text:p>https://www.uneiaparjour.fr/chartgen/</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6-01-19" ns42:value-type="date">
            <text:p>1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cketfy</text:p>
          </table:table-cell>
          <table:table-cell table:style-name="ce73" office:value-type="string" ns42:value-type="string">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ce73" office:value-type="string" ns42:value-type="string">
            <text:p>https://www.uneiaparjour.fr/ticketfy/</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18" ns42:value-type="date">
            <text:p>1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Image</text:p>
          </table:table-cell>
          <table:table-cell table:style-name="ce73" office:value-type="string" ns42:value-type="string">
            <text:p>GLM Image (documentation : https://huggingface.co/zai-org/GLM-Image et démonstration : https://huggingface.co/spaces/multimodalart/GLM-Image) est un modèle de génération d’imagesopen source produit par z.ai, éditeur du modèle de langage GLM et de Vidu. Basé sur 9 milliards de paramètres. Gestion du texte et édition avec « image to image ». Gratuit et open source.</text:p>
          </table:table-cell>
          <table:table-cell table:style-name="ce73" office:value-type="string" ns42:value-type="string">
            <text:p>https://www.uneiaparjour.fr/glm-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17" ns42:value-type="date">
            <text:p>1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tonic</text:p>
          </table:table-cell>
          <table:table-cell table:style-name="ce73" office:value-type="string" ns42:value-type="string">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ce73" office:value-type="string" ns42:value-type="string">
            <text:p>https://www.uneiaparjour.fr/supertonic/</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3"/>
          <table:table-cell table:style-name="ce91" office:value-type="date" office:date-value="2026-01-16" ns42:value-type="date">
            <text:p>1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er Tools</text:p>
          </table:table-cell>
          <table:table-cell table:style-name="ce73" office:value-type="string" ns42:value-type="string">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ce73" office:value-type="string" ns42:value-type="string">
            <text:p>https://www.uneiaparjour.fr/teacher-tools/</text:p>
          </table:table-cell>
          <table:table-cell table:style-name="ce73" office:value-type="string" ns42:value-type="string">
            <text:p>éducation</text:p>
          </table:table-cell>
          <table:table-cell table:style-name="ce73" office:value-type="string" ns42:value-type="string">
            <text:p>texte</text:p>
          </table:table-cell>
          <table:table-cell table:style-name="ce86" table:number-columns-repeated="4"/>
          <table:table-cell table:style-name="ce91" office:value-type="date" office:date-value="2026-01-15" ns42:value-type="date">
            <text:p>1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anding page</text:p>
          </table:table-cell>
          <table:table-cell table:style-name="ce73" office:value-type="string" ns42:value-type="string">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sont inclues dans le code sous forme de liens URL. Basé sur Claude 3.5 […]</text:p>
          </table:table-cell>
          <table:table-cell table:style-name="ce73" office:value-type="string" ns42:value-type="string">
            <text:p>https://www.uneiaparjour.fr/landing-page/</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6-01-14" ns42:value-type="date">
            <text:p>1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age editor</text:p>
          </table:table-cell>
          <table:table-cell table:style-name="ce73" office:value-type="string" ns42:value-type="string">
            <text:p>Image editor (https://imageeditor.online/) est un générateur d’imagesregroupant 10 modèles et spécialisé dans la modification d’imagesà partir d’une image source et d’une instruction. Les modifications peuvent intervenir sur la pose des personnages, le fond de l’image, le style, etc. Les imagespeuvent être combinées avec Nano Banana. Export format png. Attention : aucun historique […]</text:p>
          </table:table-cell>
          <table:table-cell table:style-name="ce73" office:value-type="string" ns42:value-type="string">
            <text:p>https://www.uneiaparjour.fr/image-editor/</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13" ns42:value-type="date">
            <text:p>1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rpa</text:p>
          </table:table-cell>
          <table:table-cell table:style-name="ce73" office:value-type="string" ns42:value-type="string">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ce73" office:value-type="string" ns42:value-type="string">
            <text:p>https://www.uneiaparjour.fr/harp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texte</text:p>
          </table:table-cell>
          <table:table-cell table:style-name="ce86" table:number-columns-repeated="3"/>
          <table:table-cell table:style-name="ce91" office:value-type="date" office:date-value="2026-01-12" ns42:value-type="date">
            <text:p>1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ipfinder</text:p>
          </table:table-cell>
          <table:table-cell table:style-name="ce73" office:value-type="string" ns42:value-type="string">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ce73" office:value-type="string" ns42:value-type="string">
            <text:p>https://www.uneiaparjour.fr/clipfinder/</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youtube</text:p>
          </table:table-cell>
          <table:table-cell table:style-name="ce86" table:number-columns-repeated="3"/>
          <table:table-cell table:style-name="ce91" office:value-type="date" office:date-value="2026-01-11" ns42:value-type="date">
            <text:p>1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ibe V2</text:p>
          </table:table-cell>
          <table:table-cell table:style-name="ce73" office:value-type="string" ns42:value-type="string">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ce73" office:value-type="string" ns42:value-type="string">
            <text:p>https://www.uneiaparjour.fr/scribe-v2/</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4"/>
          <table:table-cell table:style-name="ce91" office:value-type="date" office:date-value="2026-01-10" ns42:value-type="date">
            <text:p>1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R Code Art Generator</text:p>
          </table:table-cell>
          <table:table-cell table:style-name="ce73" office:value-type="string" ns42:value-type="string">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ce73" office:value-type="string" ns42:value-type="string">
            <text:p>https://www.uneiaparjour.fr/qr-code-art-generator/</text:p>
          </table:table-cell>
          <table:table-cell table:style-name="ce73" office:value-type="string" ns42:value-type="string">
            <text:p>qr code</text:p>
          </table:table-cell>
          <table:table-cell table:style-name="ce86" table:number-columns-repeated="5"/>
          <table:table-cell table:style-name="ce91" office:value-type="date" office:date-value="2026-01-09" ns42:value-type="date">
            <text:p>0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iagrimo</text:p>
          </table:table-cell>
          <table:table-cell table:style-name="ce73" office:value-type="string" ns42:value-type="string">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ce73" office:value-type="string" ns42:value-type="string">
            <text:p>https://www.uneiaparjour.fr/diagrimo/</text:p>
          </table:table-cell>
          <table:table-cell table:style-name="ce73" office:value-type="string" ns42:value-type="string">
            <text:p>infographie</text:p>
          </table:table-cell>
          <table:table-cell table:style-name="ce86" table:number-columns-repeated="5"/>
          <table:table-cell table:style-name="ce91" office:value-type="date" office:date-value="2026-01-08" ns42:value-type="date">
            <text:p>0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flow</text:p>
          </table:table-cell>
          <table:table-cell table:style-name="ce73" office:value-type="string" ns42:value-type="string">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ce73" office:value-type="string" ns42:value-type="string">
            <text:p>https://www.uneiaparjour.fr/sketchflow/</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1-07" ns42:value-type="date">
            <text:p>0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cessdoc</text:p>
          </table:table-cell>
          <table:table-cell table:style-name="ce73" office:value-type="string" ns42:value-type="string">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ce73" office:value-type="string" ns42:value-type="string">
            <text:p>https://www.uneiaparjour.fr/accessdoc/</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06" ns42:value-type="date">
            <text:p>0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o</text:p>
          </table:table-cell>
          <table:table-cell table:style-name="ce73" office:value-type="string" ns42:value-type="string">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ce73" office:value-type="string" ns42:value-type="string">
            <text:p>https://www.uneiaparjour.fr/neo/</text:p>
          </table:table-cell>
          <table:table-cell table:style-name="ce73" office:value-type="string" ns42:value-type="string">
            <text:p>navigateur</text:p>
          </table:table-cell>
          <table:table-cell table:style-name="ce73" office:value-type="string" ns42:value-type="string">
            <text:p>usage illimité</text:p>
          </table:table-cell>
          <table:table-cell table:style-name="ce86" table:number-columns-repeated="4"/>
          <table:table-cell table:style-name="ce91" office:value-type="date" office:date-value="2026-01-05" ns42:value-type="date">
            <text:p>0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eepmind</text:p>
          </table:table-cell>
          <table:table-cell table:style-name="ce73" office:value-type="string" ns42:value-type="string">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ce73" office:value-type="string" ns42:value-type="string">
            <text:p>https://www.uneiaparjour.fr/keep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86" table:number-columns-repeated="2"/>
          <table:table-cell table:style-name="ce91" office:value-type="date" office:date-value="2026-01-04" ns42:value-type="date">
            <text:p>0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aira</text:p>
          </table:table-cell>
          <table:table-cell table:style-name="ce73" office:value-type="string" ns42:value-type="string">
            <text:p>Samaira (https://www.samaira.ai/) ets un chatbot regroupant 5 modèles de langage open source (Kimi K2 et K2 Thinking, GPT-OSS 120B, DeepSeek V3.2, Minimax M2) et un modèle de génération d’images(Flux.1 Pro – ne fonctionnant pas lors des tests). D’autres peuvent être connectés via API. Recherche internet disponible. Gratuit, sans compte pour de premiers échanges puis […]</text:p>
          </table:table-cell>
          <table:table-cell table:style-name="ce73" office:value-type="string" ns42:value-type="string">
            <text:p>https://www.uneiaparjour.fr/samair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6-01-03" ns42:value-type="date">
            <text:p>0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Layered</text:p>
          </table:table-cell>
          <table:table-cell table:style-name="ce73" office:value-type="string" ns42:value-type="string">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ce73" office:value-type="string" ns42:value-type="string">
            <text:p>https://www.uneiaparjour.fr/qwen-image-layered/</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02" ns42:value-type="date">
            <text:p>0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Y Motion 1.0</text:p>
          </table:table-cell>
          <table:table-cell table:style-name="ce73" office:value-type="string" ns42:value-type="string">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ce73" office:value-type="string" ns42:value-type="string">
            <text:p>https://www.uneiaparjour.fr/hy-motion-1-0/</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01" ns42:value-type="date">
            <text:p>0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Video</text:p>
          </table:table-cell>
          <table:table-cell table:style-name="ce73" office:value-type="string" ns42:value-type="string">
            <text:p>MindVideo (https://www.mindvideo.ai) regroupe 40 modèles de génération d’images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ce73" office:value-type="string" ns42:value-type="string">
            <text:p>https://www.uneiaparjour.fr/mindvideo/</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12-31" ns42:value-type="date">
            <text:p>3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oogle AI Edge Gallery</text:p>
          </table:table-cell>
          <table:table-cell table:style-name="ce73" office:value-type="string" ns42:value-type="string">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ce73" office:value-type="string" ns42:value-type="string">
            <text:p>https://www.uneiaparjour.fr/google-ai-edge-gallery/</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2-30" ns42:value-type="date">
            <text:p>3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terbox</text:p>
          </table:table-cell>
          <table:table-cell table:style-name="ce73" office:value-type="string" ns42:value-type="string">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ce73" office:value-type="string" ns42:value-type="string">
            <text:p>https://www.uneiaparjour.fr/chatterbox/</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5-12-29" ns42:value-type="date">
            <text:p>2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tional Gallery Mixtape</text:p>
          </table:table-cell>
          <table:table-cell table:style-name="ce73" office:value-type="string" ns42:value-type="string">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ce73" office:value-type="string" ns42:value-type="string">
            <text:p>https://www.uneiaparjour.fr/national-gallery-mixtape/</text:p>
          </table:table-cell>
          <table:table-cell table:style-name="ce73" office:value-type="string" ns42:value-type="string">
            <text:p>musique</text:p>
          </table:table-cell>
          <table:table-cell table:style-name="ce73" office:value-type="string" ns42:value-type="string">
            <text:p>usage illimité</text:p>
          </table:table-cell>
          <table:table-cell table:style-name="ce86" table:number-columns-repeated="4"/>
          <table:table-cell table:style-name="ce91" office:value-type="date" office:date-value="2025-12-28" ns42:value-type="date">
            <text:p>2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 converter</text:p>
          </table:table-cell>
          <table:table-cell table:style-name="ce73" office:value-type="string" ns42:value-type="string">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ce73" office:value-type="string" ns42:value-type="string">
            <text:p>https://www.uneiaparjour.fr/audio-converter/</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27" ns42:value-type="date">
            <text:p>2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sign Arena</text:p>
          </table:table-cell>
          <table:table-cell table:style-name="ce73" office:value-type="string" ns42:value-type="string">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ce73" office:value-type="string" ns42:value-type="string">
            <text:p>https://www.uneiaparjour.fr/design-arena/</text:p>
          </table:table-cell>
          <table:table-cell table:style-name="ce73" office:value-type="string" ns42:value-type="string">
            <text:p>application</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26" ns42:value-type="date">
            <text:p>2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napdeck</text:p>
          </table:table-cell>
          <table:table-cell table:style-name="ce73" office:value-type="string" ns42:value-type="string">
            <text:p>Snapdeck (https://www.snapdeck.app/) génère des présentations texte et imagesà partir d’instructions. Plusieurs angles de rédaction, designs et options proposées.Édition fine des textes. Export pdf. En version gratuite, 20 actions par mois et 10 diapos maximum par génération.</text:p>
          </table:table-cell>
          <table:table-cell table:style-name="ce73" office:value-type="string" ns42:value-type="string">
            <text:p>https://www.uneiaparjour.fr/snapdeck/</text:p>
          </table:table-cell>
          <table:table-cell table:style-name="ce73" office:value-type="string" ns42:value-type="string">
            <text:p>présentation</text:p>
          </table:table-cell>
          <table:table-cell table:style-name="ce86" table:number-columns-repeated="5"/>
          <table:table-cell table:style-name="ce91" office:value-type="date" office:date-value="2025-12-25" ns42:value-type="date">
            <text:p>2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Image to image</text:p>
          </table:table-cell>
          <table:table-cell table:style-name="ce73" office:value-type="string" ns42:value-type="string">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ce73" office:value-type="string" ns42:value-type="string">
            <text:p>https://www.uneiaparjour.fr/ai-image-to-image/</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12-24" ns42:value-type="date">
            <text:p>2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mind</text:p>
          </table:table-cell>
          <table:table-cell table:style-name="ce73" office:value-type="string" ns42:value-type="string">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ce73" office:value-type="string" ns42:value-type="string">
            <text:p>https://www.uneiaparjour.fr/you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recherche</text:p>
          </table:table-cell>
          <table:table-cell table:style-name="ce73" office:value-type="string" ns42:value-type="string">
            <text:p>voix</text:p>
          </table:table-cell>
          <table:table-cell table:style-name="ce86" table:number-columns-repeated="2"/>
          <table:table-cell table:style-name="ce91" office:value-type="date" office:date-value="2025-12-23" ns42:value-type="date">
            <text:p>2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an 2.6</text:p>
          </table:table-cell>
          <table:table-cell table:style-name="ce73" office:value-type="string" ns42:value-type="string">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ce73" office:value-type="string" ns42:value-type="string">
            <text:p>https://www.uneiaparjour.fr/wan-2-6/</text:p>
          </table:table-cell>
          <table:table-cell table:style-name="ce73" office:value-type="string" ns42:value-type="string">
            <text:p>vidéo</text:p>
          </table:table-cell>
          <table:table-cell table:style-name="ce86" table:number-columns-repeated="5"/>
          <table:table-cell table:style-name="ce91" office:value-type="date" office:date-value="2025-12-22" ns42:value-type="date">
            <text:p>2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stral OCR 3</text:p>
          </table:table-cell>
          <table:table-cell table:style-name="ce73" office:value-type="string" ns42:value-type="string">
            <text:p>Mistral OCR 3 (documentation : https://mistral.ai/fr/news/mistral-ocr-3 et démonstration : https://console.mistral.ai/build/document-ai/ocr-playground) est le dernier modèle de reconnaissance de caractères de Mistral. Mistral OCR 3 prend en compte la structure du texte chargé : les imagessont repérées, les graphiques sont retranscris en tant que tels et les colonnes sont traitées dans l’ordre de lecture.Retranscription texte ou […]</text:p>
          </table:table-cell>
          <table:table-cell table:style-name="ce73" office:value-type="string" ns42:value-type="string">
            <text:p>https://www.uneiaparjour.fr/mistral-ocr-3/</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12-21" ns42:value-type="date">
            <text:p>2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TTS</text:p>
          </table:table-cell>
          <table:table-cell table:style-name="ce73" office:value-type="string" ns42:value-type="string">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ce73" office:value-type="string" ns42:value-type="string">
            <text:p>https://www.uneiaparjour.fr/gemini-tts/</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4"/>
          <table:table-cell table:style-name="ce91" office:value-type="date" office:date-value="2025-12-20" ns42:value-type="date">
            <text:p>2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GPT images1.5</text:p>
          </table:table-cell>
          <table:table-cell table:style-name="ce73" office:value-type="string" ns42:value-type="string">
            <text:p>ChatGPT images1.5 (https://chatgpt.com/) est le nouveau modèle de génération d’imagesd’OpenAi intégré à ChatGPT. Plusieurs améliorations repérées : Des modèles et des pré-instructions sont proposées. Export png. 5 générations par jour avec un compte gratuit.</text:p>
          </table:table-cell>
          <table:table-cell table:style-name="ce73" office:value-type="string" ns42:value-type="string">
            <text:p>https://www.uneiaparjour.fr/chatgpt-images-1-5/</text:p>
          </table:table-cell>
          <table:table-cell table:style-name="ce73" office:value-type="string" ns42:value-type="string">
            <text:p>images</text:p>
          </table:table-cell>
          <table:table-cell table:style-name="ce86" table:number-columns-repeated="5"/>
          <table:table-cell table:style-name="ce91" office:value-type="date" office:date-value="2025-12-19" ns42:value-type="date">
            <text:p>1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veryday</text:p>
          </table:table-cell>
          <table:table-cell table:style-name="ce73" office:value-type="string" ns42:value-type="string">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ce73" office:value-type="string" ns42:value-type="string">
            <text:p>https://www.uneiaparjour.fr/everyday/</text:p>
          </table:table-cell>
          <table:table-cell table:style-name="ce73" office:value-type="string" ns42:value-type="string">
            <text:p>automatisation</text:p>
          </table:table-cell>
          <table:table-cell table:style-name="ce86" table:number-columns-repeated="5"/>
          <table:table-cell table:style-name="ce91" office:value-type="date" office:date-value="2025-12-18" ns42:value-type="date">
            <text:p>1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Audio</text:p>
          </table:table-cell>
          <table:table-cell table:style-name="ce73" office:value-type="string" ns42:value-type="string">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ce73" office:value-type="string" ns42:value-type="string">
            <text:p>https://www.uneiaparjour.fr/sam-audio/</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17" ns42:value-type="date">
            <text:p>1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lmo 2</text:p>
          </table:table-cell>
          <table:table-cell table:style-name="ce73" office:value-type="string" ns42:value-type="string">
            <text:p>Molmo 2 (documentation : https://allenai.org/blog/molmo2 / modèles : https://huggingface.co/collections/allenai/molmo2 / démonstration : https://playground.allenai.org/?model=molmo2-8b) est une série de modèles, légers et multimodaux, spécialisés dans l’analyse d’imageset de vidéos. Les modèles repèrent dans l’espace et dénombrent. L’un d’eux est dédié au suivi d’objets sur une vidéo jusqu’à 8 imagespar seconde. Open source, sans compte, gratuit […]</text:p>
          </table:table-cell>
          <table:table-cell table:style-name="ce73" office:value-type="string" ns42:value-type="string">
            <text:p>https://www.uneiaparjour.fr/molmo-2/</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91" office:value-type="date" office:date-value="2025-12-16" ns42:value-type="date">
            <text:p>1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credible</text:p>
          </table:table-cell>
          <table:table-cell table:style-name="ce73" office:value-type="string" ns42:value-type="string">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ce73" office:value-type="string" ns42:value-type="string">
            <text:p>https://www.uneiaparjour.fr/incredible/</text:p>
          </table:table-cell>
          <table:table-cell table:style-name="ce73" office:value-type="string" ns42:value-type="string">
            <text:p>automatisation</text:p>
          </table:table-cell>
          <table:table-cell table:style-name="ce86" table:number-columns-repeated="5"/>
          <table:table-cell table:style-name="ce91" office:value-type="date" office:date-value="2025-12-15" ns42:value-type="date">
            <text:p>1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nversations de Google traduction</text:p>
          </table:table-cell>
          <table:table-cell table:style-name="ce73" office:value-type="string" ns42:value-type="string">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ce73" office:value-type="string" ns42:value-type="string">
            <text:p>https://www.uneiaparjour.fr/conversations-de-google-traduction/</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12-14" ns42:value-type="date">
            <text:p>1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wiki</text:p>
          </table:table-cell>
          <table:table-cell table:style-name="ce73" office:value-type="string" ns42:value-type="string">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ce73" office:value-type="string" ns42:value-type="string">
            <text:p>https://www.uneiaparjour.fr/browsewiki/</text:p>
          </table:table-cell>
          <table:table-cell table:style-name="ce73" office:value-type="string" ns42:value-type="string">
            <text:p>chatbot</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2"/>
          <table:table-cell table:style-name="ce91" office:value-type="date" office:date-value="2025-12-13" ns42:value-type="date">
            <text:p>1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da Hero Magic</text:p>
          </table:table-cell>
          <table:table-cell table:style-name="ce73" office:value-type="string" ns42:value-type="string">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ce73" office:value-type="string" ns42:value-type="string">
            <text:p>https://www.uneiaparjour.fr/agenda-hero-magic/</text:p>
          </table:table-cell>
          <table:table-cell table:style-name="ce73" office:value-type="string" ns42:value-type="string">
            <text:p>documents</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12-12" ns42:value-type="date">
            <text:p>1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r OS</text:p>
          </table:table-cell>
          <table:table-cell table:style-name="ce73" office:value-type="string" ns42:value-type="string">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ce73" office:value-type="string" ns42:value-type="string">
            <text:p>https://www.uneiaparjour.fr/browser-os/</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11" ns42:value-type="date">
            <text:p>1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nspace</text:p>
          </table:table-cell>
          <table:table-cell table:style-name="ce73" office:value-type="string" ns42:value-type="string">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ce73" office:value-type="string" ns42:value-type="string">
            <text:p>https://www.uneiaparjour.fr/onspace/</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10" ns42:value-type="date">
            <text:p>1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uria</text:p>
          </table:table-cell>
          <table:table-cell table:style-name="ce73" office:value-type="string" ns42:value-type="string">
            <text:p>Euria (https://euria.infomaniak.com) est un chatbot basé sur Mistral, Llama, Qwen et Whisper pour la voix, opéré par Infomaniak (Suisse). Analyse d’images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ce73" office:value-type="string" ns42:value-type="string">
            <text:p>https://www.uneiaparjour.fr/eur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9" ns42:value-type="date">
            <text:p>0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Aiapps</text:p>
          </table:table-cell>
          <table:table-cell table:style-name="ce73" office:value-type="string" ns42:value-type="string">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pour le test « Image to Alt Text » : Image par url […]</text:p>
          </table:table-cell>
          <table:table-cell table:style-name="ce73" office:value-type="string" ns42:value-type="string">
            <text:p>https://www.uneiaparjour.fr/aiaiapps/</text:p>
          </table:table-cell>
          <table:table-cell table:style-name="ce73" office:value-type="string" ns42:value-type="string">
            <text:p>éducation</text:p>
          </table:table-cell>
          <table:table-cell table:style-name="ce73" office:value-type="string" ns42:value-type="string">
            <text:p>images</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8" ns42:value-type="date">
            <text:p>0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 Bubble</text:p>
          </table:table-cell>
          <table:table-cell table:style-name="ce73" office:value-type="string" ns42:value-type="string">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ce73" office:value-type="string" ns42:value-type="string">
            <text:p>https://www.uneiaparjour.fr/sketch-bubble/</text:p>
          </table:table-cell>
          <table:table-cell table:style-name="ce73" office:value-type="string" ns42:value-type="string">
            <text:p>archives</text:p>
          </table:table-cell>
          <table:table-cell table:style-name="ce86" table:number-columns-repeated="5"/>
          <table:table-cell table:style-name="ce91" office:value-type="date" office:date-value="2025-12-07" ns42:value-type="date">
            <text:p>0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apperBot</text:p>
          </table:table-cell>
          <table:table-cell table:style-name="ce73" office:value-type="string" ns42:value-type="string">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ce73" office:value-type="string" ns42:value-type="string">
            <text:p>https://www.uneiaparjour.fr/yapper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4"/>
          <table:table-cell table:style-name="ce91" office:value-type="date" office:date-value="2025-12-06" ns42:value-type="date">
            <text:p>0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text:p>
          </table:table-cell>
          <table:table-cell table:style-name="ce73" office:value-type="string" ns42:value-type="string">
            <text:p>Infograph (https://www.infograph.app/fr) génère des infographies à partir d’une instruction. Génération texte et imagesavec gestion fine du texte. Modèles non spécifiés, les images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ce73" office:value-type="string" ns42:value-type="string">
            <text:p>https://www.uneiaparjour.fr/infrograph/</text:p>
          </table:table-cell>
          <table:table-cell table:style-name="ce73" office:value-type="string" ns42:value-type="string">
            <text:p>infographie</text:p>
          </table:table-cell>
          <table:table-cell table:style-name="ce86" table:number-columns-repeated="5"/>
          <table:table-cell table:style-name="ce91" office:value-type="date" office:date-value="2025-12-05" ns42:value-type="date">
            <text:p>0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tigravity</text:p>
          </table:table-cell>
          <table:table-cell table:style-name="ce73" office:value-type="string" ns42:value-type="string">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ce73" office:value-type="string" ns42:value-type="string">
            <text:p>https://www.uneiaparjour.fr/antigravity/</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04" ns42:value-type="date">
            <text:p>0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netix</text:p>
          </table:table-cell>
          <table:table-cell table:style-name="ce73" office:value-type="string" ns42:value-type="string">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ce73" office:value-type="string" ns42:value-type="string">
            <text:p>https://www.uneiaparjour.fr/kinetix/</text:p>
          </table:table-cell>
          <table:table-cell table:style-name="ce73" office:value-type="string" ns42:value-type="string">
            <text:p>vidéo</text:p>
          </table:table-cell>
          <table:table-cell table:style-name="ce86" table:number-columns-repeated="5"/>
          <table:table-cell table:style-name="ce91" office:value-type="date" office:date-value="2025-12-03" ns42:value-type="date">
            <text:p>0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holantic</text:p>
          </table:table-cell>
          <table:table-cell table:style-name="ce73" office:value-type="string" ns42:value-type="string">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ce73" office:value-type="string" ns42:value-type="string">
            <text:p>https://www.uneiaparjour.fr/scholantic/</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86" table:number-columns-repeated="3"/>
          <table:table-cell table:style-name="ce91" office:value-type="date" office:date-value="2025-12-02" ns42:value-type="date">
            <text:p>0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I Agent</text:p>
          </table:table-cell>
          <table:table-cell table:style-name="ce73" office:value-type="string" ns42:value-type="string">
            <text:p>II Agent (https://agent.ii.inc) propose deux modes : un mode Chat pour des conversations classiques dans un chatbot et un mode Agents pour la résolution de tâches complexes, la génération d’applications, d’imageset de vidéos ou encore de présentations. 4 modèles (Gemini 3 pro, Claude opus 4.5 et sonnet 4.5, GPT 5) et 6 fonctionnalités proposées. […]</text:p>
          </table:table-cell>
          <table:table-cell table:style-name="ce73" office:value-type="string" ns42:value-type="string">
            <text:p>https://www.uneiaparjour.fr/ii-agen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vidéo</text:p>
          </table:table-cell>
          <table:table-cell table:style-name="ce86"/>
          <table:table-cell table:style-name="ce91" office:value-type="date" office:date-value="2025-12-01" ns42:value-type="date">
            <text:p>0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cy</text:p>
          </table:table-cell>
          <table:table-cell table:style-name="ce73" office:value-type="string" ns42:value-type="string">
            <text:p>Lucy (https://platform.decart.ai/) est un ensemble de modèles de génération images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ce73" office:value-type="string" ns42:value-type="string">
            <text:p>https://www.uneiaparjour.fr/lucy/</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3"/>
          <table:table-cell table:style-name="ce91" office:value-type="date" office:date-value="2025-11-30" ns42:value-type="date">
            <text:p>3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3D</text:p>
          </table:table-cell>
          <table:table-cell table:style-name="ce73" office:value-type="string" ns42:value-type="string">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ce73" office:value-type="string" ns42:value-type="string">
            <text:p>https://www.uneiaparjour.fr/sam-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1-29" ns42:value-type="date">
            <text:p>2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izardshot</text:p>
          </table:table-cell>
          <table:table-cell table:style-name="ce73" office:value-type="string" ns42:value-type="string">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ce73" office:value-type="string" ns42:value-type="string">
            <text:p>https://www.uneiaparjour.fr/wizardshot/</text:p>
          </table:table-cell>
          <table:table-cell table:style-name="ce73" office:value-type="string" ns42:value-type="string">
            <text:p>tutoriel</text:p>
          </table:table-cell>
          <table:table-cell table:style-name="ce73" office:value-type="string" ns42:value-type="string">
            <text:p>usage illimité</text:p>
          </table:table-cell>
          <table:table-cell table:style-name="ce86" table:number-columns-repeated="4"/>
          <table:table-cell table:style-name="ce91" office:value-type="date" office:date-value="2025-11-28" ns42:value-type="date">
            <text:p>2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een</text:p>
          </table:table-cell>
          <table:table-cell table:style-name="ce73" office:value-type="string" ns42:value-type="string">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ce73" office:value-type="string" ns42:value-type="string">
            <text:p>https://www.uneiaparjour.fr/fee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sans compte</text:p>
          </table:table-cell>
          <table:table-cell table:style-name="ce86" table:number-columns-repeated="3"/>
          <table:table-cell table:style-name="ce91" office:value-type="date" office:date-value="2025-11-27" ns42:value-type="date">
            <text:p>2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text:p>
          </table:table-cell>
          <table:table-cell table:style-name="ce73" office:value-type="string" ns42:value-type="string">
            <text:p>Flux 2 (https://playground.bfl.ai/) est un ensemble de modèles de Black Forest labs : Flux flex, Flux Pro et Flux dev. Il se caractérise par la persistance des personnages et des styles et par des performances élevées pour la génération d’imagesphoto-réalistes. L’édition est possible sur le site de l’éditeur : directement via une nouvelle instruction […]</text:p>
          </table:table-cell>
          <table:table-cell table:style-name="ce73" office:value-type="string" ns42:value-type="string">
            <text:p>https://www.uneiaparjour.fr/flux-2/</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5-11-26" ns42:value-type="date">
            <text:p>2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 Camera Angle Control</text:p>
          </table:table-cell>
          <table:table-cell table:style-name="ce73" office:value-type="string" ns42:value-type="string">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ce73" office:value-type="string" ns42:value-type="string">
            <text:p>https://www.uneiaparjour.fr/qwen-image-edit-camera-angle-control/</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11-25" ns42:value-type="date">
            <text:p>2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dison</text:p>
          </table:table-cell>
          <table:table-cell table:style-name="ce73" office:value-type="string" ns42:value-type="string">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ce73" office:value-type="string" ns42:value-type="string">
            <text:p>https://www.uneiaparjour.fr/edison/</text:p>
          </table:table-cell>
          <table:table-cell table:style-name="ce73" office:value-type="string" ns42:value-type="string">
            <text:p>automatisation</text:p>
          </table:table-cell>
          <table:table-cell table:style-name="ce73" office:value-type="string" ns42:value-type="string">
            <text:p>données</text:p>
          </table:table-cell>
          <table:table-cell table:style-name="ce73" office:value-type="string" ns42:value-type="string">
            <text:p>recherche</text:p>
          </table:table-cell>
          <table:table-cell table:style-name="ce86" table:number-columns-repeated="3"/>
          <table:table-cell table:style-name="ce91" office:value-type="date" office:date-value="2025-11-24" ns42:value-type="date">
            <text:p>2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tri</text:p>
          </table:table-cell>
          <table:table-cell table:style-name="ce73" office:value-type="string" ns42:value-type="string">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ce73" office:value-type="string" ns42:value-type="string">
            <text:p>https://www.uneiaparjour.fr/kutri/</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11-23" ns42:value-type="date">
            <text:p>2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no Banana Pro</text:p>
          </table:table-cell>
          <table:table-cell table:style-name="ce73" office:value-type="string" ns42:value-type="string">
            <text:p>Nano Banana Pro (disponible dans Gemini https://gemini.google.com/) est le dernier modèle de génération d’images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ce73" office:value-type="string" ns42:value-type="string">
            <text:p>https://www.uneiaparjour.fr/nano-banana-pro/</text:p>
          </table:table-cell>
          <table:table-cell table:style-name="ce73" office:value-type="string" ns42:value-type="string">
            <text:p>images</text:p>
          </table:table-cell>
          <table:table-cell table:style-name="ce86" table:number-columns-repeated="5"/>
          <table:table-cell table:style-name="ce91" office:value-type="date" office:date-value="2025-11-22" ns42:value-type="date">
            <text:p>2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3 Pro</text:p>
          </table:table-cell>
          <table:table-cell table:style-name="ce73" office:value-type="string" ns42:value-type="string">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ce73" office:value-type="string" ns42:value-type="string">
            <text:p>https://www.uneiaparjour.fr/gemini-3-pro/</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11-21" ns42:value-type="date">
            <text:p>2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ke song</text:p>
          </table:table-cell>
          <table:table-cell table:style-name="ce73" office:value-type="string" ns42:value-type="string">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ce73" office:value-type="string" ns42:value-type="string">
            <text:p>https://www.uneiaparjour.fr/make-song/</text:p>
          </table:table-cell>
          <table:table-cell table:style-name="ce73" office:value-type="string" ns42:value-type="string">
            <text:p>musique</text:p>
          </table:table-cell>
          <table:table-cell table:style-name="ce86" table:number-columns-repeated="5"/>
          <table:table-cell table:style-name="ce91" office:value-type="date" office:date-value="2025-11-20" ns42:value-type="date">
            <text:p>2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lt AI</text:p>
          </table:table-cell>
          <table:table-cell table:style-name="ce73" office:value-type="string" ns42:value-type="string">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ce73" office:value-type="string" ns42:value-type="string">
            <text:p>https://www.uneiaparjour.fr/bolt-ai/</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1-19" ns42:value-type="date">
            <text:p>1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dent</text:p>
          </table:table-cell>
          <table:table-cell table:style-name="ce73" office:value-type="string" ns42:value-type="string">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ce73" office:value-type="string" ns42:value-type="string">
            <text:p>https://www.uneiaparjour.fr/aident/</text:p>
          </table:table-cell>
          <table:table-cell table:style-name="ce73" office:value-type="string" ns42:value-type="string">
            <text:p>automatisation</text:p>
          </table:table-cell>
          <table:table-cell table:style-name="ce86" table:number-columns-repeated="5"/>
          <table:table-cell table:style-name="ce91" office:value-type="date" office:date-value="2025-11-18" ns42:value-type="date">
            <text:p>1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se 44</text:p>
          </table:table-cell>
          <table:table-cell table:style-name="ce73" office:value-type="string" ns42:value-type="string">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ce73" office:value-type="string" ns42:value-type="string">
            <text:p>https://www.uneiaparjour.fr/base-44/</text:p>
          </table:table-cell>
          <table:table-cell table:style-name="ce73" office:value-type="string" ns42:value-type="string">
            <text:p>application</text:p>
          </table:table-cell>
          <table:table-cell table:style-name="ce86" table:number-columns-repeated="5"/>
          <table:table-cell table:style-name="ce91" office:value-type="date" office:date-value="2025-11-17" ns42:value-type="date">
            <text:p>1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OS</text:p>
          </table:table-cell>
          <table:table-cell table:style-name="ce73" office:value-type="string" ns42:value-type="string">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ce73" office:value-type="string" ns42:value-type="string">
            <text:p>https://www.uneiaparjour.fr/flowithos/</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11-16" ns42:value-type="date">
            <text:p>1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bizz</text:p>
          </table:table-cell>
          <table:table-cell table:style-name="ce73" office:value-type="string" ns42:value-type="string">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ce73" office:value-type="string" ns42:value-type="string">
            <text:p>https://www.uneiaparjour.fr/fobizz/</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présentation</text:p>
          </table:table-cell>
          <table:table-cell table:style-name="ce91" office:value-type="date" office:date-value="2025-11-15" ns42:value-type="date">
            <text:p>1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icle summarizer</text:p>
          </table:table-cell>
          <table:table-cell table:style-name="ce73" office:value-type="string" ns42:value-type="string">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ce73" office:value-type="string" ns42:value-type="string">
            <text:p>https://www.uneiaparjour.fr/article-summarizer/</text:p>
          </table:table-cell>
          <table:table-cell table:style-name="ce73" office:value-type="string" ns42:value-type="string">
            <text:p>documents</text:p>
          </table:table-cell>
          <table:table-cell table:style-name="ce86" table:number-columns-repeated="5"/>
          <table:table-cell table:style-name="ce91" office:value-type="date" office:date-value="2025-11-14" ns42:value-type="date">
            <text:p>1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me AI</text:p>
          </table:table-cell>
          <table:table-cell table:style-name="ce73" office:value-type="string" ns42:value-type="string">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ce73" office:value-type="string" ns42:value-type="string">
            <text:p>https://www.uneiaparjour.fr/time-ai/</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11-13" ns42:value-type="date">
            <text:p>1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ocu</text:p>
          </table:table-cell>
          <table:table-cell table:style-name="ce73" office:value-type="string" ns42:value-type="string">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ce73" office:value-type="string" ns42:value-type="string">
            <text:p>https://www.uneiaparjour.fr/studocu/</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11-12" ns42:value-type="date">
            <text:p>1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 behind image</text:p>
          </table:table-cell>
          <table:table-cell table:style-name="ce73" office:value-type="string" ns42:value-type="string">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ce73" office:value-type="string" ns42:value-type="string">
            <text:p>https://www.uneiaparjour.fr/text-behind-image/</text:p>
          </table:table-cell>
          <table:table-cell table:style-name="ce73" office:value-type="string" ns42:value-type="string">
            <text:p>images</text:p>
          </table:table-cell>
          <table:table-cell table:style-name="ce86" table:number-columns-repeated="5"/>
          <table:table-cell table:style-name="ce91" office:value-type="date" office:date-value="2025-11-11" ns42:value-type="date">
            <text:p>1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ok computer</text:p>
          </table:table-cell>
          <table:table-cell table:style-name="ce73" office:value-type="string" ns42:value-type="string">
            <text:p>Ok Computer est un agent de Kimi K2 spécialisé dans la génération d’applications et basé sur les intercations en langage naturel (vibe coding). Génération en html, imagescréées en png et sons en mp3. 3 interactions gratuites par jour. Test « La ferme mathématique » : https://ajngxk363hrdo.ok.kimi.link Test jeu style Flappy bird : https://4b7nump2dycxy.ok.kimi.link</text:p>
          </table:table-cell>
          <table:table-cell table:style-name="ce73" office:value-type="string" ns42:value-type="string">
            <text:p>https://www.uneiaparjour.fr/kimi-ok-computer/</text:p>
          </table:table-cell>
          <table:table-cell table:style-name="ce73" office:value-type="string" ns42:value-type="string">
            <text:p>application</text:p>
          </table:table-cell>
          <table:table-cell table:style-name="ce86" table:number-columns-repeated="5"/>
          <table:table-cell table:style-name="ce91" office:value-type="date" office:date-value="2025-11-10" ns42:value-type="date">
            <text:p>1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rav</text:p>
          </table:table-cell>
          <table:table-cell table:style-name="ce73" office:value-type="string" ns42:value-type="string">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ce73" office:value-type="string" ns42:value-type="string">
            <text:p>https://www.uneiaparjour.fr/unrav/</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91" office:value-type="date" office:date-value="2025-11-09" ns42:value-type="date">
            <text:p>0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nee</text:p>
          </table:table-cell>
          <table:table-cell table:style-name="ce73" office:value-type="string" ns42:value-type="string">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ce73" office:value-type="string" ns42:value-type="string">
            <text:p>https://www.uneiaparjour.fr/tunee/</text:p>
          </table:table-cell>
          <table:table-cell table:style-name="ce73" office:value-type="string" ns42:value-type="string">
            <text:p>musique</text:p>
          </table:table-cell>
          <table:table-cell table:style-name="ce86" table:number-columns-repeated="5"/>
          <table:table-cell table:style-name="ce91" office:value-type="date" office:date-value="2025-11-08" ns42:value-type="date">
            <text:p>0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acles ou romanciers</text:p>
          </table:table-cell>
          <table:table-cell table:style-name="ce73" office:value-type="string" ns42:value-type="string">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ce73" office:value-type="string" ns42:value-type="string">
            <text:p>https://www.uneiaparjour.fr/oracles-ou-romanciers/</text:p>
          </table:table-cell>
          <table:table-cell table:style-name="ce73" office:value-type="string" ns42:value-type="string">
            <text:p>édu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1-07" ns42:value-type="date">
            <text:p>0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GPT</text:p>
          </table:table-cell>
          <table:table-cell table:style-name="ce73" office:value-type="string" ns42:value-type="string">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ce73" office:value-type="string" ns42:value-type="string">
            <text:p>https://www.uneiaparjour.fr/pdfgpt/</text:p>
          </table:table-cell>
          <table:table-cell table:style-name="ce73" office:value-type="string" ns42:value-type="string">
            <text:p>documents</text:p>
          </table:table-cell>
          <table:table-cell table:style-name="ce86" table:number-columns-repeated="5"/>
          <table:table-cell table:style-name="ce91" office:value-type="date" office:date-value="2025-11-06" ns42:value-type="date">
            <text:p>0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stats</text:p>
          </table:table-cell>
          <table:table-cell table:style-name="ce73" office:value-type="string" ns42:value-type="string">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ce73" office:value-type="string" ns42:value-type="string">
            <text:p>https://www.uneiaparjour.fr/llm-stats/</text:p>
          </table:table-cell>
          <table:table-cell table:style-name="ce73" office:value-type="string" ns42:value-type="string">
            <text:p>LLM</text:p>
          </table:table-cell>
          <table:table-cell table:style-name="ce73" office:value-type="string" ns42:value-type="string">
            <text:p>texte</text:p>
          </table:table-cell>
          <table:table-cell table:style-name="ce86" table:number-columns-repeated="4"/>
          <table:table-cell table:style-name="ce91" office:value-type="date" office:date-value="2025-11-05" ns42:value-type="date">
            <text:p>0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ranslator</text:p>
          </table:table-cell>
          <table:table-cell table:style-name="ce73" office:value-type="string" ns42:value-type="string">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ce73" office:value-type="string" ns42:value-type="string">
            <text:p>https://www.uneiaparjour.fr/pdf-translator/</text:p>
          </table:table-cell>
          <table:table-cell table:style-name="ce73" office:value-type="string" ns42:value-type="string">
            <text:p>document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3"/>
          <table:table-cell table:style-name="ce91" office:value-type="date" office:date-value="2025-11-04" ns42:value-type="date">
            <text:p>0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arch de Jina.ai</text:p>
          </table:table-cell>
          <table:table-cell table:style-name="ce73" office:value-type="string" ns42:value-type="string">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ce73" office:value-type="string" ns42:value-type="string">
            <text:p>https://www.uneiaparjour.fr/search-de-jina-ai/</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11-03" ns42:value-type="date">
            <text:p>0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rboSeek</text:p>
          </table:table-cell>
          <table:table-cell table:style-name="ce73" office:value-type="string" ns42:value-type="string">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ce73" office:value-type="string" ns42:value-type="string">
            <text:p>https://www.uneiaparjour.fr/turboseek/</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86" table:number-columns-repeated="3"/>
          <table:table-cell table:style-name="ce91" office:value-type="date" office:date-value="2025-11-02" ns42:value-type="date">
            <text:p>0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rifyTube</text:p>
          </table:table-cell>
          <table:table-cell table:style-name="ce73" office:value-type="string" ns42:value-type="string">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ce73" office:value-type="string" ns42:value-type="string">
            <text:p>https://www.uneiaparjour.fr/clarifytube/</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11-01" ns42:value-type="date">
            <text:p>0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ndy</text:p>
          </table:table-cell>
          <table:table-cell table:style-name="ce73" office:value-type="string" ns42:value-type="string">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ce73" office:value-type="string" ns42:value-type="string">
            <text:p>https://www.uneiaparjour.fr/handy/</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10-31" ns42:value-type="date">
            <text:p>3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riends &amp; Fables</text:p>
          </table:table-cell>
          <table:table-cell table:style-name="ce73" office:value-type="string" ns42:value-type="string">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ce73" office:value-type="string" ns42:value-type="string">
            <text:p>https://www.uneiaparjour.fr/friends-fables/</text:p>
          </table:table-cell>
          <table:table-cell table:style-name="ce73" office:value-type="string" ns42:value-type="string">
            <text:p>jeu vidéo</text:p>
          </table:table-cell>
          <table:table-cell table:style-name="ce86" table:number-columns-repeated="5"/>
          <table:table-cell table:style-name="ce91" office:value-type="date" office:date-value="2025-10-30" ns42:value-type="date">
            <text:p>3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code</text:p>
          </table:table-cell>
          <table:table-cell table:style-name="ce73" office:value-type="string" ns42:value-type="string">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ce73" office:value-type="string" ns42:value-type="string">
            <text:p>https://www.uneiaparjour.fr/vibecode/</text:p>
          </table:table-cell>
          <table:table-cell table:style-name="ce73" office:value-type="string" ns42:value-type="string">
            <text:p>application</text:p>
          </table:table-cell>
          <table:table-cell table:style-name="ce86" table:number-columns-repeated="5"/>
          <table:table-cell table:style-name="ce91" office:value-type="date" office:date-value="2025-10-29" ns42:value-type="date">
            <text:p>2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2</text:p>
          </table:table-cell>
          <table:table-cell table:style-name="ce73" office:value-type="string" ns42:value-type="string">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ce73" office:value-type="string" ns42:value-type="string">
            <text:p>https://www.uneiaparjour.fr/minimax-m2/</text:p>
          </table:table-cell>
          <table:table-cell table:style-name="ce73" office:value-type="string" ns42:value-type="string">
            <text:p>appli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présentation</text:p>
          </table:table-cell>
          <table:table-cell table:style-name="ce86" table:number-columns-repeated="2"/>
          <table:table-cell table:style-name="ce91" office:value-type="date" office:date-value="2025-10-28" ns42:value-type="date">
            <text:p>2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Slides</text:p>
          </table:table-cell>
          <table:table-cell table:style-name="ce73" office:value-type="string" ns42:value-type="string">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ce73" office:value-type="string" ns42:value-type="string">
            <text:p>https://www.uneiaparjour.fr/kimi-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7" ns42:value-type="date">
            <text:p>2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mmarizer de Decopy</text:p>
          </table:table-cell>
          <table:table-cell table:style-name="ce73" office:value-type="string" ns42:value-type="string">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ce73" office:value-type="string" ns42:value-type="string">
            <text:p>https://www.uneiaparjour.fr/summarizer-de-decopy/</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table-cell table:style-name="ce91" office:value-type="date" office:date-value="2025-10-26" ns42:value-type="date">
            <text:p>2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tx 2</text:p>
          </table:table-cell>
          <table:table-cell table:style-name="ce73" office:value-type="string" ns42:value-type="string">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ce73" office:value-type="string" ns42:value-type="string">
            <text:p>https://www.uneiaparjour.fr/ltx-2/</text:p>
          </table:table-cell>
          <table:table-cell table:style-name="ce73" office:value-type="string" ns42:value-type="string">
            <text:p>vidéo</text:p>
          </table:table-cell>
          <table:table-cell table:style-name="ce86" table:number-columns-repeated="5"/>
          <table:table-cell table:style-name="ce91" office:value-type="date" office:date-value="2025-10-25" ns42:value-type="date">
            <text:p>2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omaly AI</text:p>
          </table:table-cell>
          <table:table-cell table:style-name="ce73" office:value-type="string" ns42:value-type="string">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ce73" office:value-type="string" ns42:value-type="string">
            <text:p>https://www.uneiaparjour.fr/anomaly-ai/</text:p>
          </table:table-cell>
          <table:table-cell table:style-name="ce73" office:value-type="string" ns42:value-type="string">
            <text:p>données</text:p>
          </table:table-cell>
          <table:table-cell table:style-name="ce86" table:number-columns-repeated="5"/>
          <table:table-cell table:style-name="ce91" office:value-type="date" office:date-value="2025-10-24" ns42:value-type="date">
            <text:p>2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minary</text:p>
          </table:table-cell>
          <table:table-cell table:style-name="ce73" office:value-type="string" ns42:value-type="string">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ce73" office:value-type="string" ns42:value-type="string">
            <text:p>https://www.uneiaparjour.fr/liminary/</text:p>
          </table:table-cell>
          <table:table-cell table:style-name="ce73" office:value-type="string" ns42:value-type="string">
            <text:p>documents</text:p>
          </table:table-cell>
          <table:table-cell table:style-name="ce73" office:value-type="string" ns42:value-type="string">
            <text:p>usage illimité</text:p>
          </table:table-cell>
          <table:table-cell table:style-name="ce86" table:number-columns-repeated="4"/>
          <table:table-cell table:style-name="ce91" office:value-type="date" office:date-value="2025-10-23" ns42:value-type="date">
            <text:p>2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ox</text:p>
          </table:table-cell>
          <table:table-cell table:style-name="ce73" office:value-type="string" ns42:value-type="string">
            <text:p>Koox (https://koox.ai/) génère des vidéos sonorisées à partir d’une instruction et d’une image de départ depuis les modèles Sora 2, Veo 3 Fast et Veo 3 pro. Quelques choix de format possible : durée, orientation, qualité.Export mp4. À noter : les imagesavec des personnes ne sont pas acceptées. 50 crédits gratuits à l’ouverture de […]</text:p>
          </table:table-cell>
          <table:table-cell table:style-name="ce73" office:value-type="string" ns42:value-type="string">
            <text:p>https://www.uneiaparjour.fr/koox/</text:p>
          </table:table-cell>
          <table:table-cell table:style-name="ce73" office:value-type="string" ns42:value-type="string">
            <text:p>vidéo</text:p>
          </table:table-cell>
          <table:table-cell table:style-name="ce86" table:number-columns-repeated="5"/>
          <table:table-cell table:style-name="ce91" office:value-type="date" office:date-value="2025-10-22" ns42:value-type="date">
            <text:p>2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kkslides</text:p>
          </table:table-cell>
          <table:table-cell table:style-name="ce73" office:value-type="string" ns42:value-type="string">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ce73" office:value-type="string" ns42:value-type="string">
            <text:p>https://www.uneiaparjour.fr/okk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1" ns42:value-type="date">
            <text:p>2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h my images</text:p>
          </table:table-cell>
          <table:table-cell table:style-name="ce73" office:value-type="string" ns42:value-type="string">
            <text:p>Oh my image (https://ohmyimages.com/) génère des imagesà partir d’une instruction avec possibilité d’importer jusqu’à 5 imagesde référence. Basé sur Nano banana, gestion du texte et des modifications. Gratuit, sans compte et semble illimité. Attention : pas d’historique, pensez à télécharger les imagesgénérées.</text:p>
          </table:table-cell>
          <table:table-cell table:style-name="ce73" office:value-type="string" ns42:value-type="string">
            <text:p>https://www.uneiaparjour.fr/oh-my-image/</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0-20" ns42:value-type="date">
            <text:p>2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mergent minds</text:p>
          </table:table-cell>
          <table:table-cell table:style-name="ce73" office:value-type="string" ns42:value-type="string">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ce73" office:value-type="string" ns42:value-type="string">
            <text:p>https://www.uneiaparjour.fr/emergent-minds/</text:p>
          </table:table-cell>
          <table:table-cell table:style-name="ce73" office:value-type="string" ns42:value-type="string">
            <text:p>recherche</text:p>
          </table:table-cell>
          <table:table-cell table:style-name="ce86" table:number-columns-repeated="5"/>
          <table:table-cell table:style-name="ce91" office:value-type="date" office:date-value="2025-10-19" ns42:value-type="date">
            <text:p>1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criptik</text:p>
          </table:table-cell>
          <table:table-cell table:style-name="ce73" office:value-type="string" ns42:value-type="string">
            <text:p>Transcriptik (https://transcriptik.com/) génère la transcription texte de vidéos Tiktok à partir de leur url. Export par copier / coller. 50 langues supportées. 3 générations gratuites par jour.</text:p>
          </table:table-cell>
          <table:table-cell table:style-name="ce73" office:value-type="string" ns42:value-type="string">
            <text:p>https://www.uneiaparjour.fr/transcriptik/</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4"/>
          <table:table-cell table:style-name="ce91" office:value-type="date" office:date-value="2025-10-18" ns42:value-type="date">
            <text:p>1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diagram maker</text:p>
          </table:table-cell>
          <table:table-cell table:style-name="ce73" office:value-type="string" ns42:value-type="string">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ce73" office:value-type="string" ns42:value-type="string">
            <text:p>https://www.uneiaparjour.fr/ai-diagram-maker/</text:p>
          </table:table-cell>
          <table:table-cell table:style-name="ce73" office:value-type="string" ns42:value-type="string">
            <text:p>présentation</text:p>
          </table:table-cell>
          <table:table-cell table:style-name="ce86" table:number-columns-repeated="5"/>
          <table:table-cell table:style-name="ce91" office:value-type="date" office:date-value="2025-10-17" ns42:value-type="date">
            <text:p>1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Music</text:p>
          </table:table-cell>
          <table:table-cell table:style-name="ce73" office:value-type="string" ns42:value-type="string">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ce73" office:value-type="string" ns42:value-type="string">
            <text:p>https://www.uneiaparjour.fr/textmusic/</text:p>
          </table:table-cell>
          <table:table-cell table:style-name="ce73" office:value-type="string" ns42:value-type="string">
            <text:p>musique</text:p>
          </table:table-cell>
          <table:table-cell table:style-name="ce86" table:number-columns-repeated="5"/>
          <table:table-cell table:style-name="ce91" office:value-type="date" office:date-value="2025-10-16" ns42:value-type="date">
            <text:p>1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xica AI</text:p>
          </table:table-cell>
          <table:table-cell table:style-name="ce73" office:value-type="string" ns42:value-type="string">
            <text:p>Lexica AI (https://lexicaai.net) génère des images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ce73" office:value-type="string" ns42:value-type="string">
            <text:p>https://www.uneiaparjour.fr/lexica-ai/</text:p>
          </table:table-cell>
          <table:table-cell table:style-name="ce73" office:value-type="string" ns42:value-type="string">
            <text:p>images</text:p>
          </table:table-cell>
          <table:table-cell table:style-name="ce86" table:number-columns-repeated="5"/>
          <table:table-cell table:style-name="ce91" office:value-type="date" office:date-value="2025-10-15" ns42:value-type="date">
            <text:p>1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okee</text:p>
          </table:table-cell>
          <table:table-cell table:style-name="ce73" office:value-type="string" ns42:value-type="string">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ce73" office:value-type="string" ns42:value-type="string">
            <text:p>https://www.uneiaparjour.fr/pokee/</text:p>
          </table:table-cell>
          <table:table-cell table:style-name="ce73" office:value-type="string" ns42:value-type="string">
            <text:p>automatisation</text:p>
          </table:table-cell>
          <table:table-cell table:style-name="ce86" table:number-columns-repeated="5"/>
          <table:table-cell table:style-name="ce91" office:value-type="date" office:date-value="2025-10-14" ns42:value-type="date">
            <text:p>1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ws</text:p>
          </table:table-cell>
          <table:table-cell table:style-name="ce73" office:value-type="string" ns42:value-type="string">
            <text:p>Rows (https://rows.com/) est un tableur avec un chatbot intégré et des posibilité d’analyse et de génération de tableau de visualisations. Import de fichiers csv, xls, imagesou pdf. Modèles et multiples connexions à des services extérieurs. Partage embed, invitation par mel et collaboration possibles (jusqu’à 3 en version gratuite). Une dizaine d’interactions gratuites sans compte […]</text:p>
          </table:table-cell>
          <table:table-cell table:style-name="ce73" office:value-type="string" ns42:value-type="string">
            <text:p>https://www.uneiaparjour.fr/rows/</text:p>
          </table:table-cell>
          <table:table-cell table:style-name="ce73" office:value-type="string" ns42:value-type="string">
            <text:p>données</text:p>
          </table:table-cell>
          <table:table-cell table:style-name="ce86" table:number-columns-repeated="5"/>
          <table:table-cell table:style-name="ce91" office:value-type="date" office:date-value="2025-10-13" ns42:value-type="date">
            <text:p>1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birise</text:p>
          </table:table-cell>
          <table:table-cell table:style-name="ce76" office:value-type="string" ns42:value-type="string">
            <text:p><text:a xlink:href="https://www.uneiaparjour.fr/mobirise-2" xlink:type="simple">https://www.uneiaparjour.fr/mobirise-2</text:a></text:p>
          </table:table-cell>
          <table:table-cell table:style-name="ce73" office:value-type="string" ns42:value-type="string">
            <text:p>https://www.uneiaparjour.fr/mobirise/</text:p>
          </table:table-cell>
          <table:table-cell table:style-name="ce73" office:value-type="string" ns42:value-type="string">
            <text:p>site web</text:p>
          </table:table-cell>
          <table:table-cell table:style-name="ce86" table:number-columns-repeated="5"/>
          <table:table-cell table:style-name="ce91" office:value-type="date" office:date-value="2025-10-12" ns42:value-type="date">
            <text:p>1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loflow</text:p>
          </table:table-cell>
          <table:table-cell table:style-name="ce73" office:value-type="string" ns42:value-type="string">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ce73" office:value-type="string" ns42:value-type="string">
            <text:p>https://www.uneiaparjour.fr/meloflow/</text:p>
          </table:table-cell>
          <table:table-cell table:style-name="ce73" office:value-type="string" ns42:value-type="string">
            <text:p>musique</text:p>
          </table:table-cell>
          <table:table-cell table:style-name="ce86" table:number-columns-repeated="5"/>
          <table:table-cell table:style-name="ce91" office:value-type="date" office:date-value="2025-10-11" ns42:value-type="date">
            <text:p>1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aflow</text:p>
          </table:table-cell>
          <table:table-cell table:style-name="ce73" office:value-type="string" ns42:value-type="string">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ce73" office:value-type="string" ns42:value-type="string">
            <text:p>https://www.uneiaparjour.fr/paraflow/</text:p>
          </table:table-cell>
          <table:table-cell table:style-name="ce73" office:value-type="string" ns42:value-type="string">
            <text:p>application</text:p>
          </table:table-cell>
          <table:table-cell table:style-name="ce86" table:number-columns-repeated="5"/>
          <table:table-cell table:style-name="ce91" office:value-type="date" office:date-value="2025-10-10" ns42:value-type="date">
            <text:p>1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hisk</text:p>
          </table:table-cell>
          <table:table-cell table:style-name="ce73" office:value-type="string" ns42:value-type="string">
            <text:p>Whisk (https://labs.google/fx/fr/tools/whisk) génère des imageset des vidéos sonorisées à partir d’images« d’inspiration » qui peuvent être complétées par une instruction. Les images« d’inspiration » représentent objet, scène et style. Plusieurs peuvent être transmises et elles peuvent être générées. Modèles non spécifiés : imagescertainement avec Nano banana et vidéo Veo certainement version 2. Version expérimentale, gratuit, […]</text:p>
          </table:table-cell>
          <table:table-cell table:style-name="ce73" office:value-type="string" ns42:value-type="string">
            <text:p>https://www.uneiaparjour.fr/whisk/</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10-09" ns42:value-type="date">
            <text:p>0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lobu</text:p>
          </table:table-cell>
          <table:table-cell table:style-name="ce73" office:value-type="string" ns42:value-type="string">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ce73" office:value-type="string" ns42:value-type="string">
            <text:p>https://www.uneiaparjour.fr/blobu/</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10-08" ns42:value-type="date">
            <text:p>0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lid</text:p>
          </table:table-cell>
          <table:table-cell table:style-name="ce73" office:value-type="string" ns42:value-type="string">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ce73" office:value-type="string" ns42:value-type="string">
            <text:p>https://www.uneiaparjour.fr/solid/</text:p>
          </table:table-cell>
          <table:table-cell table:style-name="ce73" office:value-type="string" ns42:value-type="string">
            <text:p>application</text:p>
          </table:table-cell>
          <table:table-cell table:style-name="ce86" table:number-columns-repeated="5"/>
          <table:table-cell table:style-name="ce91" office:value-type="date" office:date-value="2025-10-07" ns42:value-type="date">
            <text:p>0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lo</text:p>
          </table:table-cell>
          <table:table-cell table:style-name="ce73" office:value-type="string" ns42:value-type="string">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ce73" office:value-type="string" ns42:value-type="string">
            <text:p>https://www.uneiaparjour.fr/folo/</text:p>
          </table:table-cell>
          <table:table-cell table:style-name="ce73" office:value-type="string" ns42:value-type="string">
            <text:p>actualités et fact-checking</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10-06" ns42:value-type="date">
            <text:p>0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po</text:p>
          </table:table-cell>
          <table:table-cell table:style-name="ce73" office:value-type="string" ns42:value-type="string">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ce73" office:value-type="string" ns42:value-type="string">
            <text:p>https://www.uneiaparjour.fr/anpo/</text:p>
          </table:table-cell>
          <table:table-cell table:style-name="ce73" office:value-type="string" ns42:value-type="string">
            <text:p>images</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10-05" ns42:value-type="date">
            <text:p>0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trix Game</text:p>
          </table:table-cell>
          <table:table-cell table:style-name="ce73" office:value-type="string" ns42:value-type="string">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ce73" office:value-type="string" ns42:value-type="string">
            <text:p>https://www.uneiaparjour.fr/matrix-game/</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4"/>
          <table:table-cell table:style-name="ce91" office:value-type="date" office:date-value="2025-10-04" ns42:value-type="date">
            <text:p>0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llumi</text:p>
          </table:table-cell>
          <table:table-cell table:style-name="ce73" office:value-type="string" ns42:value-type="string">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acceptés. Ajouté […]</text:p>
          </table:table-cell>
          <table:table-cell table:style-name="ce73" office:value-type="string" ns42:value-type="string">
            <text:p>https://www.uneiaparjour.fr/illumi/</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10-03" ns42:value-type="date">
            <text:p>0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rble</text:p>
          </table:table-cell>
          <table:table-cell table:style-name="ce73" office:value-type="string" ns42:value-type="string">
            <text:p>Marble (https://marble.worldlabs.ai/) génère une image 360° / VR à partir d’une image fixe. Deux modèles de génération sont proposés, mini et plus. Possibilité de générer des imagesfixes au préalable. Fonctionnalité qui ne fonctionnait pas lors du test. Export aux formats SPZ et PLY. Version pour navigateur et version VR. Version beta sur liste d’attente, […]</text:p>
          </table:table-cell>
          <table:table-cell table:style-name="ce73" office:value-type="string" ns42:value-type="string">
            <text:p>https://www.uneiaparjour.fr/marble/</text:p>
          </table:table-cell>
          <table:table-cell table:style-name="ce73" office:value-type="string" ns42:value-type="string">
            <text:p>images</text:p>
          </table:table-cell>
          <table:table-cell table:style-name="ce73" office:value-type="string" ns42:value-type="string">
            <text:p>images 3D</text:p>
          </table:table-cell>
          <table:table-cell table:style-name="ce86" table:number-columns-repeated="4"/>
          <table:table-cell table:style-name="ce91" office:value-type="date" office:date-value="2025-10-02" ns42:value-type="date">
            <text:p>0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en ligne</text:p>
          </table:table-cell>
          <table:table-cell table:style-name="ce73" office:value-type="string" ns42:value-type="string">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et de vidéos non spécifiés (Stable diffusion […]</text:p>
          </table:table-cell>
          <table:table-cell table:style-name="ce73" office:value-type="string" ns42:value-type="string">
            <text:p>https://www.uneiaparjour.fr/meta-ai-en-ligne/</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10-01" ns42:value-type="date">
            <text:p>0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studio</text:p>
          </table:table-cell>
          <table:table-cell table:style-name="ce73" office:value-type="string" ns42:value-type="string">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ce73" office:value-type="string" ns42:value-type="string">
            <text:p>https://www.uneiaparjour.fr/meta-ai-studio/</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4"/>
          <table:table-cell table:style-name="ce91" office:value-type="date" office:date-value="2025-09-30" ns42:value-type="date">
            <text:p>3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boe</text:p>
          </table:table-cell>
          <table:table-cell table:style-name="ce73" office:value-type="string" ns42:value-type="string">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ce73" office:value-type="string" ns42:value-type="string">
            <text:p>https://www.uneiaparjour.fr/oboe/</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09-29" ns42:value-type="date">
            <text:p>2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mint</text:p>
          </table:table-cell>
          <table:table-cell table:style-name="ce73" office:value-type="string" ns42:value-type="string">
            <text:p>Umint (https://umint-openwebui.hf.space et documentation : https://huggingface.co/umint) pour UltimaX Intelligence est un chatbot regroupant modèles de langage et d’images(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ce73" office:value-type="string" ns42:value-type="string">
            <text:p>https://www.uneiaparjour.fr/umin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86"/>
          <table:table-cell table:style-name="ce91" office:value-type="date" office:date-value="2025-09-28" ns42:value-type="date">
            <text:p>2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eamcore</text:p>
          </table:table-cell>
          <table:table-cell table:style-name="ce73" office:value-type="string" ns42:value-type="string">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ce73" office:value-type="string" ns42:value-type="string">
            <text:p>https://www.uneiaparjour.fr/dreamcore/</text:p>
          </table:table-cell>
          <table:table-cell table:style-name="ce73" office:value-type="string" ns42:value-type="string">
            <text:p>application</text:p>
          </table:table-cell>
          <table:table-cell table:style-name="ce86" table:number-columns-repeated="5"/>
          <table:table-cell table:style-name="ce91" office:value-type="date" office:date-value="2025-09-27" ns42:value-type="date">
            <text:p>2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cally</text:p>
          </table:table-cell>
          <table:table-cell table:style-name="ce73" office:value-type="string" ns42:value-type="string">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ce73" office:value-type="string" ns42:value-type="string">
            <text:p>https://www.uneiaparjour.fr/locally/</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9-26" ns42:value-type="date">
            <text:p>2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A de Canva</text:p>
          </table:table-cell>
          <table:table-cell table:style-name="ce73" office:value-type="string" ns42:value-type="string">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ce73" office:value-type="string" ns42:value-type="string">
            <text:p>https://www.uneiaparjour.fr/ia-de-canva/</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table-cell table:style-name="ce91" office:value-type="date" office:date-value="2025-09-25" ns42:value-type="date">
            <text:p>2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sual GPT</text:p>
          </table:table-cell>
          <table:table-cell table:style-name="ce73" office:value-type="string" ns42:value-type="string">
            <text:p>Visual GPT (https://visualgpt.io/) regroupe 12 outils de génération ou de retouche d’imageset de visuels (infographies, graphiques et cartes mentales) : Trois modèles imagesprésents : Nano Banana, Seedream et Flux. Pas de mention du modèle de langage utilisé (Deepseek ?). Gratuit et semble illimité. Images pour les tests :</text:p>
          </table:table-cell>
          <table:table-cell table:style-name="ce73" office:value-type="string" ns42:value-type="string">
            <text:p>https://www.uneiaparjour.fr/visual-gpt/</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table-cell table:style-name="ce91" office:value-type="date" office:date-value="2025-09-24" ns42:value-type="date">
            <text:p>2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Omni</text:p>
          </table:table-cell>
          <table:table-cell table:style-name="ce73" office:value-type="string" ns42:value-type="string">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ce73" office:value-type="string" ns42:value-type="string">
            <text:p>https://www.uneiaparjour.fr/qwen-3-omni/</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91" office:value-type="date" office:date-value="2025-09-23" ns42:value-type="date">
            <text:p>2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ve</text:p>
          </table:table-cell>
          <table:table-cell table:style-name="ce73" office:value-type="string" ns42:value-type="string">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ce73" office:value-type="string" ns42:value-type="string">
            <text:p>https://www.uneiaparjour.fr/reve/</text:p>
          </table:table-cell>
          <table:table-cell table:style-name="ce73" office:value-type="string" ns42:value-type="string">
            <text:p>images</text:p>
          </table:table-cell>
          <table:table-cell table:style-name="ce86" table:number-columns-repeated="5"/>
          <table:table-cell table:style-name="ce91" office:value-type="date" office:date-value="2025-09-22" ns42:value-type="date">
            <text:p>2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my</text:p>
          </table:table-cell>
          <table:table-cell table:style-name="ce73" office:value-type="string" ns42:value-type="string">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ce73" office:value-type="string" ns42:value-type="string">
            <text:p>https://www.uneiaparjour.fr/remy/</text:p>
          </table:table-cell>
          <table:table-cell table:style-name="ce73" office:value-type="string" ns42:value-type="string">
            <text:p>automatisation</text:p>
          </table:table-cell>
          <table:table-cell table:style-name="ce73" office:value-type="string" ns42:value-type="string">
            <text:p>texte</text:p>
          </table:table-cell>
          <table:table-cell table:style-name="ce86" table:number-columns-repeated="4"/>
          <table:table-cell table:style-name="ce91" office:value-type="date" office:date-value="2025-09-21" ns42:value-type="date">
            <text:p>2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Browser</text:p>
          </table:table-cell>
          <table:table-cell table:style-name="ce73" office:value-type="string" ns42:value-type="string">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ce73" office:value-type="string" ns42:value-type="string">
            <text:p>https://www.uneiaparjour.fr/nextbrowser/</text:p>
          </table:table-cell>
          <table:table-cell table:style-name="ce73" office:value-type="string" ns42:value-type="string">
            <text:p>automatisation</text:p>
          </table:table-cell>
          <table:table-cell table:style-name="ce86" table:number-columns-repeated="5"/>
          <table:table-cell table:style-name="ce91" office:value-type="date" office:date-value="2025-09-20" ns42:value-type="date">
            <text:p>2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eate Anything</text:p>
          </table:table-cell>
          <table:table-cell table:style-name="ce73" office:value-type="string" ns42:value-type="string">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ce73" office:value-type="string" ns42:value-type="string">
            <text:p>https://www.uneiaparjour.fr/create-anything/</text:p>
          </table:table-cell>
          <table:table-cell table:style-name="ce73" office:value-type="string" ns42:value-type="string">
            <text:p>application</text:p>
          </table:table-cell>
          <table:table-cell table:style-name="ce86" table:number-columns-repeated="5"/>
          <table:table-cell table:style-name="ce91" office:value-type="date" office:date-value="2025-09-19" ns42:value-type="date">
            <text:p>1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awnaq</text:p>
          </table:table-cell>
          <table:table-cell table:style-name="ce73" office:value-type="string" ns42:value-type="string">
            <text:p>Drawnaq (https://www.drawnaq.com/) génère des images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ce73" office:value-type="string" ns42:value-type="string">
            <text:p>https://www.uneiaparjour.fr/drawnaq/</text:p>
          </table:table-cell>
          <table:table-cell table:style-name="ce73" office:value-type="string" ns42:value-type="string">
            <text:p>images</text:p>
          </table:table-cell>
          <table:table-cell table:style-name="ce86" table:number-columns-repeated="5"/>
          <table:table-cell table:style-name="ce91" office:value-type="date" office:date-value="2025-09-18" ns42:value-type="date">
            <text:p>1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xHub AI</text:p>
          </table:table-cell>
          <table:table-cell table:style-name="ce73" office:value-type="string" ns42:value-type="string">
            <text:p>MixHub AI (https://mixhubai.com) regroupe dans une même interface chatbot texte, génération d’images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ce73" office:value-type="string" ns42:value-type="string">
            <text:p>https://www.uneiaparjour.fr/mixhub-ai/</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9-17" ns42:value-type="date">
            <text:p>1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docs</text:p>
          </table:table-cell>
          <table:table-cell table:style-name="ce73" office:value-type="string" ns42:value-type="string">
            <text:p>NextDocs (https://www.nextdocs.io) génère des présentations, des documents textes ou illustrés, et des infographies texte et image à partir d’instructions dans un chatbot. Plusieurs modèles de langage et d’imagessont présents et un mode « Auto » peut choisir le plus approprié. Les générations peuvent être effectuées directement dans un document et un mode traitement de texte est […]</text:p>
          </table:table-cell>
          <table:table-cell table:style-name="ce73" office:value-type="string" ns42:value-type="string">
            <text:p>https://www.uneiaparjour.fr/nextdocs/</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5-09-16" ns42:value-type="date">
            <text:p>1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ai</text:p>
          </table:table-cell>
          <table:table-cell table:style-name="ce73" office:value-type="string" ns42:value-type="string">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ce73" office:value-type="string" ns42:value-type="string">
            <text:p>https://www.uneiaparjour.fr/parlai/</text:p>
          </table:table-cell>
          <table:table-cell table:style-name="ce73" office:value-type="string" ns42:value-type="string">
            <text:p>langu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09-15" ns42:value-type="date">
            <text:p>1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yai</text:p>
          </table:table-cell>
          <table:table-cell table:style-name="ce73" office:value-type="string" ns42:value-type="string">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ce73" office:value-type="string" ns42:value-type="string">
            <text:p>https://www.uneiaparjour.fr/rolyai/</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09-14" ns42:value-type="date">
            <text:p>1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share</text:p>
          </table:table-cell>
          <table:table-cell table:style-name="ce73" office:value-type="string" ns42:value-type="string">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ce73" office:value-type="string" ns42:value-type="string">
            <text:p>https://www.uneiaparjour.fr/teachshare/</text:p>
          </table:table-cell>
          <table:table-cell table:style-name="ce73" office:value-type="string" ns42:value-type="string">
            <text:p>édu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9-13" ns42:value-type="date">
            <text:p>1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next</text:p>
          </table:table-cell>
          <table:table-cell table:style-name="ce73" office:value-type="string" ns42:value-type="string">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ce73" office:value-type="string" ns42:value-type="string">
            <text:p>https://www.uneiaparjour.fr/qwen-3-nex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4"/>
          <table:table-cell table:style-name="ce91" office:value-type="date" office:date-value="2025-09-12" ns42:value-type="date">
            <text:p>1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image</text:p>
          </table:table-cell>
          <table:table-cell table:style-name="ce73" office:value-type="string" ns42:value-type="string">
            <text:p>Hunyuan image (documentation https://github.com/Tencent-Hunyuan/HunyuanImage-2.1 et démonstration https://huggingface.co/spaces/tencent/HunyuanImage-2.1) est un modèle de génération open source et gratuit de Tencent qui génère des images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ce73" office:value-type="string" ns42:value-type="string">
            <text:p>https://www.uneiaparjour.fr/hunyuan-image/</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9-11" ns42:value-type="date">
            <text:p>1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pertus</text:p>
          </table:table-cell>
          <table:table-cell table:style-name="ce73" office:value-type="string" ns42:value-type="string">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ce73" office:value-type="string" ns42:value-type="string">
            <text:p>https://www.uneiaparjour.fr/apertu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09-10" ns42:value-type="date">
            <text:p>1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i</text:p>
          </table:table-cell>
          <table:table-cell table:style-name="ce73" office:value-type="string" ns42:value-type="string">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ce73" office:value-type="string" ns42:value-type="string">
            <text:p>https://www.uneiaparjour.fr/lumi/</text:p>
          </table:table-cell>
          <table:table-cell table:style-name="ce73" office:value-type="string" ns42:value-type="string">
            <text:p>site web</text:p>
          </table:table-cell>
          <table:table-cell table:style-name="ce86" table:number-columns-repeated="5"/>
          <table:table-cell table:style-name="ce91" office:value-type="date" office:date-value="2025-09-09" ns42:value-type="date">
            <text:p>0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unblocks</text:p>
          </table:table-cell>
          <table:table-cell table:style-name="ce73" office:value-type="string" ns42:value-type="string">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ce73" office:value-type="string" ns42:value-type="string">
            <text:p>https://www.uneiaparjour.fr/funblocks/</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3"/>
          <table:table-cell table:style-name="ce91" office:value-type="date" office:date-value="2025-09-08" ns42:value-type="date">
            <text:p>0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lkit</text:p>
          </table:table-cell>
          <table:table-cell table:style-name="ce73" office:value-type="string" ns42:value-type="string">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ce73" office:value-type="string" ns42:value-type="string">
            <text:p>https://www.uneiaparjour.fr/talkit/</text:p>
          </table:table-cell>
          <table:table-cell table:style-name="ce73" office:value-type="string" ns42:value-type="string">
            <text:p>langues</text:p>
          </table:table-cell>
          <table:table-cell table:style-name="ce86" table:number-columns-repeated="5"/>
          <table:table-cell table:style-name="ce91" office:value-type="date" office:date-value="2025-09-07" ns42:value-type="date">
            <text:p>0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o video</text:p>
          </table:table-cell>
          <table:table-cell table:style-name="ce73" office:value-type="string" ns42:value-type="string">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ce73" office:value-type="string" ns42:value-type="string">
            <text:p>https://www.uneiaparjour.fr/pdf-to-video/</text:p>
          </table:table-cell>
          <table:table-cell table:style-name="ce73" office:value-type="string" ns42:value-type="string">
            <text:p>document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9-06" ns42:value-type="date">
            <text:p>0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host</text:p>
          </table:table-cell>
          <table:table-cell table:style-name="ce73" office:value-type="string" ns42:value-type="string">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png / jpg. En version gratuite, diapos illimitées, utilisation de […]</text:p>
          </table:table-cell>
          <table:table-cell table:style-name="ce73" office:value-type="string" ns42:value-type="string">
            <text:p>https://www.uneiaparjour.fr/ghost/</text:p>
          </table:table-cell>
          <table:table-cell table:style-name="ce73" office:value-type="string" ns42:value-type="string">
            <text:p>présentation</text:p>
          </table:table-cell>
          <table:table-cell table:style-name="ce86" table:number-columns-repeated="5"/>
          <table:table-cell table:style-name="ce91" office:value-type="date" office:date-value="2025-09-05" ns42:value-type="date">
            <text:p>0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hava</text:p>
          </table:table-cell>
          <table:table-cell table:style-name="ce73" office:value-type="string" ns42:value-type="string">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ce73" office:value-type="string" ns42:value-type="string">
            <text:p>https://www.uneiaparjour.fr/bhava/</text:p>
          </table:table-cell>
          <table:table-cell table:style-name="ce73" office:value-type="string" ns42:value-type="string">
            <text:p>présentation</text:p>
          </table:table-cell>
          <table:table-cell table:style-name="ce86" table:number-columns-repeated="5"/>
          <table:table-cell table:style-name="ce91" office:value-type="date" office:date-value="2025-09-04" ns42:value-type="date">
            <text:p>0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ashPaper</text:p>
          </table:table-cell>
          <table:table-cell table:style-name="ce73" office:value-type="string" ns42:value-type="string">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ce73" office:value-type="string" ns42:value-type="string">
            <text:p>https://www.uneiaparjour.fr/flashpaper/</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table-cell table:style-name="ce91" office:value-type="date" office:date-value="2025-09-03" ns42:value-type="date">
            <text:p>0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derlord de Descript</text:p>
          </table:table-cell>
          <table:table-cell table:style-name="ce73" office:value-type="string" ns42:value-type="string">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ce73" office:value-type="string" ns42:value-type="string">
            <text:p>https://www.uneiaparjour.fr/underlord-de-descript/</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09-02" ns42:value-type="date">
            <text:p>0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dyssey GPT</text:p>
          </table:table-cell>
          <table:table-cell table:style-name="ce73" office:value-type="string" ns42:value-type="string">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ce73" office:value-type="string" ns42:value-type="string">
            <text:p>https://www.uneiaparjour.fr/odyssey-gpt/</text:p>
          </table:table-cell>
          <table:table-cell table:style-name="ce73" office:value-type="string" ns42:value-type="string">
            <text:p>documents</text:p>
          </table:table-cell>
          <table:table-cell table:style-name="ce86" table:number-columns-repeated="5"/>
          <table:table-cell table:style-name="ce91" office:value-type="date" office:date-value="2025-09-01" ns42:value-type="date">
            <text:p>0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Video-Foley</text:p>
          </table:table-cell>
          <table:table-cell table:style-name="ce73" office:value-type="string" ns42:value-type="string">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ce73" office:value-type="string" ns42:value-type="string">
            <text:p>https://www.uneiaparjour.fr/hunyuanvideo-foley/</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08-31" ns42:value-type="date">
            <text:p>3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et</text:p>
          </table:table-cell>
          <table:table-cell table:style-name="ce73" office:value-type="string" ns42:value-type="string">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ce73" office:value-type="string" ns42:value-type="string">
            <text:p>https://www.uneiaparjour.fr/comet/</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08-30" ns42:value-type="date">
            <text:p>3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chids</text:p>
          </table:table-cell>
          <table:table-cell table:style-name="ce73" office:value-type="string" ns42:value-type="string">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ce73" office:value-type="string" ns42:value-type="string">
            <text:p>https://www.uneiaparjour.fr/orchids/</text:p>
          </table:table-cell>
          <table:table-cell table:style-name="ce73" office:value-type="string" ns42:value-type="string">
            <text:p>site web</text:p>
          </table:table-cell>
          <table:table-cell table:style-name="ce86" table:number-columns-repeated="5"/>
          <table:table-cell table:style-name="ce91" office:value-type="date" office:date-value="2025-08-29" ns42:value-type="date">
            <text:p>2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oducer</text:p>
          </table:table-cell>
          <table:table-cell table:style-name="ce73" office:value-type="string" ns42:value-type="string">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ce73" office:value-type="string" ns42:value-type="string">
            <text:p>https://www.uneiaparjour.fr/producer/</text:p>
          </table:table-cell>
          <table:table-cell table:style-name="ce73" office:value-type="string" ns42:value-type="string">
            <text:p>musique</text:p>
          </table:table-cell>
          <table:table-cell table:style-name="ce86" table:number-columns-repeated="5"/>
          <table:table-cell table:style-name="ce91" office:value-type="date" office:date-value="2025-08-28" ns42:value-type="date">
            <text:p>2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mories</text:p>
          </table:table-cell>
          <table:table-cell table:style-name="ce73" office:value-type="string" ns42:value-type="string">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ce73" office:value-type="string" ns42:value-type="string">
            <text:p>https://www.uneiaparjour.fr/memories/</text:p>
          </table:table-cell>
          <table:table-cell table:style-name="ce73" office:value-type="string" ns42:value-type="string">
            <text:p>chatbot</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8-27" ns42:value-type="date">
            <text:p>2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2.5 Flash Image – Nano Banana</text:p>
          </table:table-cell>
          <table:table-cell table:style-name="ce73" office:value-type="string" ns42:value-type="string">
            <text:p>Gemini 2.5 Flash Image (disponible sur le Google ai studio sour « Gemini native image » https://aistudio.google.com/ et dans Gemini) est le dernier modèle de génération d’imagesde Google.Ce modèle est celui apparu depuis quelques jours sous le nom de « nano-banana ». Ce modèle introduit plusieurs nouvelles possibilités :– la compréhension fine des éléments présents dans l’image– l’ajout, […]</text:p>
          </table:table-cell>
          <table:table-cell table:style-name="ce73" office:value-type="string" ns42:value-type="string">
            <text:p>https://www.uneiaparjour.fr/gemini-2-5-flash-image-nano-banana/</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4"/>
          <table:table-cell table:style-name="ce91" office:value-type="date" office:date-value="2025-08-26" ns42:value-type="date">
            <text:p>2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pt-oss</text:p>
          </table:table-cell>
          <table:table-cell table:style-name="ce73" office:value-type="string" ns42:value-type="string">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ce73" office:value-type="string" ns42:value-type="string">
            <text:p>https://www.uneiaparjour.fr/gpt-oss/</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8-25" ns42:value-type="date">
            <text:p>2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ipoSG-Scribble</text:p>
          </table:table-cell>
          <table:table-cell table:style-name="ce73" office:value-type="string" ns42:value-type="string">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pour les tests, Wikimedia Commons : – […]</text:p>
          </table:table-cell>
          <table:table-cell table:style-name="ce73" office:value-type="string" ns42:value-type="string">
            <text:p>https://www.uneiaparjour.fr/triposg-scribble/</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8-24" ns42:value-type="date">
            <text:p>2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ils</text:p>
          </table:table-cell>
          <table:table-cell table:style-name="ce73" office:value-type="string" ns42:value-type="string">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ce73" office:value-type="string" ns42:value-type="string">
            <text:p>https://www.uneiaparjour.fr/trails/</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number-columns-repeated="4"/>
          <table:table-cell table:style-name="ce91" office:value-type="date" office:date-value="2025-08-23" ns42:value-type="date">
            <text:p>2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deaboard</text:p>
          </table:table-cell>
          <table:table-cell table:style-name="ce73" office:value-type="string" ns42:value-type="string">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était aléatoire. Avec un compte gratuit, 3 tableaux par compte […]</text:p>
          </table:table-cell>
          <table:table-cell table:style-name="ce73" office:value-type="string" ns42:value-type="string">
            <text:p>https://www.uneiaparjour.fr/ideaboard/</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08-22" ns42:value-type="date">
            <text:p>2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text:p>
          </table:table-cell>
          <table:table-cell table:style-name="ce73" office:value-type="string" ns42:value-type="string">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du jour de Wikimedia Commons :</text:p>
          </table:table-cell>
          <table:table-cell table:style-name="ce73" office:value-type="string" ns42:value-type="string">
            <text:p>https://www.uneiaparjour.fr/qwen-image-edit/</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08-21" ns42:value-type="date">
            <text:p>2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pilot 3D</text:p>
          </table:table-cell>
          <table:table-cell table:style-name="ce73" office:value-type="string" ns42:value-type="string">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ce73" office:value-type="string" ns42:value-type="string">
            <text:p>https://www.uneiaparjour.fr/copilot-3d/</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4"/>
          <table:table-cell table:style-name="ce91" office:value-type="date" office:date-value="2025-08-20" ns42:value-type="date">
            <text:p>2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xpal</text:p>
          </table:table-cell>
          <table:table-cell table:style-name="ce73" office:value-type="string" ns42:value-type="string">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ce73" office:value-type="string" ns42:value-type="string">
            <text:p>https://www.uneiaparjour.fr/pixpal/</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08-19" ns42:value-type="date">
            <text:p>1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Vector</text:p>
          </table:table-cell>
          <table:table-cell table:style-name="ce73" office:value-type="string" ns42:value-type="string">
            <text:p>AIVector (https://aivector.ai/ai-vector-generator) génère des imagesréalistes ou sous forme d’illustrations à partir d’une instruction. Chaque génération peut être exportée aux formats svg (imagesvectorielles) et png. Sans compte, avec 10 imagesgénérées gratuites par jour.</text:p>
          </table:table-cell>
          <table:table-cell table:style-name="ce73" office:value-type="string" ns42:value-type="string">
            <text:p>https://www.uneiaparjour.fr/aivector/</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08-18" ns42:value-type="date">
            <text:p>1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vatemode</text:p>
          </table:table-cell>
          <table:table-cell table:style-name="ce73" office:value-type="string" ns42:value-type="string">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ce73" office:value-type="string" ns42:value-type="string">
            <text:p>https://www.uneiaparjour.fr/privatemode/</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8-17" ns42:value-type="date">
            <text:p>1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font</text:p>
          </table:table-cell>
          <table:table-cell table:style-name="ce73" office:value-type="string" ns42:value-type="string">
            <text:p>Refont (https://refont.ai/) génère du texte donné en images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ce73" office:value-type="string" ns42:value-type="string">
            <text:p>https://www.uneiaparjour.fr/refon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8-16" ns42:value-type="date">
            <text:p>1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opulse</text:p>
          </table:table-cell>
          <table:table-cell table:style-name="ce73" office:value-type="string" ns42:value-type="string">
            <text:p>Panopulse (https://panopulse.com/) génère des images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ce73" office:value-type="string" ns42:value-type="string">
            <text:p>https://www.uneiaparjour.fr/panopulse/</text:p>
          </table:table-cell>
          <table:table-cell table:style-name="ce73" office:value-type="string" ns42:value-type="string">
            <text:p>images</text:p>
          </table:table-cell>
          <table:table-cell table:style-name="ce86" table:number-columns-repeated="5"/>
          <table:table-cell table:style-name="ce91" office:value-type="date" office:date-value="2025-08-15" ns42:value-type="date">
            <text:p>1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amify</text:p>
          </table:table-cell>
          <table:table-cell table:style-name="ce73" office:value-type="string" ns42:value-type="string">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ce73" office:value-type="string" ns42:value-type="string">
            <text:p>https://www.uneiaparjour.fr/cramify/</text:p>
          </table:table-cell>
          <table:table-cell table:style-name="ce73" office:value-type="string" ns42:value-type="string">
            <text:p>documents</text:p>
          </table:table-cell>
          <table:table-cell table:style-name="ce73" office:value-type="string" ns42:value-type="string">
            <text:p>éducation</text:p>
          </table:table-cell>
          <table:table-cell table:style-name="ce86" table:number-columns-repeated="4"/>
          <table:table-cell table:style-name="ce91" office:value-type="date" office:date-value="2025-08-14" ns42:value-type="date">
            <text:p>1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orybook de Gemini</text:p>
          </table:table-cell>
          <table:table-cell table:style-name="ce73" office:value-type="string" ns42:value-type="string">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ce73" office:value-type="string" ns42:value-type="string">
            <text:p>https://www.uneiaparjour.fr/storybook-de-gemini/</text:p>
          </table:table-cell>
          <table:table-cell table:style-name="ce73" office:value-type="string" ns42:value-type="string">
            <text:p>histoires enfants</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8-13" ns42:value-type="date">
            <text:p>1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ven Music</text:p>
          </table:table-cell>
          <table:table-cell table:style-name="ce73" office:value-type="string" ns42:value-type="string">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ce73" office:value-type="string" ns42:value-type="string">
            <text:p>https://www.uneiaparjour.fr/eleven-music/</text:p>
          </table:table-cell>
          <table:table-cell table:style-name="ce73" office:value-type="string" ns42:value-type="string">
            <text:p>musique</text:p>
          </table:table-cell>
          <table:table-cell table:style-name="ce86" table:number-columns-repeated="5"/>
          <table:table-cell table:style-name="ce91" office:value-type="date" office:date-value="2025-08-12" ns42:value-type="date">
            <text:p>1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ésumé vidéo de NotebookLM</text:p>
          </table:table-cell>
          <table:table-cell table:style-name="ce73" office:value-type="string" ns42:value-type="string">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ce73" office:value-type="string" ns42:value-type="string">
            <text:p>https://www.uneiaparjour.fr/resume-video-de-notebooklm/</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8-11" ns42:value-type="date">
            <text:p>1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olgo</text:p>
          </table:table-cell>
          <table:table-cell table:style-name="ce73" office:value-type="string" ns42:value-type="string">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ce73" office:value-type="string" ns42:value-type="string">
            <text:p>https://www.uneiaparjour.fr/toolgo/</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youtube</text:p>
          </table:table-cell>
          <table:table-cell table:style-name="ce86"/>
          <table:table-cell table:style-name="ce91" office:value-type="date" office:date-value="2025-08-10" ns42:value-type="date">
            <text:p>1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eplayr</text:p>
          </table:table-cell>
          <table:table-cell table:style-name="ce73" office:value-type="string" ns42:value-type="string">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ce73" office:value-type="string" ns42:value-type="string">
            <text:p>https://www.uneiaparjour.fr/roleplayr/</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8-09" ns42:value-type="date">
            <text:p>0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ix</text:p>
          </table:table-cell>
          <table:table-cell table:style-name="ce73" office:value-type="string" ns42:value-type="string">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ce73" office:value-type="string" ns42:value-type="string">
            <text:p>https://www.uneiaparjour.fr/infographix/</text:p>
          </table:table-cell>
          <table:table-cell table:style-name="ce73" office:value-type="string" ns42:value-type="string">
            <text:p>présentation</text:p>
          </table:table-cell>
          <table:table-cell table:style-name="ce86" table:number-columns-repeated="5"/>
          <table:table-cell table:style-name="ce91" office:value-type="date" office:date-value="2025-08-08" ns42:value-type="date">
            <text:p>0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lorifyAI</text:p>
          </table:table-cell>
          <table:table-cell table:style-name="ce73" office:value-type="string" ns42:value-type="string">
            <text:p>ColorifyAI (https://colorifyai.art) génère des dessins à colorier à partir d’une instruction ou d’une image. Plusieurs styles et formats proposés.Export png et pdf, partage url. Gratuit, sans compte et illimité. Tests depuis imagesWikimedia Commons : https://commons.wikimedia.org/wiki/File:Fort_de_Joux_02.jpg et https://commons.wikimedia.org/wiki/File:Soba-Noodles-Deliveryman-Tokyo-1935.png?uselang=fr</text:p>
          </table:table-cell>
          <table:table-cell table:style-name="ce73" office:value-type="string" ns42:value-type="string">
            <text:p>https://www.uneiaparjour.fr/colorifyai/</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8-07" ns42:value-type="date">
            <text:p>0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xus</text:p>
          </table:table-cell>
          <table:table-cell table:style-name="ce73" office:value-type="string" ns42:value-type="string">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ce73" office:value-type="string" ns42:value-type="string">
            <text:p>https://www.uneiaparjour.fr/foxus/</text:p>
          </table:table-cell>
          <table:table-cell table:style-name="ce73" office:value-type="string" ns42:value-type="string">
            <text:p>archives</text:p>
          </table:table-cell>
          <table:table-cell table:style-name="ce86" table:number-columns-repeated="5"/>
          <table:table-cell table:style-name="ce91" office:value-type="date" office:date-value="2025-08-06" ns42:value-type="date">
            <text:p>0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iino</text:p>
          </table:table-cell>
          <table:table-cell table:style-name="ce73" office:value-type="string" ns42:value-type="string">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ce73" office:value-type="string" ns42:value-type="string">
            <text:p>https://www.uneiaparjour.fr/uiino/</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4"/>
          <table:table-cell table:style-name="ce91" office:value-type="date" office:date-value="2025-08-05" ns42:value-type="date">
            <text:p>0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smith</text:p>
          </table:table-cell>
          <table:table-cell table:style-name="ce73" office:value-type="string" ns42:value-type="string">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ce73" office:value-type="string" ns42:value-type="string">
            <text:p>https://www.uneiaparjour.fr/mindsmith/</text:p>
          </table:table-cell>
          <table:table-cell table:style-name="ce73" office:value-type="string" ns42:value-type="string">
            <text:p>éducation</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86" table:number-columns-repeated="3"/>
          <table:table-cell table:style-name="ce91" office:value-type="date" office:date-value="2025-08-04" ns42:value-type="date">
            <text:p>0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stRecap</text:p>
          </table:table-cell>
          <table:table-cell table:style-name="ce73" office:value-type="string" ns42:value-type="string">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ce73" office:value-type="string" ns42:value-type="string">
            <text:p>https://www.uneiaparjour.fr/justrecap/</text:p>
          </table:table-cell>
          <table:table-cell table:style-name="ce73" office:value-type="string" ns42:value-type="string">
            <text:p>youtube</text:p>
          </table:table-cell>
          <table:table-cell table:style-name="ce86" table:number-columns-repeated="5"/>
          <table:table-cell table:style-name="ce91" office:value-type="date" office:date-value="2025-08-03" ns42:value-type="date">
            <text:p>0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cket</text:p>
          </table:table-cell>
          <table:table-cell table:style-name="ce73" office:value-type="string" ns42:value-type="string">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ce73" office:value-type="string" ns42:value-type="string">
            <text:p>https://www.uneiaparjour.fr/rocket/</text:p>
          </table:table-cell>
          <table:table-cell table:style-name="ce73" office:value-type="string" ns42:value-type="string">
            <text:p>application</text:p>
          </table:table-cell>
          <table:table-cell table:style-name="ce86" table:number-columns-repeated="5"/>
          <table:table-cell table:style-name="ce91" office:value-type="date" office:date-value="2025-08-02" ns42:value-type="date">
            <text:p>0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ance</text:p>
          </table:table-cell>
          <table:table-cell table:style-name="ce73" office:value-type="string" ns42:value-type="string">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ce73" office:value-type="string" ns42:value-type="string">
            <text:p>https://www.uneiaparjour.fr/seedance/</text:p>
          </table:table-cell>
          <table:table-cell table:style-name="ce73" office:value-type="string" ns42:value-type="string">
            <text:p>vidéo</text:p>
          </table:table-cell>
          <table:table-cell table:style-name="ce86" table:number-columns-repeated="5"/>
          <table:table-cell table:style-name="ce91" office:value-type="date" office:date-value="2025-08-01" ns42:value-type="date">
            <text:p>0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rnie 4.5</text:p>
          </table:table-cell>
          <table:table-cell table:style-name="ce73" office:value-type="string" ns42:value-type="string">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ce73" office:value-type="string" ns42:value-type="string">
            <text:p>https://www.uneiaparjour.fr/ernie-4-5/</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7-31" ns42:value-type="date">
            <text:p>3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Étudier de ChatGPT</text:p>
          </table:table-cell>
          <table:table-cell table:style-name="ce73" office:value-type="string" ns42:value-type="string">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ce73" office:value-type="string" ns42:value-type="string">
            <text:p>https://www.uneiaparjour.fr/etudier-de-chatgpt/</text:p>
          </table:table-cell>
          <table:table-cell table:style-name="ce73" office:value-type="string" ns42:value-type="string">
            <text:p>chatbot</text:p>
          </table:table-cell>
          <table:table-cell table:style-name="ce73" office:value-type="string" ns42:value-type="string">
            <text:p>éducation</text:p>
          </table:table-cell>
          <table:table-cell table:style-name="ce86" table:number-columns-repeated="4"/>
          <table:table-cell table:style-name="ce91" office:value-type="date" office:date-value="2025-07-30" ns42:value-type="date">
            <text:p>3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4.5</text:p>
          </table:table-cell>
          <table:table-cell table:style-name="ce73" office:value-type="string" ns42:value-type="string">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ce73" office:value-type="string" ns42:value-type="string">
            <text:p>https://www.uneiaparjour.fr/glm-4-5/</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91" office:value-type="date" office:date-value="2025-07-29" ns42:value-type="date">
            <text:p>2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ldraw Computer</text:p>
          </table:table-cell>
          <table:table-cell table:style-name="ce73" office:value-type="string" ns42:value-type="string">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ce73" office:value-type="string" ns42:value-type="string">
            <text:p>https://www.uneiaparjour.fr/tldraw-computer/</text:p>
          </table:table-cell>
          <table:table-cell table:style-name="ce73" office:value-type="string" ns42:value-type="string">
            <text:p>automatisation</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7-28" ns42:value-type="date">
            <text:p>2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bwave</text:p>
          </table:table-cell>
          <table:table-cell table:style-name="ce73" office:value-type="string" ns42:value-type="string">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ce73" office:value-type="string" ns42:value-type="string">
            <text:p>https://www.uneiaparjour.fr/webwave/</text:p>
          </table:table-cell>
          <table:table-cell table:style-name="ce73" office:value-type="string" ns42:value-type="string">
            <text:p>FR / EU</text:p>
          </table:table-cell>
          <table:table-cell table:style-name="ce73" office:value-type="string" ns42:value-type="string">
            <text:p>site web</text:p>
          </table:table-cell>
          <table:table-cell table:style-name="ce86" table:number-columns-repeated="4"/>
          <table:table-cell table:style-name="ce91" office:value-type="date" office:date-value="2025-07-27" ns42:value-type="date">
            <text:p>2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eart</text:p>
          </table:table-cell>
          <table:table-cell table:style-name="ce73" office:value-type="string" ns42:value-type="string">
            <text:p>Loveart (https://www.lovart.ai/) génère imageset vidéos à partir d’un chatbot et d’un tableau blanc. Le tableau peut être organisé et une nouvelle conversation peut être déclenchée depuis les éléments du tableau. Utilise ChatGPT pour les imageset Kling pour les vidéos. Export jpg et mp4. Partage du tableau avec chatbot par url 300 crédits gratuits […]</text:p>
          </table:table-cell>
          <table:table-cell table:style-name="ce73" office:value-type="string" ns42:value-type="string">
            <text:p>https://www.uneiaparjour.fr/loveart/</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6" ns42:value-type="date">
            <text:p>2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rage</text:p>
          </table:table-cell>
          <table:table-cell table:style-name="ce73" office:value-type="string" ns42:value-type="string">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ce73" office:value-type="string" ns42:value-type="string">
            <text:p>https://www.uneiaparjour.fr/mirage/</text:p>
          </table:table-cell>
          <table:table-cell table:style-name="ce73" office:value-type="string" ns42:value-type="string">
            <text:p>vidéo</text:p>
          </table:table-cell>
          <table:table-cell table:style-name="ce86" table:number-columns-repeated="5"/>
          <table:table-cell table:style-name="ce91" office:value-type="date" office:date-value="2025-07-25" ns42:value-type="date">
            <text:p>2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o</text:p>
          </table:table-cell>
          <table:table-cell table:style-name="ce73" office:value-type="string" ns42:value-type="string">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ce73" office:value-type="string" ns42:value-type="string">
            <text:p>https://www.uneiaparjour.fr/lumo/</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7-24" ns42:value-type="date">
            <text:p>2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ast3D</text:p>
          </table:table-cell>
          <table:table-cell table:style-name="ce73" office:value-type="string" ns42:value-type="string">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ce73" office:value-type="string" ns42:value-type="string">
            <text:p>https://www.uneiaparjour.fr/fast3d/</text:p>
          </table:table-cell>
          <table:table-cell table:style-name="ce73" office:value-type="string" ns42:value-type="string">
            <text:p>images 3D</text:p>
          </table:table-cell>
          <table:table-cell table:style-name="ce73" office:value-type="string" ns42:value-type="string">
            <text:p>sans compte</text:p>
          </table:table-cell>
          <table:table-cell table:style-name="ce86" table:number-columns-repeated="4"/>
          <table:table-cell table:style-name="ce91" office:value-type="date" office:date-value="2025-07-23" ns42:value-type="date">
            <text:p>2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dia</text:p>
          </table:table-cell>
          <table:table-cell table:style-name="ce73" office:value-type="string" ns42:value-type="string">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ce73" office:value-type="string" ns42:value-type="string">
            <text:p>https://www.uneiaparjour.fr/gladia/</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86" table:number-columns-repeated="3"/>
          <table:table-cell table:style-name="ce91" office:value-type="date" office:date-value="2025-07-22" ns42:value-type="date">
            <text:p>2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unner H</text:p>
          </table:table-cell>
          <table:table-cell table:style-name="ce73" office:value-type="string" ns42:value-type="string">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ce73" office:value-type="string" ns42:value-type="string">
            <text:p>https://www.uneiaparjour.fr/runner-h/</text:p>
          </table:table-cell>
          <table:table-cell table:style-name="ce73" office:value-type="string" ns42:value-type="string">
            <text:p>automatisation</text:p>
          </table:table-cell>
          <table:table-cell table:style-name="ce73" office:value-type="string" ns42:value-type="string">
            <text:p>FR / EU</text:p>
          </table:table-cell>
          <table:table-cell table:style-name="ce73" office:value-type="string" ns42:value-type="string">
            <text:p>recherche</text:p>
          </table:table-cell>
          <table:table-cell table:style-name="ce86" table:number-columns-repeated="3"/>
          <table:table-cell table:style-name="ce91" office:value-type="date" office:date-value="2025-07-21" ns42:value-type="date">
            <text:p>2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im</text:p>
          </table:table-cell>
          <table:table-cell table:style-name="ce73" office:value-type="string" ns42:value-type="string">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ce73" office:value-type="string" ns42:value-type="string">
            <text:p>https://www.uneiaparjour.fr/nim/</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0" ns42:value-type="date">
            <text:p>2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atpecker</text:p>
          </table:table-cell>
          <table:table-cell table:style-name="ce73" office:value-type="string" ns42:value-type="string">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ce73" office:value-type="string" ns42:value-type="string">
            <text:p>https://www.uneiaparjour.fr/statpecker/</text:p>
          </table:table-cell>
          <table:table-cell table:style-name="ce73" office:value-type="string" ns42:value-type="string">
            <text:p>données</text:p>
          </table:table-cell>
          <table:table-cell table:style-name="ce73" office:value-type="string" ns42:value-type="string">
            <text:p>infographie</text:p>
          </table:table-cell>
          <table:table-cell table:style-name="ce73" office:value-type="string" ns42:value-type="string">
            <text:p>usage illimité</text:p>
          </table:table-cell>
          <table:table-cell table:style-name="ce86" table:number-columns-repeated="3"/>
          <table:table-cell table:style-name="ce91" office:value-type="date" office:date-value="2025-07-19" ns42:value-type="date">
            <text:p>1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deoinu</text:p>
          </table:table-cell>
          <table:table-cell table:style-name="ce73" office:value-type="string" ns42:value-type="string">
            <text:p>Videoinu (https://videoinu.com) génère des vidéos avec musique, voix et sous-titres, à partir d’une instruction et de personnages créés. Une fois les personnages créés avec leur image et leur fiche descriptive, un scénario est proposé. À partir de ce scénario les imagessont animées et les voix générées (voix avec accent anglophone). Édition fine et nouvelle […]</text:p>
          </table:table-cell>
          <table:table-cell table:style-name="ce73" office:value-type="string" ns42:value-type="string">
            <text:p>https://www.uneiaparjour.fr/videoinu/</text:p>
          </table:table-cell>
          <table:table-cell table:style-name="ce73" office:value-type="string" ns42:value-type="string">
            <text:p>vidéo</text:p>
          </table:table-cell>
          <table:table-cell table:style-name="ce86" table:number-columns-repeated="5"/>
          <table:table-cell table:style-name="ce91" office:value-type="date" office:date-value="2025-07-18" ns42:value-type="date">
            <text:p>1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usicGPT</text:p>
          </table:table-cell>
          <table:table-cell table:style-name="ce73" office:value-type="string" ns42:value-type="string">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ce73" office:value-type="string" ns42:value-type="string">
            <text:p>https://www.uneiaparjour.fr/musicgpt/</text:p>
          </table:table-cell>
          <table:table-cell table:style-name="ce73" office:value-type="string" ns42:value-type="string">
            <text:p>musique</text:p>
          </table:table-cell>
          <table:table-cell table:style-name="ce86" table:number-columns-repeated="5"/>
          <table:table-cell table:style-name="ce91" office:value-type="date" office:date-value="2025-07-17" ns42:value-type="date">
            <text:p>1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sp</text:p>
          </table:table-cell>
          <table:table-cell table:style-name="ce73" office:value-type="string" ns42:value-type="string">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ce73" office:value-type="string" ns42:value-type="string">
            <text:p>https://www.uneiaparjour.fr/glasp/</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youtube</text:p>
          </table:table-cell>
          <table:table-cell table:style-name="ce86" table:number-columns-repeated="3"/>
          <table:table-cell table:style-name="ce91" office:value-type="date" office:date-value="2025-07-16" ns42:value-type="date">
            <text:p>1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emence</text:p>
          </table:table-cell>
          <table:table-cell table:style-name="ce73" office:value-type="string" ns42:value-type="string">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ce73" office:value-type="string" ns42:value-type="string">
            <text:p>https://www.uneiaparjour.fr/clemence/</text:p>
          </table:table-cell>
          <table:table-cell table:style-name="ce73" office:value-type="string" ns42:value-type="string">
            <text:p>archives</text:p>
          </table:table-cell>
          <table:table-cell table:style-name="ce86" table:number-columns-repeated="5"/>
          <table:table-cell table:style-name="ce91" office:value-type="date" office:date-value="2025-07-15" ns42:value-type="date">
            <text:p>1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K2</text:p>
          </table:table-cell>
          <table:table-cell table:style-name="ce73" office:value-type="string" ns42:value-type="string">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ce73" office:value-type="string" ns42:value-type="string">
            <text:p>https://www.uneiaparjour.fr/kimi-k2/</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07-14" ns42:value-type="date">
            <text:p>1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story generator</text:p>
          </table:table-cell>
          <table:table-cell table:style-name="ce73" office:value-type="string" ns42:value-type="string">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ce73" office:value-type="string" ns42:value-type="string">
            <text:p>https://www.uneiaparjour.fr/ai-story-generator-3/</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7-13" ns42:value-type="date">
            <text:p>1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to doc</text:p>
          </table:table-cell>
          <table:table-cell table:style-name="ce73" office:value-type="string" ns42:value-type="string">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ce73" office:value-type="string" ns42:value-type="string">
            <text:p>https://www.uneiaparjour.fr/youtube-to-doc/</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07-12" ns42:value-type="date">
            <text:p>1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nde</text:p>
          </table:table-cell>
          <table:table-cell table:style-name="ce73" office:value-type="string" ns42:value-type="string">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ce73" office:value-type="string" ns42:value-type="string">
            <text:p>https://www.uneiaparjour.fr/dende/</text:p>
          </table:table-cell>
          <table:table-cell table:style-name="ce73" office:value-type="string" ns42:value-type="string">
            <text:p>quiz et flashcards</text:p>
          </table:table-cell>
          <table:table-cell table:style-name="ce86" table:number-columns-repeated="5"/>
          <table:table-cell table:style-name="ce91" office:value-type="date" office:date-value="2025-07-11" ns42:value-type="date">
            <text:p>1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hinkSound</text:p>
          </table:table-cell>
          <table:table-cell table:style-name="ce73" office:value-type="string" ns42:value-type="string">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ce73" office:value-type="string" ns42:value-type="string">
            <text:p>https://www.uneiaparjour.fr/thinksound/</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7-10" ns42:value-type="date">
            <text:p>1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ma 3n</text:p>
          </table:table-cell>
          <table:table-cell table:style-name="ce73" office:value-type="string" ns42:value-type="string">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ce73" office:value-type="string" ns42:value-type="string">
            <text:p>https://www.uneiaparjour.fr/gemma-3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7-09" ns42:value-type="date">
            <text:p>0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epfun</text:p>
          </table:table-cell>
          <table:table-cell table:style-name="ce73" office:value-type="string" ns42:value-type="string">
            <text:p>Stepfun (https://stepfun.ai/) est un chatbot de génération de texte et images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ce73" office:value-type="string" ns42:value-type="string">
            <text:p>https://www.uneiaparjour.fr/stepfun/</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recherche</text:p>
          </table:table-cell>
          <table:table-cell table:style-name="ce91" office:value-type="date" office:date-value="2025-07-08" ns42:value-type="date">
            <text:p>0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tch</text:p>
          </table:table-cell>
          <table:table-cell table:style-name="ce73" office:value-type="string" ns42:value-type="string">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ce73" office:value-type="string" ns42:value-type="string">
            <text:p>https://www.uneiaparjour.fr/hat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2"/>
          <table:table-cell table:style-name="ce91" office:value-type="date" office:date-value="2025-07-07" ns42:value-type="date">
            <text:p>0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urope</text:p>
          </table:table-cell>
          <table:table-cell table:style-name="ce73" office:value-type="string" ns42:value-type="string">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ce73" office:value-type="string" ns42:value-type="string">
            <text:p>https://www.uneiaparjour.fr/chateurope/</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3"/>
          <table:table-cell table:style-name="ce91" office:value-type="date" office:date-value="2025-07-06" ns42:value-type="date">
            <text:p>0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era</text:p>
          </table:table-cell>
          <table:table-cell table:style-name="ce73" office:value-type="string" ns42:value-type="string">
            <text:p>Hera (https://hera.video) génère des animations graphiques à partir d’une instruction : textes ou images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ce73" office:value-type="string" ns42:value-type="string">
            <text:p>https://www.uneiaparjour.fr/hera/</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7-05" ns42:value-type="date">
            <text:p>0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zia</text:p>
          </table:table-cell>
          <table:table-cell table:style-name="ce73" office:value-type="string" ns42:value-type="string">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ce73" office:value-type="string" ns42:value-type="string">
            <text:p>https://www.uneiaparjour.fr/luz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langues</text:p>
          </table:table-cell>
          <table:table-cell table:style-name="ce73" office:value-type="string" ns42:value-type="string">
            <text:p>quiz et flashcards</text:p>
          </table:table-cell>
          <table:table-cell table:style-name="ce91" office:value-type="date" office:date-value="2025-07-04" ns42:value-type="date">
            <text:p>0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eenHelp</text:p>
          </table:table-cell>
          <table:table-cell table:style-name="ce73" office:value-type="string" ns42:value-type="string">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ce73" office:value-type="string" ns42:value-type="string">
            <text:p>https://www.uneiaparjour.fr/screenhelp/</text:p>
          </table:table-cell>
          <table:table-cell table:style-name="ce73" office:value-type="string" ns42:value-type="string">
            <text:p>documents</text:p>
          </table:table-cell>
          <table:table-cell table:style-name="ce73" office:value-type="string" ns42:value-type="string">
            <text:p>FR / EU</text:p>
          </table:table-cell>
          <table:table-cell table:style-name="ce86" table:number-columns-repeated="4"/>
          <table:table-cell table:style-name="ce91" office:value-type="date" office:date-value="2025-07-03" ns42:value-type="date">
            <text:p>0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w design</text:p>
          </table:table-cell>
          <table:table-cell table:style-name="ce73" office:value-type="string" ns42:value-type="string">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possibles, directement chargée ou générées dans l’application. Sans import, création graphique seule. 200 crédits gratuits […]</text:p>
          </table:table-cell>
          <table:table-cell table:style-name="ce73" office:value-type="string" ns42:value-type="string">
            <text:p>https://www.uneiaparjour.fr/mew-design/</text:p>
          </table:table-cell>
          <table:table-cell table:style-name="ce73" office:value-type="string" ns42:value-type="string">
            <text:p>images</text:p>
          </table:table-cell>
          <table:table-cell table:style-name="ce73" office:value-type="string" ns42:value-type="string">
            <text:p>présentation</text:p>
          </table:table-cell>
          <table:table-cell table:style-name="ce86" table:number-columns-repeated="4"/>
          <table:table-cell table:style-name="ce91" office:value-type="date" office:date-value="2025-07-02" ns42:value-type="date">
            <text:p>0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ngscription</text:p>
          </table:table-cell>
          <table:table-cell table:style-name="ce73" office:value-type="string" ns42:value-type="string">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ce73" office:value-type="string" ns42:value-type="string">
            <text:p>https://www.uneiaparjour.fr/songscription/</text:p>
          </table:table-cell>
          <table:table-cell table:style-name="ce73" office:value-type="string" ns42:value-type="string">
            <text:p>musique</text:p>
          </table:table-cell>
          <table:table-cell table:style-name="ce73" office:value-type="string" ns42:value-type="string">
            <text:p>sans compte</text:p>
          </table:table-cell>
          <table:table-cell table:style-name="ce86" table:number-columns-repeated="4"/>
          <table:table-cell table:style-name="ce91" office:value-type="date" office:date-value="2025-07-01" ns42:value-type="date">
            <text:p>0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QuizGen</text:p>
          </table:table-cell>
          <table:table-cell table:style-name="ce73" office:value-type="string" ns42:value-type="string">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ce73" office:value-type="string" ns42:value-type="string">
            <text:p>https://www.uneiaparjour.fr/aiquizgen/</text:p>
          </table:table-cell>
          <table:table-cell table:style-name="ce73" office:value-type="string" ns42:value-type="string">
            <text:p>quiz et flashcards</text:p>
          </table:table-cell>
          <table:table-cell table:style-name="ce86" table:number-columns-repeated="5"/>
          <table:table-cell table:style-name="ce91" office:value-type="date" office:date-value="2025-06-30" ns42:value-type="date">
            <text:p>3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Maudio</text:p>
          </table:table-cell>
          <table:table-cell table:style-name="ce73" office:value-type="string" ns42:value-type="string">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ce73" office:value-type="string" ns42:value-type="string">
            <text:p>https://www.uneiaparjour.fr/mmaudio/</text:p>
          </table:table-cell>
          <table:table-cell table:style-name="ce73" office:value-type="string" ns42:value-type="string">
            <text:p>vidéo</text:p>
          </table:table-cell>
          <table:table-cell table:style-name="ce86" table:number-columns-repeated="5"/>
          <table:table-cell table:style-name="ce91" office:value-type="date" office:date-value="2025-06-29" ns42:value-type="date">
            <text:p>2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ywork</text:p>
          </table:table-cell>
          <table:table-cell table:style-name="ce73" office:value-type="string" ns42:value-type="string">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ce73" office:value-type="string" ns42:value-type="string">
            <text:p>https://www.uneiaparjour.fr/skywork/</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texte</text:p>
          </table:table-cell>
          <table:table-cell table:style-name="ce91" office:value-type="date" office:date-value="2025-06-28" ns42:value-type="date">
            <text:p>2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éfacts de Claude</text:p>
          </table:table-cell>
          <table:table-cell table:style-name="ce73" office:value-type="string" ns42:value-type="string">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ce73" office:value-type="string" ns42:value-type="string">
            <text:p>https://www.uneiaparjour.fr/artefacts-de-claude/</text:p>
          </table:table-cell>
          <table:table-cell table:style-name="ce73" office:value-type="string" ns42:value-type="string">
            <text:p>automatisation</text:p>
          </table:table-cell>
          <table:table-cell table:style-name="ce86" table:number-columns-repeated="5"/>
          <table:table-cell table:style-name="ce91" office:value-type="date" office:date-value="2025-06-27" ns42:value-type="date">
            <text:p>2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parc3D</text:p>
          </table:table-cell>
          <table:table-cell table:style-name="ce73" office:value-type="string" ns42:value-type="string">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ce73" office:value-type="string" ns42:value-type="string">
            <text:p>https://www.uneiaparjour.fr/sparc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6-26" ns42:value-type="date">
            <text:p>2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able tales</text:p>
          </table:table-cell>
          <table:table-cell table:style-name="ce73" office:value-type="string" ns42:value-type="string">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ce73" office:value-type="string" ns42:value-type="string">
            <text:p>https://www.uneiaparjour.fr/lovable-tale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histoires enfants</text:p>
          </table:table-cell>
          <table:table-cell table:style-name="ce86" table:number-columns-repeated="3"/>
          <table:table-cell table:style-name="ce91" office:value-type="date" office:date-value="2025-06-25" ns42:value-type="date">
            <text:p>2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ppit</text:p>
          </table:table-cell>
          <table:table-cell table:style-name="ce73" office:value-type="string" ns42:value-type="string">
            <text:p>Pippit (https://pippit.capcut.com/) de Capcut, propose des outils de génération vidéo et images: vidéo à partir d’une instruction, d’un document ou d’une URL, outils de retouche d’imageset avatar vidéo depuis un texte. Édition des vidéos générées possible (script et type de sous-titres). 400 crédits gratuits à l’ouverture puis 150 par semaine (environ 2 vidéos […]</text:p>
          </table:table-cell>
          <table:table-cell table:style-name="ce73" office:value-type="string" ns42:value-type="string">
            <text:p>https://www.uneiaparjour.fr/pippit/</text:p>
          </table:table-cell>
          <table:table-cell table:style-name="ce73" office:value-type="string" ns42:value-type="string">
            <text:p>vidéo</text:p>
          </table:table-cell>
          <table:table-cell table:style-name="ce86" table:number-columns-repeated="5"/>
          <table:table-cell table:style-name="ce91" office:value-type="date" office:date-value="2025-06-24" ns42:value-type="date">
            <text:p>2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webdev</text:p>
          </table:table-cell>
          <table:table-cell table:style-name="ce73" office:value-type="string" ns42:value-type="string">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ce73" office:value-type="string" ns42:value-type="string">
            <text:p>https://www.uneiaparjour.fr/qwen-webdev/</text:p>
          </table:table-cell>
          <table:table-cell table:style-name="ce73" office:value-type="string" ns42:value-type="string">
            <text:p>applic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5-06-23" ns42:value-type="date">
            <text:p>2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audio</text:p>
          </table:table-cell>
          <table:table-cell table:style-name="ce73" office:value-type="string" ns42:value-type="string">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ce73" office:value-type="string" ns42:value-type="string">
            <text:p>https://www.uneiaparjour.fr/minimax-audio/</text:p>
          </table:table-cell>
          <table:table-cell table:style-name="ce73" office:value-type="string" ns42:value-type="string">
            <text:p>musique</text:p>
          </table:table-cell>
          <table:table-cell table:style-name="ce73" office:value-type="string" ns42:value-type="string">
            <text:p>voix</text:p>
          </table:table-cell>
          <table:table-cell table:style-name="ce86" table:number-columns-repeated="4"/>
          <table:table-cell table:style-name="ce91" office:value-type="date" office:date-value="2025-06-22" ns42:value-type="date">
            <text:p>2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puterX</text:p>
          </table:table-cell>
          <table:table-cell table:style-name="ce73" office:value-type="string" ns42:value-type="string">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ce73" office:value-type="string" ns42:value-type="string">
            <text:p>https://www.uneiaparjour.fr/computerx/</text:p>
          </table:table-cell>
          <table:table-cell table:style-name="ce73" office:value-type="string" ns42:value-type="string">
            <text:p>application</text:p>
          </table:table-cell>
          <table:table-cell table:style-name="ce73" office:value-type="string" ns42:value-type="string">
            <text:p>automatisation</text:p>
          </table:table-cell>
          <table:table-cell table:style-name="ce86" table:number-columns-repeated="4"/>
          <table:table-cell table:style-name="ce91" office:value-type="date" office:date-value="2025-06-21" ns42:value-type="date">
            <text:p>2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yutai STT</text:p>
          </table:table-cell>
          <table:table-cell table:style-name="ce73" office:value-type="string" ns42:value-type="string">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ce73" office:value-type="string" ns42:value-type="string">
            <text:p>https://www.uneiaparjour.fr/kyutai-stt/</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6-20" ns42:value-type="date">
            <text:p>2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la</text:p>
          </table:table-cell>
          <table:table-cell table:style-name="ce73" office:value-type="string" ns42:value-type="string">
            <text:p>Tila (https://tila.ai/) regroupe en un seul outil sous forme de tableau infini toutes les générations possibles : texte, image, voix, vidéo, code, graphiques, agents, etc. Plusieurs modèles de langage ou d’imagessont proposés, à activer manuellement ou choisis par l’outils en fonction de l’instruction. Les différents modes de générations peuvent être reliés, la première génération […]</text:p>
          </table:table-cell>
          <table:table-cell table:style-name="ce73" office:value-type="string" ns42:value-type="string">
            <text:p>https://www.uneiaparjour.fr/til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texte</text:p>
          </table:table-cell>
          <table:table-cell table:style-name="ce73" office:value-type="string" ns42:value-type="string">
            <text:p>vidéo</text:p>
          </table:table-cell>
          <table:table-cell table:style-name="ce73" office:value-type="string" ns42:value-type="string">
            <text:p>voix</text:p>
          </table:table-cell>
          <table:table-cell table:style-name="ce91" office:value-type="date" office:date-value="2025-06-19" ns42:value-type="date">
            <text:p>1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any</text:p>
          </table:table-cell>
          <table:table-cell table:style-name="ce73" office:value-type="string" ns42:value-type="string">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ce73" office:value-type="string" ns42:value-type="string">
            <text:p>https://www.uneiaparjour.fr/teachany/</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06-18" ns42:value-type="date">
            <text:p>1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1</text:p>
          </table:table-cell>
          <table:table-cell table:style-name="ce73" office:value-type="string" ns42:value-type="string">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ce73" office:value-type="string" ns42:value-type="string">
            <text:p>https://www.uneiaparjour.fr/minimax-m1/</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3"/>
          <table:table-cell table:style-name="ce91" office:value-type="date" office:date-value="2025-06-17" ns42:value-type="date">
            <text:p>1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itch</text:p>
          </table:table-cell>
          <table:table-cell table:style-name="ce73" office:value-type="string" ns42:value-type="string">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ce73" office:value-type="string" ns42:value-type="string">
            <text:p>https://www.uneiaparjour.fr/stitch/</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06-16" ns42:value-type="date">
            <text:p>1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upp</text:p>
          </table:table-cell>
          <table:table-cell table:style-name="ce73" office:value-type="string" ns42:value-type="string">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ce73" office:value-type="string" ns42:value-type="string">
            <text:p>https://www.uneiaparjour.fr/yupp/</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6-15" ns42:value-type="date">
            <text:p>1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boTeach</text:p>
          </table:table-cell>
          <table:table-cell table:style-name="ce73" office:value-type="string" ns42:value-type="string">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ce73" office:value-type="string" ns42:value-type="string">
            <text:p>https://www.uneiaparjour.fr/roboteach/</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91" office:value-type="date" office:date-value="2025-06-14" ns42:value-type="date">
            <text:p>1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stance</text:p>
          </table:table-cell>
          <table:table-cell table:style-name="ce73" office:value-type="string" ns42:value-type="string">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ce73" office:value-type="string" ns42:value-type="string">
            <text:p>https://www.uneiaparjour.fr/instance/</text:p>
          </table:table-cell>
          <table:table-cell table:style-name="ce73" office:value-type="string" ns42:value-type="string">
            <text:p>application</text:p>
          </table:table-cell>
          <table:table-cell table:style-name="ce86" table:number-columns-repeated="5"/>
          <table:table-cell table:style-name="ce91" office:value-type="date" office:date-value="2025-06-13" ns42:value-type="date">
            <text:p>1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ronicle</text:p>
          </table:table-cell>
          <table:table-cell table:style-name="ce73" office:value-type="string" ns42:value-type="string">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à ajouter. Édition […]</text:p>
          </table:table-cell>
          <table:table-cell table:style-name="ce73" office:value-type="string" ns42:value-type="string">
            <text:p>https://www.uneiaparjour.fr/chronicle/</text:p>
          </table:table-cell>
          <table:table-cell table:style-name="ce73" office:value-type="string" ns42:value-type="string">
            <text:p>présentation</text:p>
          </table:table-cell>
          <table:table-cell table:style-name="ce86" table:number-columns-repeated="5"/>
          <table:table-cell table:style-name="ce91" office:value-type="date" office:date-value="2025-06-12" ns42:value-type="date">
            <text:p>1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Gto3D</text:p>
          </table:table-cell>
          <table:table-cell table:style-name="ce73" office:value-type="string" ns42:value-type="string">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de Wikimedia commons :</text:p>
          </table:table-cell>
          <table:table-cell table:style-name="ce73" office:value-type="string" ns42:value-type="string">
            <text:p>https://www.uneiaparjour.fr/imgto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6-11" ns42:value-type="date">
            <text:p>1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nee</text:p>
          </table:table-cell>
          <table:table-cell table:style-name="ce73" office:value-type="string" ns42:value-type="string">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ce73" office:value-type="string" ns42:value-type="string">
            <text:p>https://www.uneiaparjour.fr/ainee/</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quiz et flashcards</text:p>
          </table:table-cell>
          <table:table-cell table:style-name="ce73" office:value-type="string" ns42:value-type="string">
            <text:p>usage illimité</text:p>
          </table:table-cell>
          <table:table-cell table:style-name="ce91" office:value-type="date" office:date-value="2025-06-10" ns42:value-type="date">
            <text:p>1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du</text:p>
          </table:table-cell>
          <table:table-cell table:style-name="ce73" office:value-type="string" ns42:value-type="string">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ce73" office:value-type="string" ns42:value-type="string">
            <text:p>https://www.uneiaparjour.fr/chatedu/</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2"/>
          <table:table-cell table:style-name="ce91" office:value-type="date" office:date-value="2025-06-09" ns42:value-type="date">
            <text:p>0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ig</text:p>
          </table:table-cell>
          <table:table-cell table:style-name="ce73" office:value-type="string" ns42:value-type="string">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ce73" office:value-type="string" ns42:value-type="string">
            <text:p>https://www.uneiaparjour.fr/fluig/</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2"/>
          <table:table-cell table:style-name="ce91" office:value-type="date" office:date-value="2025-06-08" ns42:value-type="date">
            <text:p>0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e-step</text:p>
          </table:table-cell>
          <table:table-cell table:style-name="ce73" office:value-type="string" ns42:value-type="string">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ce73" office:value-type="string" ns42:value-type="string">
            <text:p>https://www.uneiaparjour.fr/ace-step/</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6-07" ns42:value-type="date">
            <text:p>0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ia de Skymel</text:p>
          </table:table-cell>
          <table:table-cell table:style-name="ce73" office:value-type="string" ns42:value-type="string">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ce73" office:value-type="string" ns42:value-type="string">
            <text:p>https://www.uneiaparjour.fr/aria-de-skymel/</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2"/>
          <table:table-cell table:style-name="ce91" office:value-type="date" office:date-value="2025-06-06" ns42:value-type="date">
            <text:p>0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hrium</text:p>
          </table:table-cell>
          <table:table-cell table:style-name="ce73" office:value-type="string" ns42:value-type="string">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ce73" office:value-type="string" ns42:value-type="string">
            <text:p>https://www.uneiaparjour.fr/bohrium/</text:p>
          </table:table-cell>
          <table:table-cell table:style-name="ce73" office:value-type="string" ns42:value-type="string">
            <text:p>images</text:p>
          </table:table-cell>
          <table:table-cell table:style-name="ce73" office:value-type="string" ns42:value-type="string">
            <text:p>recherche</text:p>
          </table:table-cell>
          <table:table-cell table:style-name="ce86" table:number-columns-repeated="4"/>
          <table:table-cell table:style-name="ce91" office:value-type="date" office:date-value="2025-06-05" ns42:value-type="date">
            <text:p>0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ng video creator</text:p>
          </table:table-cell>
          <table:table-cell table:style-name="ce73" office:value-type="string" ns42:value-type="string">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ce73" office:value-type="string" ns42:value-type="string">
            <text:p>https://www.uneiaparjour.fr/bing-video-creator/</text:p>
          </table:table-cell>
          <table:table-cell table:style-name="ce73" office:value-type="string" ns42:value-type="string">
            <text:p>vidéo</text:p>
          </table:table-cell>
          <table:table-cell table:style-name="ce86" table:number-columns-repeated="5"/>
          <table:table-cell table:style-name="ce91" office:value-type="date" office:date-value="2025-06-04" ns42:value-type="date">
            <text:p>0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X</text:p>
          </table:table-cell>
          <table:table-cell table:style-name="ce73" office:value-type="string" ns42:value-type="string">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ce73" office:value-type="string" ns42:value-type="string">
            <text:p>https://www.uneiaparjour.fr/audiox/</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6-03" ns42:value-type="date">
            <text:p>0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ondera</text:p>
          </table:table-cell>
          <table:table-cell table:style-name="ce73" office:value-type="string" ns42:value-type="string">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ce73" office:value-type="string" ns42:value-type="string">
            <text:p>https://www.uneiaparjour.fr/wondera/</text:p>
          </table:table-cell>
          <table:table-cell table:style-name="ce73" office:value-type="string" ns42:value-type="string">
            <text:p>musique</text:p>
          </table:table-cell>
          <table:table-cell table:style-name="ce86" table:number-columns-repeated="5"/>
          <table:table-cell table:style-name="ce91" office:value-type="date" office:date-value="2025-06-02" ns42:value-type="date">
            <text:p>0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ceandoc</text:p>
          </table:table-cell>
          <table:table-cell table:style-name="ce73" office:value-type="string" ns42:value-type="string">
            <text:p>Oceandoc (https://oceandoc.com/) génère des présentations à partir d’une instruction ou d’un document. En version gratuite, présentations illimitées sans génération d’imagesIA et jusqu’à 30 diapositives, 8 modèles proposés et génération à partir de documents jusqu’à 2000 mots (pdf, txt, doc, md). Édition avancée pour tous les éléments, chatbot pour amélioration.Export ppt, word ou zip. Même […]</text:p>
          </table:table-cell>
          <table:table-cell table:style-name="ce73" office:value-type="string" ns42:value-type="string">
            <text:p>https://www.uneiaparjour.fr/oceandoc/</text:p>
          </table:table-cell>
          <table:table-cell table:style-name="ce73" office:value-type="string" ns42:value-type="string">
            <text:p>présentation</text:p>
          </table:table-cell>
          <table:table-cell table:style-name="ce86" table:number-columns-repeated="5"/>
          <table:table-cell table:style-name="ce91" office:value-type="date" office:date-value="2025-06-01" ns42:value-type="date">
            <text:p>0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gel</text:p>
          </table:table-cell>
          <table:table-cell table:style-name="ce73" office:value-type="string" ns42:value-type="string">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ce73" office:value-type="string" ns42:value-type="string">
            <text:p>https://www.uneiaparjour.fr/bagel/</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31" ns42:value-type="date">
            <text:p>3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mute</text:p>
          </table:table-cell>
          <table:table-cell table:style-name="ce73" office:value-type="string" ns42:value-type="string">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ce73" office:value-type="string" ns42:value-type="string">
            <text:p>https://www.uneiaparjour.fr/unmute/</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5-30" ns42:value-type="date">
            <text:p>3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uild apps with Gemini</text:p>
          </table:table-cell>
          <table:table-cell table:style-name="ce73" office:value-type="string" ns42:value-type="string">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ce73" office:value-type="string" ns42:value-type="string">
            <text:p>https://www.uneiaparjour.fr/build-apps-with-gemini/</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5-29" ns42:value-type="date">
            <text:p>2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ngle</text:p>
          </table:table-cell>
          <table:table-cell table:style-name="ce73" office:value-type="string" ns42:value-type="string">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ce73" office:value-type="string" ns42:value-type="string">
            <text:p>https://www.uneiaparjour.fr/jungle/</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8" ns42:value-type="date">
            <text:p>2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ts Le Chat</text:p>
          </table:table-cell>
          <table:table-cell table:style-name="ce73" office:value-type="string" ns42:value-type="string">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ce73" office:value-type="string" ns42:value-type="string">
            <text:p>https://www.uneiaparjour.fr/agents-le-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7" ns42:value-type="date">
            <text:p>2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hael</text:p>
          </table:table-cell>
          <table:table-cell table:style-name="ce73" office:value-type="string" ns42:value-type="string">
            <text:p>Raphael (https://raphael.app/fr) génère des imagesen se basant sur le modèle Flux-1 Dev. Plusieurs options de tailles, styles, de lumières, de couleurs et d’angles. Prompt négatif. En version gratuite sans compte et illimitée, génère en une vingtaine de secondes.</text:p>
          </table:table-cell>
          <table:table-cell table:style-name="ce73" office:value-type="string" ns42:value-type="string">
            <text:p>https://www.uneiaparjour.fr/raphael/</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26" ns42:value-type="date">
            <text:p>2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gether Chat</text:p>
          </table:table-cell>
          <table:table-cell table:style-name="ce73" office:value-type="string" ns42:value-type="string">
            <text:p>Together Chat (https://chat.together.ai) est un chatbot regroupe plusieurs modèles de langage (Deepseek R1 et V3, Qwen 3, Llama Maverick et Scout) et les 3 modèles d’imagesFlux (Schnell, Dev et Pro). Avec raisonnement et recherche web selon les modèles et la taille de l’instruction.Pré-instruction et style d’imagespar défaut dans les préférences. 110 messages par […]</text:p>
          </table:table-cell>
          <table:table-cell table:style-name="ce73" office:value-type="string" ns42:value-type="string">
            <text:p>https://www.uneiaparjour.fr/together-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5" ns42:value-type="date">
            <text:p>2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pen Knowledge Maps</text:p>
          </table:table-cell>
          <table:table-cell table:style-name="ce73" office:value-type="string" ns42:value-type="string">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ce73" office:value-type="string" ns42:value-type="string">
            <text:p>https://www.uneiaparjour.fr/open-knowledge-map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24" ns42:value-type="date">
            <text:p>2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Deep Research</text:p>
          </table:table-cell>
          <table:table-cell table:style-name="ce73" office:value-type="string" ns42:value-type="string">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ce73" office:value-type="string" ns42:value-type="string">
            <text:p>https://www.uneiaparjour.fr/gemini-deep-resear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91" office:value-type="date" office:date-value="2025-05-23" ns42:value-type="date">
            <text:p>2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ssX</text:p>
          </table:table-cell>
          <table:table-cell table:style-name="ce73" office:value-type="string" ns42:value-type="string">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ce73" office:value-type="string" ns42:value-type="string">
            <text:p>https://www.uneiaparjour.fr/classx/</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2" ns42:value-type="date">
            <text:p>2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nny learning</text:p>
          </table:table-cell>
          <table:table-cell table:style-name="ce73" office:value-type="string" ns42:value-type="string">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ce73" office:value-type="string" ns42:value-type="string">
            <text:p>https://www.uneiaparjour.fr/lenny-learning/</text:p>
          </table:table-cell>
          <table:table-cell table:style-name="ce73" office:value-type="string" ns42:value-type="string">
            <text:p>éducation</text:p>
          </table:table-cell>
          <table:table-cell table:style-name="ce86" table:number-columns-repeated="5"/>
          <table:table-cell table:style-name="ce91" office:value-type="date" office:date-value="2025-05-21" ns42:value-type="date">
            <text:p>2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summarizer</text:p>
          </table:table-cell>
          <table:table-cell table:style-name="ce73" office:value-type="string" ns42:value-type="string">
            <text:p>Youtube article summarizer (https://gist.ly/youtube-summarizer) génère un article type blog, long et structuré, à partir d’une vidéo Youtube.Export par copier / coller. Gratuit, sans compte et illimité.</text:p>
          </table:table-cell>
          <table:table-cell table:style-name="ce73" office:value-type="string" ns42:value-type="string">
            <text:p>https://www.uneiaparjour.fr/youtube-summarizer/</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number-columns-repeated="3"/>
          <table:table-cell table:style-name="ce91" office:value-type="date" office:date-value="2025-05-20" ns42:value-type="date">
            <text:p>2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imeShorts</text:p>
          </table:table-cell>
          <table:table-cell table:style-name="ce73" office:value-type="string" ns42:value-type="string">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ce73" office:value-type="string" ns42:value-type="string">
            <text:p>https://www.uneiaparjour.fr/animeshorts/</text:p>
          </table:table-cell>
          <table:table-cell table:style-name="ce73" office:value-type="string" ns42:value-type="string">
            <text:p>bande dessiné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3"/>
          <table:table-cell table:style-name="ce91" office:value-type="date" office:date-value="2025-05-19" ns42:value-type="date">
            <text:p>1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ssistant d’enseignement</text:p>
          </table:table-cell>
          <table:table-cell table:style-name="ce73" office:value-type="string" ns42:value-type="string">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ce73" office:value-type="string" ns42:value-type="string">
            <text:p>https://www.uneiaparjour.fr/assistant-denseignement/</text:p>
          </table:table-cell>
          <table:table-cell table:style-name="ce73" office:value-type="string" ns42:value-type="string">
            <text:p>éducation</text:p>
          </table:table-cell>
          <table:table-cell table:style-name="ce86" table:number-columns-repeated="5"/>
          <table:table-cell table:style-name="ce91" office:value-type="date" office:date-value="2025-05-18" ns42:value-type="date">
            <text:p>1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Tutor pro</text:p>
          </table:table-cell>
          <table:table-cell table:style-name="ce73" office:value-type="string" ns42:value-type="string">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ce73" office:value-type="string" ns42:value-type="string">
            <text:p>https://www.uneiaparjour.fr/ai-tutor-pro/</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5-17" ns42:value-type="date">
            <text:p>1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ama Tutor</text:p>
          </table:table-cell>
          <table:table-cell table:style-name="ce73" office:value-type="string" ns42:value-type="string">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ce73" office:value-type="string" ns42:value-type="string">
            <text:p>https://www.uneiaparjour.fr/llama-tutor/</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16" ns42:value-type="date">
            <text:p>1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mo</text:p>
          </table:table-cell>
          <table:table-cell table:style-name="ce73" office:value-type="string" ns42:value-type="string">
            <text:p>Komo (https://komo.ai/) est un moteur de recherche connecté à un modèle de langage avec des fonctionnalités multiples : Version gratuite avec limitations dans les fonctionnalités.</text:p>
          </table:table-cell>
          <table:table-cell table:style-name="ce73" office:value-type="string" ns42:value-type="string">
            <text:p>https://www.uneiaparjour.fr/komo/</text:p>
          </table:table-cell>
          <table:table-cell table:style-name="ce73" office:value-type="string" ns42:value-type="string">
            <text:p>recherche</text:p>
          </table:table-cell>
          <table:table-cell table:style-name="ce86" table:number-columns-repeated="5"/>
          <table:table-cell table:style-name="ce91" office:value-type="date" office:date-value="2025-05-15" ns42:value-type="date">
            <text:p>1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eenPT</text:p>
          </table:table-cell>
          <table:table-cell table:style-name="ce73" office:value-type="string" ns42:value-type="string">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ce73" office:value-type="string" ns42:value-type="string">
            <text:p>https://www.uneiaparjour.fr/greenpt/</text:p>
          </table:table-cell>
          <table:table-cell table:style-name="ce73" office:value-type="string" ns42:value-type="string">
            <text:p>archives</text:p>
          </table:table-cell>
          <table:table-cell table:style-name="ce86" table:number-columns-repeated="5"/>
          <table:table-cell table:style-name="ce91" office:value-type="date" office:date-value="2025-05-14" ns42:value-type="date">
            <text:p>1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aiz</text:p>
          </table:table-cell>
          <table:table-cell table:style-name="ce73" office:value-type="string" ns42:value-type="string">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ce73" office:value-type="string" ns42:value-type="string">
            <text:p>https://www.uneiaparjour.fr/qaiz/</text:p>
          </table:table-cell>
          <table:table-cell table:style-name="ce73" office:value-type="string" ns42:value-type="string">
            <text:p>quiz et flashcards</text:p>
          </table:table-cell>
          <table:table-cell table:style-name="ce86" table:number-columns-repeated="5"/>
          <table:table-cell table:style-name="ce91" office:value-type="date" office:date-value="2025-05-13" ns42:value-type="date">
            <text:p>1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aphy</text:p>
          </table:table-cell>
          <table:table-cell table:style-name="ce73" office:value-type="string" ns42:value-type="string">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ce73" office:value-type="string" ns42:value-type="string">
            <text:p>https://www.uneiaparjour.fr/graphy/</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5-05-12" ns42:value-type="date">
            <text:p>1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ondream</text:p>
          </table:table-cell>
          <table:table-cell table:style-name="ce73" office:value-type="string" ns42:value-type="string">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ce73" office:value-type="string" ns42:value-type="string">
            <text:p>https://www.uneiaparjour.fr/moondream/</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4"/>
          <table:table-cell table:style-name="ce91" office:value-type="date" office:date-value="2025-05-11" ns42:value-type="date">
            <text:p>1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o de Brave</text:p>
          </table:table-cell>
          <table:table-cell table:style-name="ce73" office:value-type="string" ns42:value-type="string">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ce73" office:value-type="string" ns42:value-type="string">
            <text:p>https://www.uneiaparjour.fr/leo-de-brave/</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recherche</text:p>
          </table:table-cell>
          <table:table-cell table:style-name="ce86" table:number-columns-repeated="3"/>
          <table:table-cell table:style-name="ce91" office:value-type="date" office:date-value="2025-05-10" ns42:value-type="date">
            <text:p>1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bshort</text:p>
          </table:table-cell>
          <table:table-cell table:style-name="ce73" office:value-type="string" ns42:value-type="string">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ce73" office:value-type="string" ns42:value-type="string">
            <text:p>https://www.uneiaparjour.fr/subshort/</text:p>
          </table:table-cell>
          <table:table-cell table:style-name="ce73" office:value-type="string" ns42:value-type="string">
            <text:p>quiz et flashcards</text:p>
          </table:table-cell>
          <table:table-cell table:style-name="ce73" office:value-type="string" ns42:value-type="string">
            <text:p>vidéo</text:p>
          </table:table-cell>
          <table:table-cell table:style-name="ce86" table:number-columns-repeated="4"/>
          <table:table-cell table:style-name="ce91" office:value-type="date" office:date-value="2025-05-09" ns42:value-type="date">
            <text:p>0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eceden</text:p>
          </table:table-cell>
          <table:table-cell table:style-name="ce73" office:value-type="string" ns42:value-type="string">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ce73" office:value-type="string" ns42:value-type="string">
            <text:p>https://www.uneiaparjour.fr/preceden/</text:p>
          </table:table-cell>
          <table:table-cell table:style-name="ce73" office:value-type="string" ns42:value-type="string">
            <text:p>éducation</text:p>
          </table:table-cell>
          <table:table-cell table:style-name="ce73" office:value-type="string" ns42:value-type="string">
            <text:p>présentation</text:p>
          </table:table-cell>
          <table:table-cell table:style-name="ce86" table:number-columns-repeated="4"/>
          <table:table-cell table:style-name="ce91" office:value-type="date" office:date-value="2025-05-08" ns42:value-type="date">
            <text:p>0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expert</text:p>
          </table:table-cell>
          <table:table-cell table:style-name="ce73" office:value-type="string" ns42:value-type="string">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ce73" office:value-type="string" ns42:value-type="string">
            <text:p>https://www.uneiaparjour.fr/superexpert/</text:p>
          </table:table-cell>
          <table:table-cell table:style-name="ce73" office:value-type="string" ns42:value-type="string">
            <text:p>chatbot</text:p>
          </table:table-cell>
          <table:table-cell table:style-name="ce73" office:value-type="string" ns42:value-type="string">
            <text:p>open source</text:p>
          </table:table-cell>
          <table:table-cell table:style-name="ce86" table:number-columns-repeated="4"/>
          <table:table-cell table:style-name="ce91" office:value-type="date" office:date-value="2025-05-07" ns42:value-type="date">
            <text:p>0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sky</text:p>
          </table:table-cell>
          <table:table-cell table:style-name="ce73" office:value-type="string" ns42:value-type="string">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ce73" office:value-type="string" ns42:value-type="string">
            <text:p>https://www.uneiaparjour.fr/tasky/</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3"/>
          <table:table-cell table:style-name="ce91" office:value-type="date" office:date-value="2025-05-06" ns42:value-type="date">
            <text:p>0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C-Edit</text:p>
          </table:table-cell>
          <table:table-cell table:style-name="ce73" office:value-type="string" ns42:value-type="string">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ce73" office:value-type="string" ns42:value-type="string">
            <text:p>https://www.uneiaparjour.fr/ic-edi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05" ns42:value-type="date">
            <text:p>0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mymind</text:p>
          </table:table-cell>
          <table:table-cell table:style-name="ce73" office:value-type="string" ns42:value-type="string">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ce73" office:value-type="string" ns42:value-type="string">
            <text:p>https://www.uneiaparjour.fr/amymind/</text:p>
          </table:table-cell>
          <table:table-cell table:style-name="ce73" office:value-type="string" ns42:value-type="string">
            <text:p>chatbot</text:p>
          </table:table-cell>
          <table:table-cell table:style-name="ce73" office:value-type="string" ns42:value-type="string">
            <text:p>mindmap</text:p>
          </table:table-cell>
          <table:table-cell table:style-name="ce86" table:number-columns-repeated="4"/>
          <table:table-cell table:style-name="ce91" office:value-type="date" office:date-value="2025-05-04" ns42:value-type="date">
            <text:p>0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yraid</text:p>
          </table:table-cell>
          <table:table-cell table:style-name="ce73" office:value-type="string" ns42:value-type="string">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ce73" office:value-type="string" ns42:value-type="string">
            <text:p>https://www.uneiaparjour.fr/studyrai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03" ns42:value-type="date">
            <text:p>0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ream</text:p>
          </table:table-cell>
          <table:table-cell table:style-name="ce73" office:value-type="string" ns42:value-type="string">
            <text:p>Seedream, le nouveau modèle de génération d’imagesde ByteDance, est disponible sur Dreamina (présenté ici : https://www.uneiaparjour.fr/dreamina). Particulièrement performant sur les imagesréalistes avec capacité à générer du texte via le bouton dédié ou directement avec des guillemets « » (texte en anglais, lors des tests pas de génération ou génération partielle en français). 120 crédits […]</text:p>
          </table:table-cell>
          <table:table-cell table:style-name="ce73" office:value-type="string" ns42:value-type="string">
            <text:p>https://www.uneiaparjour.fr/seedream/</text:p>
          </table:table-cell>
          <table:table-cell table:style-name="ce73" office:value-type="string" ns42:value-type="string">
            <text:p>images</text:p>
          </table:table-cell>
          <table:table-cell table:style-name="ce86" table:number-columns-repeated="5"/>
          <table:table-cell table:style-name="ce91" office:value-type="date" office:date-value="2025-05-02" ns42:value-type="date">
            <text:p>0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ttle Language Lessons</text:p>
          </table:table-cell>
          <table:table-cell table:style-name="ce73" office:value-type="string" ns42:value-type="string">
            <text:p>Avec Little Language Lessons (https://labs.google/lll/fr), Google propose trois outils, basés sur Gemini, pour accompagner l’apprentissage des langues : Versions expérimentales sur Google labs, gratuites et illimitées.</text:p>
          </table:table-cell>
          <table:table-cell table:style-name="ce73" office:value-type="string" ns42:value-type="string">
            <text:p>https://www.uneiaparjour.fr/little-language-lesson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05-01" ns42:value-type="date">
            <text:p>0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3D</text:p>
          </table:table-cell>
          <table:table-cell table:style-name="ce73" office:value-type="string" ns42:value-type="string">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ce73" office:value-type="string" ns42:value-type="string">
            <text:p>https://www.uneiaparjour.fr/hunyuan-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4-30" ns42:value-type="date">
            <text:p>30/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y Tales</text:p>
          </table:table-cell>
          <table:table-cell table:style-name="ce73" office:value-type="string" ns42:value-type="string">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ce73" office:value-type="string" ns42:value-type="string">
            <text:p>https://www.uneiaparjour.fr/toy-tales/</text:p>
          </table:table-cell>
          <table:table-cell table:style-name="ce73" office:value-type="string" ns42:value-type="string">
            <text:p>histoires enfants</text:p>
          </table:table-cell>
          <table:table-cell table:style-name="ce86" table:number-columns-repeated="5"/>
          <table:table-cell table:style-name="ce91" office:value-type="date" office:date-value="2025-04-29" ns42:value-type="date">
            <text:p>29/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g read</text:p>
          </table:table-cell>
          <table:table-cell table:style-name="ce73" office:value-type="string" ns42:value-type="string">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ce73" office:value-type="string" ns42:value-type="string">
            <text:p>https://www.uneiaparjour.fr/big-rea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8" ns42:value-type="date">
            <text:p>28/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quiz</text:p>
          </table:table-cell>
          <table:table-cell table:style-name="ce73" office:value-type="string" ns42:value-type="string">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ce73" office:value-type="string" ns42:value-type="string">
            <text:p>https://www.uneiaparjour.fr/panquiz/</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7" ns42:value-type="date">
            <text:p>27/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rware</text:p>
          </table:table-cell>
          <table:table-cell table:style-name="ce73" office:value-type="string" ns42:value-type="string">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ce73" office:value-type="string" ns42:value-type="string">
            <text:p>https://www.uneiaparjour.fr/yourware/</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4-26" ns42:value-type="date">
            <text:p>26/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text:p>
          </table:table-cell>
          <table:table-cell table:style-name="ce73" office:value-type="string" ns42:value-type="string">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ce73" office:value-type="string" ns42:value-type="string">
            <text:p>https://www.uneiaparjour.fr/flowith/</text:p>
          </table:table-cell>
          <table:table-cell table:style-name="ce73" office:value-type="string" ns42:value-type="string">
            <text:p>chatbot</text:p>
          </table:table-cell>
          <table:table-cell table:style-name="ce73" office:value-type="string" ns42:value-type="string">
            <text:p>documents</text:p>
          </table:table-cell>
          <table:table-cell table:style-name="ce86" table:number-columns-repeated="4"/>
          <table:table-cell table:style-name="ce91" office:value-type="date" office:date-value="2025-04-25" ns42:value-type="date">
            <text:p>25/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4" office:value-type="string" ns42:value-type="string">
            <text:p>Teach me anything</text:p>
          </table:table-cell>
          <table:table-cell table:style-name="ce74" office:value-type="string" ns42: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78" office:value-type="string" ns42:value-type="string">
            <text:p><text:a xlink:href="https://www.uneiaparjour.fr/teach-me-anything/" xlink:type="simple">https://www.uneiaparjour.fr/teach-me-anything/</text:a></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4-24" ns42:value-type="date">
            <text:p>2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1</text:p>
          </table:table-cell>
          <table:table-cell table:style-name="ce74" office:value-type="string" ns42: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75" office:value-type="string" ns42:value-type="string">
            <text:p><text:a xlink:href="https://www.uneiaparjour.fr/ez1" xlink:type="simple">https://www.uneiaparjour.fr/ez1</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23" ns42:value-type="date">
            <text:p>2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text:p>
          </table:table-cell>
          <table:table-cell table:style-name="ce74" office:value-type="string" ns42: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78" office:value-type="string" ns42:value-type="string">
            <text:p><text:a xlink:href="https://www.uneiaparjour.fr/magi/" xlink:type="simple">https://www.uneiaparjour.fr/mag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22" ns42:value-type="date">
            <text:p>2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itnet B 1.58</text:p>
          </table:table-cell>
          <table:table-cell table:style-name="ce74" office:value-type="string" ns42: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78" office:value-type="string" ns42:value-type="string">
            <text:p><text:a xlink:href="https://www.uneiaparjour.fr/bitnet-b-1-58/" xlink:type="simple">https://www.uneiaparjour.fr/bitnet-b-1-58/</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table:table-cell/>
          <table:table-cell table:style-name="ce74"/>
          <table:table-cell table:style-name="ce92" office:value-type="date" office:date-value="2025-04-21" ns42:value-type="date">
            <text:p>2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search Bunny</text:p>
          </table:table-cell>
          <table:table-cell table:style-name="ce74" office:value-type="string" ns42: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78" office:value-type="string" ns42:value-type="string">
            <text:p><text:a xlink:href="https://www.uneiaparjour.fr/research-bunny/" xlink:type="simple">https://www.uneiaparjour.fr/research-bunny/</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4-20" ns42:value-type="date">
            <text:p>2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oPDF</text:p>
          </table:table-cell>
          <table:table-cell table:style-name="ce74" office:value-type="string" ns42: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78" office:value-type="string" ns42:value-type="string">
            <text:p><text:a xlink:href="https://www.uneiaparjour.fr/gopdf/" xlink:type="simple">https://www.uneiaparjour.fr/gopdf/</text:a></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4-19" ns42:value-type="date">
            <text:p>1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oms - ex MGX</text:p>
          </table:table-cell>
          <table:table-cell table:style-name="ce74" office:value-type="string" ns42: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78" office:value-type="string" ns42:value-type="string">
            <text:p><text:a xlink:href="https://www.uneiaparjour.fr/mgx/" xlink:type="simple">https://www.uneiaparjour.fr/mgx/</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18" ns42:value-type="date">
            <text:p>1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o 2</text:p>
          </table:table-cell>
          <table:table-cell table:style-name="ce74" office:value-type="string" ns42: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par secondes et autres résolutions annoncés). Export mp4 ou google drive.Gratuit avec 5 générations par jour. Source ...</text:p>
          </table:table-cell>
          <table:table-cell table:style-name="ce78" office:value-type="string" ns42:value-type="string">
            <text:p><text:a xlink:href="https://www.uneiaparjour.fr/veo-2/" xlink:type="simple">https://www.uneiaparjour.fr/veo-2/</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17" ns42:value-type="date">
            <text:p>1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Younet</text:p>
          </table:table-cell>
          <table:table-cell table:style-name="ce74" office:value-type="string" ns42: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78" office:value-type="string" ns42:value-type="string">
            <text:p><text:a xlink:href="https://www.uneiaparjour.fr/younet/" xlink:type="simple">https://www.uneiaparjour.fr/younet/</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5-04-16" ns42:value-type="date">
            <text:p>1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ider</text:p>
          </table:table-cell>
          <table:table-cell table:style-name="ce74" office:value-type="string" ns42:value-type="string">
            <text:p>Sider (https://sider.ai) regroupe des outils de génération multiples : chatbot, recherche et recherche approfondie avec accès à la littérature scientifique (outil « Wisebase »), génération d'imagesavec outils de retouche, résumé de vidéos Youtube, analyse de documents... Pour la génération de texte, le modèle « Sider fusion » choisit le modèle le plus adapté à l'instruction. Disponible dans différents ...</text:p>
          </table:table-cell>
          <table:table-cell table:style-name="ce78" office:value-type="string" ns42:value-type="string">
            <text:p><text:a xlink:href="https://www.uneiaparjour.fr/sider/" xlink:type="simple">https://www.uneiaparjour.fr/sid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recherche</text:p>
          </table:table-cell>
          <table:table-cell/>
          <table:table-cell table:style-name="ce74"/>
          <table:table-cell table:style-name="ce92" office:value-type="date" office:date-value="2025-04-15" ns42:value-type="date">
            <text:p>1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lexbot de Perplexity</text:p>
          </table:table-cell>
          <table:table-cell table:style-name="ce74" office:value-type="string" ns42: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78" office:value-type="string" ns42:value-type="string">
            <text:p><text:a xlink:href="https://www.uneiaparjour.fr/plexbot-de-perplexity/" xlink:type="simple">https://www.uneiaparjour.fr/plexbot-de-perplexity/</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4-14" ns42:value-type="date">
            <text:p>1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latedAI</text:p>
          </table:table-cell>
          <table:table-cell table:style-name="ce74" office:value-type="string" ns42: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78" office:value-type="string" ns42:value-type="string">
            <text:p><text:a xlink:href="https://www.uneiaparjour.fr/relatedai/" xlink:type="simple">https://www.uneiaparjour.fr/related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13" ns42:value-type="date">
            <text:p>1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irebase studio</text:p>
          </table:table-cell>
          <table:table-cell table:style-name="ce74" office:value-type="string" ns42: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78" office:value-type="string" ns42:value-type="string">
            <text:p><text:a xlink:href="https://www.uneiaparjour.fr/firebase-studio/" xlink:type="simple">https://www.uneiaparjour.fr/firebase-studio/</text:a></text:p>
          </table:table-cell>
          <table:table-cell table:style-name="ce74" office:value-type="string" ns42:value-type="string">
            <text:p>appli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12" ns42:value-type="date">
            <text:p>1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idream</text:p>
          </table:table-cell>
          <table:table-cell table:style-name="ce74" office:value-type="string" ns42:value-type="string">
            <text:p>Hidream (Modèles et documentation : https://huggingface.co/collections/HiDream-ai/hidream-i1-67f3e90dd509fed088a158b3) est un modèle de génération d'images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78" office:value-type="string" ns42:value-type="string">
            <text:p><text:a xlink:href="https://www.uneiaparjour.fr/hidream/" xlink:type="simple">https://www.uneiaparjour.fr/hidream/</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table:table-cell/>
          <table:table-cell table:style-name="ce74"/>
          <table:table-cell table:style-name="ce92" office:value-type="date" office:date-value="2025-04-11" ns42:value-type="date">
            <text:p>1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ormulabot</text:p>
          </table:table-cell>
          <table:table-cell table:style-name="ce74" office:value-type="string" ns42: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78" office:value-type="string" ns42:value-type="string">
            <text:p><text:a xlink:href="https://www.uneiaparjour.fr/formulabot/" xlink:type="simple">https://www.uneiaparjour.fr/formulabot/</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4-10" ns42:value-type="date">
            <text:p>1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ork</text:p>
          </table:table-cell>
          <table:table-cell table:style-name="ce74" office:value-type="string" ns42: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78" office:value-type="string" ns42:value-type="string">
            <text:p><text:a xlink:href="https://www.uneiaparjour.fr/rork/" xlink:type="simple">https://www.uneiaparjour.fr/rork/</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09" ns42:value-type="date">
            <text:p>0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ac</text:p>
          </table:table-cell>
          <table:table-cell table:style-name="ce74" office:value-type="string" ns42: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78" office:value-type="string" ns42:value-type="string">
            <text:p><text:a xlink:href="https://www.uneiaparjour.fr/chatbac/" xlink:type="simple">https://www.uneiaparjour.fr/chatbac/</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table-cell table:style-name="ce74"/>
          <table:table-cell table:style-name="ce92" office:value-type="date" office:date-value="2025-04-08" ns42:value-type="date">
            <text:p>0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lama 4</text:p>
          </table:table-cell>
          <table:table-cell table:style-name="ce74" office:value-type="string" ns42: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78" office:value-type="string" ns42:value-type="string">
            <text:p><text:a xlink:href="https://www.uneiaparjour.fr/llama-4/" xlink:type="simple">https://www.uneiaparjour.fr/llama-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7" ns42:value-type="date">
            <text:p>0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pilot search</text:p>
          </table:table-cell>
          <table:table-cell table:style-name="ce74" office:value-type="string" ns42: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78" office:value-type="string" ns42:value-type="string">
            <text:p><text:a xlink:href="https://www.uneiaparjour.fr/copilot-search/" xlink:type="simple">https://www.uneiaparjour.fr/copilot-searc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6" ns42:value-type="date">
            <text:p>0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nus</text:p>
          </table:table-cell>
          <table:table-cell table:style-name="ce74" office:value-type="string" ns42: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78" office:value-type="string" ns42:value-type="string">
            <text:p><text:a xlink:href="https://www.uneiaparjour.fr/manus/" xlink:type="simple">https://www.uneiaparjour.fr/manus/</text:a></text:p>
          </table:table-cell>
          <table:table-cell table:style-name="ce74" office:value-type="string" ns42:value-type="string">
            <text:p>application</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table-cell/>
          <table:table-cell table:style-name="ce74"/>
          <table:table-cell table:style-name="ce92" office:value-type="date" office:date-value="2025-04-05" ns42:value-type="date">
            <text:p>0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hena Edu</text:p>
          </table:table-cell>
          <table:table-cell table:style-name="ce74" office:value-type="string" ns42: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78" office:value-type="string" ns42:value-type="string">
            <text:p><text:a xlink:href="https://www.uneiaparjour.fr/athena-edu/" xlink:type="simple">https://www.uneiaparjour.fr/athena-edu/</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table-cell table:style-name="ce74"/>
          <table:table-cell table:style-name="ce92" office:value-type="date" office:date-value="2025-04-04" ns42:value-type="date">
            <text:p>0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ymate</text:p>
          </table:table-cell>
          <table:table-cell table:style-name="ce74" office:value-type="string" ns42: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78" office:value-type="string" ns42:value-type="string">
            <text:p><text:a xlink:href="https://www.uneiaparjour.fr/masterymate/" xlink:type="simple">https://www.uneiaparjour.fr/masterymate/</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03" ns42:value-type="date">
            <text:p>0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ics</text:p>
          </table:table-cell>
          <table:table-cell table:style-name="ce74" office:value-type="string" ns42: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78" office:value-type="string" ns42:value-type="string">
            <text:p><text:a xlink:href="https://www.uneiaparjour.fr/infographics/" xlink:type="simple">https://www.uneiaparjour.fr/infographics/</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4-02" ns42:value-type="date">
            <text:p>0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ta AI</text:p>
          </table:table-cell>
          <table:table-cell table:style-name="ce74" office:value-type="string" ns42: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78" office:value-type="string" ns42:value-type="string">
            <text:p><text:a xlink:href="https://www.uneiaparjour.fr/meta-ai/" xlink:type="simple">https://www.uneiaparjour.fr/meta-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1" ns42:value-type="date">
            <text:p>0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ite</text:p>
          </table:table-cell>
          <table:table-cell table:style-name="ce74" office:value-type="string" ns42: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78" office:value-type="string" ns42:value-type="string">
            <text:p><text:a xlink:href="https://www.uneiaparjour.fr/deepsite/" xlink:type="simple">https://www.uneiaparjour.fr/deepsite/</text:a></text:p>
          </table:table-cell>
          <table:table-cell table:style-name="ce74" office:value-type="string" ns42:value-type="string">
            <text:p>application</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31" ns42:value-type="date">
            <text:p>3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text:p>
          </table:table-cell>
          <table:table-cell table:style-name="ce74" office:value-type="string" ns42: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78" office:value-type="string" ns42:value-type="string">
            <text:p><text:a xlink:href="https://www.uneiaparjour.fr/director/" xlink:type="simple">https://www.uneiaparjour.fr/director/</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30" ns42:value-type="date">
            <text:p>3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utils de Monica</text:p>
          </table:table-cell>
          <table:table-cell table:style-name="ce74" office:value-type="string" ns42: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les plus utilisés sont présents et sont accessibles dans ...</text:p>
          </table:table-cell>
          <table:table-cell table:style-name="ce78" office:value-type="string" ns42:value-type="string">
            <text:p><text:a xlink:href="https://www.uneiaparjour.fr/outils-de-monica/" xlink:type="simple">https://www.uneiaparjour.fr/outils-de-monica/</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table-cell table:style-name="ce74"/>
          <table:table-cell table:style-name="ce92" office:value-type="date" office:date-value="2025-03-29" ns42:value-type="date">
            <text:p>2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ygraph</text:p>
          </table:table-cell>
          <table:table-cell table:style-name="ce74" office:value-type="string" ns42: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78" office:value-type="string" ns42:value-type="string">
            <text:p><text:a xlink:href="https://www.uneiaparjour.fr/ezygraph/" xlink:type="simple">https://www.uneiaparjour.fr/ezygraph/</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3-28" ns42:value-type="date">
            <text:p>2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r</text:p>
          </table:table-cell>
          <table:table-cell table:style-name="ce74" office:value-type="string" ns42: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78" office:value-type="string" ns42:value-type="string">
            <text:p><text:a xlink:href="https://www.uneiaparjour.fr/creatr/" xlink:type="simple">https://www.uneiaparjour.fr/creatr/</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3-26" ns42:value-type="date">
            <text:p>2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ocs</text:p>
          </table:table-cell>
          <table:table-cell table:style-name="ce74" office:value-type="string" ns42: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78" office:value-type="string" ns42:value-type="string">
            <text:p><text:a xlink:href="https://www.uneiaparjour.fr/docs/" xlink:type="simple">https://www.uneiaparjour.fr/docs/</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25" ns42:value-type="date">
            <text:p>2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AI FM</text:p>
          </table:table-cell>
          <table:table-cell table:style-name="ce74" office:value-type="string" ns42: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78" office:value-type="string" ns42:value-type="string">
            <text:p><text:a xlink:href="https://www.uneiaparjour.fr/openai-fm/" xlink:type="simple">https://www.uneiaparjour.fr/openai-fm/</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24" ns42:value-type="date">
            <text:p>2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an 2.1</text:p>
          </table:table-cell>
          <table:table-cell table:style-name="ce74" office:value-type="string" ns42: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début et fin), sonorisation les vidéos, amélioration d'instructions et 5 formats proposés. Temps de génération plus ou ...</text:p>
          </table:table-cell>
          <table:table-cell table:style-name="ce78" office:value-type="string" ns42:value-type="string">
            <text:p><text:a xlink:href="https://www.uneiaparjour.fr/wan-2-1/" xlink:type="simple">https://www.uneiaparjour.fr/wan-2-1/</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3-23" ns42:value-type="date">
            <text:p>2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ve</text:p>
          </table:table-cell>
          <table:table-cell table:style-name="ce74" office:value-type="string" ns42:value-type="string">
            <text:p>Reve.art (https://preview.reve.art/) : un nouveau modèle de génération d'images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75" office:value-type="string" ns42:value-type="string">
            <text:p><text:a xlink:href="https://www.uneiaparjour.fr/reve/" xlink:type="simple">https://www.uneiaparjour.fr/reve-art</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22" ns42:value-type="date">
            <text:p>2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explainers</text:p>
          </table:table-cell>
          <table:table-cell table:style-name="ce74" office:value-type="string" ns42:value-type="string">
            <text:p>Imagine explainers (https://imagineexplainers.com) génère des vidéos image, texte et voix à partir d'une instruction avec recherche internet et images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78" office:value-type="string" ns42:value-type="string">
            <text:p><text:a xlink:href="https://www.uneiaparjour.fr/imagine-explainers/" xlink:type="simple">https://www.uneiaparjour.fr/imagine-explainers/</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voix</text:p>
          </table:table-cell>
          <table:table-cell/>
          <table:table-cell table:style-name="ce74"/>
          <table:table-cell table:style-name="ce92" office:value-type="date" office:date-value="2025-03-21" ns42:value-type="date">
            <text:p>2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s de Gemini</text:p>
          </table:table-cell>
          <table:table-cell table:style-name="ce74" office:value-type="string" ns42: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aux instructions est possible. Source ...</text:p>
          </table:table-cell>
          <table:table-cell table:style-name="ce78" office:value-type="string" ns42:value-type="string">
            <text:p><text:a xlink:href="https://www.uneiaparjour.fr/gems-de-gemini/" xlink:type="simple">https://www.uneiaparjour.fr/gems-de-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20" ns42:value-type="date">
            <text:p>2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g-FX</text:p>
          </table:table-cell>
          <table:table-cell table:style-name="ce74" office:value-type="string" ns42:value-type="string">
            <text:p>Img-FX (https://img-fx.com) génère des images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78" office:value-type="string" ns42:value-type="string">
            <text:p><text:a xlink:href="https://www.uneiaparjour.fr/img-fx/" xlink:type="simple">https://www.uneiaparjour.fr/img-f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9" ns42:value-type="date">
            <text:p>1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eaGo</text:p>
          </table:table-cell>
          <table:table-cell table:style-name="ce74" office:value-type="string" ns42: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78" office:value-type="string" ns42:value-type="string">
            <text:p><text:a xlink:href="https://www.uneiaparjour.fr/beago/" xlink:type="simple">https://www.uneiaparjour.fr/beag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8" ns42:value-type="date">
            <text:p>1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wizie</text:p>
          </table:table-cell>
          <table:table-cell table:style-name="ce74" office:value-type="string" ns42: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78" office:value-type="string" ns42:value-type="string">
            <text:p><text:a xlink:href="https://www.uneiaparjour.fr/kwizie/" xlink:type="simple">https://www.uneiaparjour.fr/kwizie/</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3-17" ns42:value-type="date">
            <text:p>1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ric</text:p>
          </table:table-cell>
          <table:table-cell table:style-name="ce74" office:value-type="string" ns42: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78" office:value-type="string" ns42:value-type="string">
            <text:p><text:a xlink:href="https://www.uneiaparjour.fr/fabric/" xlink:type="simple">https://www.uneiaparjour.fr/fabric/</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3-16" ns42:value-type="date">
            <text:p>1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ypernatural</text:p>
          </table:table-cell>
          <table:table-cell table:style-name="ce74" office:value-type="string" ns42:value-type="string">
            <text:p>Hypernatural (https://hypernatural.ai/) génère des vidéos avec images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78" office:value-type="string" ns42:value-type="string">
            <text:p><text:a xlink:href="https://www.uneiaparjour.fr/hypernatural/" xlink:type="simple">https://www.uneiaparjour.fr/hypernatural/</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15" ns42:value-type="date">
            <text:p>1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ini 2.0 Flash Experimental</text:p>
          </table:table-cell>
          <table:table-cell table:style-name="ce74" office:value-type="string" ns42: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générées. Les instructions sont modifiables, les textes sont exportables ...</text:p>
          </table:table-cell>
          <table:table-cell table:style-name="ce78" office:value-type="string" ns42:value-type="string">
            <text:p><text:a xlink:href="https://www.uneiaparjour.fr/gemini-2-0-flash-experimental/" xlink:type="simple">https://www.uneiaparjour.fr/gemini-2-0-flash-experiment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3-14" ns42:value-type="date">
            <text:p>1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versational AI</text:p>
          </table:table-cell>
          <table:table-cell table:style-name="ce74" office:value-type="string" ns42: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78" office:value-type="string" ns42:value-type="string">
            <text:p><text:a xlink:href="https://www.uneiaparjour.fr/conversational-ai/" xlink:type="simple">https://www.uneiaparjour.fr/conversational-ai/</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3-13" ns42:value-type="date">
            <text:p>1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ce de Reka</text:p>
          </table:table-cell>
          <table:table-cell table:style-name="ce74" office:value-type="string" ns42: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78" office:value-type="string" ns42:value-type="string">
            <text:p><text:a xlink:href="https://www.uneiaparjour.fr/space-de-reka/" xlink:type="simple">https://www.uneiaparjour.fr/space-de-reka/</text:a></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3-12" ns42:value-type="date">
            <text:p>1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addy</text:p>
          </table:table-cell>
          <table:table-cell table:style-name="ce74" office:value-type="string" ns42:value-type="string">
            <text:p>Readdy (https://readdy.ai) génère des pages web à partir d'une instruction texte qui peut être augmentée d'images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78" office:value-type="string" ns42:value-type="string">
            <text:p><text:a xlink:href="https://www.uneiaparjour.fr/readdy/" xlink:type="simple">https://www.uneiaparjour.fr/readdy/</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5-03-11" ns42:value-type="date">
            <text:p>1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racter 3 de Hedra</text:p>
          </table:table-cell>
          <table:table-cell table:style-name="ce74" office:value-type="string" ns42: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78" office:value-type="string" ns42:value-type="string">
            <text:p><text:a xlink:href="https://www.uneiaparjour.fr/character-3-de-hedra/" xlink:type="simple">https://www.uneiaparjour.fr/character-3-de-hedra/</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10" ns42:value-type="date">
            <text:p>1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dmenta</text:p>
          </table:table-cell>
          <table:table-cell table:style-name="ce74" office:value-type="string" ns42: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78" office:value-type="string" ns42:value-type="string">
            <text:p><text:a xlink:href="https://www.uneiaparjour.fr/redmenta/" xlink:type="simple">https://www.uneiaparjour.fr/redmenta/</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5-03-09" ns42:value-type="date">
            <text:p>0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ffRhythm</text:p>
          </table:table-cell>
          <table:table-cell table:style-name="ce74" office:value-type="string" ns42: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78" office:value-type="string" ns42:value-type="string">
            <text:p><text:a xlink:href="https://www.uneiaparjour.fr/diffrhythm/" xlink:type="simple">https://www.uneiaparjour.fr/diffrhythm/</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3-08" ns42:value-type="date">
            <text:p>0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skvids</text:p>
          </table:table-cell>
          <table:table-cell table:style-name="ce74" office:value-type="string" ns42: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78" office:value-type="string" ns42:value-type="string">
            <text:p><text:a xlink:href="https://www.uneiaparjour.fr/askvids/" xlink:type="simple">https://www.uneiaparjour.fr/askvids/</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5-03-07" ns42:value-type="date">
            <text:p>0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ya</text:p>
          </table:table-cell>
          <table:table-cell table:style-name="ce74" office:value-type="string" ns42:value-type="string">
            <text:p>Aya de « Cohere For AI » (https://cohere.com/research/aya) : 3 modèles de langage et 2 d'analyse d'images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78" office:value-type="string" ns42:value-type="string">
            <text:p><text:a xlink:href="https://www.uneiaparjour.fr/aya/" xlink:type="simple">https://www.uneiaparjour.fr/ay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table-cell table:style-name="ce74"/>
          <table:table-cell table:style-name="ce92" office:value-type="date" office:date-value="2025-03-06" ns42:value-type="date">
            <text:p>0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ype Think</text:p>
          </table:table-cell>
          <table:table-cell table:style-name="ce74" office:value-type="string" ns42:value-type="string">
            <text:p>Type Think (https://typethinkai.com) est un chatbot qui permet l'interrogation simultanée de plusieurs modèles de langage (18 dans la version gratuite), avec recherche web, génération d'imageset interprétation de code. Voix possible si un seul modèle sélectionné.10 interactions gratuites par jour.</text:p>
          </table:table-cell>
          <table:table-cell table:style-name="ce78" office:value-type="string" ns42:value-type="string">
            <text:p><text:a xlink:href="https://www.uneiaparjour.fr/type-think/" xlink:type="simple">https://www.uneiaparjour.fr/type-think/</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05" ns42:value-type="date">
            <text:p>0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ia de Opera</text:p>
          </table:table-cell>
          <table:table-cell table:style-name="ce74" office:value-type="string" ns42:value-type="string">
            <text:p>Aria est un chatbot intégré au navigateur Opera (https://www.opera.com/fr) et basé sur ChatGPT 4o, Gemini 1.5 et Imagen 3. Fonctions « classiques » d'un chatbot : génération de texte à partir instructions, analyse d'images(pas documents) avec génération d'images. Fonctions additionnelles avec le mode de composition (type et longueur de texte avec possibilité de personnaliser son propre ...</text:p>
          </table:table-cell>
          <table:table-cell table:style-name="ce78" office:value-type="string" ns42:value-type="string">
            <text:p><text:a xlink:href="https://www.uneiaparjour.fr/aria-de-opera/" xlink:type="simple">https://www.uneiaparjour.fr/aria-de-oper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5-03-04" ns42:value-type="date">
            <text:p>0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tube</text:p>
          </table:table-cell>
          <table:table-cell table:style-name="ce74" office:value-type="string" ns42:value-type="string">
            <text:p>Gentube (https://www.gentube.app) génère des imagesà partir d’une instruction ou remixe des imagesexistantes dans sa galerie. Le modèle de génération semble être Flux (non spécifié). Fonctions sociales avec profil et likes : les imagesgénérées sont par défaut publiques, si elles ne le sont pas, elles ne sont pas sauvegardées. Amélioration de prompts proposée. ...</text:p>
          </table:table-cell>
          <table:table-cell table:style-name="ce78" office:value-type="string" ns42:value-type="string">
            <text:p><text:a xlink:href="https://www.uneiaparjour.fr/gentube/" xlink:type="simple">https://www.uneiaparjour.fr/gentub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3" ns42:value-type="date">
            <text:p>0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itique</text:p>
          </table:table-cell>
          <table:table-cell table:style-name="ce74" office:value-type="string" ns42: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78" office:value-type="string" ns42:value-type="string">
            <text:p><text:a xlink:href="https://www.uneiaparjour.fr/critique/" xlink:type="simple">https://www.uneiaparjour.fr/critique/</text:a></text:p>
          </table:table-cell>
          <table:table-cell table:style-name="ce74" office:value-type="string" ns42:value-type="string">
            <text:p>actualités et fact-checking</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2" ns42:value-type="date">
            <text:p>0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en 3</text:p>
          </table:table-cell>
          <table:table-cell table:style-name="ce74" office:value-type="string" ns42:value-type="string">
            <text:p>Imagen 3, le modèle de génération d'images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78" office:value-type="string" ns42:value-type="string">
            <text:p><text:a xlink:href="https://www.uneiaparjour.fr/imagen-3/" xlink:type="simple">https://www.uneiaparjour.fr/imagen-3/</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1" ns42:value-type="date">
            <text:p>0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pp Creator de Poe</text:p>
          </table:table-cell>
          <table:table-cell table:style-name="ce74" office:value-type="string" ns42: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78" office:value-type="string" ns42:value-type="string">
            <text:p><text:a xlink:href="https://www.uneiaparjour.fr/app-creator-de-poe/" xlink:type="simple">https://www.uneiaparjour.fr/app-creator-de-poe/</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28" ns42:value-type="date">
            <text:p>2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 de Hailuoai</text:p>
          </table:table-cell>
          <table:table-cell table:style-name="ce74" office:value-type="string" ns42: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78" office:value-type="string" ns42:value-type="string">
            <text:p><text:a xlink:href="https://www.uneiaparjour.fr/director-de-hailuoai/" xlink:type="simple">https://www.uneiaparjour.fr/director-de-hailuoa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2-27" ns42:value-type="date">
            <text:p>2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mi</text:p>
          </table:table-cell>
          <table:table-cell table:style-name="ce74" office:value-type="string" ns42: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78" office:value-type="string" ns42:value-type="string">
            <text:p><text:a xlink:href="https://www.uneiaparjour.fr/kimi/" xlink:type="simple">https://www.uneiaparjour.fr/kim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2-26" ns42:value-type="date">
            <text:p>2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3615 LeChat</text:p>
          </table:table-cell>
          <table:table-cell table:style-name="ce74" office:value-type="string" ns42: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78" office:value-type="string" ns42:value-type="string">
            <text:p><text:a xlink:href="https://www.uneiaparjour.fr/3615-lechat/" xlink:type="simple">https://www.uneiaparjour.fr/3615-lecha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stuck</text:p>
          </table:table-cell>
          <table:table-cell table:style-name="ce74" office:value-type="string" ns42: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78" office:value-type="string" ns42:value-type="string">
            <text:p><text:a xlink:href="https://www.uneiaparjour.fr/unstuck/" xlink:type="simple">https://www.uneiaparjour.fr/unstuck/</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youtube</text:p>
          </table:table-cell>
          <table:table-cell table:style-name="ce74"/>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ciPub +</text:p>
          </table:table-cell>
          <table:table-cell table:style-name="ce74" office:value-type="string" ns42: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78" office:value-type="string" ns42:value-type="string">
            <text:p><text:a xlink:href="https://www.uneiaparjour.fr/scipub/" xlink:type="simple">https://www.uneiaparjour.fr/scipub/</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2-24" ns42:value-type="date">
            <text:p>2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iscribe</text:p>
          </table:table-cell>
          <table:table-cell table:style-name="ce74" office:value-type="string" ns42: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78" office:value-type="string" ns42:value-type="string">
            <text:p><text:a xlink:href="https://www.uneiaparjour.fr/uniscribe/" xlink:type="simple">https://www.uneiaparjour.fr/uniscribe/</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voix</text:p>
          </table:table-cell>
          <table:table-cell table:style-name="ce74" office:value-type="string" ns42:value-type="string">
            <text:p>youtube</text:p>
          </table:table-cell>
          <table:table-cell/>
          <table:table-cell table:style-name="ce74"/>
          <table:table-cell table:style-name="ce92" office:value-type="date" office:date-value="2025-02-23" ns42:value-type="date">
            <text:p>2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Deep Research</text:p>
          </table:table-cell>
          <table:table-cell table:style-name="ce74" office:value-type="string" ns42: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78" office:value-type="string" ns42:value-type="string">
            <text:p><text:a xlink:href="https://www.uneiaparjour.fr/open-deep-research/" xlink:type="simple">https://www.uneiaparjour.fr/open-deep-research/</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2-22" ns42:value-type="date">
            <text:p>2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uko</text:p>
          </table:table-cell>
          <table:table-cell table:style-name="ce74" office:value-type="string" ns42: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78" office:value-type="string" ns42:value-type="string">
            <text:p><text:a xlink:href="https://www.uneiaparjour.fr/wuko/" xlink:type="simple">https://www.uneiaparjour.fr/wuk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2-21" ns42:value-type="date">
            <text:p>2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tmaps</text:p>
          </table:table-cell>
          <table:table-cell table:style-name="ce74" office:value-type="string" ns42: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78" office:value-type="string" ns42:value-type="string">
            <text:p><text:a xlink:href="https://www.uneiaparjour.fr/litmaps/" xlink:type="simple">https://www.uneiaparjour.fr/litmaps/</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20" ns42:value-type="date">
            <text:p>2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shy</text:p>
          </table:table-cell>
          <table:table-cell table:style-name="ce74" office:value-type="string" ns42: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78" office:value-type="string" ns42:value-type="string">
            <text:p><text:a xlink:href="https://www.uneiaparjour.fr/meshy/" xlink:type="simple">https://www.uneiaparjour.fr/meshy/</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5-02-19" ns42:value-type="date">
            <text:p>1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 Map Wizard</text:p>
          </table:table-cell>
          <table:table-cell table:style-name="ce74" office:value-type="string" ns42: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78" office:value-type="string" ns42:value-type="string">
            <text:p><text:a xlink:href="https://www.uneiaparjour.fr/mind-map-wizard/" xlink:type="simple">https://www.uneiaparjour.fr/mind-map-wizard/</text:a></text:p>
          </table:table-cell>
          <table:table-cell table:style-name="ce74" office:value-type="string" ns42:value-type="string">
            <text:p>mindmap</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2-18" ns42:value-type="date">
            <text:p>1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erplexity Deep Research</text:p>
          </table:table-cell>
          <table:table-cell table:style-name="ce74" office:value-type="string" ns42: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78" office:value-type="string" ns42:value-type="string">
            <text:p><text:a xlink:href="https://www.uneiaparjour.fr/perplexity-deep-research/" xlink:type="simple">https://www.uneiaparjour.fr/perplexity-deep-re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17" ns42:value-type="date">
            <text:p>1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nglish Practice</text:p>
          </table:table-cell>
          <table:table-cell table:style-name="ce74" office:value-type="string" ns42: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78" office:value-type="string" ns42:value-type="string">
            <text:p><text:a xlink:href="https://www.uneiaparjour.fr/english-practice/" xlink:type="simple">https://www.uneiaparjour.fr/english-practice/</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6" ns42:value-type="date">
            <text:p>1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imated drawings</text:p>
          </table:table-cell>
          <table:table-cell table:style-name="ce74" office:value-type="string" ns42: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78" office:value-type="string" ns42:value-type="string">
            <text:p><text:a xlink:href="https://www.uneiaparjour.fr/animated-drawings/" xlink:type="simple">https://www.uneiaparjour.fr/animated-drawing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15" ns42:value-type="date">
            <text:p>1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vable</text:p>
          </table:table-cell>
          <table:table-cell table:style-name="ce74" office:value-type="string" ns42: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78" office:value-type="string" ns42:value-type="string">
            <text:p><text:a xlink:href="https://www.uneiaparjour.fr/lovable/" xlink:type="simple">https://www.uneiaparjour.fr/lovab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5-02-14" ns42:value-type="date">
            <text:p>1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Xtract</text:p>
          </table:table-cell>
          <table:table-cell table:style-name="ce74" office:value-type="string" ns42: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78" office:value-type="string" ns42:value-type="string">
            <text:p><text:a xlink:href="https://www.uneiaparjour.fr/xtract/" xlink:type="simple">https://www.uneiaparjour.fr/xtract/</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3" ns42:value-type="date">
            <text:p>1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onos</text:p>
          </table:table-cell>
          <table:table-cell table:style-name="ce74" office:value-type="string" ns42: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78" office:value-type="string" ns42:value-type="string">
            <text:p><text:a xlink:href="https://www.uneiaparjour.fr/zonos/" xlink:type="simple">https://www.uneiaparjour.fr/zonos/</text:a></text:p>
          </table:table-cell>
          <table:table-cell table:style-name="ce74" office:value-type="string" ns42:value-type="string">
            <text:p>open sourc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2-12" ns42:value-type="date">
            <text:p>1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Diagram Generator</text:p>
          </table:table-cell>
          <table:table-cell table:style-name="ce74" office:value-type="string" ns42: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78" office:value-type="string" ns42:value-type="string">
            <text:p><text:a xlink:href="https://www.uneiaparjour.fr/ai-diagram-generator/" xlink:type="simple">https://www.uneiaparjour.fr/ai-diagram-generator/</text:a></text:p>
          </table:table-cell>
          <table:table-cell table:style-name="ce74" office:value-type="string" ns42:value-type="string">
            <text:p>données</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table-cell table:style-name="ce74"/>
          <table:table-cell table:style-name="ce92" office:value-type="date" office:date-value="2025-02-11" ns42:value-type="date">
            <text:p>1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Research</text:p>
          </table:table-cell>
          <table:table-cell table:style-name="ce74" office:value-type="string" ns42: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78" office:value-type="string" ns42:value-type="string">
            <text:p><text:a xlink:href="https://www.uneiaparjour.fr/autoresearch/" xlink:type="simple">https://www.uneiaparjour.fr/autoresearch/</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5-02-10" ns42:value-type="date">
            <text:p>1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ty</text:p>
          </table:table-cell>
          <table:table-cell table:style-name="ce74" office:value-type="string" ns42: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78" office:value-type="string" ns42:value-type="string">
            <text:p><text:a xlink:href="https://www.uneiaparjour.fr/chatty/" xlink:type="simple">https://www.uneiaparjour.fr/chatty/</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5-02-09" ns42:value-type="date">
            <text:p>0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0</text:p>
          </table:table-cell>
          <table:table-cell table:style-name="ce74" office:value-type="string" ns42: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78" office:value-type="string" ns42:value-type="string">
            <text:p><text:a xlink:href="https://www.uneiaparjour.fr/a0/" xlink:type="simple">https://www.uneiaparjour.fr/a0/</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8" ns42:value-type="date">
            <text:p>0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ools de HuggingChat</text:p>
          </table:table-cell>
          <table:table-cell table:style-name="ce74" office:value-type="string" ns42:value-type="string">
            <text:p>Les outils &amp;#8211; Tools &amp;#8211; de HuggingChat (https://huggingface.co/chat/tools) permettent d'ajouter des fonctionnalités aux LLM Qwen et Llama disponibles. Base des « Tools » : dépôts de HuggingFace soit modules de recherche, de génération d'imagesou de viséos, d'analyse de documents etc. Une cinquantaine d'outils dans la galerie. Possibilité de créer ses propres outils : tous les modèles ...</text:p>
          </table:table-cell>
          <table:table-cell table:style-name="ce78" office:value-type="string" ns42:value-type="string">
            <text:p><text:a xlink:href="https://www.uneiaparjour.fr/tools-de-huggingchat/" xlink:type="simple">https://www.uneiaparjour.fr/tools-de-hugging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table-cell table:style-name="ce74"/>
          <table:table-cell table:style-name="ce92" office:value-type="date" office:date-value="2025-02-07" ns42:value-type="date">
            <text:p>0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achology</text:p>
          </table:table-cell>
          <table:table-cell table:style-name="ce74" office:value-type="string" ns42: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78" office:value-type="string" ns42:value-type="string">
            <text:p><text:a xlink:href="https://www.uneiaparjour.fr/teachology/" xlink:type="simple">https://www.uneiaparjour.fr/teachology/</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table-cell table:style-name="ce74"/>
          <table:table-cell table:style-name="ce92" office:value-type="date" office:date-value="2025-02-06" ns42:value-type="date">
            <text:p>0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plit</text:p>
          </table:table-cell>
          <table:table-cell table:style-name="ce74" office:value-type="string" ns42: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78" office:value-type="string" ns42:value-type="string">
            <text:p><text:a xlink:href="https://www.uneiaparjour.fr/replit/" xlink:type="simple">https://www.uneiaparjour.fr/replit/</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5" ns42:value-type="date">
            <text:p>0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xt to CAD</text:p>
          </table:table-cell>
          <table:table-cell table:style-name="ce74" office:value-type="string" ns42: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78" office:value-type="string" ns42:value-type="string">
            <text:p><text:a xlink:href="https://www.uneiaparjour.fr/text-to-cad/" xlink:type="simple">https://www.uneiaparjour.fr/text-to-cad/</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04" ns42:value-type="date">
            <text:p>0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10zebra</text:p>
          </table:table-cell>
          <table:table-cell table:style-name="ce74" office:value-type="string" ns42: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78" office:value-type="string" ns42:value-type="string">
            <text:p><text:a xlink:href="https://www.uneiaparjour.fr/10zebra/" xlink:type="simple">https://www.uneiaparjour.fr/10zebra/</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03" ns42:value-type="date">
            <text:p>0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 thinking cap</text:p>
          </table:table-cell>
          <table:table-cell table:style-name="ce74" office:value-type="string" ns42: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et un autre à destination des enseignants pour générer des plans de séances. ...</text:p>
          </table:table-cell>
          <table:table-cell table:style-name="ce78" office:value-type="string" ns42:value-type="string">
            <text:p><text:a xlink:href="https://www.uneiaparjour.fr/my-thinking-cap/" xlink:type="simple">https://www.uneiaparjour.fr/my-thinking-cap/</text:a></text:p>
          </table:table-cell>
          <table:table-cell table:style-name="ce74" office:value-type="string" ns42:value-type="string">
            <text:p>éducation</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langues</text:p>
          </table:table-cell>
          <table:table-cell/>
          <table:table-cell table:style-name="ce74"/>
          <table:table-cell table:style-name="ce92" office:value-type="date" office:date-value="2025-02-02" ns42:value-type="date">
            <text:p>0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ulu 3</text:p>
          </table:table-cell>
          <table:table-cell table:style-name="ce74" office:value-type="string" ns42: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78" office:value-type="string" ns42:value-type="string">
            <text:p><text:a xlink:href="https://www.uneiaparjour.fr/tulu-3/" xlink:type="simple">https://www.uneiaparjour.fr/tulu-3/</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01" ns42:value-type="date">
            <text:p>0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uzz de Riffusion</text:p>
          </table:table-cell>
          <table:table-cell table:style-name="ce74" office:value-type="string" ns42: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78" office:value-type="string" ns42:value-type="string">
            <text:p><text:a xlink:href="https://www.uneiaparjour.fr/fuzz-de-riffusion/" xlink:type="simple">https://www.uneiaparjour.fr/fuzz-de-riffusion/</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31" ns42:value-type="date">
            <text:p>3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Qwen Chat</text:p>
          </table:table-cell>
          <table:table-cell table:style-name="ce74" office:value-type="string" ns42: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et recherche internet (génération de vidéo annoncée). Export json et txt, partage ...</text:p>
          </table:table-cell>
          <table:table-cell table:style-name="ce78" office:value-type="string" ns42:value-type="string">
            <text:p><text:a xlink:href="https://www.uneiaparjour.fr/qwen-chat/" xlink:type="simple">https://www.uneiaparjour.fr/qw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1-30" ns42:value-type="date">
            <text:p>3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Flowchart generator</text:p>
          </table:table-cell>
          <table:table-cell table:style-name="ce74" office:value-type="string" ns42: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78" office:value-type="string" ns42:value-type="string">
            <text:p><text:a xlink:href="https://www.uneiaparjour.fr/ai-flowchart-generator/" xlink:type="simple">https://www.uneiaparjour.fr/ai-flowchart-generator/</text:a></text:p>
          </table:table-cell>
          <table:table-cell table:style-name="ce74" office:value-type="string" ns42:value-type="string">
            <text:p>données</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29" ns42:value-type="date">
            <text:p>2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anus Pro</text:p>
          </table:table-cell>
          <table:table-cell table:style-name="ce74" office:value-type="string" ns42:value-type="string">
            <text:p>Janus Pro (description : https://huggingface.co/deepseek-ai/Janus-Pro-7B) est un modèle d'images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78" office:value-type="string" ns42:value-type="string">
            <text:p><text:a xlink:href="https://www.uneiaparjour.fr/janus-pro/" xlink:type="simple">https://www.uneiaparjour.fr/janus-pro/</text:a></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28" ns42:value-type="date">
            <text:p>2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roxy de convergence.ai</text:p>
          </table:table-cell>
          <table:table-cell table:style-name="ce74" office:value-type="string" ns42: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78" office:value-type="string" ns42:value-type="string">
            <text:p><text:a xlink:href="https://www.uneiaparjour.fr/proxy/" xlink:type="simple">https://www.uneiaparjour.fr/proxy/</text:a></text:p>
          </table:table-cell>
          <table:table-cell table:style-name="ce74" office:value-type="string" ns42:value-type="string">
            <text:p>automatis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27" ns42:value-type="date">
            <text:p>2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ebsim</text:p>
          </table:table-cell>
          <table:table-cell table:style-name="ce74" office:value-type="string" ns42: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gratuites par jour. Tests :</text:p>
          </table:table-cell>
          <table:table-cell table:style-name="ce78" office:value-type="string" ns42:value-type="string">
            <text:p><text:a xlink:href="https://www.uneiaparjour.fr/websim/" xlink:type="simple">https://www.uneiaparjour.fr/websim/</text:a></text:p>
          </table:table-cell>
          <table:table-cell table:style-name="ce74" office:value-type="string" ns42:value-type="string">
            <text:p>application</text:p>
          </table:table-cell>
          <table:table-cell table:style-name="ce74" office:value-type="string" ns42:value-type="string">
            <text:p>éducation</text:p>
          </table:table-cell>
          <table:table-cell table:style-name="ce74" table:number-columns-repeated="2"/>
          <table:table-cell/>
          <table:table-cell table:style-name="ce74"/>
          <table:table-cell table:style-name="ce92" office:value-type="date" office:date-value="2025-01-26" ns42:value-type="date">
            <text:p>2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ychat</text:p>
          </table:table-cell>
          <table:table-cell table:style-name="ce74" office:value-type="string" ns42: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78" office:value-type="string" ns42:value-type="string">
            <text:p><text:a xlink:href="https://www.uneiaparjour.fr/polychat/" xlink:type="simple">https://www.uneiaparjour.fr/poly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5" ns42:value-type="date">
            <text:p>2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 Pdf GPT</text:p>
          </table:table-cell>
          <table:table-cell table:style-name="ce74" office:value-type="string" ns42: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78" office:value-type="string" ns42:value-type="string">
            <text:p><text:a xlink:href="https://www.uneiaparjour.fr/chat-pdf-gpt/" xlink:type="simple">https://www.uneiaparjour.fr/chat-pdf-gpt/</text:a></text:p>
          </table:table-cell>
          <table:table-cell table:style-name="ce74" office:value-type="string" ns42:value-type="string">
            <text:p>archives</text:p>
          </table:table-cell>
          <table:table-cell table:style-name="ce74" table:number-columns-repeated="3"/>
          <table:table-cell/>
          <table:table-cell table:style-name="ce74"/>
          <table:table-cell table:style-name="ce92" office:value-type="date" office:date-value="2025-01-24" ns42:value-type="date">
            <text:p>2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am 2</text:p>
          </table:table-cell>
          <table:table-cell table:style-name="ce74" office:value-type="string" ns42: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78" office:value-type="string" ns42:value-type="string">
            <text:p><text:a xlink:href="https://www.uneiaparjour.fr/sam-2/" xlink:type="simple">https://www.uneiaparjour.fr/sam-2/</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1-23" ns42:value-type="date">
            <text:p>2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arn earth</text:p>
          </table:table-cell>
          <table:table-cell table:style-name="ce74" office:value-type="string" ns42: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78" office:value-type="string" ns42:value-type="string">
            <text:p><text:a xlink:href="https://www.uneiaparjour.fr/learn-earth/" xlink:type="simple">https://www.uneiaparjour.fr/learn-earth/</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5-01-22" ns42:value-type="date">
            <text:p>2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er Podcast</text:p>
          </table:table-cell>
          <table:table-cell table:style-name="ce74" office:value-type="string" ns42: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78" office:value-type="string" ns42:value-type="string">
            <text:p><text:a xlink:href="https://www.uneiaparjour.fr/super-podcast/" xlink:type="simple">https://www.uneiaparjour.fr/super-podcast/</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1-21" ns42:value-type="date">
            <text:p>2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ulti Search et Multi AI</text:p>
          </table:table-cell>
          <table:table-cell table:style-name="ce74" office:value-type="string" ns42: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78" office:value-type="string" ns42:value-type="string">
            <text:p><text:a xlink:href="https://www.uneiaparjour.fr/multi-search-et-multi-ai/" xlink:type="simple">https://www.uneiaparjour.fr/multi-search-et-multi-ai/</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0" ns42:value-type="date">
            <text:p>2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lle AI</text:p>
          </table:table-cell>
          <table:table-cell table:style-name="ce74" office:value-type="string" ns42:value-type="string">
            <text:p>Alle AI (https://alle-ai.com) : un chatbot texte et imagesqui propose une génération comparée de plusieurs modèles (15 de texte dont 9 en version gratuite et 3 d’images) à partir d’une même instruction. Comparaison limitée à 2 modèles en version gratuite.</text:p>
          </table:table-cell>
          <table:table-cell table:style-name="ce78" office:value-type="string" ns42:value-type="string">
            <text:p><text:a xlink:href="https://www.uneiaparjour.fr/alle-ai/" xlink:type="simple">https://www.uneiaparjour.fr/alle-ai/</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5-01-19" ns42:value-type="date">
            <text:p>1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thor</text:p>
          </table:table-cell>
          <table:table-cell table:style-name="ce74" office:value-type="string" ns42: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78" office:value-type="string" ns42:value-type="string">
            <text:p><text:a xlink:href="https://www.uneiaparjour.fr/aithor/" xlink:type="simple">https://www.uneiaparjour.fr/aithor/</text:a></text:p>
          </table:table-cell>
          <table:table-cell table:style-name="ce74" office:value-type="string" ns42:value-type="string">
            <text:p>éduc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18" ns42:value-type="date">
            <text:p>1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Canvas</text:p>
          </table:table-cell>
          <table:table-cell table:style-name="ce74" office:value-type="string" ns42: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78" office:value-type="string" ns42:value-type="string">
            <text:p><text:a xlink:href="https://www.uneiaparjour.fr/open-canvas/" xlink:type="simple">https://www.uneiaparjour.fr/open-canvas/</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1-17" ns42:value-type="date">
            <text:p>1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cketPal</text:p>
          </table:table-cell>
          <table:table-cell table:style-name="ce74" office:value-type="string" ns42: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78" office:value-type="string" ns42:value-type="string">
            <text:p><text:a xlink:href="https://www.uneiaparjour.fr/pocketpal/" xlink:type="simple">https://www.uneiaparjour.fr/pocketpal/</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16" ns42:value-type="date">
            <text:p>1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ucie</text:p>
          </table:table-cell>
          <table:table-cell table:style-name="ce74" office:value-type="string" ns42: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78" office:value-type="string" ns42:value-type="string">
            <text:p><text:a xlink:href="https://www.uneiaparjour.fr/lucie/" xlink:type="simple">https://www.uneiaparjour.fr/lucie/</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5" ns42:value-type="date">
            <text:p>1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té</text:p>
          </table:table-cell>
          <table:table-cell table:style-name="ce74" office:value-type="string" ns42:value-type="string">
            <text:p>Conté (https://conte-app.com) génère des histoires texte et imagespour les enfants à partir d’une instruction. Illimité avec partage en ligne, commande payante du livre créé. Sur iOS. Test : https://conte-app.com/shareMe/preview/3ffdb537-33f8-42e6-ada5-e72f846db9c8/74c10d7a-344d-445a-8e24-a2b70349d2b4…</text:p>
          </table:table-cell>
          <table:table-cell table:style-name="ce78" office:value-type="string" ns42:value-type="string">
            <text:p><text:a xlink:href="https://www.uneiaparjour.fr/conte/" xlink:type="simple">https://www.uneiaparjour.fr/conte/</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5-01-14" ns42:value-type="date">
            <text:p>1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R 3D</text:p>
          </table:table-cell>
          <table:table-cell table:style-name="ce74" office:value-type="string" ns42: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78" office:value-type="string" ns42:value-type="string">
            <text:p><text:a xlink:href="https://www.uneiaparjour.fr/spar-3d/" xlink:type="simple">https://www.uneiaparjour.fr/spar-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3" ns42:value-type="date">
            <text:p>1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text:p>
          </table:table-cell>
          <table:table-cell table:style-name="ce74" office:value-type="string" ns42: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78" office:value-type="string" ns42:value-type="string">
            <text:p><text:a xlink:href="https://www.uneiaparjour.fr/co/" xlink:type="simple">https://www.uneiaparjour.fr/co/</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1-12" ns42:value-type="date">
            <text:p>1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agram generator</text:p>
          </table:table-cell>
          <table:table-cell table:style-name="ce74" office:value-type="string" ns42: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78" office:value-type="string" ns42:value-type="string">
            <text:p><text:a xlink:href="https://www.uneiaparjour.fr/diagram-generator/" xlink:type="simple">https://www.uneiaparjour.fr/diagram-generator/</text:a></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1" ns42:value-type="date">
            <text:p>1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i 4</text:p>
          </table:table-cell>
          <table:table-cell table:style-name="ce74" office:value-type="string" ns42: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78" office:value-type="string" ns42:value-type="string">
            <text:p><text:a xlink:href="https://www.uneiaparjour.fr/phi-4/" xlink:type="simple">https://www.uneiaparjour.fr/phi-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10" ns42:value-type="date">
            <text:p>1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mnicontrol</text:p>
          </table:table-cell>
          <table:table-cell table:style-name="ce74" office:value-type="string" ns42:value-type="string">
            <text:p>Omnicontrol (https://huggingface.co/spaces/Yuanshi/OminiControl…) génère des imagesà partir d’une image source et d’une instruction. Génération basée sur un modèle d’analyse de l’image et Flux 1. Gratuit, open source et illimité.</text:p>
          </table:table-cell>
          <table:table-cell table:style-name="ce78" office:value-type="string" ns42:value-type="string">
            <text:p><text:a xlink:href="https://www.uneiaparjour.fr/omnicontrol/" xlink:type="simple">https://www.uneiaparjour.fr/omnicontro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09" ns42:value-type="date">
            <text:p>0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ft</text:p>
          </table:table-cell>
          <table:table-cell table:style-name="ce74" office:value-type="string" ns42: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78" office:value-type="string" ns42:value-type="string">
            <text:p><text:a xlink:href="https://www.uneiaparjour.fr/syft/" xlink:type="simple">https://www.uneiaparjour.fr/syft/</text:a></text:p>
          </table:table-cell>
          <table:table-cell table:style-name="ce74" office:value-type="string" ns42:value-type="string">
            <text:p>actualités et fact-checking</text:p>
          </table:table-cell>
          <table:table-cell table:style-name="ce74" table:number-columns-repeated="3"/>
          <table:table-cell/>
          <table:table-cell table:style-name="ce74"/>
          <table:table-cell table:style-name="ce92" office:value-type="date" office:date-value="2025-01-08" ns42:value-type="date">
            <text:p>0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ot Arena</text:p>
          </table:table-cell>
          <table:table-cell table:style-name="ce74" office:value-type="string" ns42: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78" office:value-type="string" ns42:value-type="string">
            <text:p><text:a xlink:href="https://www.uneiaparjour.fr/chatbot-arena/" xlink:type="simple">https://www.uneiaparjour.fr/chatbot-aren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07" ns42:value-type="date">
            <text:p>0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reamina</text:p>
          </table:table-cell>
          <table:table-cell table:style-name="ce74" office:value-type="string" ns42:value-type="string">
            <text:p>Dreamina de @capcutapp (https://dreamina.capcut.com) génère des imagesà partir de ses 3 modèles de génération. Paramétrage, zone de travail, amélioration, génération dans l'image et ajout de texte. Image to vidéo annoncée. 120 crédits gratuits par jour (60 actions).</text:p>
          </table:table-cell>
          <table:table-cell table:style-name="ce78" office:value-type="string" ns42:value-type="string">
            <text:p><text:a xlink:href="https://www.uneiaparjour.fr/dreamina/" xlink:type="simple">https://www.uneiaparjour.fr/dreamina/</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5-01-06" ns42:value-type="date">
            <text:p>0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oton</text:p>
          </table:table-cell>
          <table:table-cell table:style-name="ce74" office:value-type="string" ns42:value-type="string">
            <text:p>Photon est le nouveau modèle de génération d’imageset video de @LumaLabsAI (https://lumalabs.ai/photon) dispo en ligne et via l’app iOS « Dream machine ». Modification via le chatbot, suggestions, image to image/ to video. Environ 20 générations gratuites par mois.</text:p>
          </table:table-cell>
          <table:table-cell table:style-name="ce78" office:value-type="string" ns42:value-type="string">
            <text:p><text:a xlink:href="https://www.uneiaparjour.fr/photon/" xlink:type="simple">https://www.uneiaparjour.fr/photon/</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1-05" ns42:value-type="date">
            <text:p>0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deviceAI</text:p>
          </table:table-cell>
          <table:table-cell table:style-name="ce74" office:value-type="string" ns42: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78" office:value-type="string" ns42:value-type="string">
            <text:p><text:a xlink:href="https://www.uneiaparjour.fr/mydeviceai/" xlink:type="simple">https://www.uneiaparjour.fr/mydeviceai/</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4" ns42:value-type="date">
            <text:p>0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 AI</text:p>
          </table:table-cell>
          <table:table-cell table:style-name="ce74" office:value-type="string" ns42: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78" office:value-type="string" ns42:value-type="string">
            <text:p><text:a xlink:href="https://www.uneiaparjour.fr/sup-ai/" xlink:type="simple">https://www.uneiaparjour.fr/sup-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3" ns42:value-type="date">
            <text:p>0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vistly</text:p>
          </table:table-cell>
          <table:table-cell table:style-name="ce74" office:value-type="string" ns42: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78" office:value-type="string" ns42:value-type="string">
            <text:p><text:a xlink:href="https://www.uneiaparjour.fr/kvistly/" xlink:type="simple">https://www.uneiaparjour.fr/kvistl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1-02" ns42:value-type="date">
            <text:p>0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alysis Tool</text:p>
          </table:table-cell>
          <table:table-cell table:style-name="ce74" office:value-type="string" ns42: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78" office:value-type="string" ns42:value-type="string">
            <text:p><text:a xlink:href="https://www.uneiaparjour.fr/analysis-tool/" xlink:type="simple">https://www.uneiaparjour.fr/analysis-tool/</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1-01" ns42:value-type="date">
            <text:p>0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endshort</text:p>
          </table:table-cell>
          <table:table-cell table:style-name="ce74" office:value-type="string" ns42:value-type="string">
            <text:p>Sendshort (http://sendshort.ai) génère des vidéos texte, audio et imagesfixes à partir d’une instruction. Script généré éditable, choix de la voix et du style. Édition post production possible. Test (trop 😉 « enjoué »😉 ⬇️. 4 générations gratuites /semaine.</text:p>
          </table:table-cell>
          <table:table-cell table:style-name="ce78" office:value-type="string" ns42:value-type="string">
            <text:p><text:a xlink:href="https://www.uneiaparjour.fr/sendshort/" xlink:type="simple">https://www.uneiaparjour.fr/sendshor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31" ns42:value-type="date">
            <text:p>3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mina</text:p>
          </table:table-cell>
          <table:table-cell table:style-name="ce74" office:value-type="string" ns42: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78" office:value-type="string" ns42:value-type="string">
            <text:p><text:a xlink:href="https://www.uneiaparjour.fr/automina/" xlink:type="simple">https://www.uneiaparjour.fr/automina/</text:a></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30" ns42:value-type="date">
            <text:p>3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xform</text:p>
          </table:table-cell>
          <table:table-cell table:style-name="ce74" office:value-type="string" ns42: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78" office:value-type="string" ns42:value-type="string">
            <text:p><text:a xlink:href="https://www.uneiaparjour.fr/nexform/" xlink:type="simple">https://www.uneiaparjour.fr/nexform/</text:a></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29" ns42:value-type="date">
            <text:p>2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ritannica Chatbot</text:p>
          </table:table-cell>
          <table:table-cell table:style-name="ce74" office:value-type="string" ns42: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78" office:value-type="string" ns42:value-type="string">
            <text:p><text:a xlink:href="https://www.uneiaparjour.fr/britannica-chatbot/" xlink:type="simple">https://www.uneiaparjour.fr/britannica-chatbot/</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8" ns42:value-type="date">
            <text:p>2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nc Study</text:p>
          </table:table-cell>
          <table:table-cell table:style-name="ce74" office:value-type="string" ns42: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78" office:value-type="string" ns42:value-type="string">
            <text:p><text:a xlink:href="https://www.uneiaparjour.fr/sync-study/" xlink:type="simple">https://www.uneiaparjour.fr/sync-stud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2-27" ns42:value-type="date">
            <text:p>2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ugemu</text:p>
          </table:table-cell>
          <table:table-cell table:style-name="ce74" office:value-type="string" ns42: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78" office:value-type="string" ns42:value-type="string">
            <text:p><text:a xlink:href="https://www.uneiaparjour.fr/jugemu/" xlink:type="simple">https://www.uneiaparjour.fr/jugemu/</text:a></text:p>
          </table:table-cell>
          <table:table-cell table:style-name="ce74" office:value-type="string" ns42:value-type="string">
            <text:p>LLM</text:p>
          </table:table-cell>
          <table:table-cell table:style-name="ce74" table:number-columns-repeated="3"/>
          <table:table-cell/>
          <table:table-cell table:style-name="ce74"/>
          <table:table-cell table:style-name="ce92" office:value-type="date" office:date-value="2024-12-26" ns42:value-type="date">
            <text:p>2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QR</text:p>
          </table:table-cell>
          <table:table-cell table:style-name="ce74" office:value-type="string" ns42:value-type="string">
            <text:p>Imagine QR (https://imagineqr.io) génère des QR codes à partir d’une instruction. Prompt négatif. Banque de modèles. 5 générations gratuites par mois.</text:p>
          </table:table-cell>
          <table:table-cell table:style-name="ce78" office:value-type="string" ns42:value-type="string">
            <text:p><text:a xlink:href="https://www.uneiaparjour.fr/imagine-qr/" xlink:type="simple">https://www.uneiaparjour.fr/imagine-qr/</text:a></text:p>
          </table:table-cell>
          <table:table-cell table:style-name="ce74" office:value-type="string" ns42:value-type="string">
            <text:p>qr code</text:p>
          </table:table-cell>
          <table:table-cell table:style-name="ce74" table:number-columns-repeated="3"/>
          <table:table-cell/>
          <table:table-cell table:style-name="ce74"/>
          <table:table-cell table:style-name="ce92" office:value-type="date" office:date-value="2024-12-25" ns42:value-type="date">
            <text:p>2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ak</text:p>
          </table:table-cell>
          <table:table-cell table:style-name="ce74" office:value-type="string" ns42: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78" office:value-type="string" ns42:value-type="string">
            <text:p><text:a xlink:href="https://www.uneiaparjour.fr/tak/" xlink:type="simple">https://www.uneiaparjour.fr/tak/</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24" ns42:value-type="date">
            <text:p>2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ellis 3D</text:p>
          </table:table-cell>
          <table:table-cell table:style-name="ce74" office:value-type="string" ns42: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75" office:value-type="string" ns42:value-type="string">
            <text:p><text:a xlink:href="https://www.uneiaparjour.fr/trellis-2/" xlink:type="simple">https://www.uneiaparjour.fr/trellis-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3" ns42:value-type="date">
            <text:p>2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Memo</text:p>
          </table:table-cell>
          <table:table-cell table:style-name="ce74" office:value-type="string" ns42: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78" office:value-type="string" ns42:value-type="string">
            <text:p><text:a xlink:href="https://www.uneiaparjour.fr/mymemo/" xlink:type="simple">https://www.uneiaparjour.fr/mymem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2-22" ns42:value-type="date">
            <text:p>2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m.polor</text:p>
          </table:table-cell>
          <table:table-cell table:style-name="ce74" office:value-type="string" ns42: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78" office:value-type="string" ns42:value-type="string">
            <text:p><text:a xlink:href="https://www.uneiaparjour.fr/tem-polor/" xlink:type="simple">https://www.uneiaparjour.fr/tem-polor/</text:a></text:p>
          </table:table-cell>
          <table:table-cell table:style-name="ce74" office:value-type="string" ns42:value-type="string">
            <text:p>musique</text:p>
          </table:table-cell>
          <table:table-cell table:style-name="ce74" table:number-columns-repeated="3"/>
          <table:table-cell/>
          <table:table-cell table:style-name="ce74"/>
          <table:table-cell table:style-name="ce92" office:value-type="date" office:date-value="2024-12-21" ns42:value-type="date">
            <text:p>2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hou Xin</text:p>
          </table:table-cell>
          <table:table-cell table:style-name="ce74" office:value-type="string" ns42:value-type="string">
            <text:p>Shou Xin (https://huggingface.co/Datou1111/shou_xin…) génère des imagessous forme de dessin au crayon en n&amp;#38;b ou couleur &amp;#8211; basé sur Flux. Ajouter « shou_xin » + « pencil sketch » (avec ou sans « color ») dans le prompt, sans : Flux classique. Open source, gratuit, sans compte. Via @Korben</text:p>
          </table:table-cell>
          <table:table-cell table:style-name="ce78" office:value-type="string" ns42:value-type="string">
            <text:p><text:a xlink:href="https://www.uneiaparjour.fr/shou-xin/" xlink:type="simple">https://www.uneiaparjour.fr/shou-xi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0" ns42:value-type="date">
            <text:p>2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du</text:p>
          </table:table-cell>
          <table:table-cell table:style-name="ce74" office:value-type="string" ns42:value-type="string">
            <text:p>Vidu (https://vidu.studio) génère des vidéos courtes à partir d'une image, d'une instruction texte ou de 2 imagescombinées. Mouvements de caméra. 80 crédits gratuits /mois (environ 20 vidéos). Images pour les tests : recraft.</text:p>
          </table:table-cell>
          <table:table-cell table:style-name="ce78" office:value-type="string" ns42:value-type="string">
            <text:p><text:a xlink:href="https://www.uneiaparjour.fr/vidu/" xlink:type="simple">https://www.uneiaparjour.fr/vidu/</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9" ns42:value-type="date">
            <text:p>1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ify 3D</text:p>
          </table:table-cell>
          <table:table-cell table:style-name="ce74" office:value-type="string" ns42: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78" office:value-type="string" ns42:value-type="string">
            <text:p><text:a xlink:href="https://www.uneiaparjour.fr/edify-3d/" xlink:type="simple">https://www.uneiaparjour.fr/edify-3d/</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8" ns42:value-type="date">
            <text:p>1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apport</text:p>
          </table:table-cell>
          <table:table-cell table:style-name="ce74" office:value-type="string" ns42: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78" office:value-type="string" ns42:value-type="string">
            <text:p><text:a xlink:href="https://www.uneiaparjour.fr/rapport/" xlink:type="simple">https://www.uneiaparjour.fr/rapport/</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2-17" ns42:value-type="date">
            <text:p>1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ickle</text:p>
          </table:table-cell>
          <table:table-cell table:style-name="ce74" office:value-type="string" ns42: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78" office:value-type="string" ns42:value-type="string">
            <text:p><text:a xlink:href="https://www.uneiaparjour.fr/trickle/" xlink:type="simple">https://www.uneiaparjour.fr/trick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16" ns42:value-type="date">
            <text:p>1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nmic</text:p>
          </table:table-cell>
          <table:table-cell table:style-name="ce74" office:value-type="string" ns42: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78" office:value-type="string" ns42:value-type="string">
            <text:p><text:a xlink:href="https://www.uneiaparjour.fr/zenmic/" xlink:type="simple">https://www.uneiaparjour.fr/zenmic/</text:a></text:p>
          </table:table-cell>
          <table:table-cell table:style-name="ce74" office:value-type="string" ns42:value-type="string">
            <text:p>voix</text:p>
          </table:table-cell>
          <table:table-cell table:style-name="ce74" table:number-columns-repeated="3"/>
          <table:table-cell/>
          <table:table-cell table:style-name="ce74"/>
          <table:table-cell table:style-name="ce92" office:value-type="date" office:date-value="2024-12-15" ns42:value-type="date">
            <text:p>1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piece X</text:p>
          </table:table-cell>
          <table:table-cell table:style-name="ce74" office:value-type="string" ns42: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78" office:value-type="string" ns42:value-type="string">
            <text:p><text:a xlink:href="https://www.uneiaparjour.fr/masterpiece-x/" xlink:type="simple">https://www.uneiaparjour.fr/masterpiece-x/</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4" ns42:value-type="date">
            <text:p>1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map AI</text:p>
          </table:table-cell>
          <table:table-cell table:style-name="ce74" office:value-type="string" ns42: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78" office:value-type="string" ns42:value-type="string">
            <text:p><text:a xlink:href="https://www.uneiaparjour.fr/mindmap-ai/" xlink:type="simple">https://www.uneiaparjour.fr/mindmap-ai/</text:a></text:p>
          </table:table-cell>
          <table:table-cell table:style-name="ce74" office:value-type="string" ns42:value-type="string">
            <text:p>mindmap</text:p>
          </table:table-cell>
          <table:table-cell table:style-name="ce74" table:number-columns-repeated="3"/>
          <table:table-cell/>
          <table:table-cell table:style-name="ce74"/>
          <table:table-cell table:style-name="ce92" office:value-type="date" office:date-value="2024-12-13" ns42:value-type="date">
            <text:p>1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ream Realtime</text:p>
          </table:table-cell>
          <table:table-cell table:style-name="ce74" office:value-type="string" ns42: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78" office:value-type="string" ns42:value-type="string">
            <text:p><text:a xlink:href="https://www.uneiaparjour.fr/stream-realtime/" xlink:type="simple">https://www.uneiaparjour.fr/stream-realtime/</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4-12-12" ns42:value-type="date">
            <text:p>1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lo</text:p>
          </table:table-cell>
          <table:table-cell table:style-name="ce74" office:value-type="string" ns42:value-type="string">
            <text:p>Pollo (https://pollo.ai) génère des vidéos courtes à partir d’une instruction ou d’une image. Réglages avancés dont mouvement de caméra. 20 crédits gratuits par jour (2 vidéos).</text:p>
          </table:table-cell>
          <table:table-cell table:style-name="ce78" office:value-type="string" ns42:value-type="string">
            <text:p><text:a xlink:href="https://www.uneiaparjour.fr/pollo/" xlink:type="simple">https://www.uneiaparjour.fr/pollo/</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1" ns42:value-type="date">
            <text:p>1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rok</text:p>
          </table:table-cell>
          <table:table-cell table:style-name="ce74" office:value-type="string" ns42: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78" office:value-type="string" ns42:value-type="string">
            <text:p><text:a xlink:href="https://www.uneiaparjour.fr/grok/" xlink:type="simple">https://www.uneiaparjour.fr/grok/</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table-cell table:style-name="ce74"/>
          <table:table-cell table:style-name="ce92" office:value-type="date" office:date-value="2024-12-10" ns42:value-type="date">
            <text:p>1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umva</text:p>
          </table:table-cell>
          <table:table-cell table:style-name="ce74" office:value-type="string" ns42: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78" office:value-type="string" ns42:value-type="string">
            <text:p><text:a xlink:href="https://www.uneiaparjour.fr/humva/" xlink:type="simple">https://www.uneiaparjour.fr/humva/</text:a></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4-12-09" ns42:value-type="date">
            <text:p>0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eek</text:p>
          </table:table-cell>
          <table:table-cell table:style-name="ce74" office:value-type="string" ns42: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78" office:value-type="string" ns42:value-type="string">
            <text:p><text:a xlink:href="https://www.uneiaparjour.fr/deepseek/" xlink:type="simple">https://www.uneiaparjour.fr/deepseek/</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8" ns42:value-type="date">
            <text:p>0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motron 70B</text:p>
          </table:table-cell>
          <table:table-cell table:style-name="ce74" office:value-type="string" ns42: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78" office:value-type="string" ns42:value-type="string">
            <text:p><text:a xlink:href="https://www.uneiaparjour.fr/nemotron-70b/" xlink:type="simple">https://www.uneiaparjour.fr/nemotron-70b/</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7" ns42:value-type="date">
            <text:p>0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ylo</text:p>
          </table:table-cell>
          <table:table-cell table:style-name="ce74" office:value-type="string" ns42:value-type="string">
            <text:p>Bylo (https://bylo.ai) : un outil de génération d’imagesgratuit et sans compte avec 8 modèles proposés dont Flux (version ?) et prompt négatif. Format carré, export png des imagesdisponibles pendant 7 jours dans la galerie.</text:p>
          </table:table-cell>
          <table:table-cell table:style-name="ce78" office:value-type="string" ns42:value-type="string">
            <text:p><text:a xlink:href="https://www.uneiaparjour.fr/bylo/" xlink:type="simple">https://www.uneiaparjour.fr/bylo/</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6" ns42:value-type="date">
            <text:p>0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cept map</text:p>
          </table:table-cell>
          <table:table-cell table:style-name="ce74" office:value-type="string" ns42: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78" office:value-type="string" ns42:value-type="string">
            <text:p><text:a xlink:href="https://www.uneiaparjour.fr/concept-map/" xlink:type="simple">https://www.uneiaparjour.fr/concept-map/</text:a></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5" ns42:value-type="date">
            <text:p>0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ource Table</text:p>
          </table:table-cell>
          <table:table-cell table:style-name="ce74" office:value-type="string" ns42: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78" office:value-type="string" ns42:value-type="string">
            <text:p><text:a xlink:href="https://www.uneiaparjour.fr/source-table/" xlink:type="simple">https://www.uneiaparjour.fr/source-table/</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4-12-04" ns42:value-type="date">
            <text:p>0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ight click youtube summary</text:p>
          </table:table-cell>
          <table:table-cell table:style-name="ce74" office:value-type="string" ns42: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78" office:value-type="string" ns42:value-type="string">
            <text:p><text:a xlink:href="https://www.uneiaparjour.fr/right-click-youtube-summary/" xlink:type="simple">https://www.uneiaparjour.fr/right-click-youtube-summary/</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2-03" ns42:value-type="date">
            <text:p>0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ea</text:p>
          </table:table-cell>
          <table:table-cell table:style-name="ce74" office:value-type="string" ns42: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78" office:value-type="string" ns42:value-type="string">
            <text:p><text:a xlink:href="https://www.uneiaparjour.fr/thea/" xlink:type="simple">https://www.uneiaparjour.fr/thea/</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02" ns42:value-type="date">
            <text:p>0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la</text:p>
          </table:table-cell>
          <table:table-cell table:style-name="ce74" office:value-type="string" ns42: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78" office:value-type="string" ns42:value-type="string">
            <text:p><text:a xlink:href="https://www.uneiaparjour.fr/fabla/" xlink:type="simple">https://www.uneiaparjour.fr/fabla/</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4-12-01" ns42:value-type="date">
            <text:p>0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ra</text:p>
          </table:table-cell>
          <table:table-cell table:style-name="ce74" office:value-type="string" ns42: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78" office:value-type="string" ns42:value-type="string">
            <text:p><text:a xlink:href="https://www.uneiaparjour.fr/vera/" xlink:type="simple">https://www.uneiaparjour.fr/vera/</text:a></text:p>
          </table:table-cell>
          <table:table-cell table:style-name="ce74" office:value-type="string" ns42:value-type="string">
            <text:p>actualités et fact-checking</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30" ns42:value-type="date">
            <text:p>3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FM</text:p>
          </table:table-cell>
          <table:table-cell table:style-name="ce74" office:value-type="string" ns42: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78" office:value-type="string" ns42:value-type="string">
            <text:p><text:a xlink:href="https://www.uneiaparjour.fr/genfm/" xlink:type="simple">https://www.uneiaparjour.fr/genfm/</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29" ns42:value-type="date">
            <text:p>2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kRead</text:p>
          </table:table-cell>
          <table:table-cell table:style-name="ce74" office:value-type="string" ns42: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78" office:value-type="string" ns42:value-type="string">
            <text:p><text:a xlink:href="https://www.uneiaparjour.fr/bookread/" xlink:type="simple">https://www.uneiaparjour.fr/bookread/</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table-cell/>
          <table:table-cell table:style-name="ce74"/>
          <table:table-cell table:style-name="ce92" office:value-type="date" office:date-value="2024-11-28" ns42:value-type="date">
            <text:p>2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Anything</text:p>
          </table:table-cell>
          <table:table-cell table:style-name="ce74" office:value-type="string" ns42:value-type="string">
            <text:p>Imagine Anything (https://imagineanything.ai) génère des imagesà partir de Flux, Stable diffusion et Ideogram. Réglages avancés et image to image. Galerie disponible. 10 imagesgratuites par mois</text:p>
          </table:table-cell>
          <table:table-cell table:style-name="ce78" office:value-type="string" ns42:value-type="string">
            <text:p><text:a xlink:href="https://www.uneiaparjour.fr/imagine-anything/" xlink:type="simple">https://www.uneiaparjour.fr/imagine-anything/</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7" ns42:value-type="date">
            <text:p>2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text:p>
          </table:table-cell>
          <table:table-cell table:style-name="ce74" office:value-type="string" ns42: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78" office:value-type="string" ns42:value-type="string">
            <text:p><text:a xlink:href="https://www.uneiaparjour.fr/chat100/" xlink:type="simple">https://www.uneiaparjour.fr/chat100/</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26" ns42:value-type="date">
            <text:p>2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enX</text:p>
          </table:table-cell>
          <table:table-cell table:style-name="ce74" office:value-type="string" ns42:value-type="string">
            <text:p>EdenX (http://edenx.ai) génère des personnages ou des avatars de dessin animé (Pixar, comics, cartoon...) en imageset vidéo. Interactions via les instructions données. Vidéos 4 ou 8s. 25 crédits de création et 500 d'action /mois, + si perso populaire.</text:p>
          </table:table-cell>
          <table:table-cell table:style-name="ce78" office:value-type="string" ns42:value-type="string">
            <text:p><text:a xlink:href="https://www.uneiaparjour.fr/edenx/" xlink:type="simple">https://www.uneiaparjour.fr/edenx/</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4-11-25" ns42:value-type="date">
            <text:p>2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mgrain</text:p>
          </table:table-cell>
          <table:table-cell table:style-name="ce74" office:value-type="string" ns42: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78" office:value-type="string" ns42:value-type="string">
            <text:p><text:a xlink:href="https://www.uneiaparjour.fr/memgrain/" xlink:type="simple">https://www.uneiaparjour.fr/memgrai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1-23" ns42:value-type="date">
            <text:p>2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oiz</text:p>
          </table:table-cell>
          <table:table-cell table:style-name="ce74" office:value-type="string" ns42: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78" office:value-type="string" ns42:value-type="string">
            <text:p><text:a xlink:href="https://www.uneiaparjour.fr/noiz/" xlink:type="simple">https://www.uneiaparjour.fr/noiz/</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1-22" ns42:value-type="date">
            <text:p>2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ctorUbi</text:p>
          </table:table-cell>
          <table:table-cell table:style-name="ce74" office:value-type="string" ns42:value-type="string">
            <text:p>VectorUbi (https://vectorubi.com) génère des illustrations au format svg à partir d’une simple instruction. Changements de couleurs possibles par zone. Export svg ou png. Favoris et galerie. 7 imagesgratuites.</text:p>
          </table:table-cell>
          <table:table-cell table:style-name="ce78" office:value-type="string" ns42:value-type="string">
            <text:p><text:a xlink:href="https://www.uneiaparjour.fr/vectorubi/" xlink:type="simple">https://www.uneiaparjour.fr/vectorubi/</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1" ns42:value-type="date">
            <text:p>2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c Quill</text:p>
          </table:table-cell>
          <table:table-cell table:style-name="ce74" office:value-type="string" ns42: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78" office:value-type="string" ns42:value-type="string">
            <text:p><text:a xlink:href="https://www.uneiaparjour.fr/magic-quill/" xlink:type="simple">https://www.uneiaparjour.fr/magic-quil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1-20" ns42:value-type="date">
            <text:p>2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 Chat v2</text:p>
          </table:table-cell>
          <table:table-cell table:style-name="ce74" office:value-type="string" ns42: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et permet la crétion d'agents type GPTs. Tests avec Nuit étoilée, Van Gogh sur ...</text:p>
          </table:table-cell>
          <table:table-cell table:style-name="ce78" office:value-type="string" ns42:value-type="string">
            <text:p><text:a xlink:href="https://www.uneiaparjour.fr/le-chat-v2/" xlink:type="simple">https://www.uneiaparjour.fr/le-chat-v2/</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usage illimité</text:p>
          </table:table-cell>
          <table:table-cell/>
          <table:table-cell table:style-name="ce74"/>
          <table:table-cell table:style-name="ce92" office:value-type="date" office:date-value="2024-11-19" ns42:value-type="date">
            <text:p>1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Game Master</text:p>
          </table:table-cell>
          <table:table-cell table:style-name="ce74" office:value-type="string" ns42: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78" office:value-type="string" ns42:value-type="string">
            <text:p><text:a xlink:href="https://www.uneiaparjour.fr/ai-game-master/" xlink:type="simple">https://www.uneiaparjour.fr/ai-game-master/</text:a></text:p>
          </table:table-cell>
          <table:table-cell table:style-name="ce74" office:value-type="string" ns42:value-type="string">
            <text:p>jeu vidéo</text:p>
          </table:table-cell>
          <table:table-cell table:style-name="ce74" table:number-columns-repeated="3"/>
          <table:table-cell/>
          <table:table-cell table:style-name="ce74"/>
          <table:table-cell table:style-name="ce92" office:value-type="date" office:date-value="2024-11-18" ns42:value-type="date">
            <text:p>1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mpute</text:p>
          </table:table-cell>
          <table:table-cell table:style-name="ce74" office:value-type="string" ns42: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78" office:value-type="string" ns42:value-type="string">
            <text:p><text:a xlink:href="https://www.uneiaparjour.fr/compute/" xlink:type="simple">https://www.uneiaparjour.fr/compute/</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17" ns42:value-type="date">
            <text:p>1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dgeni</text:p>
          </table:table-cell>
          <table:table-cell table:style-name="ce74" office:value-type="string" ns42:value-type="string">
            <text:p>Kidgeni (https://kidgeni.com) génère des imagesà partir d’une instruction avec plusieurs modèles disponibles, des imagesà partir d’un dessin et des histoires pour enfants. 15 crédits gratuits.</text:p>
          </table:table-cell>
          <table:table-cell table:style-name="ce78" office:value-type="string" ns42:value-type="string">
            <text:p><text:a xlink:href="https://www.uneiaparjour.fr/kidgeni/" xlink:type="simple">https://www.uneiaparjour.fr/kidgeni/</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table:number-columns-repeated="2"/>
          <table:table-cell/>
          <table:table-cell table:style-name="ce74"/>
          <table:table-cell table:style-name="ce92" office:value-type="date" office:date-value="2024-11-16" ns42:value-type="date">
            <text:p>1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xus</text:p>
          </table:table-cell>
          <table:table-cell table:style-name="ce74" office:value-type="string" ns42: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78" office:value-type="string" ns42:value-type="string">
            <text:p><text:a xlink:href="https://www.uneiaparjour.fr/mixus/" xlink:type="simple">https://www.uneiaparjour.fr/mixus/</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15" ns42:value-type="date">
            <text:p>1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mith</text:p>
          </table:table-cell>
          <table:table-cell table:style-name="ce74" office:value-type="string" ns42:value-type="string">
            <text:p>Zemith (https://zemith.com) regroupe chatbot texte, moteur de recherche, prise de notes et génération d'imagesdans un même outil. Modèles : GPT 4, Claude, Gemini, Stable Diffusion, Imagen et Flux. 20 requêtes gratuites par jour avec les modèles « légers ».</text:p>
          </table:table-cell>
          <table:table-cell table:style-name="ce78" office:value-type="string" ns42:value-type="string">
            <text:p><text:a xlink:href="https://www.uneiaparjour.fr/zemith/" xlink:type="simple">https://www.uneiaparjour.fr/zemith/</text:a></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4-11-14" ns42:value-type="date">
            <text:p>1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epl</text:p>
          </table:table-cell>
          <table:table-cell table:style-name="ce74" office:value-type="string" ns42: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78" office:value-type="string" ns42:value-type="string">
            <text:p><text:a xlink:href="https://www.uneiaparjour.fr/kepl/" xlink:type="simple">https://www.uneiaparjour.fr/kepl/</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13" ns42:value-type="date">
            <text:p>1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age On</text:p>
          </table:table-cell>
          <table:table-cell table:style-name="ce74" office:value-type="string" ns42: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78" office:value-type="string" ns42:value-type="string">
            <text:p><text:a xlink:href="https://www.uneiaparjour.fr/page-on/" xlink:type="simple">https://www.uneiaparjour.fr/page-on/</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4-11-12" ns42:value-type="date">
            <text:p>1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atNeedle Gist</text:p>
          </table:table-cell>
          <table:table-cell table:style-name="ce74" office:value-type="string" ns42: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78" office:value-type="string" ns42:value-type="string">
            <text:p><text:a xlink:href="https://www.uneiaparjour.fr/thatneedle-gist/" xlink:type="simple">https://www.uneiaparjour.fr/thatneedle-gist/</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1-11" ns42:value-type="date">
            <text:p>1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chodocs</text:p>
          </table:table-cell>
          <table:table-cell table:style-name="ce74" office:value-type="string" ns42: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78" office:value-type="string" ns42:value-type="string">
            <text:p><text:a xlink:href="https://www.uneiaparjour.fr/echodocs/" xlink:type="simple">https://www.uneiaparjour.fr/echodocs/</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10" ns42:value-type="date">
            <text:p>1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elter</text:p>
          </table:table-cell>
          <table:table-cell table:style-name="ce74" office:value-type="string" ns42: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78" office:value-type="string" ns42:value-type="string">
            <text:p><text:a xlink:href="https://www.uneiaparjour.fr/felter/" xlink:type="simple">https://www.uneiaparjour.fr/felter/</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4-11-09" ns42:value-type="date">
            <text:p>0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y</text:p>
          </table:table-cell>
          <table:table-cell table:style-name="ce74" office:value-type="string" ns42: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78" office:value-type="string" ns42:value-type="string">
            <text:p><text:a xlink:href="https://www.uneiaparjour.fr/infography/" xlink:type="simple">https://www.uneiaparjour.fr/infography/</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4-11-08" ns42:value-type="date">
            <text:p>0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Summarizer</text:p>
          </table:table-cell>
          <table:table-cell table:style-name="ce74" office:value-type="string" ns42: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78" office:value-type="string" ns42:value-type="string">
            <text:p><text:a xlink:href="https://www.uneiaparjour.fr/ai-summarizer/" xlink:type="simple">https://www.uneiaparjour.fr/ai-summarizer/</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07" ns42:value-type="date">
            <text:p>0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ha Slides</text:p>
          </table:table-cell>
          <table:table-cell table:style-name="ce74" office:value-type="string" ns42: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78" office:value-type="string" ns42:value-type="string">
            <text:p><text:a xlink:href="https://www.uneiaparjour.fr/aha-slides/" xlink:type="simple">https://www.uneiaparjour.fr/aha-slides/</text:a></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1-06" ns42:value-type="date">
            <text:p>0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opple</text:p>
          </table:table-cell>
          <table:table-cell table:style-name="ce74" office:value-type="string" ns42:value-type="string">
            <text:p>Loopple (https://loopple.com) génère un site web à partir d’une instruction et les héberge. Plusieurs modèles, édition fine des textes et banque d’imagesvia Pexels. Site « responsive ». Test : https://testsiteloople.loopple.com. Un site hébergé gratuit.</text:p>
          </table:table-cell>
          <table:table-cell table:style-name="ce78" office:value-type="string" ns42:value-type="string">
            <text:p><text:a xlink:href="https://www.uneiaparjour.fr/loopple/" xlink:type="simple">https://www.uneiaparjour.fr/loopple/</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4-11-05" ns42:value-type="date">
            <text:p>0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llipsis News</text:p>
          </table:table-cell>
          <table:table-cell table:style-name="ce74" office:value-type="string" ns42: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78" office:value-type="string" ns42:value-type="string">
            <text:p><text:a xlink:href="https://www.uneiaparjour.fr/ellipsis-news/" xlink:type="simple">https://www.uneiaparjour.fr/ellipsis-news/</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04" ns42:value-type="date">
            <text:p>0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lt</text:p>
          </table:table-cell>
          <table:table-cell table:style-name="ce74" office:value-type="string" ns42: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78" office:value-type="string" ns42:value-type="string">
            <text:p><text:a xlink:href="https://www.uneiaparjour.fr/bolt/" xlink:type="simple">https://www.uneiaparjour.fr/bolt/</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1-03" ns42:value-type="date">
            <text:p>0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oschi</text:p>
          </table:table-cell>
          <table:table-cell table:style-name="ce74" office:value-type="string" ns42:value-type="string">
            <text:p>Moschi (https://genmo.ai/play) est le derner modèle de génération de vidéos courtes de Genmo, incluant des mouvements de caméra. Vidéos en 720p. 3 générations gratuites par jour.</text:p>
          </table:table-cell>
          <table:table-cell table:style-name="ce78" office:value-type="string" ns42:value-type="string">
            <text:p><text:a xlink:href="https://www.uneiaparjour.fr/moschi/" xlink:type="simple">https://www.uneiaparjour.fr/mosch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1-02" ns42:value-type="date">
            <text:p>0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GPT Search</text:p>
          </table:table-cell>
          <table:table-cell table:style-name="ce74" office:value-type="string" ns42: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78" office:value-type="string" ns42:value-type="string">
            <text:p><text:a xlink:href="https://www.uneiaparjour.fr/chatgpt-search/" xlink:type="simple">https://www.uneiaparjour.fr/chatgpt-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01" ns42:value-type="date">
            <text:p>0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craft v3</text:p>
          </table:table-cell>
          <table:table-cell table:style-name="ce74" office:value-type="string" ns42: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text:p>
          </table:table-cell>
          <table:table-cell table:style-name="ce75" office:value-type="string" ns42:value-type="string">
            <text:p><text:a xlink:href="https://www.uneiaparjour.fr/recraft-v3/" xlink:type="simple">https://www.uneiaparjour.fr/recraft-v3/</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31" ns42:value-type="date">
            <text:p>3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linear</text:p>
          </table:table-cell>
          <table:table-cell table:style-name="ce74" office:value-type="string" ns42: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78" office:value-type="string" ns42:value-type="string">
            <text:p><text:a xlink:href="https://www.uneiaparjour.fr/arlinear/" xlink:type="simple">https://www.uneiaparjour.fr/arlinear/</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0-30" ns42:value-type="date">
            <text:p>3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laptools</text:p>
          </table:table-cell>
          <table:table-cell table:style-name="ce74" office:value-type="string" ns42: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78" office:value-type="string" ns42:value-type="string">
            <text:p><text:a xlink:href="https://www.uneiaparjour.fr/claptools/" xlink:type="simple">https://www.uneiaparjour.fr/claptools/</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9" ns42:value-type="date">
            <text:p>2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ural Blender</text:p>
          </table:table-cell>
          <table:table-cell table:style-name="ce74" office:value-type="string" ns42:value-type="string">
            <text:p>Neural Blender (https://neuralblender.com) génère des imagesà partir de deux modèles « Mnemosyne » et « Koios » dans une interface simple. Usage illimité et gratuit avec imagesgénérées sous licence CC-BY.</text:p>
          </table:table-cell>
          <table:table-cell table:style-name="ce78" office:value-type="string" ns42:value-type="string">
            <text:p><text:a xlink:href="https://www.uneiaparjour.fr/neural-blender/" xlink:type="simple">https://www.uneiaparjour.fr/neural-blender/</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28" ns42:value-type="date">
            <text:p>2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ctbot</text:p>
          </table:table-cell>
          <table:table-cell table:style-name="ce74" office:value-type="string" ns42: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78" office:value-type="string" ns42:value-type="string">
            <text:p><text:a xlink:href="https://www.uneiaparjour.fr/factbot/" xlink:type="simple">https://www.uneiaparjour.fr/factbot/</text:a></text:p>
          </table:table-cell>
          <table:table-cell table:style-name="ce74" office:value-type="string" ns42:value-type="string">
            <text:p>actualités et fact-checking</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7" ns42:value-type="date">
            <text:p>2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image creator</text:p>
          </table:table-cell>
          <table:table-cell table:style-name="ce74" office:value-type="string" ns42:value-type="string">
            <text:p>AI image creator (https://topvsbest.com/aiimagecreator) génère des imagesdans une interface simple à partir d’une instruction (basé sur Stable Diffusion ?). Gratuit, sans compte et semble illimité.</text:p>
          </table:table-cell>
          <table:table-cell table:style-name="ce78" office:value-type="string" ns42:value-type="string">
            <text:p><text:a xlink:href="https://www.uneiaparjour.fr/ai-image-creator/" xlink:type="simple">https://www.uneiaparjour.fr/ai-image-cre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6" ns42:value-type="date">
            <text:p>2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able Diffusion 3.5</text:p>
          </table:table-cell>
          <table:table-cell table:style-name="ce74" office:value-type="string" ns42:value-type="string">
            <text:p>Stable Diffusion 3.5 (https://stability.ai/news/introducing-stable-diffusion-3-5…) est le dernier modèle de génération d’imagesde @StabilityAI. Disponible en deux versions : large et large turbo (génération très rapide). Gratuit et illimité sur https://huggingface.co/stabilityai</text:p>
          </table:table-cell>
          <table:table-cell table:style-name="ce78" office:value-type="string" ns42:value-type="string">
            <text:p><text:a xlink:href="https://www.uneiaparjour.fr/stable-diffusion-3-5/" xlink:type="simple">https://www.uneiaparjour.fr/stable-diffusion-3-5/</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25" ns42:value-type="date">
            <text:p>2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ajiwoto</text:p>
          </table:table-cell>
          <table:table-cell table:style-name="ce74" office:value-type="string" ns42: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78" office:value-type="string" ns42:value-type="string">
            <text:p><text:a xlink:href="https://www.uneiaparjour.fr/kajiwoto/" xlink:type="simple">https://www.uneiaparjour.fr/kajiwoto/</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0-24" ns42:value-type="date">
            <text:p>2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otshot</text:p>
          </table:table-cell>
          <table:table-cell table:style-name="ce74" office:value-type="string" ns42:value-type="string">
            <text:p>Hotshot (https://hotshot.co) génère de courtes vidéo à partir d’une instruction. Les instructions sont améliorées. 3 générations de 3 secondes gratuites par jour.</text:p>
          </table:table-cell>
          <table:table-cell table:style-name="ce78" office:value-type="string" ns42:value-type="string">
            <text:p><text:a xlink:href="https://www.uneiaparjour.fr/hotshot/" xlink:type="simple">https://www.uneiaparjour.fr/hotsho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23" ns42:value-type="date">
            <text:p>2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eednote</text:p>
          </table:table-cell>
          <table:table-cell table:style-name="ce74" office:value-type="string" ns42: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78" office:value-type="string" ns42:value-type="string">
            <text:p><text:a xlink:href="https://www.uneiaparjour.fr/speednote/" xlink:type="simple">https://www.uneiaparjour.fr/speednote/</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2" ns42:value-type="date">
            <text:p>2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ixtral</text:p>
          </table:table-cell>
          <table:table-cell table:style-name="ce74" office:value-type="string" ns42:value-type="string">
            <text:p>Pixtral (disponible sur Le Chat https://chat.mistral.ai) : modèle de langage de @MistralAI qui accepte et analyse les imagesjointes. Plusieurs imagespossibles traitées en une seule instruction. Sources test : Wikipedia, imagesperso et générées.</text:p>
          </table:table-cell>
          <table:table-cell table:style-name="ce78" office:value-type="string" ns42:value-type="string">
            <text:p><text:a xlink:href="https://www.uneiaparjour.fr/pixtral/" xlink:type="simple">https://www.uneiaparjour.fr/pixtr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21" ns42:value-type="date">
            <text:p>2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Pixel</text:p>
          </table:table-cell>
          <table:table-cell table:style-name="ce74" office:value-type="string" ns42:value-type="string">
            <text:p>AI Pixel (http://pixel-art.ai) génère des imagesen pixel art à partir d’une instruction, outil de retouche et de composition via le studio (https://studio.pixel-art.ai). Générations sans compte avec watermark, studio avec.</text:p>
          </table:table-cell>
          <table:table-cell table:style-name="ce78" office:value-type="string" ns42:value-type="string">
            <text:p><text:a xlink:href="https://www.uneiaparjour.fr/ai-pixel/" xlink:type="simple">https://www.uneiaparjour.fr/ai-pixel/</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20" ns42:value-type="date">
            <text:p>2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zard</text:p>
          </table:table-cell>
          <table:table-cell table:style-name="ce74" office:value-type="string" ns42: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78" office:value-type="string" ns42:value-type="string">
            <text:p><text:a xlink:href="https://www.uneiaparjour.fr/vizard/" xlink:type="simple">https://www.uneiaparjour.fr/vizard/</text:a></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0-19" ns42:value-type="date">
            <text:p>1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y model</text:p>
          </table:table-cell>
          <table:table-cell table:style-name="ce74" office:value-type="string" ns42:value-type="string">
            <text:p>Any model (https://anymodel.xyz) : un chatbot qui permet la comparaison entre les principaux LLM et modeles d’images. Export pdf. Partage par url. 100 instructions sur une sélection de modèles et 5 imagesgratuites. Test : https://app.anymodel.xyz/api?state=6713ee2d3469fd2e3bb88b7c…</text:p>
          </table:table-cell>
          <table:table-cell table:style-name="ce78" office:value-type="string" ns42:value-type="string">
            <text:p><text:a xlink:href="https://www.uneiaparjour.fr/any-model/" xlink:type="simple">https://www.uneiaparjour.fr/any-model/</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18" ns42:value-type="date">
            <text:p>1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ai</text:p>
          </table:table-cell>
          <table:table-cell table:style-name="ce74" office:value-type="string" ns42:value-type="string">
            <text:p>Chat100ai (https://chat100.ai/fr) : un chatbot qui propose chatGPT 4o et Claude 3.5 Sonnet gratuitement et sans compte (avec quota journalier ?). Lors des tests, analyse image ok mais documents HS.</text:p>
          </table:table-cell>
          <table:table-cell table:style-name="ce78" office:value-type="string" ns42:value-type="string">
            <text:p><text:a xlink:href="https://www.uneiaparjour.fr/chat100ai/" xlink:type="simple">https://www.uneiaparjour.fr/chat100ai/</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17" ns42:value-type="date">
            <text:p>1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erebella</text:p>
          </table:table-cell>
          <table:table-cell table:style-name="ce74" office:value-type="string" ns42: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78" office:value-type="string" ns42:value-type="string">
            <text:p><text:a xlink:href="https://www.uneiaparjour.fr/cerebella/" xlink:type="simple">https://www.uneiaparjour.fr/cerebella/</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number-columns-repeated="2"/>
          <table:table-cell/>
          <table:table-cell table:style-name="ce74"/>
          <table:table-cell table:style-name="ce92" office:value-type="date" office:date-value="2024-10-16" ns42:value-type="date">
            <text:p>1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quid AI</text:p>
          </table:table-cell>
          <table:table-cell table:style-name="ce74" office:value-type="string" ns42: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78" office:value-type="string" ns42:value-type="string">
            <text:p><text:a xlink:href="https://www.uneiaparjour.fr/liquid-ai/" xlink:type="simple">https://www.uneiaparjour.fr/liquid-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15" ns42:value-type="date">
            <text:p>1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ive Minds</text:p>
          </table:table-cell>
          <table:table-cell table:style-name="ce74" office:value-type="string" ns42: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78" office:value-type="string" ns42:value-type="string">
            <text:p><text:a xlink:href="https://www.uneiaparjour.fr/creative-minds/" xlink:type="simple">https://www.uneiaparjour.fr/creative-mind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4" ns42:value-type="date">
            <text:p>1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ermes 3</text:p>
          </table:table-cell>
          <table:table-cell table:style-name="ce74" office:value-type="string" ns42: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78" office:value-type="string" ns42:value-type="string">
            <text:p><text:a xlink:href="https://www.uneiaparjour.fr/hermes/" xlink:type="simple">https://www.uneiaparjour.fr/hermes/</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4-10-13" ns42:value-type="date">
            <text:p>1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video API</text:p>
          </table:table-cell>
          <table:table-cell table:style-name="ce74" office:value-type="string" ns42:value-type="string">
            <text:p>AI video API (https://aivideoapi.com) génère de courtes vidéos (5/6 secondes) à partir d’une requête et/ou une image. Utilise RunwayML (Pika, Sora, Luma et Stability annoncés). 5 générations gratuites.</text:p>
          </table:table-cell>
          <table:table-cell table:style-name="ce78" office:value-type="string" ns42:value-type="string">
            <text:p><text:a xlink:href="https://www.uneiaparjour.fr/ai-video-api/" xlink:type="simple">https://www.uneiaparjour.fr/ai-video-ap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12" ns42:value-type="date">
            <text:p>1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stflux</text:p>
          </table:table-cell>
          <table:table-cell table:style-name="ce74" office:value-type="string" ns42:value-type="string">
            <text:p>Fastflux (https://fastflux.ai) utilise le modèle Flux 1.0 pour des générations d’imagestrès rapides. Par @RunwareAI. Illimité et sans compte.</text:p>
          </table:table-cell>
          <table:table-cell table:style-name="ce78" office:value-type="string" ns42:value-type="string">
            <text:p><text:a xlink:href="https://www.uneiaparjour.fr/fastflux/" xlink:type="simple">https://www.uneiaparjour.fr/fastflu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1" ns42:value-type="date">
            <text:p>1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ursezy</text:p>
          </table:table-cell>
          <table:table-cell table:style-name="ce74" office:value-type="string" ns42: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78" office:value-type="string" ns42:value-type="string">
            <text:p><text:a xlink:href="https://www.uneiaparjour.fr/coursezy/" xlink:type="simple">https://www.uneiaparjour.fr/coursez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0-10" ns42:value-type="date">
            <text:p>1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sum</text:p>
          </table:table-cell>
          <table:table-cell table:style-name="ce74" office:value-type="string" ns42: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78" office:value-type="string" ns42:value-type="string">
            <text:p><text:a xlink:href="https://www.uneiaparjour.fr/7874-2/" xlink:type="simple">https://www.uneiaparjour.fr/7874-2/</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09" ns42:value-type="date">
            <text:p>0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ngolette</text:p>
          </table:table-cell>
          <table:table-cell table:style-name="ce74" office:value-type="string" ns42: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78" office:value-type="string" ns42:value-type="string">
            <text:p><text:a xlink:href="https://www.uneiaparjour.fr/lingolette/" xlink:type="simple">https://www.uneiaparjour.fr/lingolette/</text:a></text:p>
          </table:table-cell>
          <table:table-cell table:style-name="ce74" office:value-type="string" ns42:value-type="string">
            <text:p>langues</text:p>
          </table:table-cell>
          <table:table-cell table:style-name="ce74" table:number-columns-repeated="3"/>
          <table:table-cell/>
          <table:table-cell table:style-name="ce74"/>
          <table:table-cell table:style-name="ce92" office:value-type="date" office:date-value="2024-10-08" ns42:value-type="date">
            <text:p>0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orytell</text:p>
          </table:table-cell>
          <table:table-cell table:style-name="ce74" office:value-type="string" ns42: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79" office:value-type="string" ns42:value-type="string">
            <text:p><text:a xlink:href="https://www.uneiaparjour.fr/storytell/" xlink:type="simple">https://www.uneiaparjour.fr/storytel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donné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10-07" ns42:value-type="date">
            <text:p>07/10/2024</text:p>
          </table:table-cell>
          <table:table-cell table:style-name="ce96"/>
          <table:table-cell table:style-name="ce66" table:number-columns-repeated="19"/>
          <table:table-cell table:number-columns-repeated="994"/>
        </table:table-row>
        <table:table-row table:style-name="ro1">
          <table:table-cell table:style-name="ce74" office:value-type="string" ns42:value-type="string">
            <text:p>School AI</text:p>
          </table:table-cell>
          <table:table-cell table:style-name="ce74" office:value-type="string" ns42: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79" office:value-type="string" ns42:value-type="string">
            <text:p><text:a xlink:href="https://www.uneiaparjour.fr/school-ai/" xlink:type="simple">https://www.uneiaparjour.fr/school-ai/</text:a></text:p>
          </table:table-cell>
          <table:table-cell table:style-name="ce74" office:value-type="string" ns42:value-type="string">
            <text:p>éducation</text:p>
          </table:table-cell>
          <table:table-cell table:style-name="ce74" table:number-columns-repeated="5"/>
          <table:table-cell table:style-name="ce92" office:value-type="date" office:date-value="2024-10-06" ns42:value-type="date">
            <text:p>06/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thing LLM</text:p>
          </table:table-cell>
          <table:table-cell table:style-name="ce74" office:value-type="string" ns42: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79" office:value-type="string" ns42:value-type="string">
            <text:p><text:a xlink:href="https://www.uneiaparjour.fr/anything-llm/" xlink:type="simple">https://www.uneiaparjour.fr/anything-llm/</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10-05" ns42:value-type="date">
            <text:p>05/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pioGPT</text:p>
          </table:table-cell>
          <table:table-cell table:style-name="ce74" office:value-type="string" ns42: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79" office:value-type="string" ns42:value-type="string">
            <text:p><text:a xlink:href="https://www.uneiaparjour.fr/recapiogpt/" xlink:type="simple">https://www.uneiaparjour.fr/recapiogpt/</text:a></text:p>
          </table:table-cell>
          <table:table-cell table:style-name="ce74" office:value-type="string" ns42:value-type="string">
            <text:p>documents</text:p>
          </table:table-cell>
          <table:table-cell table:style-name="ce74" table:number-columns-repeated="5"/>
          <table:table-cell table:style-name="ce92" office:value-type="date" office:date-value="2024-10-04" ns42:value-type="date">
            <text:p>04/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end</text:p>
          </table:table-cell>
          <table:table-cell table:style-name="ce74" office:value-type="string" ns42:value-type="string">
            <text:p>Blend (https://tryblend.ai) : un chatbot embarquant LLM et modèles d’images</text:p>
            <text:p>(dont la majorité gratuits) dans la même interface. Un mode « graph » </text:p>
            <text:p>intéressant pour comparaison. 1000 crédits pour les modèles payants. Stable </text:p>
            <text:p>vidéo HS lors du test</text:p>
          </table:table-cell>
          <table:table-cell table:style-name="ce79" office:value-type="string" ns42:value-type="string">
            <text:p><text:a xlink:href="https://www.uneiaparjour.fr/blend/" xlink:type="simple">https://www.uneiaparjour.fr/blend/</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10-03" ns42:value-type="date">
            <text:p>03/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par:IA</text:p>
          </table:table-cell>
          <table:table-cell table:style-name="ce74" office:value-type="string" ns42: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79" office:value-type="string" ns42:value-type="string">
            <text:p><text:a xlink:href="https://www.uneiaparjour.fr/comparia/" xlink:type="simple">https://www.uneiaparjour.fr/compari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10-02" ns42:value-type="date">
            <text:p>02/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VG Studio</text:p>
          </table:table-cell>
          <table:table-cell table:style-name="ce74" office:value-type="string" ns42: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79" office:value-type="string" ns42:value-type="string">
            <text:p><text:a xlink:href="https://www.uneiaparjour.fr/svg-studio/" xlink:type="simple">https://www.uneiaparjour.fr/svg-studi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4"/>
          <table:table-cell table:style-name="ce92" office:value-type="date" office:date-value="2024-10-01" ns42:value-type="date">
            <text:p>01/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lix</text:p>
          </table:table-cell>
          <table:table-cell table:style-name="ce74" office:value-type="string" ns42: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79" office:value-type="string" ns42:value-type="string">
            <text:p><text:a xlink:href="https://www.uneiaparjour.fr/aiplix/" xlink:type="simple">https://www.uneiaparjour.fr/aipli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4-09-30" ns42:value-type="date">
            <text:p>3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tools</text:p>
          </table:table-cell>
          <table:table-cell table:style-name="ce74" office:value-type="string" ns42: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79" office:value-type="string" ns42:value-type="string">
            <text:p><text:a xlink:href="https://www.uneiaparjour.fr/tiny-tools/" xlink:type="simple">https://www.uneiaparjour.fr/tiny-tools/</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29" ns42:value-type="date">
            <text:p>2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onCrafter</text:p>
          </table:table-cell>
          <table:table-cell table:style-name="ce74" office:value-type="string" ns42: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79" office:value-type="string" ns42:value-type="string">
            <text:p><text:a xlink:href="https://www.uneiaparjour.fr/tooncrafter/" xlink:type="simple">https://www.uneiaparjour.fr/tooncrafter/</text:a></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9-28" ns42:value-type="date">
            <text:p>2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Camera</text:p>
          </table:table-cell>
          <table:table-cell table:style-name="ce74" office:value-type="string" ns42: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79" office:value-type="string" ns42:value-type="string">
            <text:p><text:a xlink:href="https://www.uneiaparjour.fr/chat-camera/" xlink:type="simple">https://www.uneiaparjour.fr/chat-camera/</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9-27" ns42:value-type="date">
            <text:p>2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lmo</text:p>
          </table:table-cell>
          <table:table-cell table:style-name="ce74" office:value-type="string" ns42: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79" office:value-type="string" ns42:value-type="string">
            <text:p><text:a xlink:href="https://www.uneiaparjour.fr/molmo/" xlink:type="simple">https://www.uneiaparjour.fr/molmo/</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9-26" ns42:value-type="date">
            <text:p>2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trina</text:p>
          </table:table-cell>
          <table:table-cell table:style-name="ce74" office:value-type="string" ns42: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79" office:value-type="string" ns42:value-type="string">
            <text:p><text:a xlink:href="https://www.uneiaparjour.fr/doctrina/" xlink:type="simple">https://www.uneiaparjour.fr/doctrina/</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4"/>
          <table:table-cell table:style-name="ce92" office:value-type="date" office:date-value="2024-09-25" ns42:value-type="date">
            <text:p>2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china</text:p>
          </table:table-cell>
          <table:table-cell table:style-name="ce74" office:value-type="string" ns42: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79" office:value-type="string" ns42:value-type="string">
            <text:p><text:a xlink:href="https://www.uneiaparjour.fr/machina/" xlink:type="simple">https://www.uneiaparjour.fr/machina/</text:a></text:p>
          </table:table-cell>
          <table:table-cell table:style-name="ce74" office:value-type="string" ns42:value-type="string">
            <text:p>chatbot</text:p>
          </table:table-cell>
          <table:table-cell table:style-name="ce74" table:number-columns-repeated="5"/>
          <table:table-cell table:style-name="ce92" office:value-type="date" office:date-value="2024-09-24" ns42:value-type="date">
            <text:p>2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PGGO</text:p>
          </table:table-cell>
          <table:table-cell table:style-name="ce74" office:value-type="string" ns42: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79" office:value-type="string" ns42:value-type="string">
            <text:p><text:a xlink:href="https://www.uneiaparjour.fr/rpggo/" xlink:type="simple">https://www.uneiaparjour.fr/rpggo/</text:a></text:p>
          </table:table-cell>
          <table:table-cell table:style-name="ce74" office:value-type="string" ns42:value-type="string">
            <text:p>jeu vidéo</text:p>
          </table:table-cell>
          <table:table-cell table:style-name="ce74" table:number-columns-repeated="5"/>
          <table:table-cell table:style-name="ce92" office:value-type="date" office:date-value="2024-09-23" ns42:value-type="date">
            <text:p>23/09/2024</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svg.la/" xlink:type="simple">Svg.la</text:a></text:p>
          </table:table-cell>
          <table:table-cell table:style-name="ce74" office:value-type="string" ns42:value-type="string">
            <text:p>Svg.la génère des images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79" office:value-type="string" ns42:value-type="string">
            <text:p><text:a xlink:href="https://www.uneiaparjour.fr/svg-la/" xlink:type="simple">https://www.uneiaparjour.fr/svg-la/</text:a></text:p>
          </table:table-cell>
          <table:table-cell table:style-name="ce74" office:value-type="string" ns42:value-type="string">
            <text:p>images</text:p>
          </table:table-cell>
          <table:table-cell table:style-name="ce74" table:number-columns-repeated="5"/>
          <table:table-cell table:style-name="ce92" office:value-type="date" office:date-value="2024-09-22" ns42:value-type="date">
            <text:p>2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gabrain</text:p>
          </table:table-cell>
          <table:table-cell table:style-name="ce74" office:value-type="string" ns42: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79" office:value-type="string" ns42:value-type="string">
            <text:p><text:a xlink:href="https://www.uneiaparjour.fr/gigabrain/" xlink:type="simple">https://www.uneiaparjour.fr/gigabrain/</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table:number-columns-repeated="4"/>
          <table:table-cell table:style-name="ce92" office:value-type="date" office:date-value="2024-09-21" ns42:value-type="date">
            <text:p>2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verall GPT</text:p>
          </table:table-cell>
          <table:table-cell table:style-name="ce74" office:value-type="string" ns42: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79" office:value-type="string" ns42:value-type="string">
            <text:p><text:a xlink:href="https://www.uneiaparjour.fr/overall-gpt/" xlink:type="simple">https://www.uneiaparjour.fr/overall-gpt/</text:a></text:p>
          </table:table-cell>
          <table:table-cell table:style-name="ce74" office:value-type="string" ns42:value-type="string">
            <text:p>LLM</text:p>
          </table:table-cell>
          <table:table-cell table:style-name="ce74" table:number-columns-repeated="5"/>
          <table:table-cell table:style-name="ce92" office:value-type="date" office:date-value="2024-09-20" ns42:value-type="date">
            <text:p>2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se</text:p>
          </table:table-cell>
          <table:table-cell table:style-name="ce74" office:value-type="string" ns42:value-type="string">
            <text:p>Vose (https://vose.ai) génère des imagesà partir de 3 modèles (realism, </text:p>
            <text:p>anime, universal – les deux premiers plus aboutis ?). Réglages avancés </text:p>
            <text:p>(prompt négatif, seed, taille), assez bonne gestion du texte, galerie avec </text:p>
            <text:p>filtres. 100 imagespar mois gratuites.</text:p>
          </table:table-cell>
          <table:table-cell table:style-name="ce79" office:value-type="string" ns42:value-type="string">
            <text:p><text:a xlink:href="https://www.uneiaparjour.fr/vose/" xlink:type="simple">https://www.uneiaparjour.fr/vose/</text:a></text:p>
          </table:table-cell>
          <table:table-cell table:style-name="ce74" office:value-type="string" ns42:value-type="string">
            <text:p>images</text:p>
          </table:table-cell>
          <table:table-cell table:style-name="ce74" table:number-columns-repeated="5"/>
          <table:table-cell table:style-name="ce92" office:value-type="date" office:date-value="2024-09-19" ns42:value-type="date">
            <text:p>1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luoai</text:p>
          </table:table-cell>
          <table:table-cell table:style-name="ce74" office:value-type="string" ns42: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79" office:value-type="string" ns42:value-type="string">
            <text:p><text:a xlink:href="https://www.uneiaparjour.fr/hailuoai/" xlink:type="simple">https://www.uneiaparjour.fr/hailuoai/</text:a></text:p>
          </table:table-cell>
          <table:table-cell table:style-name="ce74" office:value-type="string" ns42:value-type="string">
            <text:p>vidéo</text:p>
          </table:table-cell>
          <table:table-cell table:style-name="ce74" table:number-columns-repeated="5"/>
          <table:table-cell table:style-name="ce92" office:value-type="date" office:date-value="2024-09-18" ns42:value-type="date">
            <text:p>1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Plato</text:p>
          </table:table-cell>
          <table:table-cell table:style-name="ce74" office:value-type="string" ns42: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79" office:value-type="string" ns42:value-type="string">
            <text:p><text:a xlink:href="https://www.uneiaparjour.fr/myplato/" xlink:type="simple">https://www.uneiaparjour.fr/myplato/</text:a></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number-columns-repeated="4"/>
          <table:table-cell table:style-name="ce92" office:value-type="date" office:date-value="2024-09-17" ns42:value-type="date">
            <text:p>1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mplissage génératif de Firefly</text:p>
          </table:table-cell>
          <table:table-cell table:style-name="ce74" office:value-type="string" ns42: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79" office:value-type="string" ns42:value-type="string">
            <text:p><text:a xlink:href="https://www.uneiaparjour.fr/remplissage-generatif-de-firefly/" xlink:type="simple">https://www.uneiaparjour.fr/remplissage-generatif-de-firefly/</text:a></text:p>
          </table:table-cell>
          <table:table-cell table:style-name="ce74" office:value-type="string" ns42:value-type="string">
            <text:p>images</text:p>
          </table:table-cell>
          <table:table-cell table:style-name="ce74" table:number-columns-repeated="5"/>
          <table:table-cell table:style-name="ce92" office:value-type="date" office:date-value="2024-09-16" ns42:value-type="date">
            <text:p>1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bina</text:p>
          </table:table-cell>
          <table:table-cell table:style-name="ce74" office:value-type="string" ns42:value-type="string">
            <text:p>Cabina (https://cabina.ai) regroupe 6 modèles de langage et 5 modèles </text:p>
            <text:p>d’imagesdans un même chatbot avec comparaison possible. Documents, </text:p>
            <text:p>connecté, avec règlages fin des modèles, tons et actions multiples. 100 </text:p>
            <text:p>crédits /mois +10 par jour.</text:p>
          </table:table-cell>
          <table:table-cell table:style-name="ce79" office:value-type="string" ns42:value-type="string">
            <text:p><text:a xlink:href="https://www.uneiaparjour.fr/cabina/" xlink:type="simple">https://www.uneiaparjour.fr/cabin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9-15" ns42:value-type="date">
            <text:p>1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ot IA de Firefox</text:p>
          </table:table-cell>
          <table:table-cell table:style-name="ce74" office:value-type="string" ns42: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79" office:value-type="string" ns42:value-type="string">
            <text:p><text:a xlink:href="https://www.uneiaparjour.fr/chatbot-ia-de-firefox/" xlink:type="simple">https://www.uneiaparjour.fr/chatbot-ia-de-firefox/</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navigateur</text:p>
          </table:table-cell>
          <table:table-cell table:style-name="ce74" table:number-columns-repeated="3"/>
          <table:table-cell table:style-name="ce92" office:value-type="date" office:date-value="2024-09-14" ns42:value-type="date">
            <text:p>1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an</text:p>
          </table:table-cell>
          <table:table-cell table:style-name="ce74" office:value-type="string" ns42:value-type="string">
            <text:p>Nolan (http://nolanai.app) accompagne l’écriture d’un scénario jusqu’au </text:p>
            <text:p>storyboard : génération éditable avec des outils IA, illustrations avec </text:p>
            <text:p>imagesgénérées. Quelques fonctionnalités limitées et assistant IA pendant </text:p>
            <text:p>30 jours dans la version gratuite.</text:p>
          </table:table-cell>
          <table:table-cell table:style-name="ce79" office:value-type="string" ns42:value-type="string">
            <text:p><text:a xlink:href="https://www.uneiaparjour.fr/nolan/" xlink:type="simple">https://www.uneiaparjour.fr/nolan/</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9-13" ns42:value-type="date">
            <text:p>1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loGPT</text:p>
          </table:table-cell>
          <table:table-cell table:style-name="ce74" office:value-type="string" ns42: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79" office:value-type="string" ns42:value-type="string">
            <text:p><text:a xlink:href="https://www.uneiaparjour.fr/philogpt/" xlink:type="simple">https://www.uneiaparjour.fr/philogp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9-12" ns42:value-type="date">
            <text:p>1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Me</text:p>
          </table:table-cell>
          <table:table-cell table:style-name="ce74" office:value-type="string" ns42: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79" office:value-type="string" ns42:value-type="string">
            <text:p><text:a xlink:href="https://www.uneiaparjour.fr/loudme/" xlink:type="simple">https://www.uneiaparjour.fr/loudme/</text:a></text:p>
          </table:table-cell>
          <table:table-cell table:style-name="ce74" office:value-type="string" ns42:value-type="string">
            <text:p>musique</text:p>
          </table:table-cell>
          <table:table-cell table:style-name="ce74" table:number-columns-repeated="5"/>
          <table:table-cell table:style-name="ce92" office:value-type="date" office:date-value="2024-09-11" ns42:value-type="date">
            <text:p>1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ling</text:p>
          </table:table-cell>
          <table:table-cell table:style-name="ce74" office:value-type="string" ns42:value-type="string">
            <text:p>Kling (http://klingai.com) génère des imageset des vidéos à partir de </text:p>
            <text:p>requêtes texte et/ou d’images. Réglages fins, prompt négatif et galerie </text:p>
            <text:p>disponibles. Vidéos de 5 secondes avec mouvements de caméra. 100 crédits </text:p>
            <text:p>gratuits par mois.</text:p>
          </table:table-cell>
          <table:table-cell table:style-name="ce79" office:value-type="string" ns42:value-type="string">
            <text:p><text:a xlink:href="https://www.uneiaparjour.fr/kling/" xlink:type="simple">https://www.uneiaparjour.fr/kling/</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9-10" ns42:value-type="date">
            <text:p>1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yn</text:p>
          </table:table-cell>
          <table:table-cell table:style-name="ce74" office:value-type="string" ns42: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79" office:value-type="string" ns42:value-type="string">
            <text:p><text:a xlink:href="https://www.uneiaparjour.fr/feyn/" xlink:type="simple">https://www.uneiaparjour.fr/feyn/</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9" ns42:value-type="date">
            <text:p>0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mmi</text:p>
          </table:table-cell>
          <table:table-cell table:style-name="ce74" office:value-type="string" ns42:value-type="string">
            <text:p>Gummi regroupe un outil d’aide à la rédaction de posts réseaux sociaux à </text:p>
            <text:p>partir d’images(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79" office:value-type="string" ns42:value-type="string">
            <text:p><text:a xlink:href="https://www.uneiaparjour.fr/gummi/" xlink:type="simple">https://www.uneiaparjour.fr/gumm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9-08" ns42:value-type="date">
            <text:p>0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ink Any</text:p>
          </table:table-cell>
          <table:table-cell table:style-name="ce74" office:value-type="string" ns42: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79" office:value-type="string" ns42:value-type="string">
            <text:p><text:a xlink:href="https://www.uneiaparjour.fr/think-any/" xlink:type="simple">https://www.uneiaparjour.fr/think-any/</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7" ns42:value-type="date">
            <text:p>0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diamond</text:p>
          </table:table-cell>
          <table:table-cell table:style-name="ce74" office:value-type="string" ns42:value-type="string">
            <text:p>Notdiamond (http://chat.notdiamond.ai) est un chatbot qui regroupe 11 </text:p>
            <text:p>modèles de langage et choisit le plus pertinent en fonction de la requête. </text:p>
            <text:p>Documents et imagesacceptés (4Mo). Mode arène qui compare les modèles. </text:p>
            <text:p>Connecté. 100000 requêtes / mois.</text:p>
          </table:table-cell>
          <table:table-cell table:style-name="ce79" office:value-type="string" ns42:value-type="string">
            <text:p><text:a xlink:href="https://www.uneiaparjour.fr/notdiamond/" xlink:type="simple">https://www.uneiaparjour.fr/notdiamond/</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9-06" ns42:value-type="date">
            <text:p>0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mble</text:p>
          </table:table-cell>
          <table:table-cell table:style-name="ce74" office:value-type="string" ns42:value-type="string">
            <text:p>Mumble (http://mumbleapp.com) : une application de prise de note qui </text:p>
            <text:p>retranscrit l’audio et organise avec ajout de To-Do list. Ajout d’images</text:p>
            <text:p>possible, mots-clés et dossiers. Édition et reformulation. FR dans le </text:p>
            <text:p>profil. Version beta illimitée.</text:p>
          </table:table-cell>
          <table:table-cell table:style-name="ce79" office:value-type="string" ns42:value-type="string">
            <text:p><text:a xlink:href="https://www.uneiaparjour.fr/mumble/" xlink:type="simple">https://www.uneiaparjour.fr/mumbl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9-05" ns42:value-type="date">
            <text:p>0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novel</text:p>
          </table:table-cell>
          <table:table-cell table:style-name="ce74" office:value-type="string" ns42:value-type="string">
            <text:p>Illuminovel (https://illuminovel.com) génère les portraits en imagesdes </text:p>
            <text:p>personnages d’un texte littéraire intégral en pdf ou epub. Sans compte et </text:p>
            <text:p>semble illimité. Modèle non spécifié. Tests avec « La guerre des boutons » </text:p>
            <text:p>de Pergaud et « Une vie » de Maupassant.</text:p>
          </table:table-cell>
          <table:table-cell table:style-name="ce79" office:value-type="string" ns42:value-type="string">
            <text:p><text:a xlink:href="https://www.uneiaparjour.fr/illuminovel/" xlink:type="simple">https://www.uneiaparjour.fr/illuminovel/</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04" ns42:value-type="date">
            <text:p>0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rlin</text:p>
          </table:table-cell>
          <table:table-cell table:style-name="ce74" office:value-type="string" ns42: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79" office:value-type="string" ns42:value-type="string">
            <text:p><text:a xlink:href="https://www.uneiaparjour.fr/merlin/" xlink:type="simple">https://www.uneiaparjour.fr/merlin/</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9-03" ns42:value-type="date">
            <text:p>0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pkin</text:p>
          </table:table-cell>
          <table:table-cell table:style-name="ce74" office:value-type="string" ns42: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79" office:value-type="string" ns42:value-type="string">
            <text:p><text:a xlink:href="https://www.uneiaparjour.fr/napkin/" xlink:type="simple">https://www.uneiaparjour.fr/napkin/</text:a></text:p>
          </table:table-cell>
          <table:table-cell table:style-name="ce74" office:value-type="string" ns42:value-type="string">
            <text:p>texte</text:p>
          </table:table-cell>
          <table:table-cell table:style-name="ce74" office:value-type="string" ns42:value-type="string">
            <text:p>infographie</text:p>
          </table:table-cell>
          <table:table-cell table:style-name="ce74" table:number-columns-repeated="4"/>
          <table:table-cell table:style-name="ce92" office:value-type="date" office:date-value="2024-09-02" ns42:value-type="date">
            <text:p>0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 Grader</text:p>
          </table:table-cell>
          <table:table-cell table:style-name="ce74" office:value-type="string" ns42: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79" office:value-type="string" ns42:value-type="string">
            <text:p><text:a xlink:href="https://www.uneiaparjour.fr/co-grader/" xlink:type="simple">https://www.uneiaparjour.fr/co-grader/</text:a></text:p>
          </table:table-cell>
          <table:table-cell table:style-name="ce74" office:value-type="string" ns42:value-type="string">
            <text:p>éducation</text:p>
          </table:table-cell>
          <table:table-cell table:style-name="ce74" table:number-columns-repeated="5"/>
          <table:table-cell table:style-name="ce92" office:value-type="date" office:date-value="2024-09-01" ns42:value-type="date">
            <text:p>0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lo</text:p>
          </table:table-cell>
          <table:table-cell table:style-name="ce74" office:value-type="string" ns42: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79" office:value-type="string" ns42:value-type="string">
            <text:p><text:a xlink:href="https://www.uneiaparjour.fr/felo/" xlink:type="simple">https://www.uneiaparjour.fr/fel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1" ns42:value-type="date">
            <text:p>3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 coder</text:p>
          </table:table-cell>
          <table:table-cell table:style-name="ce74" office:value-type="string" ns42: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79" office:value-type="string" ns42:value-type="string">
            <text:p><text:a xlink:href="https://www.uneiaparjour.fr/llama-coder/" xlink:type="simple">https://www.uneiaparjour.fr/llama-coder/</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0" ns42:value-type="date">
            <text:p>3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Gen</text:p>
          </table:table-cell>
          <table:table-cell table:style-name="ce74" office:value-type="string" ns42: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79" office:value-type="string" ns42:value-type="string">
            <text:p><text:a xlink:href="https://www.uneiaparjour.fr/pdf-gen/" xlink:type="simple">https://www.uneiaparjour.fr/pdf-gen/</text:a></text:p>
          </table:table-cell>
          <table:table-cell table:style-name="ce74" office:value-type="string" ns42:value-type="string">
            <text:p>documents</text:p>
          </table:table-cell>
          <table:table-cell table:style-name="ce74" table:number-columns-repeated="5"/>
          <table:table-cell table:style-name="ce92" office:value-type="date" office:date-value="2024-08-29" ns42:value-type="date">
            <text:p>2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otosolve</text:p>
          </table:table-cell>
          <table:table-cell table:style-name="ce74" office:value-type="string" ns42: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79" office:value-type="string" ns42:value-type="string">
            <text:p><text:a xlink:href="https://www.uneiaparjour.fr/photosolve/" xlink:type="simple">https://www.uneiaparjour.fr/photosolve/</text:a></text:p>
          </table:table-cell>
          <table:table-cell table:style-name="ce74" office:value-type="string" ns42:value-type="string">
            <text:p>éducation</text:p>
          </table:table-cell>
          <table:table-cell table:style-name="ce74" table:number-columns-repeated="5"/>
          <table:table-cell table:style-name="ce92" office:value-type="date" office:date-value="2024-08-28" ns42:value-type="date">
            <text:p>2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mnisets</text:p>
          </table:table-cell>
          <table:table-cell table:style-name="ce74" office:value-type="string" ns42: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79" office:value-type="string" ns42:value-type="string">
            <text:p><text:a xlink:href="https://www.uneiaparjour.fr/omnisets/" xlink:type="simple">https://www.uneiaparjour.fr/omniset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7" ns42:value-type="date">
            <text:p>2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igo Chat</text:p>
          </table:table-cell>
          <table:table-cell table:style-name="ce74" office:value-type="string" ns42:value-type="string">
            <text:p>Amigo Chat (https://amigochat.io) : un chatbot multiple proposant des </text:p>
            <text:p>centaines de « persona », du générateur de texte et d’imagesau personnage </text:p>
            <text:p>historique / de fiction ou au résumé. En ligne, appli iOS / Android, </text:p>
            <text:p>WhatsApp, Telegram. Sans compte et illimité.</text:p>
          </table:table-cell>
          <table:table-cell table:style-name="ce79" office:value-type="string" ns42:value-type="string">
            <text:p><text:a xlink:href="https://www.uneiaparjour.fr/amigo-chat/" xlink:type="simple">https://www.uneiaparjour.fr/amigo-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8-26" ns42:value-type="date">
            <text:p>2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ppy Pages</text:p>
          </table:table-cell>
          <table:table-cell table:style-name="ce74" office:value-type="string" ns42:value-type="string">
            <text:p>Happy Pages (https://happypagesai.com) génère des coloriages à partir d’une </text:p>
            <text:p>requête et d’une tranche d’âges (2/5 ans, 6/11 et + de 12 ans). Galerie de </text:p>
            <text:p>5000 imagesavec moteur de recherche disponible. Export au format png. 5 </text:p>
            <text:p>générations gratuites par semaine.</text:p>
          </table:table-cell>
          <table:table-cell table:style-name="ce79" office:value-type="string" ns42:value-type="string">
            <text:p><text:a xlink:href="https://www.uneiaparjour.fr/happy-pages/" xlink:type="simple">https://www.uneiaparjour.fr/happy-pages/</text:a></text:p>
          </table:table-cell>
          <table:table-cell table:style-name="ce74" office:value-type="string" ns42:value-type="string">
            <text:p>images</text:p>
          </table:table-cell>
          <table:table-cell table:style-name="ce74" table:number-columns-repeated="5"/>
          <table:table-cell table:style-name="ce92" office:value-type="date" office:date-value="2024-08-25" ns42:value-type="date">
            <text:p>2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Lingo Play</text:p>
          </table:table-cell>
          <table:table-cell table:style-name="ce74" office:value-type="string" ns42: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79" office:value-type="string" ns42:value-type="string">
            <text:p><text:a xlink:href="https://www.uneiaparjour.fr/ai-lingo-play/" xlink:type="simple">https://www.uneiaparjour.fr/ai-lingo-play/</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24" ns42:value-type="date">
            <text:p>2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ckpack</text:p>
          </table:table-cell>
          <table:table-cell table:style-name="ce74" office:value-type="string" ns42:value-type="string">
            <text:p>Backpack (https://backpackbot.ai) génère des musiques avec paroles à partir </text:p>
            <text:p>d’imagesou de vidéos avec un style, avec ou sans requête, depuis Discord. </text:p>
            <text:p>Générations en anglais (peut-être possible en FR ?). Gratuit et illimité. </text:p>
            <text:p>Sources : Wikimedia et Pexels.</text:p>
          </table:table-cell>
          <table:table-cell table:style-name="ce79" office:value-type="string" ns42:value-type="string">
            <text:p><text:a xlink:href="https://www.uneiaparjour.fr/backpack/" xlink:type="simple">https://www.uneiaparjour.fr/backpack/</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8-23" ns42:value-type="date">
            <text:p>2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rtwhell</text:p>
          </table:table-cell>
          <table:table-cell table:style-name="ce74" office:value-type="string" ns42: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79" office:value-type="string" ns42:value-type="string">
            <text:p><text:a xlink:href="https://www.uneiaparjour.fr/cartwhell/" xlink:type="simple">https://www.uneiaparjour.fr/cartwhell/</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8-22" ns42:value-type="date">
            <text:p>2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ipo 3d</text:p>
          </table:table-cell>
          <table:table-cell table:style-name="ce74" office:value-type="string" ns42:value-type="string">
            <text:p>Tripo 3d (http://tripo3d.ai) génère des modèles 3D à partir d’une requête </text:p>
            <text:p>texte ou image. Réglages avancés pour la requête puis modifications après </text:p>
            <text:p>génération. 4 imagespar génération, export en glb. 600 crédits gratuits </text:p>
            <text:p>par mois (10 x 4 images).</text:p>
          </table:table-cell>
          <table:table-cell table:style-name="ce79" office:value-type="string" ns42:value-type="string">
            <text:p><text:a xlink:href="https://www.uneiaparjour.fr/tripo-3d/" xlink:type="simple">https://www.uneiaparjour.fr/tripo-3d/</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8-21" ns42:value-type="date">
            <text:p>2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no</text:p>
          </table:table-cell>
          <table:table-cell table:style-name="ce74" office:value-type="string" ns42: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79" office:value-type="string" ns42:value-type="string">
            <text:p><text:a xlink:href="https://www.uneiaparjour.fr/juno/" xlink:type="simple">https://www.uneiaparjour.fr/ju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0" ns42:value-type="date">
            <text:p>2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Perplx</text:p>
          </table:table-cell>
          <table:table-cell table:style-name="ce74" office:value-type="string" ns42: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79" office:value-type="string" ns42:value-type="string">
            <text:p><text:a xlink:href="https://www.uneiaparjour.fr/miniperplx/" xlink:type="simple">https://www.uneiaparjour.fr/miniperplx/</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9" ns42:value-type="date">
            <text:p>1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Video Cut</text:p>
          </table:table-cell>
          <table:table-cell table:style-name="ce74" office:value-type="string" ns42: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79" office:value-type="string" ns42:value-type="string">
            <text:p><text:a xlink:href="https://www.uneiaparjour.fr/ai-video-cut/" xlink:type="simple">https://www.uneiaparjour.fr/ai-video-cut/</text:a></text:p>
          </table:table-cell>
          <table:table-cell table:style-name="ce74" office:value-type="string" ns42:value-type="string">
            <text:p>vidéo</text:p>
          </table:table-cell>
          <table:table-cell table:style-name="ce74" table:number-columns-repeated="5"/>
          <table:table-cell table:style-name="ce92" office:value-type="date" office:date-value="2024-08-18" ns42:value-type="date">
            <text:p>1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text:p>
          </table:table-cell>
          <table:table-cell table:style-name="ce74" office:value-type="string" ns42: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79" office:value-type="string" ns42:value-type="string">
            <text:p><text:a xlink:href="https://www.uneiaparjour.fr/color/" xlink:type="simple">https://www.uneiaparjour.fr/color/</text:a></text:p>
          </table:table-cell>
          <table:table-cell table:style-name="ce74" office:value-type="string" ns42:value-type="string">
            <text:p>images</text:p>
          </table:table-cell>
          <table:table-cell table:style-name="ce74" table:number-columns-repeated="5"/>
          <table:table-cell table:style-name="ce92" office:value-type="date" office:date-value="2024-08-17" ns42:value-type="date">
            <text:p>1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mersity</text:p>
          </table:table-cell>
          <table:table-cell table:style-name="ce74" office:value-type="string" ns42:value-type="string">
            <text:p>Immersity (https://immersity.ai) anime des imagesfixes en vidéo ou image </text:p>
            <text:p>3D avec nombreux réglages proposés (mouvement, focus…). Export vidéo avec </text:p>
            <text:p>filigrane gratuits, sans possible avec 100 crédits offerts ou sur </text:p>
            <text:p>abonnement. Sources Wikimédia.</text:p>
          </table:table-cell>
          <table:table-cell table:style-name="ce79" office:value-type="string" ns42:value-type="string">
            <text:p><text:a xlink:href="https://www.uneiaparjour.fr/immersity/" xlink:type="simple">https://www.uneiaparjour.fr/immersity/</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8-16" ns42:value-type="date">
            <text:p>1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umator</text:p>
          </table:table-cell>
          <table:table-cell table:style-name="ce74" office:value-type="string" ns42: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79" office:value-type="string" ns42:value-type="string">
            <text:p><text:a xlink:href="https://www.uneiaparjour.fr/documator/" xlink:type="simple">https://www.uneiaparjour.fr/documato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5" ns42:value-type="date">
            <text:p>1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Flash cards</text:p>
          </table:table-cell>
          <table:table-cell table:style-name="ce74" office:value-type="string" ns42: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79" office:value-type="string" ns42:value-type="string">
            <text:p><text:a xlink:href="https://www.uneiaparjour.fr/ai-flash-cards/" xlink:type="simple">https://www.uneiaparjour.fr/ai-flash-card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14" ns42:value-type="date">
            <text:p>1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text:p>
          </table:table-cell>
          <table:table-cell table:style-name="ce74" office:value-type="string" ns42: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79" office:value-type="string" ns42:value-type="string">
            <text:p><text:a xlink:href="https://www.uneiaparjour.fr/bloom/" xlink:type="simple">https://www.uneiaparjour.fr/bloom/</text:a></text:p>
          </table:table-cell>
          <table:table-cell table:style-name="ce74" office:value-type="string" ns42:value-type="string">
            <text:p>éducation</text:p>
          </table:table-cell>
          <table:table-cell table:style-name="ce74" table:number-columns-repeated="5"/>
          <table:table-cell table:style-name="ce92" office:value-type="date" office:date-value="2024-08-13" ns42:value-type="date">
            <text:p>1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chance</text:p>
          </table:table-cell>
          <table:table-cell table:style-name="ce74" office:value-type="string" ns42:value-type="string">
            <text:p>Perchance (https://perchanceai.cc) génère des images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79" office:value-type="string" ns42:value-type="string">
            <text:p><text:a xlink:href="https://www.uneiaparjour.fr/7436-2/" xlink:type="simple">https://www.uneiaparjour.fr/7436-2/</text:a></text:p>
          </table:table-cell>
          <table:table-cell table:style-name="ce74" office:value-type="string" ns42:value-type="string">
            <text:p>images</text:p>
          </table:table-cell>
          <table:table-cell table:style-name="ce74" table:number-columns-repeated="5"/>
          <table:table-cell table:style-name="ce92" office:value-type="date" office:date-value="2024-08-12" ns42:value-type="date">
            <text:p>1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tellecs</text:p>
          </table:table-cell>
          <table:table-cell table:style-name="ce74" office:value-type="string" ns42: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79" office:value-type="string" ns42:value-type="string">
            <text:p><text:a xlink:href="https://www.uneiaparjour.fr/intellecs/" xlink:type="simple">https://www.uneiaparjour.fr/intellecs/</text:a></text:p>
          </table:table-cell>
          <table:table-cell table:style-name="ce74" office:value-type="string" ns42:value-type="string">
            <text:p>texte</text:p>
          </table:table-cell>
          <table:table-cell table:style-name="ce74" table:number-columns-repeated="5"/>
          <table:table-cell table:style-name="ce92" office:value-type="date" office:date-value="2024-08-11" ns42:value-type="date">
            <text:p>1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cast</text:p>
          </table:table-cell>
          <table:table-cell table:style-name="ce74" office:value-type="string" ns42: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79" office:value-type="string" ns42:value-type="string">
            <text:p><text:a xlink:href="https://www.uneiaparjour.fr/playcast/" xlink:type="simple">https://www.uneiaparjour.fr/playcast/</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4"/>
          <table:table-cell table:style-name="ce92" office:value-type="date" office:date-value="2024-08-09" ns42:value-type="date">
            <text:p>0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lovka</text:p>
          </table:table-cell>
          <table:table-cell table:style-name="ce74" office:value-type="string" ns42: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79" office:value-type="string" ns42:value-type="string">
            <text:p><text:a xlink:href="https://www.uneiaparjour.fr/olovka/" xlink:type="simple">https://www.uneiaparjour.fr/olovka/</text:a></text:p>
          </table:table-cell>
          <table:table-cell table:style-name="ce74" office:value-type="string" ns42:value-type="string">
            <text:p>chatbot</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4-08-08" ns42:value-type="date">
            <text:p>0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 Lumen</text:p>
          </table:table-cell>
          <table:table-cell table:style-name="ce74" office:value-type="string" ns42:value-type="string">
            <text:p>Pic Lumen (https://piclumen.com) génère des images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79" office:value-type="string" ns42:value-type="string">
            <text:p><text:a xlink:href="https://www.uneiaparjour.fr/pic-lumen/" xlink:type="simple">https://www.uneiaparjour.fr/pic-lumen/</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8-07" ns42:value-type="date">
            <text:p>0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omeworkify</text:p>
          </table:table-cell>
          <table:table-cell table:style-name="ce74" office:value-type="string" ns42:value-type="string">
            <text:p>Homeworkify (https://homeworkify.im) utilise ChatGPT 4 pour répondre aux </text:p>
            <text:p>requêtes texte et/ou documents pdf et photos (plusieurs possibles). Sans </text:p>
            <text:p>compte, 5 requêtes par 24h. Tests avec rapport IA gouvernement, images</text:p>
            <text:p>perso et imagesWikipedia.</text:p>
          </table:table-cell>
          <table:table-cell table:style-name="ce79" office:value-type="string" ns42:value-type="string">
            <text:p><text:a xlink:href="https://www.uneiaparjour.fr/homeworkify/" xlink:type="simple">https://www.uneiaparjour.fr/homeworkify/</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8-06" ns42:value-type="date">
            <text:p>0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iner</text:p>
          </table:table-cell>
          <table:table-cell table:style-name="ce74" office:value-type="string" ns42: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79" office:value-type="string" ns42:value-type="string">
            <text:p><text:a xlink:href="https://www.uneiaparjour.fr/liner/" xlink:type="simple">https://www.uneiaparjour.fr/liner/</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8-05" ns42:value-type="date">
            <text:p>0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 Hero</text:p>
          </table:table-cell>
          <table:table-cell table:style-name="ce74" office:value-type="string" ns42: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79" office:value-type="string" ns42:value-type="string">
            <text:p><text:a xlink:href="https://www.uneiaparjour.fr/music-hero/" xlink:type="simple">https://www.uneiaparjour.fr/music-hero/</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table:number-columns-repeated="4"/>
          <table:table-cell table:style-name="ce92" office:value-type="date" office:date-value="2024-08-04" ns42:value-type="date">
            <text:p>0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mFree</text:p>
          </table:table-cell>
          <table:table-cell table:style-name="ce74" office:value-type="string" ns42: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79" office:value-type="string" ns42:value-type="string">
            <text:p><text:a xlink:href="https://www.uneiaparjour.fr/memfree/" xlink:type="simple">https://www.uneiaparjour.fr/memfree/</text:a></text:p>
          </table:table-cell>
          <table:table-cell table:style-name="ce74" office:value-type="string" ns42:value-type="string">
            <text:p>recherche</text:p>
          </table:table-cell>
          <table:table-cell table:style-name="ce74" table:number-columns-repeated="5"/>
          <table:table-cell table:style-name="ce92" office:value-type="date" office:date-value="2024-08-03" ns42:value-type="date">
            <text:p>0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 pro</text:p>
          </table:table-cell>
          <table:table-cell table:style-name="ce74" office:value-type="string" ns42:value-type="string">
            <text:p>Flux pro (https://replicate.com/black-forest-labs/flux-pro) est un nouveau </text:p>
            <text:p>modèle de génération d’images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79" office:value-type="string" ns42:value-type="string">
            <text:p><text:a xlink:href="https://www.uneiaparjour.fr/flux-pro/" xlink:type="simple">https://www.uneiaparjour.fr/flux-pr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8-02" ns42:value-type="date">
            <text:p>0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PDF summarizer</text:p>
          </table:table-cell>
          <table:table-cell table:style-name="ce74" office:value-type="string" ns42: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79" office:value-type="string" ns42:value-type="string">
            <text:p><text:a xlink:href="https://www.uneiaparjour.fr/free-pdf-summarizer/" xlink:type="simple">https://www.uneiaparjour.fr/free-pdf-summarize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01" ns42:value-type="date">
            <text:p>0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per</text:p>
          </table:table-cell>
          <table:table-cell table:style-name="ce74" office:value-type="string" ns42: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79" office:value-type="string" ns42:value-type="string">
            <text:p><text:a xlink:href="https://www.uneiaparjour.fr/haiper/" xlink:type="simple">https://www.uneiaparjour.fr/haiper/</text:a></text:p>
          </table:table-cell>
          <table:table-cell table:style-name="ce74" office:value-type="string" ns42:value-type="string">
            <text:p>vidéo</text:p>
          </table:table-cell>
          <table:table-cell table:style-name="ce74" table:number-columns-repeated="5"/>
          <table:table-cell table:style-name="ce92" office:value-type="date" office:date-value="2024-07-31" ns42:value-type="date">
            <text:p>3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spark</text:p>
          </table:table-cell>
          <table:table-cell table:style-name="ce74" office:value-type="string" ns42: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79" office:value-type="string" ns42:value-type="string">
            <text:p><text:a xlink:href="https://www.uneiaparjour.fr/genspark/" xlink:type="simple">https://www.uneiaparjour.fr/genspark/</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30" ns42:value-type="date">
            <text:p>3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nice</text:p>
          </table:table-cell>
          <table:table-cell table:style-name="ce74" office:value-type="string" ns42:value-type="string">
            <text:p>Venice (https://venice.ai) regroupe chatbot texte / code et génération </text:p>
            <text:p>d’imagesavec différents modèles dont un LLM « non censuré » en version </text:p>
            <text:p>beta. 100 requêtes texte et 20 générations d’imagespar jour dans la </text:p>
            <text:p>version gratuite sans compte.</text:p>
          </table:table-cell>
          <table:table-cell table:style-name="ce79" office:value-type="string" ns42:value-type="string">
            <text:p><text:a xlink:href="https://www.uneiaparjour.fr/venice/" xlink:type="simple">https://www.uneiaparjour.fr/venice/</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table-cell table:style-name="ce92" office:value-type="date" office:date-value="2024-07-29" ns42:value-type="date">
            <text:p>2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text:p>
          </table:table-cell>
          <table:table-cell table:style-name="ce74" office:value-type="string" ns42: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79" office:value-type="string" ns42:value-type="string">
            <text:p><text:a xlink:href="https://www.uneiaparjour.fr/giz/" xlink:type="simple">https://www.uneiaparjour.fr/giz/</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92" office:value-type="date" office:date-value="2024-07-28" ns42:value-type="date">
            <text:p>2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wen 2</text:p>
          </table:table-cell>
          <table:table-cell table:style-name="ce74" office:value-type="string" ns42: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79" office:value-type="string" ns42:value-type="string">
            <text:p><text:a xlink:href="https://www.uneiaparjour.fr/qwen-2/" xlink:type="simple">https://www.uneiaparjour.fr/qwen-2/</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27" ns42:value-type="date">
            <text:p>2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v AI</text:p>
          </table:table-cell>
          <table:table-cell table:style-name="ce74" office:value-type="string" ns42: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79" office:value-type="string" ns42:value-type="string">
            <text:p><text:a xlink:href="https://www.uneiaparjour.fr/brev-ai/" xlink:type="simple">https://www.uneiaparjour.fr/brev-ai/</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26" ns42:value-type="date">
            <text:p>2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sai</text:p>
          </table:table-cell>
          <table:table-cell table:style-name="ce74" office:value-type="string" ns42: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79" office:value-type="string" ns42:value-type="string">
            <text:p><text:a xlink:href="https://www.uneiaparjour.fr/sensai/" xlink:type="simple">https://www.uneiaparjour.fr/sensai/</text:a></text:p>
          </table:table-cell>
          <table:table-cell table:style-name="ce74" office:value-type="string" ns42:value-type="string">
            <text:p>chatbot</text:p>
          </table:table-cell>
          <table:table-cell table:style-name="ce74" table:number-columns-repeated="5"/>
          <table:table-cell table:style-name="ce92" office:value-type="date" office:date-value="2024-07-25" ns42:value-type="date">
            <text:p>2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raflow</text:p>
          </table:table-cell>
          <table:table-cell table:style-name="ce74" office:value-type="string" ns42:value-type="string">
            <text:p>Auraflow (https://huggingface.co/spaces/multimodalart/AuraFlow…) est un </text:p>
            <text:p>nouveau modèle de génération d’imagesopensource de 6,8 Mds de paramètres </text:p>
            <text:p>(documentation : https://huggingface.co/fal/AuraFlow). Fonctions avancées </text:p>
            <text:p>disponibles. Version beta, illimité.</text:p>
          </table:table-cell>
          <table:table-cell table:style-name="ce79" office:value-type="string" ns42:value-type="string">
            <text:p><text:a xlink:href="https://www.uneiaparjour.fr/auraflow/" xlink:type="simple">https://www.uneiaparjour.fr/auraflow/</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7-24" ns42:value-type="date">
            <text:p>2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anton</text:p>
          </table:table-cell>
          <table:table-cell table:style-name="ce74" office:value-type="string" ns42: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79" office:value-type="string" ns42:value-type="string">
            <text:p><text:a xlink:href="https://www.uneiaparjour.fr/xanton/" xlink:type="simple">https://www.uneiaparjour.fr/xanton/</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7-23" ns42:value-type="date">
            <text:p>2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xCraft</text:p>
          </table:table-cell>
          <table:table-cell table:style-name="ce74" office:value-type="string" ns42: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79" office:value-type="string" ns42:value-type="string">
            <text:p><text:a xlink:href="https://www.uneiaparjour.fr/voxcraft/" xlink:type="simple">https://www.uneiaparjour.fr/voxcraft/</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7-22" ns42:value-type="date">
            <text:p>2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art</text:p>
          </table:table-cell>
          <table:table-cell table:style-name="ce74" office:value-type="string" ns42:value-type="string">
            <text:p>Mixart (https://mixart.ai) génère des imagesà partir de 30 modèles </text:p>
            <text:p>différents (plusieurs basés sur Stable Diffusion SDXL). Outils de </text:p>
            <text:p>génération avancés : prompt négatif, image to image, poids, formats, </text:p>
            <text:p>résolution… 10 imagesgratuites par mois.</text:p>
          </table:table-cell>
          <table:table-cell table:style-name="ce79" office:value-type="string" ns42:value-type="string">
            <text:p><text:a xlink:href="https://www.uneiaparjour.fr/mixart/" xlink:type="simple">https://www.uneiaparjour.fr/mixart/</text:a></text:p>
          </table:table-cell>
          <table:table-cell table:style-name="ce74" office:value-type="string" ns42:value-type="string">
            <text:p>images</text:p>
          </table:table-cell>
          <table:table-cell table:style-name="ce74" table:number-columns-repeated="5"/>
          <table:table-cell table:style-name="ce92" office:value-type="date" office:date-value="2024-07-21" ns42:value-type="date">
            <text:p>2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z</text:p>
          </table:table-cell>
          <table:table-cell table:style-name="ce74" office:value-type="string" ns42: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79" office:value-type="string" ns42:value-type="string">
            <text:p><text:a xlink:href="https://www.uneiaparjour.fr/fliz/" xlink:type="simple">https://www.uneiaparjour.fr/fliz/</text:a></text:p>
          </table:table-cell>
          <table:table-cell table:style-name="ce74" office:value-type="string" ns42:value-type="string">
            <text:p>vidéo</text:p>
          </table:table-cell>
          <table:table-cell table:style-name="ce74" table:number-columns-repeated="5"/>
          <table:table-cell table:style-name="ce92" office:value-type="date" office:date-value="2024-07-20" ns42:value-type="date">
            <text:p>2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ensus</text:p>
          </table:table-cell>
          <table:table-cell table:style-name="ce74" office:value-type="string" ns42: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79" office:value-type="string" ns42:value-type="string">
            <text:p><text:a xlink:href="https://www.uneiaparjour.fr/consensus/" xlink:type="simple">https://www.uneiaparjour.fr/consensus/</text:a></text:p>
          </table:table-cell>
          <table:table-cell table:style-name="ce74" office:value-type="string" ns42:value-type="string">
            <text:p>recherche</text:p>
          </table:table-cell>
          <table:table-cell table:style-name="ce74" table:number-columns-repeated="5"/>
          <table:table-cell table:style-name="ce92" office:value-type="date" office:date-value="2024-07-19" ns42:value-type="date">
            <text:p>1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rik</text:p>
          </table:table-cell>
          <table:table-cell table:style-name="ce74" office:value-type="string" ns42: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79" office:value-type="string" ns42:value-type="string">
            <text:p><text:a xlink:href="https://www.uneiaparjour.fr/dorik/" xlink:type="simple">https://www.uneiaparjour.fr/dorik/</text:a></text:p>
          </table:table-cell>
          <table:table-cell table:style-name="ce74" office:value-type="string" ns42:value-type="string">
            <text:p>site web</text:p>
          </table:table-cell>
          <table:table-cell table:style-name="ce74" table:number-columns-repeated="5"/>
          <table:table-cell table:style-name="ce92" office:value-type="date" office:date-value="2024-07-18" ns42:value-type="date">
            <text:p>1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efy</text:p>
          </table:table-cell>
          <table:table-cell table:style-name="ce74" office:value-type="string" ns42: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79" office:value-type="string" ns42:value-type="string">
            <text:p><text:a xlink:href="https://www.uneiaparjour.fr/briefy/" xlink:type="simple">https://www.uneiaparjour.fr/briefy/</text:a></text:p>
          </table:table-cell>
          <table:table-cell table:style-name="ce74" office:value-type="string" ns42:value-type="string">
            <text:p>documents</text:p>
          </table:table-cell>
          <table:table-cell table:style-name="ce74" table:number-columns-repeated="5"/>
          <table:table-cell table:style-name="ce92" office:value-type="date" office:date-value="2024-07-17" ns42:value-type="date">
            <text:p>1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ria</text:p>
          </table:table-cell>
          <table:table-cell table:style-name="ce74" office:value-type="string" ns42: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79" office:value-type="string" ns42:value-type="string">
            <text:p><text:a xlink:href="https://www.uneiaparjour.fr/naria/" xlink:type="simple">https://www.uneiaparjour.fr/naria/</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6" ns42:value-type="date">
            <text:p>1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Wow</text:p>
          </table:table-cell>
          <table:table-cell table:style-name="ce74" office:value-type="string" ns42: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79" office:value-type="string" ns42:value-type="string">
            <text:p><text:a xlink:href="https://www.uneiaparjour.fr/tiny-wow/" xlink:type="simple">https://www.uneiaparjour.fr/tiny-wow/</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5" ns42:value-type="date">
            <text:p>1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summarizer</text:p>
          </table:table-cell>
          <table:table-cell table:style-name="ce74" office:value-type="string" ns42: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79" office:value-type="string" ns42:value-type="string">
            <text:p><text:a xlink:href="https://www.uneiaparjour.fr/pdf-summarizer/" xlink:type="simple">https://www.uneiaparjour.fr/pdf-summarizer/</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table:number-columns-repeated="3"/>
          <table:table-cell table:style-name="ce92" office:value-type="date" office:date-value="2024-07-14" ns42:value-type="date">
            <text:p>1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eur d’histoires IA</text:p>
          </table:table-cell>
          <table:table-cell table:style-name="ce74" office:value-type="string" ns42: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79" office:value-type="string" ns42:value-type="string">
            <text:p><text:a xlink:href="https://www.uneiaparjour.fr/generateur-dhistoires-ia/" xlink:type="simple">https://www.uneiaparjour.fr/generateur-dhistoires-ia/</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7-13" ns42:value-type="date">
            <text:p>1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o</text:p>
          </table:table-cell>
          <table:table-cell table:style-name="ce74" office:value-type="string" ns42: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79" office:value-type="string" ns42:value-type="string">
            <text:p><text:a xlink:href="https://www.uneiaparjour.fr/promo/" xlink:type="simple">https://www.uneiaparjour.fr/promo/</text:a></text:p>
          </table:table-cell>
          <table:table-cell table:style-name="ce74" office:value-type="string" ns42:value-type="string">
            <text:p>vidéo</text:p>
          </table:table-cell>
          <table:table-cell table:style-name="ce74" table:number-columns-repeated="5"/>
          <table:table-cell table:style-name="ce92" office:value-type="date" office:date-value="2024-07-12" ns42:value-type="date">
            <text:p>1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 v2</text:p>
          </table:table-cell>
          <table:table-cell table:style-name="ce74" office:value-type="string" ns42:value-type="string">
            <text:p>Shakker (https://shakker.ai/aigenerator) regroupe des modèles de génération </text:p>
            <text:p>d’images(Stable diffusion et modèle interne) avec filtres et fonctions </text:p>
            <text:p>avancées. Outils d’agrandissement et de retouche. 300 crédits gratuits puis </text:p>
            <text:p>200/mois (5 environ par génération).</text:p>
          </table:table-cell>
          <table:table-cell table:style-name="ce79" office:value-type="string" ns42:value-type="string">
            <text:p><text:a xlink:href="https://www.uneiaparjour.fr/shakker-v2/" xlink:type="simple">https://www.uneiaparjour.fr/shakker-v2/</text:a></text:p>
          </table:table-cell>
          <table:table-cell table:style-name="ce74" office:value-type="string" ns42:value-type="string">
            <text:p>images</text:p>
          </table:table-cell>
          <table:table-cell table:style-name="ce74" table:number-columns-repeated="5"/>
          <table:table-cell table:style-name="ce92" office:value-type="date" office:date-value="2024-07-11" ns42:value-type="date">
            <text:p>1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1 min AI</text:p>
          </table:table-cell>
          <table:table-cell table:style-name="ce74" office:value-type="string" ns42:value-type="string">
            <text:p>1 min ai (https://1min.ai) regroupe modèles de langage et d’imagesdans une </text:p>
            <text:p>même interface. Nombreux outils proposés, génération depuis plusieurs </text:p>
            <text:p>modèles avec un même prompt. 250000 crédits gratuits puis 15000 par jour, </text:p>
            <text:p>coûts variables/modèle.</text:p>
          </table:table-cell>
          <table:table-cell table:style-name="ce79" office:value-type="string" ns42:value-type="string">
            <text:p><text:a xlink:href="https://www.uneiaparjour.fr/1-min-ai/" xlink:type="simple">https://www.uneiaparjour.fr/1-min-ai/</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7-10" ns42:value-type="date">
            <text:p>1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st the answer</text:p>
          </table:table-cell>
          <table:table-cell table:style-name="ce74" office:value-type="string" ns42: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79" office:value-type="string" ns42:value-type="string">
            <text:p><text:a xlink:href="https://www.uneiaparjour.fr/just-the-answer/" xlink:type="simple">https://www.uneiaparjour.fr/just-the-answer/</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9" ns42:value-type="date">
            <text:p>0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text:p>
          </table:table-cell>
          <table:table-cell table:style-name="ce74" office:value-type="string" ns42: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79" office:value-type="string" ns42:value-type="string">
            <text:p><text:a xlink:href="https://www.uneiaparjour.fr/swift/" xlink:type="simple">https://www.uneiaparjour.fr/swift/</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92" office:value-type="date" office:date-value="2024-07-08" ns42:value-type="date">
            <text:p>0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Texte de Vittascience</text:p>
          </table:table-cell>
          <table:table-cell table:style-name="ce74" office:value-type="string" ns42: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79" office:value-type="string" ns42:value-type="string">
            <text:p><text:a xlink:href="https://www.uneiaparjour.fr/generation-texte-de-vittascience/" xlink:type="simple">https://www.uneiaparjour.fr/generation-texte-de-vittascience/</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7-07" ns42:value-type="date">
            <text:p>0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Image de Vittascience</text:p>
          </table:table-cell>
          <table:table-cell table:style-name="ce74" office:value-type="string" ns42:value-type="string">
            <text:p>Génération Image de @Vittascience </text:p>
            <text:p>(https://fr.vittascience.com/ia/image-generate.php) génère des imagesà </text:p>
            <text:p>partir de Segmind de Stable Diffusion. Prompt négatif, 9 styles disponibles </text:p>
            <text:p>et niveau de créativité. 6 étapes de la génération affichées puis animées. </text:p>
            <text:p>Sans compte.</text:p>
          </table:table-cell>
          <table:table-cell table:style-name="ce79" office:value-type="string" ns42:value-type="string">
            <text:p><text:a xlink:href="https://www.uneiaparjour.fr/generation-image-de-vittascience/" xlink:type="simple">https://www.uneiaparjour.fr/generation-image-de-vittascience/</text:a></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6" ns42:value-type="date">
            <text:p>0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nderweave</text:p>
          </table:table-cell>
          <table:table-cell table:style-name="ce74" office:value-type="string" ns42: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79" office:value-type="string" ns42:value-type="string">
            <text:p><text:a xlink:href="https://www.uneiaparjour.fr/wonderweave/" xlink:type="simple">https://www.uneiaparjour.fr/wonderweave/</text:a></text:p>
          </table:table-cell>
          <table:table-cell table:style-name="ce74" office:value-type="string" ns42:value-type="string">
            <text:p>histoires enfants</text:p>
          </table:table-cell>
          <table:table-cell table:style-name="ce74" table:number-columns-repeated="5"/>
          <table:table-cell table:style-name="ce92" office:value-type="date" office:date-value="2024-07-05" ns42:value-type="date">
            <text:p>0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Music Generator</text:p>
          </table:table-cell>
          <table:table-cell table:style-name="ce74" office:value-type="string" ns42: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79" office:value-type="string" ns42:value-type="string">
            <text:p><text:a xlink:href="https://www.uneiaparjour.fr/ai-music-generator/" xlink:type="simple">https://www.uneiaparjour.fr/ai-music-generator/</text:a></text:p>
          </table:table-cell>
          <table:table-cell table:style-name="ce74" office:value-type="string" ns42:value-type="string">
            <text:p>musique</text:p>
          </table:table-cell>
          <table:table-cell table:style-name="ce74" table:number-columns-repeated="5"/>
          <table:table-cell table:style-name="ce92" office:value-type="date" office:date-value="2024-07-04" ns42:value-type="date">
            <text:p>0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Bot</text:p>
          </table:table-cell>
          <table:table-cell table:style-name="ce74" office:value-type="string" ns42: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79" office:value-type="string" ns42:value-type="string">
            <text:p><text:a xlink:href="https://www.uneiaparjour.fr/slides-bot/" xlink:type="simple">https://www.uneiaparjour.fr/slides-bo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table:number-columns-repeated="4"/>
          <table:table-cell table:style-name="ce92" office:value-type="date" office:date-value="2024-07-03" ns42:value-type="date">
            <text:p>0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to AI</text:p>
          </table:table-cell>
          <table:table-cell table:style-name="ce74" office:value-type="string" ns42: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79" office:value-type="string" ns42:value-type="string">
            <text:p><text:a xlink:href="https://www.uneiaparjour.fr/talk-to-ai/" xlink:type="simple">https://www.uneiaparjour.fr/talk-to-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2" ns42:value-type="date">
            <text:p>0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goodex</text:p>
          </table:table-cell>
          <table:table-cell table:style-name="ce74" office:value-type="string" ns42: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79" office:value-type="string" ns42:value-type="string">
            <text:p><text:a xlink:href="https://www.uneiaparjour.fr/bagoodex/" xlink:type="simple">https://www.uneiaparjour.fr/bagoode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1" ns42:value-type="date">
            <text:p>0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ght Blogger</text:p>
          </table:table-cell>
          <table:table-cell table:style-name="ce74" office:value-type="string" ns42: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79" office:value-type="string" ns42:value-type="string">
            <text:p><text:a xlink:href="https://www.uneiaparjour.fr/right-blogger/" xlink:type="simple">https://www.uneiaparjour.fr/right-blogger/</text:a></text:p>
          </table:table-cell>
          <table:table-cell table:style-name="ce74" office:value-type="string" ns42:value-type="string">
            <text:p>texte</text:p>
          </table:table-cell>
          <table:table-cell table:style-name="ce74" table:number-columns-repeated="5"/>
          <table:table-cell table:style-name="ce92" office:value-type="date" office:date-value="2024-06-30" ns42:value-type="date">
            <text:p>3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pprendre avec IA</text:p>
          </table:table-cell>
          <table:table-cell table:style-name="ce74" office:value-type="string" ns42: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79" office:value-type="string" ns42:value-type="string">
            <text:p><text:a xlink:href="https://www.uneiaparjour.fr/apprendre-avec-ia/" xlink:type="simple">https://www.uneiaparjour.fr/apprendre-avec-ia/</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9" ns42:value-type="date">
            <text:p>2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agramix</text:p>
          </table:table-cell>
          <table:table-cell table:style-name="ce74" office:value-type="string" ns42: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79" office:value-type="string" ns42:value-type="string">
            <text:p><text:a xlink:href="https://www.uneiaparjour.fr/diagramix/" xlink:type="simple">https://www.uneiaparjour.fr/diagramix/</text:a></text:p>
          </table:table-cell>
          <table:table-cell table:style-name="ce74" office:value-type="string" ns42:value-type="string">
            <text:p>données</text:p>
          </table:table-cell>
          <table:table-cell table:style-name="ce74" table:number-columns-repeated="5"/>
          <table:table-cell table:style-name="ce92" office:value-type="date" office:date-value="2024-06-28" ns42:value-type="date">
            <text:p>2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Chatbot</text:p>
          </table:table-cell>
          <table:table-cell table:style-name="ce74" office:value-type="string" ns42:value-type="string">
            <text:p>FreeAIChatbot (https://freeaichatbot.org) un chatbot texte et images</text:p>
            <text:p>multimodal et multi-modèles de langage (Claude, GPT4, Phi, Llama) avec </text:p>
            <text:p>stockage local des conversations. Avec compte et illimité. Source tests : </text:p>
            <text:p>Unesco et rapport IA gouvernement.</text:p>
          </table:table-cell>
          <table:table-cell table:style-name="ce79" office:value-type="string" ns42:value-type="string">
            <text:p><text:a xlink:href="https://www.uneiaparjour.fr/freeaichatbot/" xlink:type="simple">https://www.uneiaparjour.fr/freeaichatbo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7" ns42:value-type="date">
            <text:p>2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ank</text:p>
          </table:table-cell>
          <table:table-cell table:style-name="ce74" office:value-type="string" ns42: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79" office:value-type="string" ns42:value-type="string">
            <text:p><text:a xlink:href="https://www.uneiaparjour.fr/blank/" xlink:type="simple">https://www.uneiaparjour.fr/blank/</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4"/>
          <table:table-cell table:style-name="ce92" office:value-type="date" office:date-value="2024-06-26" ns42:value-type="date">
            <text:p>2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e</text:p>
          </table:table-cell>
          <table:table-cell table:style-name="ce74" office:value-type="string" ns42: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79" office:value-type="string" ns42:value-type="string">
            <text:p><text:a xlink:href="https://www.uneiaparjour.fr/scene/" xlink:type="simple">https://www.uneiaparjour.fr/scene/</text:a></text:p>
          </table:table-cell>
          <table:table-cell table:style-name="ce74" office:value-type="string" ns42:value-type="string">
            <text:p>site web</text:p>
          </table:table-cell>
          <table:table-cell table:style-name="ce74" table:number-columns-repeated="5"/>
          <table:table-cell table:style-name="ce92" office:value-type="date" office:date-value="2024-06-25" ns42:value-type="date">
            <text:p>2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imeter</text:p>
          </table:table-cell>
          <table:table-cell table:style-name="ce74" office:value-type="string" ns42: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80" office:value-type="string" ns42:value-type="string">
            <text:p><text:a xlink:href="https://www.uneiaparjour.fr/mentimeter/" xlink:type="simple">https://www.uneiaparjour.fr/mentimeter/</text:a></text:p>
          </table:table-cell>
          <table:table-cell table:style-name="ce74" office:value-type="string" ns42:value-type="string">
            <text:p>présentation</text:p>
          </table:table-cell>
          <table:table-cell table:style-name="ce74" table:number-columns-repeated="5"/>
          <table:table-cell table:style-name="ce92" office:value-type="date" office:date-value="2024-06-24" ns42:value-type="date">
            <text:p>2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exclip</text:p>
          </table:table-cell>
          <table:table-cell table:style-name="ce74" office:value-type="string" ns42: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80" office:value-type="string" ns42:value-type="string">
            <text:p><text:a xlink:href="https://www.uneiaparjour.fr/flexclip/" xlink:type="simple">https://www.uneiaparjour.fr/flexclip/</text:a></text:p>
          </table:table-cell>
          <table:table-cell table:style-name="ce74" office:value-type="string" ns42:value-type="string">
            <text:p>vidéo</text:p>
          </table:table-cell>
          <table:table-cell table:style-name="ce74" table:number-columns-repeated="5"/>
          <table:table-cell table:style-name="ce92" office:value-type="date" office:date-value="2024-06-23" ns42:value-type="date">
            <text:p>2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facts de Claude 3.5 Sonnet</text:p>
          </table:table-cell>
          <table:table-cell table:style-name="ce74" office:value-type="string" ns42: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80" office:value-type="string" ns42:value-type="string">
            <text:p><text:a xlink:href="https://www.uneiaparjour.fr/artifacts-de-claude-3-5-sonnet/" xlink:type="simple">https://www.uneiaparjour.fr/artifacts-de-claude-3-5-sonnet/</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6-22" ns42:value-type="date">
            <text:p>2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TX Studio</text:p>
          </table:table-cell>
          <table:table-cell table:style-name="ce74" office:value-type="string" ns42: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80" office:value-type="string" ns42:value-type="string">
            <text:p><text:a xlink:href="https://www.uneiaparjour.fr/ltx-studio/" xlink:type="simple">https://www.uneiaparjour.fr/ltx-studio/</text:a></text:p>
          </table:table-cell>
          <table:table-cell table:style-name="ce74" office:value-type="string" ns42:value-type="string">
            <text:p>vidéo</text:p>
          </table:table-cell>
          <table:table-cell table:style-name="ce74" table:number-columns-repeated="5"/>
          <table:table-cell table:style-name="ce92" office:value-type="date" office:date-value="2024-06-21" ns42:value-type="date">
            <text:p>2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PT</text:p>
          </table:table-cell>
          <table:table-cell table:style-name="ce74" office:value-type="string" ns42:value-type="string">
            <text:p>SlidesGPT (https://slidesgpt.com) génère gratuitement et sans compte une </text:p>
            <text:p>présentation à partir d’une requête. Texte, images(Unsplash), notes, </text:p>
            <text:p>partage par URL. 2 modèles, téléchargement payant. Tests : </text:p>
            <text:p>https://slidesgpt.com/l/edLj / https://slidesgpt.com/l/8KTH Via @TirotG</text:p>
          </table:table-cell>
          <table:table-cell table:style-name="ce80" office:value-type="string" ns42:value-type="string">
            <text:p><text:a xlink:href="https://www.uneiaparjour.fr/slidesgpt/" xlink:type="simple">https://www.uneiaparjour.fr/slidesgpt/</text:a></text:p>
          </table:table-cell>
          <table:table-cell table:style-name="ce74" office:value-type="string" ns42:value-type="string">
            <text:p>présentation</text:p>
          </table:table-cell>
          <table:table-cell table:style-name="ce74" table:number-columns-repeated="5"/>
          <table:table-cell table:style-name="ce92" office:value-type="date" office:date-value="2024-06-20" ns42:value-type="date">
            <text:p>2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dra</text:p>
          </table:table-cell>
          <table:table-cell table:style-name="ce74" office:value-type="string" ns42: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80" office:value-type="string" ns42:value-type="string">
            <text:p><text:a xlink:href="https://www.uneiaparjour.fr/hedra/" xlink:type="simple">https://www.uneiaparjour.fr/hedra/</text:a></text:p>
          </table:table-cell>
          <table:table-cell table:style-name="ce74" office:value-type="string" ns42:value-type="string">
            <text:p>vidéo</text:p>
          </table:table-cell>
          <table:table-cell table:style-name="ce74" table:number-columns-repeated="5"/>
          <table:table-cell table:style-name="ce92" office:value-type="date" office:date-value="2024-06-19" ns42:value-type="date">
            <text:p>1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ft</text:p>
          </table:table-cell>
          <table:table-cell table:style-name="ce74" office:value-type="string" ns42: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80" office:value-type="string" ns42:value-type="string">
            <text:p><text:a xlink:href="https://www.uneiaparjour.fr/cleft/" xlink:type="simple">https://www.uneiaparjour.fr/cleft/</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18" ns42:value-type="date">
            <text:p>1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peak</text:p>
          </table:table-cell>
          <table:table-cell table:style-name="ce74" office:value-type="string" ns42: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80" office:value-type="string" ns42:value-type="string">
            <text:p><text:a xlink:href="https://www.uneiaparjour.fr/slidespeak/" xlink:type="simple">https://www.uneiaparjour.fr/slidespeak/</text:a></text:p>
          </table:table-cell>
          <table:table-cell table:style-name="ce74" office:value-type="string" ns42:value-type="string">
            <text:p>documents</text:p>
          </table:table-cell>
          <table:table-cell table:style-name="ce74" office:value-type="string" ns42:value-type="string">
            <text:p>présentation</text:p>
          </table:table-cell>
          <table:table-cell table:style-name="ce74" table:number-columns-repeated="4"/>
          <table:table-cell table:style-name="ce92" office:value-type="date" office:date-value="2024-06-17" ns42:value-type="date">
            <text:p>1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type</text:p>
          </table:table-cell>
          <table:table-cell table:style-name="ce74" office:value-type="string" ns42: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80" office:value-type="string" ns42:value-type="string">
            <text:p><text:a xlink:href="https://www.uneiaparjour.fr/gentype/" xlink:type="simple">https://www.uneiaparjour.fr/gentyp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6-16" ns42:value-type="date">
            <text:p>1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gDream</text:p>
          </table:table-cell>
          <table:table-cell table:style-name="ce74" office:value-type="string" ns42:value-type="string">
            <text:p>CgDream (https://cgdream.ai) génère des imagesà partir d’une requête. </text:p>
            <text:p>Nombreux réglages, + de 100 filtres, effacement d’éléments, galerie. 1200 </text:p>
            <text:p>imagesgratuites /mois avec file d’attente et fonctions premium.</text:p>
          </table:table-cell>
          <table:table-cell table:style-name="ce80" office:value-type="string" ns42:value-type="string">
            <text:p><text:a xlink:href="https://www.uneiaparjour.fr/cgdream/" xlink:type="simple">https://www.uneiaparjour.fr/cgdream/</text:a></text:p>
          </table:table-cell>
          <table:table-cell table:style-name="ce74" office:value-type="string" ns42:value-type="string">
            <text:p>images</text:p>
          </table:table-cell>
          <table:table-cell table:style-name="ce74" table:number-columns-repeated="5"/>
          <table:table-cell table:style-name="ce92" office:value-type="date" office:date-value="2024-06-15" ns42:value-type="date">
            <text:p>1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Worlds</text:p>
          </table:table-cell>
          <table:table-cell table:style-name="ce74" office:value-type="string" ns42: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80" office:value-type="string" ns42:value-type="string">
            <text:p><text:a xlink:href="https://www.uneiaparjour.fr/learnworlds/" xlink:type="simple">https://www.uneiaparjour.fr/learnworlds/</text:a></text:p>
          </table:table-cell>
          <table:table-cell table:style-name="ce74" office:value-type="string" ns42:value-type="string">
            <text:p>éducation</text:p>
          </table:table-cell>
          <table:table-cell table:style-name="ce74" table:number-columns-repeated="5"/>
          <table:table-cell table:style-name="ce92" office:value-type="date" office:date-value="2024-06-14" ns42:value-type="date">
            <text:p>1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nesia</text:p>
          </table:table-cell>
          <table:table-cell table:style-name="ce74" office:value-type="string" ns42: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80" office:value-type="string" ns42:value-type="string">
            <text:p><text:a xlink:href="https://www.uneiaparjour.fr/amnesia/" xlink:type="simple">https://www.uneiaparjour.fr/amnesia/</text:a></text:p>
          </table:table-cell>
          <table:table-cell table:style-name="ce74" office:value-type="string" ns42:value-type="string">
            <text:p>jeu vidéo</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13" ns42:value-type="date">
            <text:p>1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 Machine</text:p>
          </table:table-cell>
          <table:table-cell table:style-name="ce74" office:value-type="string" ns42: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80" office:value-type="string" ns42:value-type="string">
            <text:p><text:a xlink:href="https://www.uneiaparjour.fr/dream-machine/" xlink:type="simple">https://www.uneiaparjour.fr/dream-machine/</text:a></text:p>
          </table:table-cell>
          <table:table-cell table:style-name="ce74" office:value-type="string" ns42:value-type="string">
            <text:p>vidéo</text:p>
          </table:table-cell>
          <table:table-cell table:style-name="ce74" table:number-columns-repeated="5"/>
          <table:table-cell table:style-name="ce92" office:value-type="date" office:date-value="2024-06-12" ns42:value-type="date">
            <text:p>1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lab</text:p>
          </table:table-cell>
          <table:table-cell table:style-name="ce74" office:value-type="string" ns42:value-type="string">
            <text:p>Seelab (https://seelab.ai @seelab_app) est un outil – français – dédié à la </text:p>
            <text:p>génération d’imagesavec outils d’édition et modèles personnalisés. </text:p>
            <text:p>Génération avancée, remplacement et suppression de zones. Beta avec 30 </text:p>
            <text:p>images/ jour et 1 modèle perso gratuits.</text:p>
          </table:table-cell>
          <table:table-cell table:style-name="ce80" office:value-type="string" ns42:value-type="string">
            <text:p><text:a xlink:href="https://www.uneiaparjour.fr/7045-2/" xlink:type="simple">https://www.uneiaparjour.fr/7045-2/</text:a></text:p>
          </table:table-cell>
          <table:table-cell table:style-name="ce74" office:value-type="string" ns42:value-type="string">
            <text:p>images</text:p>
          </table:table-cell>
          <table:table-cell table:style-name="ce74" table:number-columns-repeated="5"/>
          <table:table-cell table:style-name="ce92" office:value-type="date" office:date-value="2024-06-11" ns42:value-type="date">
            <text:p>1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Writer</text:p>
          </table:table-cell>
          <table:table-cell table:style-name="ce74" office:value-type="string" ns42:value-type="string">
            <text:p>AI Writer (https://ai-writer.org) génère des textes à partir d’une requête </text:p>
            <text:p>dans un environnement traitement de texte épuré (LLM ?). Édition avancée, </text:p>
            <text:p>ajout d’imageset de vidéo Youtube, IA possible sur les textes. Sauvegarde </text:p>
            <text:p>locale, illimité, sans compte</text:p>
          </table:table-cell>
          <table:table-cell table:style-name="ce80" office:value-type="string" ns42:value-type="string">
            <text:p><text:a xlink:href="https://www.uneiaparjour.fr/ai-writer/" xlink:type="simple">https://www.uneiaparjour.fr/ai-writ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6-10" ns42:value-type="date">
            <text:p>1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ople ai</text:p>
          </table:table-cell>
          <table:table-cell table:style-name="ce74" office:value-type="string" ns42: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80" office:value-type="string" ns42:value-type="string">
            <text:p><text:a xlink:href="https://www.uneiaparjour.fr/people-ai/" xlink:type="simple">https://www.uneiaparjour.fr/people-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09" ns42:value-type="date">
            <text:p>0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bookLLM</text:p>
          </table:table-cell>
          <table:table-cell table:style-name="ce74" office:value-type="string" ns42: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80" office:value-type="string" ns42:value-type="string">
            <text:p><text:a xlink:href="https://www.uneiaparjour.fr/notebookllm/" xlink:type="simple">https://www.uneiaparjour.fr/notebookllm/</text:a></text:p>
          </table:table-cell>
          <table:table-cell table:style-name="ce74" office:value-type="string" ns42:value-type="string">
            <text:p>documents</text:p>
          </table:table-cell>
          <table:table-cell table:style-name="ce74" table:number-columns-repeated="5"/>
          <table:table-cell table:style-name="ce92" office:value-type="date" office:date-value="2024-06-08" ns42:value-type="date">
            <text:p>0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 de DuckDuckGo</text:p>
          </table:table-cell>
          <table:table-cell table:style-name="ce74" office:value-type="string" ns42: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80" office:value-type="string" ns42:value-type="string">
            <text:p><text:a xlink:href="https://www.uneiaparjour.fr/ai-chat-de-duckduckgo/" xlink:type="simple">https://www.uneiaparjour.fr/ai-chat-de-duckduckgo/</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6-07" ns42:value-type="date">
            <text:p>0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usWise</text:p>
          </table:table-cell>
          <table:table-cell table:style-name="ce74" office:value-type="string" ns42: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80" office:value-type="string" ns42:value-type="string">
            <text:p><text:a xlink:href="https://www.uneiaparjour.fr/nouswise/" xlink:type="simple">https://www.uneiaparjour.fr/nouswise/</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6-06" ns42:value-type="date">
            <text:p>0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bracat</text:p>
          </table:table-cell>
          <table:table-cell table:style-name="ce74" office:value-type="string" ns42:value-type="string">
            <text:p>Zebracat (http://zebracat.ai) génère des vidéos (images, voix et musique) à </text:p>
            <text:p>partir d’un prompt ou une url avec génération de scénario et d’images</text:p>
            <text:p>modifiables. Voix réalistes. 25 crédits/ mois (2 vidéos courtes). Tests : </text:p>
            <text:p>prompt et https://reseau-canope.fr/intelligence-artificielle.html</text:p>
          </table:table-cell>
          <table:table-cell table:style-name="ce80" office:value-type="string" ns42:value-type="string">
            <text:p><text:a xlink:href="https://www.uneiaparjour.fr/zebracat/" xlink:type="simple">https://www.uneiaparjour.fr/zebracat/</text:a></text:p>
          </table:table-cell>
          <table:table-cell table:style-name="ce74" office:value-type="string" ns42:value-type="string">
            <text:p>vidéo</text:p>
          </table:table-cell>
          <table:table-cell table:style-name="ce74" table:number-columns-repeated="5"/>
          <table:table-cell table:style-name="ce92" office:value-type="date" office:date-value="2024-06-05" ns42:value-type="date">
            <text:p>0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mento</text:p>
          </table:table-cell>
          <table:table-cell table:style-name="ce74" office:value-type="string" ns42:value-type="string">
            <text:p>Pimento (http://pimento.design) génère des imagesà partir de texte ou </text:p>
            <text:p>d’autres images. Génération d’éléments dans des zones tracées. Galerie de </text:p>
            <text:p>styles disponible et styles perso, amélioration. 600 imageset 2 styles en </text:p>
            <text:p>version gratuite (300 images/ style)</text:p>
          </table:table-cell>
          <table:table-cell table:style-name="ce80" office:value-type="string" ns42:value-type="string">
            <text:p><text:a xlink:href="https://www.uneiaparjour.fr/pimento/" xlink:type="simple">https://www.uneiaparjour.fr/pimento/</text:a></text:p>
          </table:table-cell>
          <table:table-cell table:style-name="ce74" office:value-type="string" ns42:value-type="string">
            <text:p>images</text:p>
          </table:table-cell>
          <table:table-cell table:style-name="ce74" table:number-columns-repeated="5"/>
          <table:table-cell table:style-name="ce92" office:value-type="date" office:date-value="2024-06-04" ns42:value-type="date">
            <text:p>0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idde</text:p>
          </table:table-cell>
          <table:table-cell table:style-name="ce74" office:value-type="string" ns42: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80" office:value-type="string" ns42:value-type="string">
            <text:p><text:a xlink:href="https://www.uneiaparjour.fr/guidde/" xlink:type="simple">https://www.uneiaparjour.fr/guidde/</text:a></text:p>
          </table:table-cell>
          <table:table-cell table:style-name="ce74" office:value-type="string" ns42:value-type="string">
            <text:p>présentation</text:p>
          </table:table-cell>
          <table:table-cell table:style-name="ce74" office:value-type="string" ns42:value-type="string">
            <text:p>vidéo</text:p>
          </table:table-cell>
          <table:table-cell table:style-name="ce74" office:value-type="string" ns42:value-type="string">
            <text:p>tutoriel</text:p>
          </table:table-cell>
          <table:table-cell table:style-name="ce74" table:number-columns-repeated="3"/>
          <table:table-cell table:style-name="ce92" office:value-type="date" office:date-value="2024-06-03" ns42:value-type="date">
            <text:p>0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ylar</text:p>
          </table:table-cell>
          <table:table-cell table:style-name="ce74" office:value-type="string" ns42:value-type="string">
            <text:p>Stylar (https://stylar.ai) génère des imagesavec dans un même outil </text:p>
            <text:p>galerie, 170 styles, « text to image », « image to image », nouvelle </text:p>
            <text:p>génération dans une zone sélectionnée ou encore agrandissement de l’image. </text:p>
            <text:p>200 crédits gratuits /mois.</text:p>
          </table:table-cell>
          <table:table-cell table:style-name="ce80" office:value-type="string" ns42:value-type="string">
            <text:p><text:a xlink:href="https://www.uneiaparjour.fr/stylar/" xlink:type="simple">https://www.uneiaparjour.fr/stylar/</text:a></text:p>
          </table:table-cell>
          <table:table-cell table:style-name="ce74" office:value-type="string" ns42:value-type="string">
            <text:p>images</text:p>
          </table:table-cell>
          <table:table-cell table:style-name="ce74" table:number-columns-repeated="5"/>
          <table:table-cell table:style-name="ce92" office:value-type="date" office:date-value="2024-06-02" ns42:value-type="date">
            <text:p>0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scribe</text:p>
          </table:table-cell>
          <table:table-cell table:style-name="ce74" office:value-type="string" ns42: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80" office:value-type="string" ns42:value-type="string">
            <text:p><text:a xlink:href="https://www.uneiaparjour.fr/turboscribe/" xlink:type="simple">https://www.uneiaparjour.fr/turboscrib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01" ns42:value-type="date">
            <text:p>0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talica</text:p>
          </table:table-cell>
          <table:table-cell table:style-name="ce74" office:value-type="string" ns42:value-type="string">
            <text:p>Petalica (https://petalica.com) colorise des dessins en noir et blanc avec </text:p>
            <text:p>trois styles proposés Possibilité de sélection et choix de couleurs par </text:p>
            <text:p>zones ou délimitation. Sans compte et illimité. Sources images: Freepik.</text:p>
          </table:table-cell>
          <table:table-cell table:style-name="ce80" office:value-type="string" ns42:value-type="string">
            <text:p><text:a xlink:href="https://www.uneiaparjour.fr/petalica/" xlink:type="simple">https://www.uneiaparjour.fr/petalica/</text:a></text:p>
          </table:table-cell>
          <table:table-cell table:style-name="ce74" office:value-type="string" ns42:value-type="string">
            <text:p>images</text:p>
          </table:table-cell>
          <table:table-cell table:style-name="ce74" table:number-columns-repeated="5"/>
          <table:table-cell table:style-name="ce92" office:value-type="date" office:date-value="2024-05-31" ns42:value-type="date">
            <text:p>3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istent character</text:p>
          </table:table-cell>
          <table:table-cell table:style-name="ce74" office:value-type="string" ns42: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80" office:value-type="string" ns42:value-type="string">
            <text:p><text:a xlink:href="https://www.uneiaparjour.fr/consistent-character/" xlink:type="simple">https://www.uneiaparjour.fr/consistent-character/</text:a></text:p>
          </table:table-cell>
          <table:table-cell table:style-name="ce74" office:value-type="string" ns42:value-type="string">
            <text:p>images</text:p>
          </table:table-cell>
          <table:table-cell table:style-name="ce74" table:number-columns-repeated="5"/>
          <table:table-cell table:style-name="ce92" office:value-type="date" office:date-value="2024-05-30" ns42:value-type="date">
            <text:p>3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eypush</text:p>
          </table:table-cell>
          <table:table-cell table:style-name="ce74" office:value-type="string" ns42: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80" office:value-type="string" ns42:value-type="string">
            <text:p><text:a xlink:href="https://www.uneiaparjour.fr/keypush/" xlink:type="simple">https://www.uneiaparjour.fr/keypus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table:number-columns-repeated="4"/>
          <table:table-cell table:style-name="ce92" office:value-type="date" office:date-value="2024-05-29" ns42:value-type="date">
            <text:p>2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 GPTs de ChatGPT</text:p>
          </table:table-cell>
          <table:table-cell table:style-name="ce74" office:value-type="string" ns42: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80" office:value-type="string" ns42:value-type="string">
            <text:p><text:a xlink:href="https://www.uneiaparjour.fr/les-gpts-de-chatgpt/" xlink:type="simple">https://www.uneiaparjour.fr/les-gpts-de-chatgpt/</text:a></text:p>
          </table:table-cell>
          <table:table-cell table:style-name="ce74" office:value-type="string" ns42:value-type="string">
            <text:p>chatbot</text:p>
          </table:table-cell>
          <table:table-cell table:style-name="ce74" table:number-columns-repeated="5"/>
          <table:table-cell table:style-name="ce92" office:value-type="date" office:date-value="2024-05-28" ns42:value-type="date">
            <text:p>2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ie de Luma labs</text:p>
          </table:table-cell>
          <table:table-cell table:style-name="ce74" office:value-type="string" ns42: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80" office:value-type="string" ns42:value-type="string">
            <text:p><text:a xlink:href="https://www.uneiaparjour.fr/genie-de-luma-labs/" xlink:type="simple">https://www.uneiaparjour.fr/genie-de-luma-labs/</text:a></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3"/>
          <table:table-cell table:style-name="ce92" office:value-type="date" office:date-value="2024-05-27" ns42:value-type="date">
            <text:p>2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cte</text:p>
          </table:table-cell>
          <table:table-cell table:style-name="ce75" office:value-type="string" ns42: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80" office:value-type="string" ns42:value-type="string">
            <text:p><text:a xlink:href="https://www.uneiaparjour.fr/dicte/" xlink:type="simple">https://www.uneiaparjour.fr/dict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5-26" ns42:value-type="date">
            <text:p>2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designer</text:p>
          </table:table-cell>
          <table:table-cell table:style-name="ce74" office:value-type="string" ns42: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80" office:value-type="string" ns42:value-type="string">
            <text:p><text:a xlink:href="https://www.uneiaparjour.fr/quiz-designer/" xlink:type="simple">https://www.uneiaparjour.fr/quiz-designer/</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25" ns42:value-type="date">
            <text:p>2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ze</text:p>
          </table:table-cell>
          <table:table-cell table:style-name="ce74" office:value-type="string" ns42: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80" office:value-type="string" ns42:value-type="string">
            <text:p><text:a xlink:href="https://www.uneiaparjour.fr/coze/" xlink:type="simple">https://www.uneiaparjour.fr/coze/</text:a></text:p>
          </table:table-cell>
          <table:table-cell table:style-name="ce74" office:value-type="string" ns42:value-type="string">
            <text:p>chatbot</text:p>
          </table:table-cell>
          <table:table-cell table:style-name="ce74" table:number-columns-repeated="5"/>
          <table:table-cell table:style-name="ce92" office:value-type="date" office:date-value="2024-05-24" ns42:value-type="date">
            <text:p>2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 Classmate</text:p>
          </table:table-cell>
          <table:table-cell table:style-name="ce74" office:value-type="string" ns42: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80" office:value-type="string" ns42:value-type="string">
            <text:p><text:a xlink:href="https://www.uneiaparjour.fr/auto-classmate/" xlink:type="simple">https://www.uneiaparjour.fr/auto-classmate/</text:a></text:p>
          </table:table-cell>
          <table:table-cell table:style-name="ce74" office:value-type="string" ns42:value-type="string">
            <text:p>éducation</text:p>
          </table:table-cell>
          <table:table-cell table:style-name="ce74" table:number-columns-repeated="5"/>
          <table:table-cell table:style-name="ce92" office:value-type="date" office:date-value="2024-05-23" ns42:value-type="date">
            <text:p>2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Up</text:p>
          </table:table-cell>
          <table:table-cell table:style-name="ce74" office:value-type="string" ns42: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80" office:value-type="string" ns42:value-type="string">
            <text:p><text:a xlink:href="https://www.uneiaparjour.fr/lesson-up/" xlink:type="simple">https://www.uneiaparjour.fr/lesson-up/</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2" ns42:value-type="date">
            <text:p>2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ationale</text:p>
          </table:table-cell>
          <table:table-cell table:style-name="ce74" office:value-type="string" ns42: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80" office:value-type="string" ns42:value-type="string">
            <text:p><text:a xlink:href="https://www.uneiaparjour.fr/rationale/" xlink:type="simple">https://www.uneiaparjour.fr/rationale/</text:a></text:p>
          </table:table-cell>
          <table:table-cell table:style-name="ce74" office:value-type="string" ns42:value-type="string">
            <text:p>texte</text:p>
          </table:table-cell>
          <table:table-cell table:style-name="ce74" table:number-columns-repeated="5"/>
          <table:table-cell table:style-name="ce92" office:value-type="date" office:date-value="2024-05-21" ns42:value-type="date">
            <text:p>2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guin</text:p>
          </table:table-cell>
          <table:table-cell table:style-name="ce74" office:value-type="string" ns42:value-type="string">
            <text:p>Teachguin (https://teachguin.ai) guide via un assistant la création de </text:p>
            <text:p>cours du sujet jusqu’à la présentation en visio en passant par le plan, les </text:p>
            <text:p>diapositives avec imageset les questions. Beta privée -&gt; 07/24, publique </text:p>
            <text:p>de 07/24 à 12/24.</text:p>
          </table:table-cell>
          <table:table-cell table:style-name="ce80" office:value-type="string" ns42:value-type="string">
            <text:p><text:a xlink:href="https://www.uneiaparjour.fr/teachguin/" xlink:type="simple">https://www.uneiaparjour.fr/teachguin/</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0" ns42:value-type="date">
            <text:p>2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with pdf</text:p>
          </table:table-cell>
          <table:table-cell table:style-name="ce74" office:value-type="string" ns42:value-type="string">
            <text:p>Chat with pdf (https://pdfflex.com/ai-chat-with-pdf…) permet de questionner </text:p>
            <text:p>des documents pdf jusqu’à 10 Mo, sans compte, gratuitement, en illimité et </text:p>
            <text:p>sans conservation des documents. N’analyse pas les images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80" office:value-type="string" ns42:value-type="string">
            <text:p><text:a xlink:href="https://www.uneiaparjour.fr/chat-with-pdf/" xlink:type="simple">https://www.uneiaparjour.fr/chat-with-pdf/</text:a></text:p>
          </table:table-cell>
          <table:table-cell table:style-name="ce74" office:value-type="string" ns42:value-type="string">
            <text:p>documents</text:p>
          </table:table-cell>
          <table:table-cell table:style-name="ce74" table:number-columns-repeated="5"/>
          <table:table-cell table:style-name="ce92" office:value-type="date" office:date-value="2024-05-19" ns42:value-type="date">
            <text:p>1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Studio</text:p>
          </table:table-cell>
          <table:table-cell table:style-name="ce74" office:value-type="string" ns42:value-type="string">
            <text:p>DreamStudio (https://dreamstudio.ai), outil de génération d’imagesde </text:p>
            <text:p>@StabilityAI avec SDXL 1.0, styles, prompt négatif et paramètres avancés. </text:p>
            <text:p>Variation, édition et export partiel possibles. Prompts en anglais </text:p>
            <text:p>conseillés. Beta avec 125 imagesgratuites.</text:p>
          </table:table-cell>
          <table:table-cell table:style-name="ce80" office:value-type="string" ns42:value-type="string">
            <text:p><text:a xlink:href="https://www.uneiaparjour.fr/dreamstudio/" xlink:type="simple">https://www.uneiaparjour.fr/dreamstudio/</text:a></text:p>
          </table:table-cell>
          <table:table-cell table:style-name="ce74" office:value-type="string" ns42:value-type="string">
            <text:p>images</text:p>
          </table:table-cell>
          <table:table-cell table:style-name="ce74" table:number-columns-repeated="5"/>
          <table:table-cell table:style-name="ce92" office:value-type="date" office:date-value="2024-05-18" ns42:value-type="date">
            <text:p>1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crates</text:p>
          </table:table-cell>
          <table:table-cell table:style-name="ce74" office:value-type="string" ns42: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80" office:value-type="string" ns42:value-type="string">
            <text:p><text:a xlink:href="https://www.uneiaparjour.fr/6854-2/" xlink:type="simple">https://www.uneiaparjour.fr/6854-2/</text:a></text:p>
          </table:table-cell>
          <table:table-cell table:style-name="ce74" office:value-type="string" ns42:value-type="string">
            <text:p>documents</text:p>
          </table:table-cell>
          <table:table-cell table:style-name="ce74" table:number-columns-repeated="5"/>
          <table:table-cell table:style-name="ce92" office:value-type="date" office:date-value="2024-05-17" ns42:value-type="date">
            <text:p>1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sight</text:p>
          </table:table-cell>
          <table:table-cell table:style-name="ce74" office:value-type="string" ns42: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80" office:value-type="string" ns42:value-type="string">
            <text:p><text:a xlink:href="https://www.uneiaparjour.fr/quicksight/" xlink:type="simple">https://www.uneiaparjour.fr/quicksight/</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6" ns42:value-type="date">
            <text:p>1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mo</text:p>
          </table:table-cell>
          <table:table-cell table:style-name="ce74" office:value-type="string" ns42: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80" office:value-type="string" ns42:value-type="string">
            <text:p><text:a xlink:href="https://www.uneiaparjour.fr/gizmo/" xlink:type="simple">https://www.uneiaparjour.fr/gizm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15" ns42:value-type="date">
            <text:p>1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lve Labs</text:p>
          </table:table-cell>
          <table:table-cell table:style-name="ce74" office:value-type="string" ns42: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80" office:value-type="string" ns42:value-type="string">
            <text:p><text:a xlink:href="https://www.uneiaparjour.fr/twelve-labs/" xlink:type="simple">https://www.uneiaparjour.fr/twelve-labs/</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4" ns42:value-type="date">
            <text:p>1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vago</text:p>
          </table:table-cell>
          <table:table-cell table:style-name="ce74" office:value-type="string" ns42:value-type="string">
            <text:p>Vivago (https://vivago.ai) génère imageset vidéos à partir d’une requête. </text:p>
            <text:p>Réglages imageset vidéos proposés (prompt négatif, format, image to image, </text:p>
            <text:p>image to text, couleur, agrandissement, gomme, mouvement…). Galerie et </text:p>
            <text:p>partage. Gratuit (et illimité ?).</text:p>
          </table:table-cell>
          <table:table-cell table:style-name="ce80" office:value-type="string" ns42:value-type="string">
            <text:p><text:a xlink:href="https://www.uneiaparjour.fr/vivago/" xlink:type="simple">https://www.uneiaparjour.fr/vivago/</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5-13" ns42:value-type="date">
            <text:p>1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lume</text:p>
          </table:table-cell>
          <table:table-cell table:style-name="ce74" office:value-type="string" ns42: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80" office:value-type="string" ns42:value-type="string">
            <text:p><text:a xlink:href="https://www.uneiaparjour.fr/relume/" xlink:type="simple">https://www.uneiaparjour.fr/relume/</text:a></text:p>
          </table:table-cell>
          <table:table-cell table:style-name="ce74" office:value-type="string" ns42:value-type="string">
            <text:p>site web</text:p>
          </table:table-cell>
          <table:table-cell table:style-name="ce74" table:number-columns-repeated="5"/>
          <table:table-cell table:style-name="ce92" office:value-type="date" office:date-value="2024-05-12" ns42:value-type="date">
            <text:p>1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gr</text:p>
          </table:table-cell>
          <table:table-cell table:style-name="ce74" office:value-type="string" ns42:value-type="string">
            <text:p>Tengr (https://tengr.ai) génère des imagesà partir de deux modes « Seer », </text:p>
            <text:p>créatif, et « Servitor », plus fidèle à la requête initiale. 19 styles, </text:p>
            <text:p>plusieurs formats, degrés de créativité et de détails. Image to image. 100 </text:p>
            <text:p>imagesgratuites par jour.</text:p>
          </table:table-cell>
          <table:table-cell table:style-name="ce80" office:value-type="string" ns42:value-type="string">
            <text:p><text:a xlink:href="https://www.uneiaparjour.fr/tengr/" xlink:type="simple">https://www.uneiaparjour.fr/tengr/</text:a></text:p>
          </table:table-cell>
          <table:table-cell table:style-name="ce74" office:value-type="string" ns42:value-type="string">
            <text:p>images</text:p>
          </table:table-cell>
          <table:table-cell table:style-name="ce74" table:number-columns-repeated="5"/>
          <table:table-cell table:style-name="ce92" office:value-type="date" office:date-value="2024-05-11" ns42:value-type="date">
            <text:p>1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gentGPT</text:p>
          </table:table-cell>
          <table:table-cell table:style-name="ce74" office:value-type="string" ns42: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80" office:value-type="string" ns42:value-type="string">
            <text:p><text:a xlink:href="https://www.uneiaparjour.fr/agentgpt/" xlink:type="simple">https://www.uneiaparjour.fr/agentgp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5-10" ns42:value-type="date">
            <text:p>1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2 multimedia</text:p>
          </table:table-cell>
          <table:table-cell table:style-name="ce74" office:value-type="string" ns42:value-type="string">
            <text:p>Text 2 multimedia (https://text2multimedia.com) propose génération d’images</text:p>
            <text:p>(jusqu’à 10 imagespour un prompt, semble basé sur Stable diffusion) et </text:p>
            <text:p>transcription de texte en audio (90 voix disponibles). Illimité avec compte.</text:p>
          </table:table-cell>
          <table:table-cell table:style-name="ce80" office:value-type="string" ns42:value-type="string">
            <text:p><text:a xlink:href="https://www.uneiaparjour.fr/text-2-multimedia/" xlink:type="simple">https://www.uneiaparjour.fr/text-2-multimedia/</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5-09" ns42:value-type="date">
            <text:p>0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kpen</text:p>
          </table:table-cell>
          <table:table-cell table:style-name="ce74" office:value-type="string" ns42: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80" office:value-type="string" ns42:value-type="string">
            <text:p><text:a xlink:href="https://www.uneiaparjour.fr/magickpen/" xlink:type="simple">https://www.uneiaparjour.fr/magickpen/</text:a></text:p>
          </table:table-cell>
          <table:table-cell table:style-name="ce74" office:value-type="string" ns42:value-type="string">
            <text:p>texte</text:p>
          </table:table-cell>
          <table:table-cell table:style-name="ce74" table:number-columns-repeated="5"/>
          <table:table-cell table:style-name="ce92" office:value-type="date" office:date-value="2024-05-08" ns42:value-type="date">
            <text:p>0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gic</text:p>
          </table:table-cell>
          <table:table-cell table:style-name="ce74" office:value-type="string" ns42: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80" office:value-type="string" ns42:value-type="string">
            <text:p><text:a xlink:href="https://www.uneiaparjour.fr/wegic/" xlink:type="simple">https://www.uneiaparjour.fr/wegic/</text:a></text:p>
          </table:table-cell>
          <table:table-cell table:style-name="ce74" office:value-type="string" ns42:value-type="string">
            <text:p>site web</text:p>
          </table:table-cell>
          <table:table-cell table:style-name="ce74" table:number-columns-repeated="5"/>
          <table:table-cell table:style-name="ce92" office:value-type="date" office:date-value="2024-05-07" ns42:value-type="date">
            <text:p>0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80" office:value-type="string" ns42:value-type="string">
            <text:p><text:a xlink:href="https://www.uneiaparjour.fr/ai-story-generator-2/" xlink:type="simple">https://www.uneiaparjour.fr/ai-story-generator-2/</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4"/>
          <table:table-cell table:style-name="ce92" office:value-type="date" office:date-value="2024-05-06" ns42:value-type="date">
            <text:p>0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mateed</text:p>
          </table:table-cell>
          <table:table-cell table:style-name="ce74" office:value-type="string" ns42: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80" office:value-type="string" ns42:value-type="string">
            <text:p><text:a xlink:href="https://www.uneiaparjour.fr/automateed/" xlink:type="simple">https://www.uneiaparjour.fr/automateed/</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4-05-05" ns42:value-type="date">
            <text:p>0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tinello</text:p>
          </table:table-cell>
          <table:table-cell table:style-name="ce74" office:value-type="string" ns42: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80" office:value-type="string" ns42:value-type="string">
            <text:p><text:a xlink:href="https://www.uneiaparjour.fr/retinello/" xlink:type="simple">https://www.uneiaparjour.fr/retinell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5-04" ns42:value-type="date">
            <text:p>0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GPT</text:p>
          </table:table-cell>
          <table:table-cell table:style-name="ce74" office:value-type="string" ns42:value-type="string">
            <text:p>AiGPT (http://aigptfree.com) est un chatbot texte et imagessur Télégram </text:p>
            <text:p>avec plusieurs modèles (GPT 3.5 et 4, llama, mistral, dall-e, SDXL). Des </text:p>
            <text:p>fonctionnalités HS lors du test (fichiers pdf et url, aide au prompt). En </text:p>
            <text:p>EN, FR ok. Gratuit et illimité.</text:p>
          </table:table-cell>
          <table:table-cell table:style-name="ce80" office:value-type="string" ns42:value-type="string">
            <text:p><text:a xlink:href="https://www.uneiaparjour.fr/aigpt/" xlink:type="simple">https://www.uneiaparjour.fr/aigp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5-03" ns42:value-type="date">
            <text:p>0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te</text:p>
          </table:table-cell>
          <table:table-cell table:style-name="ce74" office:value-type="string" ns42: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80" office:value-type="string" ns42:value-type="string">
            <text:p><text:a xlink:href="https://www.uneiaparjour.fr/summate/" xlink:type="simple">https://www.uneiaparjour.fr/summate/</text:a></text:p>
          </table:table-cell>
          <table:table-cell table:style-name="ce74" office:value-type="string" ns42:value-type="string">
            <text:p>documents</text:p>
          </table:table-cell>
          <table:table-cell table:style-name="ce74" table:number-columns-repeated="5"/>
          <table:table-cell table:style-name="ce92" office:value-type="date" office:date-value="2024-05-02" ns42:value-type="date">
            <text:p>0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class</text:p>
          </table:table-cell>
          <table:table-cell table:style-name="ce74" office:value-type="string" ns42: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80" office:value-type="string" ns42:value-type="string">
            <text:p><text:a xlink:href="https://www.uneiaparjour.fr/instaclass/" xlink:type="simple">https://www.uneiaparjour.fr/instaclass/</text:a></text:p>
          </table:table-cell>
          <table:table-cell table:style-name="ce74" office:value-type="string" ns42:value-type="string">
            <text:p>éducation</text:p>
          </table:table-cell>
          <table:table-cell table:style-name="ce74" table:number-columns-repeated="5"/>
          <table:table-cell table:style-name="ce92" office:value-type="date" office:date-value="2024-05-01" ns42:value-type="date">
            <text:p>0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dreal</text:p>
          </table:table-cell>
          <table:table-cell table:style-name="ce74" office:value-type="string" ns42: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80" office:value-type="string" ns42:value-type="string">
            <text:p><text:a xlink:href="https://www.uneiaparjour.fr/midreal/" xlink:type="simple">https://www.uneiaparjour.fr/midreal/</text:a></text:p>
          </table:table-cell>
          <table:table-cell table:style-name="ce74" office:value-type="string" ns42:value-type="string">
            <text:p>texte</text:p>
          </table:table-cell>
          <table:table-cell table:style-name="ce74" table:number-columns-repeated="5"/>
          <table:table-cell table:style-name="ce92" office:value-type="date" office:date-value="2024-04-30" ns42:value-type="date">
            <text:p>3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hai</text:p>
          </table:table-cell>
          <table:table-cell table:style-name="ce74" office:value-type="string" ns42: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80" office:value-type="string" ns42:value-type="string">
            <text:p><text:a xlink:href="https://www.uneiaparjour.fr/ohai/" xlink:type="simple">https://www.uneiaparjour.fr/ohai/</text:a></text:p>
          </table:table-cell>
          <table:table-cell table:style-name="ce74" office:value-type="string" ns42:value-type="string">
            <text:p>chatbot</text:p>
          </table:table-cell>
          <table:table-cell table:style-name="ce74" table:number-columns-repeated="5"/>
          <table:table-cell table:style-name="ce92" office:value-type="date" office:date-value="2024-04-29" ns42:value-type="date">
            <text:p>2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 discover</text:p>
          </table:table-cell>
          <table:table-cell table:style-name="ce74" office:value-type="string" ns42:value-type="string">
            <text:p>B discover (https://bdiscover.kakaobrain.com) génère des imageset peut les </text:p>
            <text:p>animer. Mode portrait, galerie et remix possible.Génération d’imagesen 1:1 </text:p>
            <text:p>gratuite, pour iOS et Android. Images illimitées et 5 vidéos gratuites.</text:p>
          </table:table-cell>
          <table:table-cell table:style-name="ce80" office:value-type="string" ns42:value-type="string">
            <text:p><text:a xlink:href="https://www.uneiaparjour.fr/b-discover/" xlink:type="simple">https://www.uneiaparjour.fr/b-discover/</text:a></text:p>
          </table:table-cell>
          <table:table-cell table:style-name="ce74" office:value-type="string" ns42:value-type="string">
            <text:p>images</text:p>
          </table:table-cell>
          <table:table-cell table:style-name="ce74" table:number-columns-repeated="5"/>
          <table:table-cell table:style-name="ce92" office:value-type="date" office:date-value="2024-04-28" ns42:value-type="date">
            <text:p>2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pir</text:p>
          </table:table-cell>
          <table:table-cell table:style-name="ce74" office:value-type="string" ns42: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80" office:value-type="string" ns42:value-type="string">
            <text:p><text:a xlink:href="https://www.uneiaparjour.fr/inspir/" xlink:type="simple">https://www.uneiaparjour.fr/inspir/</text:a></text:p>
          </table:table-cell>
          <table:table-cell table:style-name="ce74" office:value-type="string" ns42:value-type="string">
            <text:p>chatbot</text:p>
          </table:table-cell>
          <table:table-cell table:style-name="ce74" table:number-columns-repeated="5"/>
          <table:table-cell table:style-name="ce92" office:value-type="date" office:date-value="2024-04-27" ns42:value-type="date">
            <text:p>2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ckcenter</text:p>
          </table:table-cell>
          <table:table-cell table:style-name="ce74" office:value-type="string" ns42:value-type="string">
            <text:p>Bonus #uneIAparjour : Brickcenter (https://brickcenter.net) pour créer des </text:p>
            <text:p>imagesen célèbres briques de constructions (avec un module « portrait » HS </text:p>
            <text:p>au moment du test). Galerie, compte optionnel, illimité.</text:p>
          </table:table-cell>
          <table:table-cell table:style-name="ce80" office:value-type="string" ns42:value-type="string">
            <text:p><text:a xlink:href="https://www.uneiaparjour.fr/brickcenter/" xlink:type="simple">https://www.uneiaparjour.fr/brickcenter/</text:a></text:p>
          </table:table-cell>
          <table:table-cell table:style-name="ce74" office:value-type="string" ns42:value-type="string">
            <text:p>images</text:p>
          </table:table-cell>
          <table:table-cell table:style-name="ce74" table:number-columns-repeated="5"/>
          <table:table-cell table:style-name="ce92" office:value-type="date" office:date-value="2024-04-26" ns42:value-type="date">
            <text:p>2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w/ AI</text:p>
          </table:table-cell>
          <table:table-cell table:style-name="ce74" office:value-type="string" ns42: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80" office:value-type="string" ns42:value-type="string">
            <text:p><text:a xlink:href="https://www.uneiaparjour.fr/teach-w-ai/" xlink:type="simple">https://www.uneiaparjour.fr/teach-w-ai/</text:a></text:p>
          </table:table-cell>
          <table:table-cell table:style-name="ce74" office:value-type="string" ns42:value-type="string">
            <text:p>éducation</text:p>
          </table:table-cell>
          <table:table-cell table:style-name="ce74" table:number-columns-repeated="5"/>
          <table:table-cell table:style-name="ce92" office:value-type="date" office:date-value="2024-04-25" ns42:value-type="date">
            <text:p>2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text:p>
          </table:table-cell>
          <table:table-cell table:style-name="ce74" office:value-type="string" ns42:value-type="string">
            <text:p>Après avoir choisi un personnage et/ou une action et/ou un lieu, Arti </text:p>
            <text:p>(https://playarti.com) génère une image à partir des critères et du style </text:p>
            <text:p>choisis. Une bonne entrée pour la découverte de la génération d’images? </text:p>
            <text:p>Sans compte.</text:p>
          </table:table-cell>
          <table:table-cell table:style-name="ce80" office:value-type="string" ns42:value-type="string">
            <text:p><text:a xlink:href="https://www.uneiaparjour.fr/arti/" xlink:type="simple">https://www.uneiaparjour.fr/arti/</text:a></text:p>
          </table:table-cell>
          <table:table-cell table:style-name="ce74" office:value-type="string" ns42:value-type="string">
            <text:p>images</text:p>
          </table:table-cell>
          <table:table-cell table:style-name="ce74" table:number-columns-repeated="5"/>
          <table:table-cell table:style-name="ce92" office:value-type="date" office:date-value="2024-04-24" ns42:value-type="date">
            <text:p>2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akin</text:p>
          </table:table-cell>
          <table:table-cell table:style-name="ce74" office:value-type="string" ns42: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80" office:value-type="string" ns42:value-type="string">
            <text:p><text:a xlink:href="https://www.uneiaparjour.fr/anakin/" xlink:type="simple">https://www.uneiaparjour.fr/anakin/</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4-23" ns42:value-type="date">
            <text:p>2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c LLM</text:p>
          </table:table-cell>
          <table:table-cell table:style-name="ce74" office:value-type="string" ns42: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80" office:value-type="string" ns42:value-type="string">
            <text:p><text:a xlink:href="https://www.uneiaparjour.fr/artic-llm/" xlink:type="simple">https://www.uneiaparjour.fr/artic-llm/</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4-22" ns42:value-type="date">
            <text:p>2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nce upon a bot</text:p>
          </table:table-cell>
          <table:table-cell table:style-name="ce74" office:value-type="string" ns42:value-type="string">
            <text:p>Once upon a bot (https://onceuponabot.com) génère des histoires pour </text:p>
            <text:p>enfants avec texte, images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80" office:value-type="string" ns42:value-type="string">
            <text:p><text:a xlink:href="https://www.uneiaparjour.fr/once-upon-a-bot/" xlink:type="simple">https://www.uneiaparjour.fr/once-upon-a-bot/</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92" office:value-type="date" office:date-value="2024-04-21" ns42:value-type="date">
            <text:p>2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o) génère des imagesà partir </text:p>
            <text:p>d’un prompt, un style, un format et un prompt négatif en « améliorant » le </text:p>
            <text:p>prompt initial. Prompts simples plus efficaces.Pas d’historique. Version </text:p>
            <text:p>beta, sans compte et illimitée.</text:p>
          </table:table-cell>
          <table:table-cell table:style-name="ce80" office:value-type="string" ns42:value-type="string">
            <text:p><text:a xlink:href="https://www.uneiaparjour.fr/ai-image-generator-2/" xlink:type="simple">https://www.uneiaparjour.fr/ai-image-generator-2/</text:a></text:p>
          </table:table-cell>
          <table:table-cell table:style-name="ce74" office:value-type="string" ns42:value-type="string">
            <text:p>archives</text:p>
          </table:table-cell>
          <table:table-cell table:style-name="ce74" table:number-columns-repeated="5"/>
          <table:table-cell table:style-name="ce92" office:value-type="date" office:date-value="2024-04-20" ns42:value-type="date">
            <text:p>2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ll</text:p>
          </table:table-cell>
          <table:table-cell table:style-name="ce74" office:value-type="string" ns42: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80" office:value-type="string" ns42:value-type="string">
            <text:p><text:a xlink:href="https://www.uneiaparjour.fr/recall/" xlink:type="simple">https://www.uneiaparjour.fr/recall/</text:a></text:p>
          </table:table-cell>
          <table:table-cell table:style-name="ce74" office:value-type="string" ns42:value-type="string">
            <text:p>documents</text:p>
          </table:table-cell>
          <table:table-cell table:style-name="ce74" table:number-columns-repeated="5"/>
          <table:table-cell table:style-name="ce92" office:value-type="date" office:date-value="2024-04-19" ns42:value-type="date">
            <text:p>1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la</text:p>
          </table:table-cell>
          <table:table-cell table:style-name="ce74" office:value-type="string" ns42: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80" office:value-type="string" ns42:value-type="string">
            <text:p><text:a xlink:href="https://www.uneiaparjour.fr/visla/" xlink:type="simple">https://www.uneiaparjour.fr/visla/</text:a></text:p>
          </table:table-cell>
          <table:table-cell table:style-name="ce74" office:value-type="string" ns42:value-type="string">
            <text:p>vidéo</text:p>
          </table:table-cell>
          <table:table-cell table:style-name="ce74" table:number-columns-repeated="5"/>
          <table:table-cell table:style-name="ce92" office:value-type="date" office:date-value="2024-04-18" ns42:value-type="date">
            <text:p>1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 by Vemo</text:p>
          </table:table-cell>
          <table:table-cell table:style-name="ce74" office:value-type="string" ns42: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75" office:value-type="string" ns42:value-type="string">
            <text:p><text:a xlink:href="https://www.uneiaparjour.fr/q-by-vemo/" xlink:type="simple">https://www.uneiaparjour.fr/q-by-vemo/</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4-17" ns42:value-type="date">
            <text:p>1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mry</text:p>
          </table:table-cell>
          <table:table-cell table:style-name="ce74" office:value-type="string" ns42: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75" office:value-type="string" ns42:value-type="string">
            <text:p><text:a xlink:href="https://www.uneiaparjour.fr/smmry/" xlink:type="simple">https://www.uneiaparjour.fr/smmry/</text:a></text:p>
          </table:table-cell>
          <table:table-cell table:style-name="ce74" office:value-type="string" ns42:value-type="string">
            <text:p>documents</text:p>
          </table:table-cell>
          <table:table-cell table:style-name="ce74" table:number-columns-repeated="5"/>
          <table:table-cell table:style-name="ce92" office:value-type="date" office:date-value="2024-04-16" ns42:value-type="date">
            <text:p>1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urious</text:p>
          </table:table-cell>
          <table:table-cell table:style-name="ce74" office:value-type="string" ns42: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75" office:value-type="string" ns42:value-type="string">
            <text:p><text:a xlink:href="https://www.uneiaparjour.fr/picurious/" xlink:type="simple">https://www.uneiaparjour.fr/picurious/</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4-15" ns42:value-type="date">
            <text:p>1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lift</text:p>
          </table:table-cell>
          <table:table-cell table:style-name="ce74" office:value-type="string" ns42: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75" office:value-type="string" ns42:value-type="string">
            <text:p><text:a xlink:href="https://www.uneiaparjour.fr/owlift/" xlink:type="simple">https://www.uneiaparjour.fr/owlift/</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4-14" ns42:value-type="date">
            <text:p>1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peechmatics</text:p>
          </table:table-cell>
          <table:table-cell table:style-name="ce74" office:value-type="string" ns42: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75" office:value-type="string" ns42:value-type="string">
            <text:p><text:a xlink:href="https://www.uneiaparjour.fr/speechmatics/" xlink:type="simple">https://www.uneiaparjour.fr/speechmatic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4-13" ns42:value-type="date">
            <text:p>1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 AI</text:p>
          </table:table-cell>
          <table:table-cell table:style-name="ce74" office:value-type="string" ns42: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75" office:value-type="string" ns42:value-type="string">
            <text:p><text:a xlink:href="https://www.uneiaparjour.fr/question-ai/" xlink:type="simple">https://www.uneiaparjour.fr/question-ai/</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4-12" ns42:value-type="date">
            <text:p>1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ss Companion</text:p>
          </table:table-cell>
          <table:table-cell table:style-name="ce74" office:value-type="string" ns42: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75" office:value-type="string" ns42:value-type="string">
            <text:p><text:a xlink:href="https://www.uneiaparjour.fr/class-companion/" xlink:type="simple">https://www.uneiaparjour.fr/class-companio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3"/>
          <table:table-cell table:style-name="ce92" office:value-type="date" office:date-value="2024-04-11" ns42:value-type="date">
            <text:p>1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csv</text:p>
          </table:table-cell>
          <table:table-cell table:style-name="ce74" office:value-type="string" ns42: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75" office:value-type="string" ns42:value-type="string">
            <text:p><text:a xlink:href="https://www.uneiaparjour.fr/chatcsv/" xlink:type="simple">https://www.uneiaparjour.fr/chatcsv/</text:a></text:p>
          </table:table-cell>
          <table:table-cell table:style-name="ce74" office:value-type="string" ns42:value-type="string">
            <text:p>données</text:p>
          </table:table-cell>
          <table:table-cell table:style-name="ce74" office:value-type="string" ns42:value-type="string">
            <text:p>usage illimité</text:p>
          </table:table-cell>
          <table:table-cell table:style-name="ce74" table:number-columns-repeated="4"/>
          <table:table-cell table:style-name="ce92" office:value-type="date" office:date-value="2024-04-10" ns42:value-type="date">
            <text:p>1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dio</text:p>
          </table:table-cell>
          <table:table-cell table:style-name="ce74" office:value-type="string" ns42: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75" office:value-type="string" ns42:value-type="string">
            <text:p><text:a xlink:href="https://www.uneiaparjour.fr/udio/" xlink:type="simple">https://www.uneiaparjour.fr/udio/</text:a></text:p>
          </table:table-cell>
          <table:table-cell table:style-name="ce74" office:value-type="string" ns42:value-type="string">
            <text:p>musique</text:p>
          </table:table-cell>
          <table:table-cell table:style-name="ce74" table:number-columns-repeated="5"/>
          <table:table-cell table:style-name="ce92" office:value-type="date" office:date-value="2024-04-09" ns42:value-type="date">
            <text:p>0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gnitium</text:p>
          </table:table-cell>
          <table:table-cell table:style-name="ce74" office:value-type="string" ns42: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75" office:value-type="string" ns42:value-type="string">
            <text:p><text:a xlink:href="https://www.uneiaparjour.fr/kognitium/" xlink:type="simple">https://www.uneiaparjour.fr/kognitium/</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4-08" ns42:value-type="date">
            <text:p>0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to chat</text:p>
          </table:table-cell>
          <table:table-cell table:style-name="ce74" office:value-type="string" ns42: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75" office:value-type="string" ns42:value-type="string">
            <text:p><text:a xlink:href="https://www.uneiaparjour.fr/pdf-to-chat/" xlink:type="simple">https://www.uneiaparjour.fr/pdf-to-chat/</text:a></text:p>
          </table:table-cell>
          <table:table-cell table:style-name="ce74" office:value-type="string" ns42:value-type="string">
            <text:p>document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4-07" ns42:value-type="date">
            <text:p>0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ic</text:p>
          </table:table-cell>
          <table:table-cell table:style-name="ce74" office:value-type="string" ns42: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75" office:value-type="string" ns42:value-type="string">
            <text:p><text:a xlink:href="https://www.uneiaparjour.fr/morphic/" xlink:type="simple">https://www.uneiaparjour.fr/morphic/</text:a></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4-06" ns42:value-type="date">
            <text:p>0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e</text:p>
          </table:table-cell>
          <table:table-cell table:style-name="ce74" office:value-type="string" ns42: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75" office:value-type="string" ns42:value-type="string">
            <text:p><text:a xlink:href="https://www.uneiaparjour.fr/clee/" xlink:type="simple">https://www.uneiaparjour.fr/clee/</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4-05" ns42:value-type="date">
            <text:p>0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mind</text:p>
          </table:table-cell>
          <table:table-cell table:style-name="ce74" office:value-type="string" ns42: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75" office:value-type="string" ns42:value-type="string">
            <text:p><text:a xlink:href="https://www.uneiaparjour.fr/mapmind/" xlink:type="simple">https://www.uneiaparjour.fr/mapmind/</text:a></text:p>
          </table:table-cell>
          <table:table-cell table:style-name="ce74" office:value-type="string" ns42:value-type="string">
            <text:p>mindmap</text:p>
          </table:table-cell>
          <table:table-cell table:style-name="ce74" office:value-type="string" ns42:value-type="string">
            <text:p>usage illimité</text:p>
          </table:table-cell>
          <table:table-cell table:style-name="ce74" table:number-columns-repeated="4"/>
          <table:table-cell table:style-name="ce92" office:value-type="date" office:date-value="2024-04-04" ns42:value-type="date">
            <text:p>0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tekeep</text:p>
          </table:table-cell>
          <table:table-cell table:style-name="ce74" office:value-type="string" ns42: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75" office:value-type="string" ns42:value-type="string">
            <text:p><text:a xlink:href="https://www.uneiaparjour.fr/gatekeep/" xlink:type="simple">https://www.uneiaparjour.fr/gatekeep/</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4-03" ns42:value-type="date">
            <text:p>0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zy</text:p>
          </table:table-cell>
          <table:table-cell table:style-name="ce74" office:value-type="string" ns42: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75" office:value-type="string" ns42:value-type="string">
            <text:p><text:a xlink:href="https://www.uneiaparjour.fr/lazy/" xlink:type="simple">https://www.uneiaparjour.fr/lazy/</text:a></text:p>
          </table:table-cell>
          <table:table-cell table:style-name="ce74" office:value-type="string" ns42:value-type="string">
            <text:p>application</text:p>
          </table:table-cell>
          <table:table-cell table:style-name="ce74" table:number-columns-repeated="5"/>
          <table:table-cell table:style-name="ce92" office:value-type="date" office:date-value="2024-04-02" ns42:value-type="date">
            <text:p>0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sapp</text:p>
          </table:table-cell>
          <table:table-cell table:style-name="ce74" office:value-type="string" ns42:value-type="string">
            <text:p>Shortvideosapp (https://shortvideosapp.com) génère des vidéos en format </text:p>
            <text:p>vertical avec imagesfixes et voix à partir d’un prompt. Choix du style et </text:p>
            <text:p>choix de la voix, génération de l’audio puis choix des imagesproposées. FR </text:p>
            <text:p>accepté et surtitrage en EN. Illimité ?</text:p>
          </table:table-cell>
          <table:table-cell table:style-name="ce75" office:value-type="string" ns42:value-type="string">
            <text:p><text:a xlink:href="https://www.uneiaparjour.fr/shortvideosapp/" xlink:type="simple">https://www.uneiaparjour.fr/shortvideosapp/</text:a></text:p>
          </table:table-cell>
          <table:table-cell table:style-name="ce74" office:value-type="string" ns42:value-type="string">
            <text:p>vidéo</text:p>
          </table:table-cell>
          <table:table-cell table:style-name="ce74" table:number-columns-repeated="5"/>
          <table:table-cell table:style-name="ce92" office:value-type="date" office:date-value="2024-04-01" ns42:value-type="date">
            <text:p>0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desk</text:p>
          </table:table-cell>
          <table:table-cell table:style-name="ce74" office:value-type="string" ns42: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75" office:value-type="string" ns42:value-type="string">
            <text:p><text:a xlink:href="https://www.uneiaparjour.fr/illumidesk/" xlink:type="simple">https://www.uneiaparjour.fr/illumidesk/</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31" ns42:value-type="date">
            <text:p>3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ingprogress</text:p>
          </table:table-cell>
          <table:table-cell table:style-name="ce74" office:value-type="string" ns42: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75" office:value-type="string" ns42:value-type="string">
            <text:p><text:a xlink:href="https://www.uneiaparjour.fr/makingprogress/" xlink:type="simple">https://www.uneiaparjour.fr/makingprogress/</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4"/>
          <table:table-cell table:style-name="ce92" office:value-type="date" office:date-value="2024-03-30" ns42:value-type="date">
            <text:p>3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obe translator</text:p>
          </table:table-cell>
          <table:table-cell table:style-name="ce74" office:value-type="string" ns42: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75" office:value-type="string" ns42:value-type="string">
            <text:p><text:a xlink:href="https://www.uneiaparjour.fr/globe-translator/" xlink:type="simple">https://www.uneiaparjour.fr/globe-translator/</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29" ns42:value-type="date">
            <text:p>2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a</text:p>
          </table:table-cell>
          <table:table-cell table:style-name="ce74" office:value-type="string" ns42:value-type="string">
            <text:p>Bria (http://labs.bria.ai) : génération d’imagesavec 4 modèles </text:p>
            <text:p>« éthiques » (capture 1). Outils d’édition pour les imagesgénérées </text:p>
            <text:p>(modification des expressions, objets, fond, taille…). Images de la </text:p>
            <text:p>garlerie modifiables. 1000 imagesgratuites par mois.</text:p>
          </table:table-cell>
          <table:table-cell table:style-name="ce75" office:value-type="string" ns42:value-type="string">
            <text:p><text:a xlink:href="https://www.uneiaparjour.fr/bria/" xlink:type="simple">https://www.uneiaparjour.fr/bria/</text:a></text:p>
          </table:table-cell>
          <table:table-cell table:style-name="ce74" office:value-type="string" ns42:value-type="string">
            <text:p>images</text:p>
          </table:table-cell>
          <table:table-cell table:style-name="ce74" table:number-columns-repeated="5"/>
          <table:table-cell table:style-name="ce92" office:value-type="date" office:date-value="2024-03-28" ns42:value-type="date">
            <text:p>2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craft</text:p>
          </table:table-cell>
          <table:table-cell table:style-name="ce74" office:value-type="string" ns42:value-type="string">
            <text:p>Gencraft (https://gencraft.com) : génération d’imagesavec 30 styles et 40 </text:p>
            <text:p>modèles (5 gratuits), image to image, aide au prompt, prompts négatifs et </text:p>
            <text:p>galerie. iOS et Android. 5×2 générations /jour gratuites (video et modèle </text:p>
            <text:p>propre en version payante).</text:p>
          </table:table-cell>
          <table:table-cell table:style-name="ce75" office:value-type="string" ns42:value-type="string">
            <text:p><text:a xlink:href="https://www.uneiaparjour.fr/gencraft/" xlink:type="simple">https://www.uneiaparjour.fr/gencraft/</text:a></text:p>
          </table:table-cell>
          <table:table-cell table:style-name="ce74" office:value-type="string" ns42:value-type="string">
            <text:p>images</text:p>
          </table:table-cell>
          <table:table-cell table:style-name="ce74" table:number-columns-repeated="5"/>
          <table:table-cell table:style-name="ce92" office:value-type="date" office:date-value="2024-03-27" ns42:value-type="date">
            <text:p>2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nai</text:p>
          </table:table-cell>
          <table:table-cell table:style-name="ce74" office:value-type="string" ns42: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75" office:value-type="string" ns42:value-type="string">
            <text:p><text:a xlink:href="https://www.uneiaparjour.fr/ownai/" xlink:type="simple">https://www.uneiaparjour.fr/ownai/</text:a></text:p>
          </table:table-cell>
          <table:table-cell table:style-name="ce74" office:value-type="string" ns42:value-type="string">
            <text:p>chatbot</text:p>
          </table:table-cell>
          <table:table-cell table:style-name="ce74" table:number-columns-repeated="5"/>
          <table:table-cell table:style-name="ce92" office:value-type="date" office:date-value="2024-03-26" ns42:value-type="date">
            <text:p>2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to video de Typeframes</text:p>
          </table:table-cell>
          <table:table-cell table:style-name="ce74" office:value-type="string" ns42: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75" office:value-type="string" ns42:value-type="string">
            <text:p><text:a xlink:href="https://www.uneiaparjour.fr/text-to-video-de-typeframes/" xlink:type="simple">https://www.uneiaparjour.fr/text-to-video-de-typeframes/</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3-25" ns42:value-type="date">
            <text:p>2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sk Teaching</text:p>
          </table:table-cell>
          <table:table-cell table:style-name="ce74" office:value-type="string" ns42: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75" office:value-type="string" ns42:value-type="string">
            <text:p><text:a xlink:href="https://www.uneiaparjour.fr/brisk-teaching/" xlink:type="simple">https://www.uneiaparjour.fr/brisk-teaching/</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4-03-24" ns42:value-type="date">
            <text:p>2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o</text:p>
          </table:table-cell>
          <table:table-cell table:style-name="ce74" office:value-type="string" ns42: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à partir d’un prompt. Modèles, tons, édition, </text:p>
            <text:p>partage et export. Gratuit avec 14 diapositives par présentation. Test : </text:p>
            <text:p>https://slidesgo.com/editor/share/9ba84ea6-a257-4385-b913-c1a22ec106b4#rs=link… </text:p>
            <text:p>Slidesgo […]</text:p>
          </table:table-cell>
          <table:table-cell table:style-name="ce75" office:value-type="string" ns42:value-type="string">
            <text:p><text:a xlink:href="https://www.uneiaparjour.fr/slidesgo/" xlink:type="simple">https://www.uneiaparjour.fr/slidesgo/</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3-23" ns42:value-type="date">
            <text:p>2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me</text:p>
          </table:table-cell>
          <table:table-cell table:style-name="ce74" office:value-type="string" ns42: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75" office:value-type="string" ns42:value-type="string">
            <text:p><text:a xlink:href="https://www.uneiaparjour.fr/talk-me/" xlink:type="simple">https://www.uneiaparjour.fr/talk-me/</text:a></text:p>
          </table:table-cell>
          <table:table-cell table:style-name="ce74" office:value-type="string" ns42:value-type="string">
            <text:p>langues</text:p>
          </table:table-cell>
          <table:table-cell table:style-name="ce74" table:number-columns-repeated="5"/>
          <table:table-cell table:style-name="ce92" office:value-type="date" office:date-value="2024-03-22" ns42:value-type="date">
            <text:p>2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auto</text:p>
          </table:table-cell>
          <table:table-cell table:style-name="ce74" office:value-type="string" ns42: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75" office:value-type="string" ns42:value-type="string">
            <text:p><text:a xlink:href="https://www.uneiaparjour.fr/sonauto/" xlink:type="simple">https://www.uneiaparjour.fr/sonauto/</text:a></text:p>
          </table:table-cell>
          <table:table-cell table:style-name="ce74" office:value-type="string" ns42:value-type="string">
            <text:p>musique</text:p>
          </table:table-cell>
          <table:table-cell table:style-name="ce74" table:number-columns-repeated="5"/>
          <table:table-cell table:style-name="ce92" office:value-type="date" office:date-value="2024-03-21" ns42:value-type="date">
            <text:p>2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rds AI</text:p>
          </table:table-cell>
          <table:table-cell table:style-name="ce74" office:value-type="string" ns42: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75" office:value-type="string" ns42:value-type="string">
            <text:p><text:a xlink:href="https://www.uneiaparjour.fr/kards-ai/" xlink:type="simple">https://www.uneiaparjour.fr/kards-ai/</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20" ns42:value-type="date">
            <text:p>2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rds</text:p>
          </table:table-cell>
          <table:table-cell table:style-name="ce74" office:value-type="string" ns42: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75" office:value-type="string" ns42:value-type="string">
            <text:p><text:a xlink:href="https://www.uneiaparjour.fr/boords/" xlink:type="simple">https://www.uneiaparjour.fr/boords/</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3"/>
          <table:table-cell table:style-name="ce92" office:value-type="date" office:date-value="2024-03-19" ns42:value-type="date">
            <text:p>1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fy</text:p>
          </table:table-cell>
          <table:table-cell table:style-name="ce74" office:value-type="string" ns42:value-type="string">
            <text:p>Clipfy (http://clipfly.ai) regroupe plusieurs outils dédiés à la vidéo dont </text:p>
            <text:p>plusieurs IA : génération depuis un prompt, animation d’imagesou </text:p>
            <text:p>amélioration. 50 crédits gratuits (environ 5 vidéos générées).</text:p>
          </table:table-cell>
          <table:table-cell table:style-name="ce75" office:value-type="string" ns42:value-type="string">
            <text:p><text:a xlink:href="https://www.uneiaparjour.fr/clipfy/" xlink:type="simple">https://www.uneiaparjour.fr/clipfy/</text:a></text:p>
          </table:table-cell>
          <table:table-cell table:style-name="ce74" office:value-type="string" ns42:value-type="string">
            <text:p>vidéo</text:p>
          </table:table-cell>
          <table:table-cell table:style-name="ce74" table:number-columns-repeated="5"/>
          <table:table-cell table:style-name="ce92" office:value-type="date" office:date-value="2024-03-18" ns42:value-type="date">
            <text:p>1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ing studio</text:p>
          </table:table-cell>
          <table:table-cell table:style-name="ce74" office:value-type="string" ns42: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75" office:value-type="string" ns42:value-type="string">
            <text:p><text:a xlink:href="https://www.uneiaparjour.fr/learning-studio/" xlink:type="simple">https://www.uneiaparjour.fr/learning-studi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17" ns42:value-type="date">
            <text:p>1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bot</text:p>
          </table:table-cell>
          <table:table-cell table:style-name="ce74" office:value-type="string" ns42: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75" office:value-type="string" ns42:value-type="string">
            <text:p><text:a xlink:href="https://www.uneiaparjour.fr/zerobot/" xlink:type="simple">https://www.uneiaparjour.fr/zerobo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3-16" ns42:value-type="date">
            <text:p>1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mmy</text:p>
          </table:table-cell>
          <table:table-cell table:style-name="ce74" office:value-type="string" ns42: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75" office:value-type="string" ns42:value-type="string">
            <text:p><text:a xlink:href="https://www.uneiaparjour.fr/tammy/" xlink:type="simple">https://www.uneiaparjour.fr/tammy/</text:a></text:p>
          </table:table-cell>
          <table:table-cell table:style-name="ce74" office:value-type="string" ns42:value-type="string">
            <text:p>youtube</text:p>
          </table:table-cell>
          <table:table-cell table:style-name="ce74" table:number-columns-repeated="5"/>
          <table:table-cell table:style-name="ce92" office:value-type="date" office:date-value="2024-03-15" ns42:value-type="date">
            <text:p>1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e real polls</text:p>
          </table:table-cell>
          <table:table-cell table:style-name="ce74" office:value-type="string" ns42: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75" office:value-type="string" ns42:value-type="string">
            <text:p><text:a xlink:href="https://www.uneiaparjour.fr/make-real-polls/" xlink:type="simple">https://www.uneiaparjour.fr/make-real-polls/</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4" ns42:value-type="date">
            <text:p>1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ne</text:p>
          </table:table-cell>
          <table:table-cell table:style-name="ce74" office:value-type="string" ns42: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75" office:value-type="string" ns42:value-type="string">
            <text:p><text:a xlink:href="https://www.uneiaparjour.fr/tune/" xlink:type="simple">https://www.uneiaparjour.fr/tun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3-13" ns42:value-type="date">
            <text:p>1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ngmaker</text:p>
          </table:table-cell>
          <table:table-cell table:style-name="ce74" office:value-type="string" ns42:value-type="string">
            <text:p>Pngmaker (https://pngmaker.ai) génère des imagesau format png (avec </text:p>
            <text:p>possible transparence du fond de l’image) à partir d’un prompt. Gratuit, </text:p>
            <text:p>sans compte et semble illimité.</text:p>
          </table:table-cell>
          <table:table-cell table:style-name="ce75" office:value-type="string" ns42:value-type="string">
            <text:p><text:a xlink:href="https://www.uneiaparjour.fr/pngmaker/" xlink:type="simple">https://www.uneiaparjour.fr/pngm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2" ns42:value-type="date">
            <text:p>1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ual electric</text:p>
          </table:table-cell>
          <table:table-cell table:style-name="ce74" office:value-type="string" ns42:value-type="string">
            <text:p>Visual electric (https://visualelectric.com) outil de génération d’images</text:p>
            <text:p>avec de nombreux styles, formats et options. Galerie pour inspiration, </text:p>
            <text:p>outils de retouche et remix, styles personnalisables. 40 imagesgratuites </text:p>
            <text:p>par jour pour usage personnel.</text:p>
          </table:table-cell>
          <table:table-cell table:style-name="ce75" office:value-type="string" ns42:value-type="string">
            <text:p><text:a xlink:href="https://www.uneiaparjour.fr/visual-electric/" xlink:type="simple">https://www.uneiaparjour.fr/visual-electric/</text:a></text:p>
          </table:table-cell>
          <table:table-cell table:style-name="ce74" office:value-type="string" ns42:value-type="string">
            <text:p>images</text:p>
          </table:table-cell>
          <table:table-cell table:style-name="ce74" table:number-columns-repeated="5"/>
          <table:table-cell table:style-name="ce92" office:value-type="date" office:date-value="2024-03-11" ns42:value-type="date">
            <text:p>1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s GPT</text:p>
          </table:table-cell>
          <table:table-cell table:style-name="ce74" office:value-type="string" ns42: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75" office:value-type="string" ns42:value-type="string">
            <text:p><text:a xlink:href="https://www.uneiaparjour.fr/notes-gpt/" xlink:type="simple">https://www.uneiaparjour.fr/notes-gpt/</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2"/>
          <table:table-cell table:style-name="ce92" office:value-type="date" office:date-value="2024-03-10" ns42:value-type="date">
            <text:p>1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vi</text:p>
          </table:table-cell>
          <table:table-cell table:style-name="ce74" office:value-type="string" ns42: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75" office:value-type="string" ns42:value-type="string">
            <text:p><text:a xlink:href="https://www.uneiaparjour.fr/navi/" xlink:type="simple">https://www.uneiaparjour.fr/nav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3-09" ns42:value-type="date">
            <text:p>0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imateLCM</text:p>
          </table:table-cell>
          <table:table-cell table:style-name="ce74" office:value-type="string" ns42:value-type="string">
            <text:p>AnimateLCM (https://huggingface.co/spaces/wangfuyun/AnimateLCM-SVD…) </text:p>
            <text:p>transforme des imagesfixes en courtes images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75" office:value-type="string" ns42:value-type="string">
            <text:p><text:a xlink:href="https://www.uneiaparjour.fr/animatelcm/" xlink:type="simple">https://www.uneiaparjour.fr/animatelcm/</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4-03-08" ns42:value-type="date">
            <text:p>0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75" office:value-type="string" ns42:value-type="string">
            <text:p><text:a xlink:href="https://www.uneiaparjour.fr/ai-story-generator/" xlink:type="simple">https://www.uneiaparjour.fr/ai-story-generato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3-07" ns42:value-type="date">
            <text:p>0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in</text:p>
          </table:table-cell>
          <table:table-cell table:style-name="ce74" office:value-type="string" ns42: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75" office:value-type="string" ns42:value-type="string">
            <text:p><text:a xlink:href="https://www.uneiaparjour.fr/colorin/" xlink:type="simple">https://www.uneiaparjour.fr/colorin/</text:a></text:p>
          </table:table-cell>
          <table:table-cell table:style-name="ce74" office:value-type="string" ns42:value-type="string">
            <text:p>images</text:p>
          </table:table-cell>
          <table:table-cell table:style-name="ce74" table:number-columns-repeated="5"/>
          <table:table-cell table:style-name="ce92" office:value-type="date" office:date-value="2024-03-06" ns42:value-type="date">
            <text:p>0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lub</text:p>
          </table:table-cell>
          <table:table-cell table:style-name="ce74" office:value-type="string" ns42: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75" office:value-type="string" ns42:value-type="string">
            <text:p><text:a xlink:href="https://www.uneiaparjour.fr/reading-club/" xlink:type="simple">https://www.uneiaparjour.fr/reading-club/</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3-05" ns42:value-type="date">
            <text:p>0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icker baker</text:p>
          </table:table-cell>
          <table:table-cell table:style-name="ce74" office:value-type="string" ns42:value-type="string">
            <text:p>Sticker baker (http://stickerbaker.com) génère des imagesde style </text:p>
            <text:p>autocollants à partir d’un prompt. Possibilité d’obtenir des planches de </text:p>
            <text:p>stickers et chargement de ses propres imagesproposé. Moteur de recherche </text:p>
            <text:p>d’imagescréés. Sans compte et illimité.</text:p>
          </table:table-cell>
          <table:table-cell table:style-name="ce75" office:value-type="string" ns42:value-type="string">
            <text:p><text:a xlink:href="https://www.uneiaparjour.fr/sticker-baker/" xlink:type="simple">https://www.uneiaparjour.fr/sticker-b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04" ns42:value-type="date">
            <text:p>0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 chat</text:p>
          </table:table-cell>
          <table:table-cell table:style-name="ce74" office:value-type="string" ns42: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75" office:value-type="string" ns42:value-type="string">
            <text:p><text:a xlink:href="https://www.uneiaparjour.fr/le-chat/" xlink:type="simple">https://www.uneiaparjour.fr/le-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3-03" ns42:value-type="date">
            <text:p>0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ude 3</text:p>
          </table:table-cell>
          <table:table-cell table:style-name="ce74" office:value-type="string" ns42:value-type="string">
            <text:p>Claude 3 (https://claude.ai) : nouvelle version par @AnthropicAI avec 3 </text:p>
            <text:p>nouveaux LLM dont « Sonnet », modèle intermédiaire, est gratuit. La lecture </text:p>
            <text:p>d’images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75" office:value-type="string" ns42:value-type="string">
            <text:p><text:a xlink:href="https://www.uneiaparjour.fr/claude-3/" xlink:type="simple">https://www.uneiaparjour.fr/claude-3/</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3-02" ns42:value-type="date">
            <text:p>0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 sites</text:p>
          </table:table-cell>
          <table:table-cell table:style-name="ce74" office:value-type="string" ns42: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75" office:value-type="string" ns42:value-type="string">
            <text:p><text:a xlink:href="https://www.uneiaparjour.fr/gamma-sites/" xlink:type="simple">https://www.uneiaparjour.fr/gamma-sites/</text:a></text:p>
          </table:table-cell>
          <table:table-cell table:style-name="ce74" office:value-type="string" ns42:value-type="string">
            <text:p>images</text:p>
          </table:table-cell>
          <table:table-cell table:style-name="ce74" office:value-type="string" ns42:value-type="string">
            <text:p>site web</text:p>
          </table:table-cell>
          <table:table-cell table:style-name="ce74" office:value-type="string" ns42:value-type="string">
            <text:p>texte</text:p>
          </table:table-cell>
          <table:table-cell table:style-name="ce74" table:number-columns-repeated="3"/>
          <table:table-cell table:style-name="ce92" office:value-type="date" office:date-value="2024-03-01" ns42:value-type="date">
            <text:p>0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eeus</text:p>
          </table:table-cell>
          <table:table-cell table:style-name="ce74" office:value-type="string" ns42: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75" office:value-type="string" ns42:value-type="string">
            <text:p><text:a xlink:href="https://www.uneiaparjour.fr/morpheeus/" xlink:type="simple">https://www.uneiaparjour.fr/morpheeus/</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2-29" ns42:value-type="date">
            <text:p>2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y Pat</text:p>
          </table:table-cell>
          <table:table-cell table:style-name="ce74" office:value-type="string" ns42: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75" office:value-type="string" ns42:value-type="string">
            <text:p><text:a xlink:href="https://www.uneiaparjour.fr/hey-pat/" xlink:type="simple">https://www.uneiaparjour.fr/hey-p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2-28" ns42:value-type="date">
            <text:p>2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rize</text:p>
          </table:table-cell>
          <table:table-cell table:style-name="ce74" office:value-type="string" ns42: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75" office:value-type="string" ns42:value-type="string">
            <text:p><text:a xlink:href="https://www.uneiaparjour.fr/summarize/" xlink:type="simple">https://www.uneiaparjour.fr/summarize/</text:a></text:p>
          </table:table-cell>
          <table:table-cell table:style-name="ce74" office:value-type="string" ns42:value-type="string">
            <text:p>mindmap</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3"/>
          <table:table-cell table:style-name="ce92" office:value-type="date" office:date-value="2024-02-27" ns42:value-type="date">
            <text:p>2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ject FTK</text:p>
          </table:table-cell>
          <table:table-cell table:style-name="ce74" office:value-type="string" ns42: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75" office:value-type="string" ns42:value-type="string">
            <text:p><text:a xlink:href="https://www.uneiaparjour.fr/project-ftk/" xlink:type="simple">https://www.uneiaparjour.fr/project-ftk/</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table:number-columns-repeated="4"/>
          <table:table-cell table:style-name="ce92" office:value-type="date" office:date-value="2024-02-26" ns42:value-type="date">
            <text:p>2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nd</text:p>
          </table:table-cell>
          <table:table-cell table:style-name="ce74" office:value-type="string" ns42: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75" office:value-type="string" ns42:value-type="string">
            <text:p><text:a xlink:href="https://www.uneiaparjour.fr/phind/" xlink:type="simple">https://www.uneiaparjour.fr/phind/</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25" ns42:value-type="date">
            <text:p>2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to music</text:p>
          </table:table-cell>
          <table:table-cell table:style-name="ce74" office:value-type="string" ns42: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75" office:value-type="string" ns42:value-type="string">
            <text:p><text:a xlink:href="https://www.uneiaparjour.fr/image-to-music/" xlink:type="simple">https://www.uneiaparjour.fr/image-to-music/</text:a></text:p>
          </table:table-cell>
          <table:table-cell table:style-name="ce74" office:value-type="string" ns42:value-type="string">
            <text:p>images</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92" office:value-type="date" office:date-value="2024-02-24" ns42:value-type="date">
            <text:p>2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so</text:p>
          </table:table-cell>
          <table:table-cell table:style-name="ce74" office:value-type="string" ns42: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75" office:value-type="string" ns42:value-type="string">
            <text:p><text:a xlink:href="https://www.uneiaparjour.fr/oso/" xlink:type="simple">https://www.uneiaparjour.fr/oso/</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2-23" ns42:value-type="date">
            <text:p>2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igen</text:p>
          </table:table-cell>
          <table:table-cell table:style-name="ce74" office:value-type="string" ns42:value-type="string">
            <text:p>Gligen (projet : https://gligen.github.io et démo : </text:p>
            <text:p>https://huggingface.co/spaces/gligen/demo…) : un outil de génération </text:p>
            <text:p>d’imagesqui permet la composition de la future image en positionnant les </text:p>
            <text:p>éléments du prompt par « zones » définies. Options avancées. Open source et </text:p>
            <text:p>illimité.</text:p>
          </table:table-cell>
          <table:table-cell table:style-name="ce75" office:value-type="string" ns42:value-type="string">
            <text:p><text:a xlink:href="https://www.uneiaparjour.fr/gligen/" xlink:type="simple">https://www.uneiaparjour.fr/gligen/</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2-22" ns42:value-type="date">
            <text:p>2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hemely</text:p>
          </table:table-cell>
          <table:table-cell table:style-name="ce74" office:value-type="string" ns42: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75" office:value-type="string" ns42:value-type="string">
            <text:p><text:a xlink:href="https://www.uneiaparjour.fr/schemely/" xlink:type="simple">https://www.uneiaparjour.fr/schemely/</text:a></text:p>
          </table:table-cell>
          <table:table-cell table:style-name="ce74" office:value-type="string" ns42:value-type="string">
            <text:p>éducation</text:p>
          </table:table-cell>
          <table:table-cell table:style-name="ce74" table:number-columns-repeated="5"/>
          <table:table-cell table:style-name="ce92" office:value-type="date" office:date-value="2024-02-21" ns42:value-type="date">
            <text:p>2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isdomPlan</text:p>
          </table:table-cell>
          <table:table-cell table:style-name="ce74" office:value-type="string" ns42: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75" office:value-type="string" ns42:value-type="string">
            <text:p><text:a xlink:href="https://www.uneiaparjour.fr/wisdomplan/" xlink:type="simple">https://www.uneiaparjour.fr/wisdomplan/</text:a></text:p>
          </table:table-cell>
          <table:table-cell table:style-name="ce74" office:value-type="string" ns42:value-type="string">
            <text:p>éducation</text:p>
          </table:table-cell>
          <table:table-cell table:style-name="ce74" table:number-columns-repeated="5"/>
          <table:table-cell table:style-name="ce92" office:value-type="date" office:date-value="2024-02-20" ns42:value-type="date">
            <text:p>2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Lightning</text:p>
          </table:table-cell>
          <table:table-cell table:style-name="ce74" office:value-type="string" ns42:value-type="string">
            <text:p>SDXL Lightning (https://fastsdxl.ai), basé sur Stable Diffusion XL, génère </text:p>
            <text:p>des imagesen temps réel. « Seed » disponible. Gratuit, sans compte, </text:p>
            <text:p>illimité et open source.</text:p>
          </table:table-cell>
          <table:table-cell table:style-name="ce75" office:value-type="string" ns42:value-type="string">
            <text:p><text:a xlink:href="https://www.uneiaparjour.fr/sdxl-lightning/" xlink:type="simple">https://www.uneiaparjour.fr/sdxl-lightning/</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9" ns42:value-type="date">
            <text:p>1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shtoon</text:p>
          </table:table-cell>
          <table:table-cell table:style-name="ce74" office:value-type="string" ns42: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75" office:value-type="string" ns42:value-type="string">
            <text:p><text:a xlink:href="https://www.uneiaparjour.fr/dashtoon/" xlink:type="simple">https://www.uneiaparjour.fr/dashtoon/</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2-18" ns42:value-type="date">
            <text:p>1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MSYS</text:p>
          </table:table-cell>
          <table:table-cell table:style-name="ce74" office:value-type="string" ns42: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75" office:value-type="string" ns42:value-type="string">
            <text:p><text:a xlink:href="https://www.uneiaparjour.fr/lmsys/" xlink:type="simple">https://www.uneiaparjour.fr/lmsys/</text:a></text:p>
          </table:table-cell>
          <table:table-cell table:style-name="ce74" office:value-type="string" ns42:value-type="string">
            <text:p>LLM</text:p>
          </table:table-cell>
          <table:table-cell table:style-name="ce74" table:number-columns-repeated="5"/>
          <table:table-cell table:style-name="ce92" office:value-type="date" office:date-value="2024-02-17" ns42:value-type="date">
            <text:p>1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Cascade</text:p>
          </table:table-cell>
          <table:table-cell table:style-name="ce74" office:value-type="string" ns42:value-type="string">
            <text:p>Stable Cascade (https://stability.ai/news/introducing-stable-cascade…) est </text:p>
            <text:p>le nouveau modèle de génération d’imagesde @StabilityAI, plus rapide et </text:p>
            <text:p>moins gourmand en ressources. En démo sur HugginFace : </text:p>
            <text:p>https://huggingface.co/spaces/multimodalart/stable-cascade…. Assez bonne </text:p>
            <text:p>qualité d’images(reste le pb sur les visages).</text:p>
          </table:table-cell>
          <table:table-cell table:style-name="ce75" office:value-type="string" ns42:value-type="string">
            <text:p><text:a xlink:href="https://www.uneiaparjour.fr/stable-cascade/" xlink:type="simple">https://www.uneiaparjour.fr/stable-cascade/</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6" ns42:value-type="date">
            <text:p>1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ka</text:p>
          </table:table-cell>
          <table:table-cell table:style-name="ce74" office:value-type="string" ns42:value-type="string">
            <text:p>Reka (https://reka.ai) propose 2 modèles de langage, Edge – modèle </text:p>
            <text:p>« léger » – et Flash – proche des modèles actuels. Disponibles via </text:p>
            <text:p>https://chat.reka.ai/chat. Analyse imageset vidéos. Requêtes audio. </text:p>
            <text:p>Réponses parfois en EN. Semble « connecté » et illimité.</text:p>
          </table:table-cell>
          <table:table-cell table:style-name="ce75" office:value-type="string" ns42:value-type="string">
            <text:p><text:a xlink:href="https://www.uneiaparjour.fr/reka/" xlink:type="simple">https://www.uneiaparjour.fr/rek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15" ns42:value-type="date">
            <text:p>1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 Panda</text:p>
          </table:table-cell>
          <table:table-cell table:style-name="ce74" office:value-type="string" ns42: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75" office:value-type="string" ns42:value-type="string">
            <text:p><text:a xlink:href="https://www.uneiaparjour.fr/clip-panda/" xlink:type="simple">https://www.uneiaparjour.fr/clip-panda/</text:a></text:p>
          </table:table-cell>
          <table:table-cell table:style-name="ce74" office:value-type="string" ns42:value-type="string">
            <text:p>vidéo</text:p>
          </table:table-cell>
          <table:table-cell table:style-name="ce74" table:number-columns-repeated="5"/>
          <table:table-cell table:style-name="ce92" office:value-type="date" office:date-value="2024-02-14" ns42:value-type="date">
            <text:p>1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itol</text:p>
          </table:table-cell>
          <table:table-cell table:style-name="ce74" office:value-type="string" ns42: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75" office:value-type="string" ns42:value-type="string">
            <text:p><text:a xlink:href="https://www.uneiaparjour.fr/capitol/" xlink:type="simple">https://www.uneiaparjour.fr/capitol/</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2-13" ns42:value-type="date">
            <text:p>1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sy</text:p>
          </table:table-cell>
          <table:table-cell table:style-name="ce74" office:value-type="string" ns42: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75" office:value-type="string" ns42:value-type="string">
            <text:p><text:a xlink:href="https://www.uneiaparjour.fr/ai-chatsy/" xlink:type="simple">https://www.uneiaparjour.fr/ai-chats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12" ns42:value-type="date">
            <text:p>1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 summary</text:p>
          </table:table-cell>
          <table:table-cell table:style-name="ce74" office:value-type="string" ns42: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75" office:value-type="string" ns42:value-type="string">
            <text:p><text:a xlink:href="https://www.uneiaparjour.fr/any-summary/" xlink:type="simple">https://www.uneiaparjour.fr/any-summary/</text:a></text:p>
          </table:table-cell>
          <table:table-cell table:style-name="ce74" office:value-type="string" ns42:value-type="string">
            <text:p>documents</text:p>
          </table:table-cell>
          <table:table-cell table:style-name="ce74" table:number-columns-repeated="5"/>
          <table:table-cell table:style-name="ce92" office:value-type="date" office:date-value="2024-02-11" ns42:value-type="date">
            <text:p>1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rapha</text:p>
          </table:table-cell>
          <table:table-cell table:style-name="ce74" office:value-type="string" ns42: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75" office:value-type="string" ns42:value-type="string">
            <text:p><text:a xlink:href="https://www.uneiaparjour.fr/grapha/" xlink:type="simple">https://www.uneiaparjour.fr/grapha/</text:a></text:p>
          </table:table-cell>
          <table:table-cell table:style-name="ce74" office:value-type="string" ns42:value-type="string">
            <text:p>données</text:p>
          </table:table-cell>
          <table:table-cell table:style-name="ce74" table:number-columns-repeated="5"/>
          <table:table-cell table:style-name="ce92" office:value-type="date" office:date-value="2024-02-10" ns42:value-type="date">
            <text:p>1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GPTs</text:p>
          </table:table-cell>
          <table:table-cell table:style-name="ce74" office:value-type="string" ns42: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75" office:value-type="string" ns42:value-type="string">
            <text:p><text:a xlink:href="https://www.uneiaparjour.fr/opengpts/" xlink:type="simple">https://www.uneiaparjour.fr/opengpts/</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92" office:value-type="date" office:date-value="2024-02-09" ns42:value-type="date">
            <text:p>0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zou</text:p>
          </table:table-cell>
          <table:table-cell table:style-name="ce74" office:value-type="string" ns42: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75" office:value-type="string" ns42:value-type="string">
            <text:p><text:a xlink:href="https://www.uneiaparjour.fr/mizou/" xlink:type="simple">https://www.uneiaparjour.fr/mizou/</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8" ns42:value-type="date">
            <text:p>0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art Work Buddy</text:p>
          </table:table-cell>
          <table:table-cell table:style-name="ce74" office:value-type="string" ns42: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75" office:value-type="string" ns42:value-type="string">
            <text:p><text:a xlink:href="https://www.uneiaparjour.fr/smart-work-buddy/" xlink:type="simple">https://www.uneiaparjour.fr/smart-work-buddy/</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7" ns42:value-type="date">
            <text:p>0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mini</text:p>
          </table:table-cell>
          <table:table-cell table:style-name="ce74" office:value-type="string" ns42:value-type="string">
            <text:p>Gemini (https://gemini.google.com/) anciennement Bard est un chatbot basé </text:p>
            <text:p>sur le LLM Gemma. Connecté au web, il est capable d’analyse d’imageset de </text:p>
            <text:p>documents présents dans Google Drive. Extensions produits Google proposées.</text:p>
          </table:table-cell>
          <table:table-cell table:style-name="ce75" office:value-type="string" ns42:value-type="string">
            <text:p><text:a xlink:href="https://www.uneiaparjour.fr/gemini/" xlink:type="simple">https://www.uneiaparjour.fr/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2-06" ns42:value-type="date">
            <text:p>0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rryai</text:p>
          </table:table-cell>
          <table:table-cell table:style-name="ce74" office:value-type="string" ns42:value-type="string">
            <text:p>Starryai (https://starryai.com) : une application d’IA génératrice d’images</text:p>
            <text:p>sur iOS ou Android. Texte, image et sketch to image. + de 100 modèles </text:p>
            <text:p>disponibles. Outils de retouche et d’amélioration. 5 crédits par jour (1 à </text:p>
            <text:p>2 crédits par génération)</text:p>
          </table:table-cell>
          <table:table-cell table:style-name="ce75" office:value-type="string" ns42:value-type="string">
            <text:p><text:a xlink:href="https://www.uneiaparjour.fr/starryai/" xlink:type="simple">https://www.uneiaparjour.fr/starryai/</text:a></text:p>
          </table:table-cell>
          <table:table-cell table:style-name="ce74" office:value-type="string" ns42:value-type="string">
            <text:p>images</text:p>
          </table:table-cell>
          <table:table-cell table:style-name="ce74" table:number-columns-repeated="5"/>
          <table:table-cell table:style-name="ce92" office:value-type="date" office:date-value="2024-02-05" ns42:value-type="date">
            <text:p>0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cel AI SDK</text:p>
          </table:table-cell>
          <table:table-cell table:style-name="ce74" office:value-type="string" ns42: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75" office:value-type="string" ns42:value-type="string">
            <text:p><text:a xlink:href="https://www.uneiaparjour.fr/vercel-ai-sdk/" xlink:type="simple">https://www.uneiaparjour.fr/vercel-ai-sdk/</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04" ns42:value-type="date">
            <text:p>0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alaWriter et KoalaChat</text:p>
          </table:table-cell>
          <table:table-cell table:style-name="ce74" office:value-type="string" ns42:value-type="string">
            <text:p>KoalaWriter et KoalaChat (https://koala.sh) : génération de textes longs </text:p>
            <text:p>avec images+ vidéos et chatbot. Export html ou copie pour Writer. ChatGPT </text:p>
            <text:p>3.5, 5000 mots et 25 messages gratuits. Test : </text:p>
            <text:p>https://codimd.apps.education.fr/mBuoZknkScWR9VQUIiLQUw?view</text:p>
          </table:table-cell>
          <table:table-cell table:style-name="ce75" office:value-type="string" ns42:value-type="string">
            <text:p><text:a xlink:href="https://www.uneiaparjour.fr/koalawriter-et-koalachat/" xlink:type="simple">https://www.uneiaparjour.fr/koalawriter-et-koala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03" ns42:value-type="date">
            <text:p>0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sistants HuggingChat</text:p>
          </table:table-cell>
          <table:table-cell table:style-name="ce74" office:value-type="string" ns42: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75" office:value-type="string" ns42:value-type="string">
            <text:p><text:a xlink:href="https://www.uneiaparjour.fr/assistants-huggingchat/" xlink:type="simple">https://www.uneiaparjour.fr/assistants-hugging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2-02" ns42:value-type="date">
            <text:p>0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 on video</text:p>
          </table:table-cell>
          <table:table-cell table:style-name="ce74" office:value-type="string" ns42: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75" office:value-type="string" ns42:value-type="string">
            <text:p><text:a xlink:href="https://www.uneiaparjour.fr/ask-on-video/" xlink:type="simple">https://www.uneiaparjour.fr/ask-on-video/</text:a></text:p>
          </table:table-cell>
          <table:table-cell table:style-name="ce74" office:value-type="string" ns42:value-type="string">
            <text:p>chatbot</text:p>
          </table:table-cell>
          <table:table-cell table:style-name="ce74" table:number-columns-repeated="5"/>
          <table:table-cell table:style-name="ce92" office:value-type="date" office:date-value="2024-02-01" ns42:value-type="date">
            <text:p>0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llbot</text:p>
          </table:table-cell>
          <table:table-cell table:style-name="ce74" office:value-type="string" ns42: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75" office:value-type="string" ns42:value-type="string">
            <text:p><text:a xlink:href="https://www.uneiaparjour.fr/quillbot/" xlink:type="simple">https://www.uneiaparjour.fr/quillbot/</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1-31" ns42:value-type="date">
            <text:p>3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s) génère des imagesen se </text:p>
            <text:p>basant sur Stable Diffusion et 4 modèles. Gratuit et sans compte, des </text:p>
            <text:p>options payantes (résolution, filigrane, nombre d’imagesgénérées par </text:p>
            <text:p>prompt).</text:p>
          </table:table-cell>
          <table:table-cell table:style-name="ce75" office:value-type="string" ns42:value-type="string">
            <text:p><text:a xlink:href="https://www.uneiaparjour.fr/ai-image-generator/" xlink:type="simple">https://www.uneiaparjour.fr/ai-image-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4"/>
          <table:table-cell table:style-name="ce92" office:value-type="date" office:date-value="2024-01-30" ns42:value-type="date">
            <text:p>3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Takes</text:p>
          </table:table-cell>
          <table:table-cell table:style-name="ce74" office:value-type="string" ns42: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75" office:value-type="string" ns42:value-type="string">
            <text:p><text:a xlink:href="https://www.uneiaparjour.fr/quicktakes/" xlink:type="simple">https://www.uneiaparjour.fr/quicktake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1-29" ns42:value-type="date">
            <text:p>2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text:p>
          </table:table-cell>
          <table:table-cell table:style-name="ce74" office:value-type="string" ns42: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75" office:value-type="string" ns42:value-type="string">
            <text:p><text:a xlink:href="https://www.uneiaparjour.fr/pitch/" xlink:type="simple">https://www.uneiaparjour.fr/pitch/</text:a></text:p>
          </table:table-cell>
          <table:table-cell table:style-name="ce74" office:value-type="string" ns42:value-type="string">
            <text:p>présentation</text:p>
          </table:table-cell>
          <table:table-cell table:style-name="ce74" table:number-columns-repeated="5"/>
          <table:table-cell table:style-name="ce92" office:value-type="date" office:date-value="2024-01-28" ns42:value-type="date">
            <text:p>2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text:p>
          </table:table-cell>
          <table:table-cell table:style-name="ce74" office:value-type="string" ns42:value-type="string">
            <text:p>Shakker (http://shakker.ai) est un outil de génération d’imagesavec </text:p>
            <text:p>amélioration de prompt, prompt négatif, réglages fins, plus de modèles, </text:p>
            <text:p>image de référence, remix, retouches, changement de style, suppression du </text:p>
            <text:p>fond… Beta gratuite et illimitée.</text:p>
          </table:table-cell>
          <table:table-cell table:style-name="ce75" office:value-type="string" ns42:value-type="string">
            <text:p><text:a xlink:href="https://www.uneiaparjour.fr/shakker/" xlink:type="simple">https://www.uneiaparjour.fr/shakker/</text:a></text:p>
          </table:table-cell>
          <table:table-cell table:style-name="ce74" office:value-type="string" ns42:value-type="string">
            <text:p>archives</text:p>
          </table:table-cell>
          <table:table-cell table:style-name="ce74" table:number-columns-repeated="5"/>
          <table:table-cell table:style-name="ce92" office:value-type="date" office:date-value="2024-01-27" ns42:value-type="date">
            <text:p>2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askAI</text:p>
          </table:table-cell>
          <table:table-cell table:style-name="ce74" office:value-type="string" ns42: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75" office:value-type="string" ns42:value-type="string">
            <text:p><text:a xlink:href="https://www.uneiaparjour.fr/iaskai/" xlink:type="simple">https://www.uneiaparjour.fr/iaskai/</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6" ns42:value-type="date">
            <text:p>2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moAI</text:p>
          </table:table-cell>
          <table:table-cell table:style-name="ce74" office:value-type="string" ns42:value-type="string">
            <text:p>DomoAI (https://domoai.app) peut transformer une vidéo en animé, générer </text:p>
            <text:p>des imageset animer des imagesdepuis Discord à partir de prompts. 45 </text:p>
            <text:p>crédits gratuits par compte. Vidéo d’origine pour test via Pexels : </text:p>
            <text:p>https://pexels.com/fr-fr/video/femmes-jouer-sport-balle-6767274…</text:p>
          </table:table-cell>
          <table:table-cell table:style-name="ce75" office:value-type="string" ns42:value-type="string">
            <text:p><text:a xlink:href="https://www.uneiaparjour.fr/domoai/" xlink:type="simple">https://www.uneiaparjour.fr/domoai/</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5" ns42:value-type="date">
            <text:p>2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sed Labs</text:p>
          </table:table-cell>
          <table:table-cell table:style-name="ce74" office:value-type="string" ns42:value-type="string">
            <text:p>Based Labs (https://basedlabs.ai) génère des images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75" office:value-type="string" ns42:value-type="string">
            <text:p><text:a xlink:href="https://www.uneiaparjour.fr/based-labs/" xlink:type="simple">https://www.uneiaparjour.fr/based-lab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4" ns42:value-type="date">
            <text:p>2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ksheet generator</text:p>
          </table:table-cell>
          <table:table-cell table:style-name="ce74" office:value-type="string" ns42: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75" office:value-type="string" ns42:value-type="string">
            <text:p><text:a xlink:href="https://www.uneiaparjour.fr/worksheet-generator/" xlink:type="simple">https://www.uneiaparjour.fr/worksheet-generator/</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1-23" ns42:value-type="date">
            <text:p>2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sc Ninja</text:p>
          </table:table-cell>
          <table:table-cell table:style-name="ce74" office:value-type="string" ns42: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75" office:value-type="string" ns42:value-type="string">
            <text:p><text:a xlink:href="https://www.uneiaparjour.fr/misc-ninja/" xlink:type="simple">https://www.uneiaparjour.fr/misc-ninja/</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2" ns42:value-type="date">
            <text:p>2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ID</text:p>
          </table:table-cell>
          <table:table-cell table:style-name="ce74" office:value-type="string" ns42: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75" office:value-type="string" ns42:value-type="string">
            <text:p><text:a xlink:href="https://www.uneiaparjour.fr/instantid/" xlink:type="simple">https://www.uneiaparjour.fr/instantid/</text:a></text:p>
          </table:table-cell>
          <table:table-cell table:style-name="ce74" office:value-type="string" ns42:value-type="string">
            <text:p>images</text:p>
          </table:table-cell>
          <table:table-cell table:style-name="ce74" table:number-columns-repeated="5"/>
          <table:table-cell table:style-name="ce92" office:value-type="date" office:date-value="2024-01-21" ns42:value-type="date">
            <text:p>2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dable</text:p>
          </table:table-cell>
          <table:table-cell table:style-name="ce74" office:value-type="string" ns42: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75" office:value-type="string" ns42:value-type="string">
            <text:p><text:a xlink:href="https://www.uneiaparjour.fr/mendable/" xlink:type="simple">https://www.uneiaparjour.fr/mendabl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youtube</text:p>
          </table:table-cell>
          <table:table-cell table:style-name="ce74" table:number-columns-repeated="3"/>
          <table:table-cell table:style-name="ce92" office:value-type="date" office:date-value="2024-01-20" ns42:value-type="date">
            <text:p>2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nte</text:p>
          </table:table-cell>
          <table:table-cell table:style-name="ce74" office:value-type="string" ns42: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75" office:value-type="string" ns42:value-type="string">
            <text:p><text:a xlink:href="https://www.uneiaparjour.fr/dante/" xlink:type="simple">https://www.uneiaparjour.fr/dant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1-19" ns42:value-type="date">
            <text:p>1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oach</text:p>
          </table:table-cell>
          <table:table-cell table:style-name="ce74" office:value-type="string" ns42: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75" office:value-type="string" ns42:value-type="string">
            <text:p><text:a xlink:href="https://www.uneiaparjour.fr/reading-coach/" xlink:type="simple">https://www.uneiaparjour.fr/reading-coach/</text: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1-18" ns42:value-type="date">
            <text:p>1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to blog</text:p>
          </table:table-cell>
          <table:table-cell table:style-name="ce74" office:value-type="string" ns42: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75" office:value-type="string" ns42:value-type="string">
            <text:p><text:a xlink:href="https://www.uneiaparjour.fr/video-to-blog/" xlink:type="simple">https://www.uneiaparjour.fr/video-to-blog/</text:a></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4"/>
          <table:table-cell table:style-name="ce92" office:value-type="date" office:date-value="2024-01-17" ns42:value-type="date">
            <text:p>1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pixel</text:p>
          </table:table-cell>
          <table:table-cell table:style-name="ce74" office:value-type="string" ns42: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75" office:value-type="string" ns42:value-type="string">
            <text:p><text:a xlink:href="https://www.uneiaparjour.fr/chartpixel/" xlink:type="simple">https://www.uneiaparjour.fr/chartpixel/</text:a></text:p>
          </table:table-cell>
          <table:table-cell table:style-name="ce74" office:value-type="string" ns42:value-type="string">
            <text:p>données</text:p>
          </table:table-cell>
          <table:table-cell table:style-name="ce74" table:number-columns-repeated="5"/>
          <table:table-cell table:style-name="ce92" office:value-type="date" office:date-value="2024-01-16" ns42:value-type="date">
            <text:p>1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Mixer</text:p>
          </table:table-cell>
          <table:table-cell table:style-name="ce74" office:value-type="string" ns42:value-type="string">
            <text:p>Image Mixer (https://cloud.lambdalabs.com/demos/lambda/image-mixer-demo…) </text:p>
            <text:p>génère une image à partir d’une série d’URL, textes ou images(5 maxi), </text:p>
            <text:p>chaque source pouvant avoir plus ou moins d’importance pour la génération, </text:p>
            <text:p>paramétrage possible. Open source et illimité. Sources test : Pexels.</text:p>
          </table:table-cell>
          <table:table-cell table:style-name="ce75" office:value-type="string" ns42:value-type="string">
            <text:p><text:a xlink:href="https://www.uneiaparjour.fr/image-mixer/" xlink:type="simple">https://www.uneiaparjour.fr/image-mixer/</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1-15" ns42:value-type="date">
            <text:p>1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AI</text:p>
          </table:table-cell>
          <table:table-cell table:style-name="ce74" office:value-type="string" ns42: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75" office:value-type="string" ns42:value-type="string">
            <text:p><text:a xlink:href="https://www.uneiaparjour.fr/paint-ai/" xlink:type="simple">https://www.uneiaparjour.fr/paint-ai/</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1-14" ns42:value-type="date">
            <text:p>1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 Code AI Art Generator</text:p>
          </table:table-cell>
          <table:table-cell table:style-name="ce74" office:value-type="string" ns42: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75" office:value-type="string" ns42:value-type="string">
            <text:p><text:a xlink:href="https://www.uneiaparjour.fr/qr-code-ai-art-generator/" xlink:type="simple">https://www.uneiaparjour.fr/qr-code-ai-art-generator/</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4"/>
          <table:table-cell table:style-name="ce92" office:value-type="date" office:date-value="2024-01-13" ns42:value-type="date">
            <text:p>1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lcraft</text:p>
          </table:table-cell>
          <table:table-cell table:style-name="ce74" office:value-type="string" ns42: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75" office:value-type="string" ns42:value-type="string">
            <text:p><text:a xlink:href="https://www.uneiaparjour.fr/reelcraft/" xlink:type="simple">https://www.uneiaparjour.fr/reelcraft/</text:a></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4-01-12" ns42:value-type="date">
            <text:p>1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izz</text:p>
          </table:table-cell>
          <table:table-cell table:style-name="ce74" office:value-type="string" ns42: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75" office:value-type="string" ns42:value-type="string">
            <text:p><text:a xlink:href="https://www.uneiaparjour.fr/quizizz/" xlink:type="simple">https://www.uneiaparjour.fr/quizizz/</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92" office:value-type="date" office:date-value="2024-01-11" ns42:value-type="date">
            <text:p>1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mp;AViz</text:p>
          </table:table-cell>
          <table:table-cell table:style-name="ce74" office:value-type="string" ns42: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75" office:value-type="string" ns42:value-type="string">
            <text:p><text:a xlink:href="https://www.uneiaparjour.fr/daviz/" xlink:type="simple">https://www.uneiaparjour.fr/daviz/</text:a></text:p>
          </table:table-cell>
          <table:table-cell table:style-name="ce74" office:value-type="string" ns42:value-type="string">
            <text:p>données</text:p>
          </table:table-cell>
          <table:table-cell table:style-name="ce74" table:number-columns-repeated="5"/>
          <table:table-cell table:style-name="ce92" office:value-type="date" office:date-value="2024-01-10" ns42:value-type="date">
            <text:p>1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S2D</text:p>
          </table:table-cell>
          <table:table-cell table:style-name="ce74" office:value-type="string" ns42: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à la demande et les </text:p>
            <text:p>agents peuvent être ensuite partagés, un test ici : </text:p>
            <text:p>https://gpts2d.com/chat/playground/2t9459… Générations limitées à une […]</text:p>
          </table:table-cell>
          <table:table-cell table:style-name="ce75" office:value-type="string" ns42:value-type="string">
            <text:p><text:a xlink:href="https://www.uneiaparjour.fr/gpts2d/" xlink:type="simple">https://www.uneiaparjour.fr/gpts2d/</text:a></text:p>
          </table:table-cell>
          <table:table-cell table:style-name="ce74" office:value-type="string" ns42:value-type="string">
            <text:p>chatbot</text:p>
          </table:table-cell>
          <table:table-cell table:style-name="ce74" office:value-type="string" ns42:value-type="string">
            <text:p>mindmap</text:p>
          </table:table-cell>
          <table:table-cell table:style-name="ce74" table:number-columns-repeated="4"/>
          <table:table-cell table:style-name="ce92" office:value-type="date" office:date-value="2024-01-09" ns42:value-type="date">
            <text:p>0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otbot</text:p>
          </table:table-cell>
          <table:table-cell table:style-name="ce74" office:value-type="string" ns42: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75" office:value-type="string" ns42:value-type="string">
            <text:p><text:a xlink:href="https://www.uneiaparjour.fr/jotbot/" xlink:type="simple">https://www.uneiaparjour.fr/jotbo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92" office:value-type="date" office:date-value="2024-01-08" ns42:value-type="date">
            <text:p>0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ck generator</text:p>
          </table:table-cell>
          <table:table-cell table:style-name="ce74" office:value-type="string" ns42: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75" office:value-type="string" ns42:value-type="string">
            <text:p><text:a xlink:href="https://www.uneiaparjour.fr/pack-generator/" xlink:type="simple">https://www.uneiaparjour.fr/pack-generator/</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1-07" ns42:value-type="date">
            <text:p>0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amap</text:p>
          </table:table-cell>
          <table:table-cell table:style-name="ce74" office:value-type="string" ns42: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75" office:value-type="string" ns42:value-type="string">
            <text:p><text:a xlink:href="https://www.uneiaparjour.fr/ideamap/" xlink:type="simple">https://www.uneiaparjour.fr/ideamap/</text:a></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4"/>
          <table:table-cell table:style-name="ce92" office:value-type="date" office:date-value="2024-01-06" ns42:value-type="date">
            <text:p>0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sentationGPT</text:p>
          </table:table-cell>
          <table:table-cell table:style-name="ce74" office:value-type="string" ns42: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75" office:value-type="string" ns42:value-type="string">
            <text:p><text:a xlink:href="https://www.uneiaparjour.fr/presentationgpt/" xlink:type="simple">https://www.uneiaparjour.fr/presentationgp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1-05" ns42:value-type="date">
            <text:p>0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ex</text:p>
          </table:table-cell>
          <table:table-cell table:style-name="ce74" office:value-type="string" ns42:value-type="string">
            <text:p>Nex (https://nex.art), avec son propre modèle Primus, génère des imagesà </text:p>
            <text:p>partir d’un prompt, d’une image de base, de choix de couleurs et d’une </text:p>
            <text:p>structure. Plusieurs combinaisons possibles, prompt négatif. 100 imagespar </text:p>
            <text:p>mois en version gratuite.</text:p>
          </table:table-cell>
          <table:table-cell table:style-name="ce75" office:value-type="string" ns42:value-type="string">
            <text:p><text:a xlink:href="https://www.uneiaparjour.fr/nex/" xlink:type="simple">https://www.uneiaparjour.fr/nex/</text:a></text:p>
          </table:table-cell>
          <table:table-cell table:style-name="ce74" office:value-type="string" ns42:value-type="string">
            <text:p>images</text:p>
          </table:table-cell>
          <table:table-cell table:style-name="ce74" table:number-columns-repeated="5"/>
          <table:table-cell table:style-name="ce92" office:value-type="date" office:date-value="2024-01-04" ns42:value-type="date">
            <text:p>0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zo</text:p>
          </table:table-cell>
          <table:table-cell table:style-name="ce74" office:value-type="string" ns42:value-type="string">
            <text:p>Prezo (http://prezo.ai) génère des présentations avec un prompt et/ou un </text:p>
            <text:p>document. Génération d’imagesintégrée, ajout/édition de contenus, export </text:p>
            <text:p>pdf, partage via url. Usage individuel gratuit. Ex avec guide IA Unesco : </text:p>
            <text:p>https://vu.fr/BgFF</text:p>
          </table:table-cell>
          <table:table-cell table:style-name="ce75" office:value-type="string" ns42:value-type="string">
            <text:p><text:a xlink:href="https://www.uneiaparjour.fr/prezo/" xlink:type="simple">https://www.uneiaparjour.fr/prezo/</text:a></text:p>
          </table:table-cell>
          <table:table-cell table:style-name="ce74" office:value-type="string" ns42:value-type="string">
            <text:p>présentation</text:p>
          </table:table-cell>
          <table:table-cell table:style-name="ce74" table:number-columns-repeated="5"/>
          <table:table-cell table:style-name="ce92" office:value-type="date" office:date-value="2024-01-03" ns42:value-type="date">
            <text:p>0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instory</text:p>
          </table:table-cell>
          <table:table-cell table:style-name="ce74" office:value-type="string" ns42: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75" office:value-type="string" ns42:value-type="string">
            <text:p><text:a xlink:href="https://www.uneiaparjour.fr/brainstory/" xlink:type="simple">https://www.uneiaparjour.fr/brainstor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1-02" ns42:value-type="date">
            <text:p>0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Lang</text:p>
          </table:table-cell>
          <table:table-cell table:style-name="ce74" office:value-type="string" ns42: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75" office:value-type="string" ns42:value-type="string">
            <text:p><text:a xlink:href="https://www.uneiaparjour.fr/open-lang/" xlink:type="simple">https://www.uneiaparjour.fr/open-lang/</text:a></text:p>
          </table:table-cell>
          <table:table-cell table:style-name="ce74" office:value-type="string" ns42:value-type="string">
            <text:p>langues</text:p>
          </table:table-cell>
          <table:table-cell table:style-name="ce74" office:value-type="string" ns42:value-type="string">
            <text:p>youtube</text:p>
          </table:table-cell>
          <table:table-cell table:style-name="ce74" table:number-columns-repeated="4"/>
          <table:table-cell table:style-name="ce92" office:value-type="date" office:date-value="2024-01-01" ns42:value-type="date">
            <text:p>0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in Pics</text:p>
          </table:table-cell>
          <table:table-cell table:style-name="ce74" office:value-type="string" ns42: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75" office:value-type="string" ns42:value-type="string">
            <text:p><text:a xlink:href="https://www.uneiaparjour.fr/twin-pics/" xlink:type="simple">https://www.uneiaparjour.fr/twin-pics/</text:a></text:p>
          </table:table-cell>
          <table:table-cell table:style-name="ce74" office:value-type="string" ns42:value-type="string">
            <text:p>images</text:p>
          </table:table-cell>
          <table:table-cell table:style-name="ce74" table:number-columns-repeated="5"/>
          <table:table-cell table:style-name="ce92" office:value-type="date" office:date-value="2023-12-31" ns42:value-type="date">
            <text:p>3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 Timelines</text:p>
          </table:table-cell>
          <table:table-cell table:style-name="ce74" office:value-type="string" ns42: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75" office:value-type="string" ns42:value-type="string">
            <text:p><text:a xlink:href="https://www.uneiaparjour.fr/history-timelines/" xlink:type="simple">https://www.uneiaparjour.fr/history-timelines/</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3-12-30" ns42:value-type="date">
            <text:p>3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map Visualstory</text:p>
          </table:table-cell>
          <table:table-cell table:style-name="ce74" office:value-type="string" ns42: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75" office:value-type="string" ns42:value-type="string">
            <text:p><text:a xlink:href="https://www.uneiaparjour.fr/mymap-visualstory/" xlink:type="simple">https://www.uneiaparjour.fr/mymap-visualstory/</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3-12-29" ns42:value-type="date">
            <text:p>2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e</text:p>
          </table:table-cell>
          <table:table-cell table:style-name="ce74" office:value-type="string" ns42: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ou 2 vidéos).</text:p>
          </table:table-cell>
          <table:table-cell table:style-name="ce75" office:value-type="string" ns42:value-type="string">
            <text:p><text:a xlink:href="https://www.uneiaparjour.fr/prome/" xlink:type="simple">https://www.uneiaparjour.fr/prome/</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3-12-28" ns42:value-type="date">
            <text:p>2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Ai</text:p>
          </table:table-cell>
          <table:table-cell table:style-name="ce74" office:value-type="string" ns42: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75" office:value-type="string" ns42:value-type="string">
            <text:p><text:a xlink:href="https://www.uneiaparjour.fr/bedtime-ai/" xlink:type="simple">https://www.uneiaparjour.fr/bedtime-ai/</text:a></text:p>
          </table:table-cell>
          <table:table-cell table:style-name="ce74" office:value-type="string" ns42:value-type="string">
            <text:p>histoires enfants</text:p>
          </table:table-cell>
          <table:table-cell table:style-name="ce74" office:value-type="string" ns42:value-type="string">
            <text:p>voix</text:p>
          </table:table-cell>
          <table:table-cell table:style-name="ce74" table:number-columns-repeated="4"/>
          <table:table-cell table:style-name="ce92" office:value-type="date" office:date-value="2023-12-27" ns42:value-type="date">
            <text:p>2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ltime Canva de Leonardo</text:p>
          </table:table-cell>
          <table:table-cell table:style-name="ce74" office:value-type="string" ns42:value-type="string">
            <text:p>Realtime Canva de Leonardo (https://app.leonardo.ai/realtime-canvas) génère </text:p>
            <text:p>des images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Motion » disponible […]</text:p>
          </table:table-cell>
          <table:table-cell table:style-name="ce75" office:value-type="string" ns42:value-type="string">
            <text:p><text:a xlink:href="https://www.uneiaparjour.fr/realtime-canva-de-leonardo/" xlink:type="simple">https://www.uneiaparjour.fr/realtime-canva-de-leonardo/</text:a></text:p>
          </table:table-cell>
          <table:table-cell table:style-name="ce74" office:value-type="string" ns42:value-type="string">
            <text:p>images</text:p>
          </table:table-cell>
          <table:table-cell table:style-name="ce74" table:number-columns-repeated="5"/>
          <table:table-cell table:style-name="ce92" office:value-type="date" office:date-value="2023-12-26" ns42:value-type="date">
            <text:p>2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omic Factory</text:p>
          </table:table-cell>
          <table:table-cell table:style-name="ce74" office:value-type="string" ns42: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75" office:value-type="string" ns42:value-type="string">
            <text:p><text:a xlink:href="https://www.uneiaparjour.fr/ai-comic-factory/" xlink:type="simple">https://www.uneiaparjour.fr/ai-comic-factory/</text:a></text:p>
          </table:table-cell>
          <table:table-cell table:style-name="ce74" office:value-type="string" ns42:value-type="string">
            <text:p>bande dessiné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25" ns42:value-type="date">
            <text:p>2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lius</text:p>
          </table:table-cell>
          <table:table-cell table:style-name="ce74" office:value-type="string" ns42: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75" office:value-type="string" ns42:value-type="string">
            <text:p><text:a xlink:href="https://www.uneiaparjour.fr/julius/" xlink:type="simple">https://www.uneiaparjour.fr/julius/</text:a></text:p>
          </table:table-cell>
          <table:table-cell table:style-name="ce74" office:value-type="string" ns42:value-type="string">
            <text:p>chatbot</text:p>
          </table:table-cell>
          <table:table-cell table:style-name="ce74" office:value-type="string" ns42:value-type="string">
            <text:p>données</text:p>
          </table:table-cell>
          <table:table-cell table:style-name="ce74" office:value-type="string" ns42:value-type="string">
            <text:p>site web</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92" office:value-type="date" office:date-value="2023-12-24" ns42:value-type="date">
            <text:p>2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ease</text:p>
          </table:table-cell>
          <table:table-cell table:style-name="ce74" office:value-type="string" ns42: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75" office:value-type="string" ns42:value-type="string">
            <text:p><text:a xlink:href="https://www.uneiaparjour.fr/eduease/" xlink:type="simple">https://www.uneiaparjour.fr/edueas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2-23" ns42:value-type="date">
            <text:p>2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text:p>
          </table:table-cell>
          <table:table-cell table:style-name="ce74" office:value-type="string" ns42:value-type="string">
            <text:p>Krea (https://krea.ai) génère des images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75" office:value-type="string" ns42:value-type="string">
            <text:p><text:a xlink:href="https://www.uneiaparjour.fr/krea/" xlink:type="simple">https://www.uneiaparjour.fr/krea/</text:a></text:p>
          </table:table-cell>
          <table:table-cell table:style-name="ce74" office:value-type="string" ns42:value-type="string">
            <text:p>images</text:p>
          </table:table-cell>
          <table:table-cell table:style-name="ce74" table:number-columns-repeated="5"/>
          <table:table-cell table:style-name="ce92" office:value-type="date" office:date-value="2023-12-22" ns42:value-type="date">
            <text:p>2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AI Essay Write</text:p>
          </table:table-cell>
          <table:table-cell table:style-name="ce74" office:value-type="string" ns42: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75" office:value-type="string" ns42:value-type="string">
            <text:p><text:a xlink:href="https://www.uneiaparjour.fr/free-ai-essay-write/" xlink:type="simple">https://www.uneiaparjour.fr/free-ai-essay-write/</text:a></text:p>
          </table:table-cell>
          <table:table-cell table:style-name="ce74" office:value-type="string" ns42:value-type="string">
            <text:p>texte</text:p>
          </table:table-cell>
          <table:table-cell table:style-name="ce74" table:number-columns-repeated="5"/>
          <table:table-cell table:style-name="ce92" office:value-type="date" office:date-value="2023-12-21" ns42:value-type="date">
            <text:p>2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GPT</text:p>
          </table:table-cell>
          <table:table-cell table:style-name="ce74" office:value-type="string" ns42: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75" office:value-type="string" ns42:value-type="string">
            <text:p><text:a xlink:href="https://www.uneiaparjour.fr/edugpt/" xlink:type="simple">https://www.uneiaparjour.fr/edugpt/</text:a></text:p>
          </table:table-cell>
          <table:table-cell table:style-name="ce74" office:value-type="string" ns42:value-type="string">
            <text:p>éducation</text:p>
          </table:table-cell>
          <table:table-cell table:style-name="ce74" table:number-columns-repeated="5"/>
          <table:table-cell table:style-name="ce92" office:value-type="date" office:date-value="2023-12-20" ns42:value-type="date">
            <text:p>2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uphonme</text:p>
          </table:table-cell>
          <table:table-cell table:style-name="ce74" office:value-type="string" ns42: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75" office:value-type="string" ns42:value-type="string">
            <text:p><text:a xlink:href="https://www.uneiaparjour.fr/euphonme/" xlink:type="simple">https://www.uneiaparjour.fr/euphonme/</text:a></text:p>
          </table:table-cell>
          <table:table-cell table:style-name="ce74" office:value-type="string" ns42:value-type="string">
            <text:p>archives</text:p>
          </table:table-cell>
          <table:table-cell table:style-name="ce74" table:number-columns-repeated="5"/>
          <table:table-cell table:style-name="ce92" office:value-type="date" office:date-value="2023-12-19" ns42:value-type="date">
            <text:p>1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 Santa</text:p>
          </table:table-cell>
          <table:table-cell table:style-name="ce74" office:value-type="string" ns42: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75" office:value-type="string" ns42:value-type="string">
            <text:p><text:a xlink:href="https://www.uneiaparjour.fr/hi-santa/" xlink:type="simple">https://www.uneiaparjour.fr/hi-santa/</text:a></text:p>
          </table:table-cell>
          <table:table-cell table:style-name="ce74" office:value-type="string" ns42:value-type="string">
            <text:p>voix</text:p>
          </table:table-cell>
          <table:table-cell table:style-name="ce74" table:number-columns-repeated="5"/>
          <table:table-cell table:style-name="ce92" office:value-type="date" office:date-value="2023-12-18" ns42:value-type="date">
            <text:p>1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aga RPG</text:p>
          </table:table-cell>
          <table:table-cell table:style-name="ce74" office:value-type="string" ns42: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75" office:value-type="string" ns42:value-type="string">
            <text:p><text:a xlink:href="https://www.uneiaparjour.fr/saga-rpg/" xlink:type="simple">https://www.uneiaparjour.fr/saga-rpg/</text:a></text:p>
          </table:table-cell>
          <table:table-cell table:style-name="ce74" office:value-type="string" ns42:value-type="string">
            <text:p>jeu vidéo</text:p>
          </table:table-cell>
          <table:table-cell table:style-name="ce74" office:value-type="string" ns42:value-type="string">
            <text:p>texte</text:p>
          </table:table-cell>
          <table:table-cell table:style-name="ce74" table:number-columns-repeated="4"/>
          <table:table-cell table:style-name="ce92" office:value-type="date" office:date-value="2023-12-17" ns42:value-type="date">
            <text:p>1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 This</text:p>
          </table:table-cell>
          <table:table-cell table:style-name="ce74" office:value-type="string" ns42: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75" office:value-type="string" ns42:value-type="string">
            <text:p><text:a xlink:href="https://www.uneiaparjour.fr/5247-2/" xlink:type="simple">https://www.uneiaparjour.fr/5247-2/</text:a></text:p>
          </table:table-cell>
          <table:table-cell table:style-name="ce74" office:value-type="string" ns42:value-type="string">
            <text:p>mindmap</text:p>
          </table:table-cell>
          <table:table-cell table:style-name="ce74" table:number-columns-repeated="5"/>
          <table:table-cell table:style-name="ce92" office:value-type="date" office:date-value="2023-12-16" ns42:value-type="date">
            <text:p>1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twit</text:p>
          </table:table-cell>
          <table:table-cell table:style-name="ce74" office:value-type="string" ns42: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75" office:value-type="string" ns42:value-type="string">
            <text:p><text:a xlink:href="https://www.uneiaparjour.fr/hitwit/" xlink:type="simple">https://www.uneiaparjour.fr/hitwit/</text:a></text:p>
          </table:table-cell>
          <table:table-cell table:style-name="ce74" office:value-type="string" ns42:value-type="string">
            <text:p>éducation</text:p>
          </table:table-cell>
          <table:table-cell table:style-name="ce74" table:number-columns-repeated="5"/>
          <table:table-cell table:style-name="ce92" office:value-type="date" office:date-value="2023-12-15" ns42:value-type="date">
            <text:p>1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rtyRock</text:p>
          </table:table-cell>
          <table:table-cell table:style-name="ce74" office:value-type="string" ns42: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75" office:value-type="string" ns42:value-type="string">
            <text:p><text:a xlink:href="https://www.uneiaparjour.fr/partyrock/" xlink:type="simple">https://www.uneiaparjour.fr/partyrock/</text:a></text:p>
          </table:table-cell>
          <table:table-cell table:style-name="ce74" office:value-type="string" ns42:value-type="string">
            <text:p>application</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3-12-14" ns42:value-type="date">
            <text:p>1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y</text:p>
          </table:table-cell>
          <table:table-cell table:style-name="ce74" office:value-type="string" ns42: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75" office:value-type="string" ns42:value-type="string">
            <text:p><text:a xlink:href="https://www.uneiaparjour.fr/fluxy/" xlink:type="simple">https://www.uneiaparjour.fr/flux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3-12-13" ns42:value-type="date">
            <text:p>1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 Art</text:p>
          </table:table-cell>
          <table:table-cell table:style-name="ce74" office:value-type="string" ns42:value-type="string">
            <text:p>Turbo Art (https://turbo.art) génère des #images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75" office:value-type="string" ns42:value-type="string">
            <text:p><text:a xlink:href="https://www.uneiaparjour.fr/turbo-art/" xlink:type="simple">https://www.uneiaparjour.fr/turbo-art/</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2-12" ns42:value-type="date">
            <text:p>1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text:p>
          </table:table-cell>
          <table:table-cell table:style-name="ce74" office:value-type="string" ns42: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75" office:value-type="string" ns42:value-type="string">
            <text:p><text:a xlink:href="https://www.uneiaparjour.fr/pika/" xlink:type="simple">https://www.uneiaparjour.fr/pika/</text:a></text:p>
          </table:table-cell>
          <table:table-cell table:style-name="ce74" office:value-type="string" ns42:value-type="string">
            <text:p>vidéo</text:p>
          </table:table-cell>
          <table:table-cell table:style-name="ce74" table:number-columns-repeated="5"/>
          <table:table-cell table:style-name="ce92" office:value-type="date" office:date-value="2023-12-11" ns42:value-type="date">
            <text:p>1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bophase</text:p>
          </table:table-cell>
          <table:table-cell table:style-name="ce74" office:value-type="string" ns42: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75" office:value-type="string" ns42:value-type="string">
            <text:p><text:a xlink:href="https://www.uneiaparjour.fr/labophase/" xlink:type="simple">https://www.uneiaparjour.fr/labophase/</text:a></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4"/>
          <table:table-cell table:style-name="ce92" office:value-type="date" office:date-value="2023-12-10" ns42:value-type="date">
            <text:p>1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key</text:p>
          </table:table-cell>
          <table:table-cell table:style-name="ce74" office:value-type="string" ns42: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75" office:value-type="string" ns42:value-type="string">
            <text:p><text:a xlink:href="https://www.uneiaparjour.fr/swiftkey/" xlink:type="simple">https://www.uneiaparjour.fr/swiftkey/</text:a></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3-12-09" ns42:value-type="date">
            <text:p>0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verse</text:p>
          </table:table-cell>
          <table:table-cell table:style-name="ce74" office:value-type="string" ns42:value-type="string">
            <text:p>Pixverse (https://pixverse.ai) génère de courtes vidéos à partir d’un </text:p>
            <text:p>prompt « avancé » avec style, prompt négatif et format. En version beta </text:p>
            <text:p>gratuite sur discord.</text:p>
          </table:table-cell>
          <table:table-cell table:style-name="ce75" office:value-type="string" ns42:value-type="string">
            <text:p><text:a xlink:href="https://www.uneiaparjour.fr/pixverse/" xlink:type="simple">https://www.uneiaparjour.fr/pixverse/</text:a></text:p>
          </table:table-cell>
          <table:table-cell table:number-columns-repeated="2" table:style-name="ce74" office:value-type="string" ns42:value-type="string">
            <text:p>vidéo</text:p>
          </table:table-cell>
          <table:table-cell table:style-name="ce74" table:number-columns-repeated="4"/>
          <table:table-cell table:style-name="ce92" office:value-type="date" office:date-value="2023-12-08" ns42:value-type="date">
            <text:p>0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ast SDXL</text:p>
          </table:table-cell>
          <table:table-cell table:style-name="ce74" office:value-type="string" ns42: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75" office:value-type="string" ns42:value-type="string">
            <text:p><text:a xlink:href="https://www.uneiaparjour.fr/fast-sdxl/" xlink:type="simple">https://www.uneiaparjour.fr/fast-sdx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07" ns42:value-type="date">
            <text:p>0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notes</text:p>
          </table:table-cell>
          <table:table-cell table:style-name="ce74" office:value-type="string" ns42: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75" office:value-type="string" ns42:value-type="string">
            <text:p><text:a xlink:href="https://www.uneiaparjour.fr/hinotes/" xlink:type="simple">https://www.uneiaparjour.fr/hi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3-12-06" ns42:value-type="date">
            <text:p>0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kit</text:p>
          </table:table-cell>
          <table:table-cell table:style-name="ce74" office:value-type="string" ns42: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75" office:value-type="string" ns42:value-type="string">
            <text:p><text:a xlink:href="https://www.uneiaparjour.fr/freeaikit/" xlink:type="simple">https://www.uneiaparjour.fr/freeaikit/</text:a></text:p>
          </table:table-cell>
          <table:table-cell table:style-name="ce74" office:value-type="string" ns42:value-type="string">
            <text:p>texte</text:p>
          </table:table-cell>
          <table:table-cell table:style-name="ce74" table:number-columns-repeated="5"/>
          <table:table-cell table:style-name="ce92" office:value-type="date" office:date-value="2023-12-05" ns42:value-type="date">
            <text:p>0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am slide</text:p>
          </table:table-cell>
          <table:table-cell table:style-name="ce74" office:value-type="string" ns42: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75" office:value-type="string" ns42:value-type="string">
            <text:p><text:a xlink:href="https://www.uneiaparjour.fr/stream-slide/" xlink:type="simple">https://www.uneiaparjour.fr/stream-slide/</text:a></text:p>
          </table:table-cell>
          <table:table-cell table:style-name="ce74" office:value-type="string" ns42:value-type="string">
            <text:p>présentation</text:p>
          </table:table-cell>
          <table:table-cell table:style-name="ce74" office:value-type="string" ns42:value-type="string">
            <text:p>youtube</text:p>
          </table:table-cell>
          <table:table-cell table:style-name="ce74" table:number-columns-repeated="4"/>
          <table:table-cell table:style-name="ce92" office:value-type="date" office:date-value="2023-12-04" ns42:value-type="date">
            <text:p>0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Studio</text:p>
          </table:table-cell>
          <table:table-cell table:style-name="ce74" office:value-type="string" ns42: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75" office:value-type="string" ns42:value-type="string">
            <text:p><text:a xlink:href="https://www.uneiaparjour.fr/story-studio/" xlink:type="simple">https://www.uneiaparjour.fr/story-studio/</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3-12-03" ns42:value-type="date">
            <text:p>0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nowlee</text:p>
          </table:table-cell>
          <table:table-cell table:style-name="ce74" office:value-type="string" ns42: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75" office:value-type="string" ns42:value-type="string">
            <text:p><text:a xlink:href="https://www.uneiaparjour.fr/knowlee/" xlink:type="simple">https://www.uneiaparjour.fr/knowle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youtube</text:p>
          </table:table-cell>
          <table:table-cell table:style-name="ce92" office:value-type="date" office:date-value="2023-12-02" ns42:value-type="date">
            <text:p>0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ohere</text:p>
          </table:table-cell>
          <table:table-cell table:style-name="ce74" office:value-type="string" ns42: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75" office:value-type="string" ns42:value-type="string">
            <text:p><text:a xlink:href="https://www.uneiaparjour.fr/decohere/" xlink:type="simple">https://www.uneiaparjour.fr/decohere/</text:a></text:p>
          </table:table-cell>
          <table:table-cell table:style-name="ce74" office:value-type="string" ns42:value-type="string">
            <text:p>vidéo</text:p>
          </table:table-cell>
          <table:table-cell table:style-name="ce74" table:number-columns-repeated="5"/>
          <table:table-cell table:style-name="ce92" office:value-type="date" office:date-value="2023-12-01" ns42:value-type="date">
            <text:p>0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ics Maker</text:p>
          </table:table-cell>
          <table:table-cell table:style-name="ce74" office:value-type="string" ns42:value-type="string">
            <text:p>Comics Maker (https://comicsmaker.ai) génère les imagesd’une bande </text:p>
            <text:p>dessinée et permet leur mise en page, case et bulles. Plusieurs styles, </text:p>
            <text:p>vues et modèles IA disponibles. Export pdf ou cbz, publication. 100 crédits </text:p>
            <text:p>gratuits (= 100 images).</text:p>
          </table:table-cell>
          <table:table-cell table:style-name="ce75" office:value-type="string" ns42:value-type="string">
            <text:p><text:a xlink:href="https://www.uneiaparjour.fr/comics-maker/" xlink:type="simple">https://www.uneiaparjour.fr/comics-maker/</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table:number-columns-repeated="4"/>
          <table:table-cell table:style-name="ce92" office:value-type="date" office:date-value="2023-11-30" ns42:value-type="date">
            <text:p>3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ove</text:p>
          </table:table-cell>
          <table:table-cell table:style-name="ce74" office:value-type="string" ns42: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75" office:value-type="string" ns42:value-type="string">
            <text:p><text:a xlink:href="https://www.uneiaparjour.fr/trove/" xlink:type="simple">https://www.uneiaparjour.fr/trove/</text:a></text:p>
          </table:table-cell>
          <table:table-cell table:style-name="ce74" office:value-type="string" ns42:value-type="string">
            <text:p>données</text:p>
          </table:table-cell>
          <table:table-cell table:style-name="ce74" table:number-columns-repeated="5"/>
          <table:table-cell table:style-name="ce92" office:value-type="date" office:date-value="2023-11-29" ns42:value-type="date">
            <text:p>2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alize</text:p>
          </table:table-cell>
          <table:table-cell table:style-name="ce74" office:value-type="string" ns42: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75" office:value-type="string" ns42:value-type="string">
            <text:p><text:a xlink:href="https://www.uneiaparjour.fr/quizalize/" xlink:type="simple">https://www.uneiaparjour.fr/quizaliz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1-28" ns42:value-type="date">
            <text:p>2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unno</text:p>
          </table:table-cell>
          <table:table-cell table:style-name="ce74" office:value-type="string" ns42: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75" office:value-type="string" ns42:value-type="string">
            <text:p><text:a xlink:href="https://www.uneiaparjour.fr/dunno/" xlink:type="simple">https://www.uneiaparjour.fr/dun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3-11-27" ns42:value-type="date">
            <text:p>2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rden of AI</text:p>
          </table:table-cell>
          <table:table-cell table:style-name="ce74" office:value-type="string" ns42:value-type="string">
            <text:p>Garden of AI (https://www.gardenofai.xyz) est un générateur IA </text:p>
            <text:p>« universel » à partir d’un prompt : texte, images, applications, jeux, </text:p>
            <text:p>etc. 2 exemples créés : – imagesN&amp;B : </text:p>
            <text:p>https://www.gardenofai.xyz/?session=Huge-Ravens-Carry – pong : </text:p>
            <text:p>https://www.gardenofai.xyz/?session=Lemon-Streets-Tickle Gratuit et sans </text:p>
            <text:p>compte.</text:p>
          </table:table-cell>
          <table:table-cell table:style-name="ce75" office:value-type="string" ns42:value-type="string">
            <text:p><text:a xlink:href="https://www.uneiaparjour.fr/3182-2/" xlink:type="simple">https://www.uneiaparjour.fr/3182-2/</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2"/>
          <table:table-cell table:style-name="ce92" office:value-type="date" office:date-value="2023-11-26" ns42:value-type="date">
            <text:p>2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so</text:p>
          </table:table-cell>
          <table:table-cell table:style-name="ce74" office:value-type="string" ns42:value-type="string">
            <text:p>Pikaso de @freepik (https://freepik.com/pikaso) génére des imagesen temps </text:p>
            <text:p>réel à partir de dessins / formes et pictos et/ou prompt. Les formes </text:p>
            <text:p>peuvent être déplacées et l’image améliorée. Version beta sur liste </text:p>
            <text:p>d’attente ou invit. Export images+ composition. (code d’invitation – </text:p>
            <text:p>limité – dans ce post : </text:p>
            <text:p>https://x.com/LinusEkenstam/status/1730241429174108440?s=20)</text:p>
          </table:table-cell>
          <table:table-cell table:style-name="ce75" office:value-type="string" ns42:value-type="string">
            <text:p><text:a xlink:href="https://www.uneiaparjour.fr/pikaso/" xlink:type="simple">https://www.uneiaparjour.fr/pikaso/</text:a></text:p>
          </table:table-cell>
          <table:table-cell table:style-name="ce74" office:value-type="string" ns42:value-type="string">
            <text:p>images</text:p>
          </table:table-cell>
          <table:table-cell table:style-name="ce74" table:number-columns-repeated="5"/>
          <table:table-cell table:style-name="ce92" office:value-type="date" office:date-value="2023-11-25" ns42:value-type="date">
            <text:p>2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turbo</text:p>
          </table:table-cell>
          <table:table-cell table:style-name="ce74" office:value-type="string" ns42:value-type="string">
            <text:p>SDXL turbo (version beta : https://clipdrop.co/stable-diffusion-turbo…) est </text:p>
            <text:p>le dernier modèle de génération d’imagesde Stable Diffusion @StabilityAI </text:p>
            <text:p>(description :https://stability.ai/news/stability-ai-sdxl-turbo). Images </text:p>
            <text:p>générées en une fraction de seconde et outil d’édition. Gratuit et illimité</text:p>
          </table:table-cell>
          <table:table-cell table:style-name="ce75" office:value-type="string" ns42:value-type="string">
            <text:p><text:a xlink:href="https://www.uneiaparjour.fr/sdxl-turbo/" xlink:type="simple">https://www.uneiaparjour.fr/sdxl-turb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1-24" ns42:value-type="date">
            <text:p>2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bbly</text:p>
          </table:table-cell>
          <table:table-cell table:style-name="ce74" office:value-type="string" ns42:value-type="string">
            <text:p>Gibbly (https://www.gibbly.co/) génére quiz, cours et présentations. Quiz </text:p>
            <text:p>proposés en défis accessibles sans compte depuis l’accueil (test 309751). </text:p>
            <text:p>Multi-niveaux, export ppt avec imageslibres, création de classe. En beta </text:p>
            <text:p>gratuite.</text:p>
          </table:table-cell>
          <table:table-cell table:style-name="ce75" office:value-type="string" ns42:value-type="string">
            <text:p><text:a xlink:href="https://www.uneiaparjour.fr/gibbly/" xlink:type="simple">https://www.uneiaparjour.fr/gibbly/</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3-11-23" ns42:value-type="date">
            <text:p>2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en AI</text:p>
          </table:table-cell>
          <table:table-cell table:style-name="ce74" office:value-type="string" ns42: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75" office:value-type="string" ns42:value-type="string">
            <text:p><text:a xlink:href="https://www.uneiaparjour.fr/chartgen-ai/" xlink:type="simple">https://www.uneiaparjour.fr/chartgen-ai/</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3-11-22" ns42:value-type="date">
            <text:p>2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llo</text:p>
          </table:table-cell>
          <table:table-cell table:style-name="ce74" office:value-type="string" ns42: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75" office:value-type="string" ns42:value-type="string">
            <text:p><text:a xlink:href="https://www.uneiaparjour.fr/vello/" xlink:type="simple">https://www.uneiaparjour.fr/vello/</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3"/>
          <table:table-cell table:style-name="ce92" office:value-type="date" office:date-value="2023-11-21" ns42:value-type="date">
            <text:p>2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 Ocean</text:p>
          </table:table-cell>
          <table:table-cell table:style-name="ce74" office:value-type="string" ns42: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75" office:value-type="string" ns42:value-type="string">
            <text:p><text:a xlink:href="https://www.uneiaparjour.fr/tutor-ocean/" xlink:type="simple">https://www.uneiaparjour.fr/tutor-ocean/</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3-11-20" ns42:value-type="date">
            <text:p>2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Pilot</text:p>
          </table:table-cell>
          <table:table-cell table:style-name="ce74" office:value-type="string" ns42: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75" office:value-type="string" ns42:value-type="string">
            <text:p><text:a xlink:href="https://www.uneiaparjour.fr/slides-pilot/" xlink:type="simple">https://www.uneiaparjour.fr/slides-pilot/</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4"/>
          <table:table-cell table:style-name="ce92" office:value-type="date" office:date-value="2023-11-19" ns42:value-type="date">
            <text:p>1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Vidéo Diffusion</text:p>
          </table:table-cell>
          <table:table-cell table:style-name="ce74" office:value-type="string" ns42: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81" office:value-type="string" ns42:value-type="string">
            <text:p><text:a xlink:href="https://www.uneiaparjour.fr/stable-video-diffusion/" xlink:type="simple">https://www.uneiaparjour.fr/stable-video-diffusio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3-11-18" ns42:value-type="date">
            <text:p>1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Lens</text:p>
          </table:table-cell>
          <table:table-cell table:style-name="ce74" office:value-type="string" ns42:value-type="string">
            <text:p>MyLens (https://mylens.ai) génère des frises chronologiques à partir d’un </text:p>
            <text:p>prompt, simple ou évolué (avec nbre de dates, comparaisons…) Export image </text:p>
            <text:p>(complet et en imagesInstagram) ou url. Gratuit et illimité. Test via url </text:p>
            <text:p>: </text:p>
            <text:p>https://mylens.ai/lens/chronologie-de-l-intelligence-artificielle-perspectives-europeenne-chinoise-et-americaine-en-20-evenements-cles-bpmqln</text:p>
          </table:table-cell>
          <table:table-cell table:style-name="ce82" office:value-type="string" ns42:value-type="string">
            <text:p>https://www.uneiaparjour.fr/mylens/</text:p>
          </table:table-cell>
          <table:table-cell table:number-columns-repeated="2"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17" ns42:value-type="date">
            <text:p>1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es</text:p>
          </table:table-cell>
          <table:table-cell table:style-name="ce74" office:value-type="string" ns42: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74" office:value-type="string" ns42:value-type="string">
            <text:p>https://www.uneiaparjour.fr/educates/</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6" ns42:value-type="date">
            <text:p>1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ellis</text:p>
          </table:table-cell>
          <table:table-cell table:style-name="ce74" office:value-type="string" ns42: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74" office:value-type="string" ns42:value-type="string">
            <text:p>https://www.uneiaparjour.fr/trelli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5" ns42:value-type="date">
            <text:p>1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ker</text:p>
          </table:table-cell>
          <table:table-cell table:style-name="ce74" office:value-type="string" ns42: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74" office:value-type="string" ns42:value-type="string">
            <text:p>https://www.uneiaparjour.fr/seeker/</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4" ns42:value-type="date">
            <text:p>1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tochart</text:p>
          </table:table-cell>
          <table:table-cell table:style-name="ce74" office:value-type="string" ns42: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74" office:value-type="string" ns42:value-type="string">
            <text:p>https://www.uneiaparjour.fr/piktochart/</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3" ns42:value-type="date">
            <text:p>1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kara</text:p>
          </table:table-cell>
          <table:table-cell table:style-name="ce74" office:value-type="string" ns42: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74" office:value-type="string" ns42:value-type="string">
            <text:p>https://www.uneiaparjour.fr/ankar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11-12" ns42:value-type="date">
            <text:p>1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rbo</text:p>
          </table:table-cell>
          <table:table-cell table:style-name="ce74" office:value-type="string" ns42: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74" office:value-type="string" ns42:value-type="string">
            <text:p>https://www.uneiaparjour.fr/virbo/</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1-11" ns42:value-type="date">
            <text:p>1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ualizer de Build Legends</text:p>
          </table:table-cell>
          <table:table-cell table:style-name="ce74" office:value-type="string" ns42:value-type="string">
            <text:p>Vizualizer de Build Legends (https://app.buildlegends.com) génére des </text:p>
            <text:p>histoires de plusieurs chapitres à partir d’un texte à trous, avec images</text:p>
            <text:p>d’illustration. En anglais avec lecture possible et partage par lien. </text:p>
            <text:p>Gratuit et sans compte. Test ici : </text:p>
            <text:p>https://app.buildlegends.com/reader/agFBlhf0y7LXVUzqSnk4?utm_source=visualizer&amp;utm_medium=share</text:p>
          </table:table-cell>
          <table:table-cell table:style-name="ce75" office:value-type="string" ns42:value-type="string">
            <text:p><text:a xlink:href="https://www.uneiaparjour.fr/vizualizer/" xlink:type="simple">https://www.uneiaparjour.fr/vizualize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0" ns42:value-type="date">
            <text:p>1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ion Diffusion HQ</text:p>
          </table:table-cell>
          <table:table-cell table:style-name="ce74" office:value-type="string" ns42: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74" office:value-type="string" ns42:value-type="string">
            <text:p>https://www.uneiaparjour.fr/illusion-diffusion-hq/</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2"/>
          <table:table-cell table:style-name="ce88" table:number-columns-repeated="2"/>
          <table:table-cell table:style-name="ce92" office:value-type="date" office:date-value="2023-11-09" ns42:value-type="date">
            <text:p>0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birise</text:p>
          </table:table-cell>
          <table:table-cell table:style-name="ce74" office:value-type="string" ns42: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83" office:value-type="string" ns42:value-type="string">
            <text:p><text:a xlink:href="https://www.uneiaparjour.fr/mobirise-2" xlink:type="simple">https://www.uneiaparjour.fr/mobirise-2</text:a></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11-08" ns42:value-type="date">
            <text:p>0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ssette</text:p>
          </table:table-cell>
          <table:table-cell table:style-name="ce74" office:value-type="string" ns42: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74" office:value-type="string" ns42:value-type="string">
            <text:p>https://www.uneiaparjour.fr/casset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1-07" ns42:value-type="date">
            <text:p>0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presentation maker</text:p>
          </table:table-cell>
          <table:table-cell table:style-name="ce74" office:value-type="string" ns42:value-type="string">
            <text:p>AI presentation maker (https://wepik.com/ai-presentations…) génère </text:p>
            <text:p>gratuitement des présentations avec choix du ton, langue et nombre de </text:p>
            <text:p>diapos. Édition multiple, export image ou pdf. Création de textes et </text:p>
            <text:p>d’imagespar IA inclus. Test : </text:p>
            <text:p>https://wepik.com/share/9a9709a5-1934-4384-918d-671767d31fd5#rs=link</text:p>
          </table:table-cell>
          <table:table-cell table:style-name="ce74" office:value-type="string" ns42:value-type="string">
            <text:p>https://www.uneiaparjour.fr/ai-presentation-maker/</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11-06" ns42:value-type="date">
            <text:p>0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s by Ai</text:p>
          </table:table-cell>
          <table:table-cell table:style-name="ce74" office:value-type="string" ns42: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74" office:value-type="string" ns42:value-type="string">
            <text:p>https://www.uneiaparjour.fr/books-by-ai/</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5" ns42:value-type="date">
            <text:p>0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baters</text:p>
          </table:table-cell>
          <table:table-cell table:style-name="ce74" office:value-type="string" ns42: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74" office:value-type="string" ns42:value-type="string">
            <text:p>https://www.uneiaparjour.fr/debaters/</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4" ns42:value-type="date">
            <text:p>0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Cortex</text:p>
          </table:table-cell>
          <table:table-cell table:style-name="ce74" office:value-type="string" ns42: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74" office:value-type="string" ns42:value-type="string">
            <text:p>https://www.uneiaparjour.fr/1687-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03" ns42:value-type="date">
            <text:p>0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write</text:p>
          </table:table-cell>
          <table:table-cell table:style-name="ce74" office:value-type="string" ns42: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74" office:value-type="string" ns42:value-type="string">
            <text:p>https://www.uneiaparjour.fr/magicwrit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2" ns42:value-type="date">
            <text:p>0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GPT</text:p>
          </table:table-cell>
          <table:table-cell table:style-name="ce74" office:value-type="string" ns42: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74" office:value-type="string" ns42:value-type="string">
            <text:p>https://www.uneiaparjour.fr/historygp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01" ns42:value-type="date">
            <text:p>0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asy-Peasy</text:p>
          </table:table-cell>
          <table:table-cell table:style-name="ce74" office:value-type="string" ns42: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74" office:value-type="string" ns42:value-type="string">
            <text:p>https://www.uneiaparjour.fr/easy-peasy/</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31" ns42:value-type="date">
            <text:p>3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ntheon</text:p>
          </table:table-cell>
          <table:table-cell table:style-name="ce74" office:value-type="string" ns42: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74" office:value-type="string" ns42:value-type="string">
            <text:p>https://www.uneiaparjour.fr/pantheon/</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30" ns42:value-type="date">
            <text:p>3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stillery</text:p>
          </table:table-cell>
          <table:table-cell table:style-name="ce74" office:value-type="string" ns42:value-type="string">
            <text:p>Distillery (https://followfox.ai) : outil de génération d’imagesavec 100 </text:p>
            <text:p>modèles disponibles </text:p>
            <text:p>(https://distillery-dev.github.io/site/Parameters/lora/lora/#loras-for-sd-15-models…). </text:p>
            <text:p>Augmentation et amélioration d’images, 10 requêtes par jour gratuites sur </text:p>
            <text:p>Discord.</text:p>
          </table:table-cell>
          <table:table-cell table:style-name="ce74" office:value-type="string" ns42:value-type="string">
            <text:p>https://www.uneiaparjour.fr/distillery/</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9" ns42:value-type="date">
            <text:p>2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e generator</text:p>
          </table:table-cell>
          <table:table-cell table:style-name="ce74" office:value-type="string" ns42: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74" office:value-type="string" ns42:value-type="string">
            <text:p>https://www.uneiaparjour.fr/game-generator/</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2"/>
          <table:table-cell table:style-name="ce88" table:number-columns-repeated="2"/>
          <table:table-cell table:style-name="ce92" office:value-type="date" office:date-value="2023-10-28" ns42:value-type="date">
            <text:p>2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ion Genius</text:p>
          </table:table-cell>
          <table:table-cell table:style-name="ce74" office:value-type="string" ns42: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74" office:value-type="string" ns42:value-type="string">
            <text:p>https://www.uneiaparjour.fr/education-genius/</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10-27" ns42:value-type="date">
            <text:p>2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edback</text:p>
          </table:table-cell>
          <table:table-cell table:style-name="ce74" office:value-type="string" ns42: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74" office:value-type="string" ns42:value-type="string">
            <text:p>https://www.uneiaparjour.fr/feedback/</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6" ns42:value-type="date">
            <text:p>2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Visualizer</text:p>
          </table:table-cell>
          <table:table-cell table:style-name="ce74" office:value-type="string" ns42: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74" office:value-type="string" ns42:value-type="string">
            <text:p>https://www.uneiaparjour.fr/the-visualizer/</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25" ns42:value-type="date">
            <text:p>2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fics</text:p>
          </table:table-cell>
          <table:table-cell table:style-name="ce74" office:value-type="string" ns42: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74" office:value-type="string" ns42:value-type="string">
            <text:p>https://www.uneiaparjour.fr/idefic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10-24" ns42:value-type="date">
            <text:p>2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art</text:p>
          </table:table-cell>
          <table:table-cell table:style-name="ce74" office:value-type="string" ns42:value-type="string">
            <text:p>Imagine (https://imagine.art) génère des images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74" office:value-type="string" ns42:value-type="string">
            <text:p>https://www.uneiaparjour.fr/imagine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3" ns42:value-type="date">
            <text:p>2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s</text:p>
          </table:table-cell>
          <table:table-cell table:style-name="ce74" office:value-type="string" ns42: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74" office:value-type="string" ns42:value-type="string">
            <text:p>https://www.uneiaparjour.fr/courses/</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2" ns42:value-type="date">
            <text:p>2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mind Copilot</text:p>
          </table:table-cell>
          <table:table-cell table:style-name="ce74" office:value-type="string" ns42: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74" office:value-type="string" ns42:value-type="string">
            <text:p>https://www.uneiaparjour.fr/xmind-copilot/</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1" ns42:value-type="date">
            <text:p>2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 Studio</text:p>
          </table:table-cell>
          <table:table-cell table:style-name="ce74" office:value-type="string" ns42:value-type="string">
            <text:p>Morph Studio (https://morphstudio.xyz) crée de courtes vidéos à partir d’un </text:p>
            <text:p>prompt via Discord. Ajout de détails et plusieurs générations à partir du </text:p>
            <text:p>même prompt possibles. Création de memes et d’imagescartoon avec 2 autres </text:p>
            <text:p>bots. Gratuit avec compte Discord.</text:p>
          </table:table-cell>
          <table:table-cell table:style-name="ce74" office:value-type="string" ns42:value-type="string">
            <text:p>https://www.uneiaparjour.fr/morph-studi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20" ns42:value-type="date">
            <text:p>2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ext:p>
          </table:table-cell>
          <table:table-cell table:style-name="ce74" office:value-type="string" ns42: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74" office:value-type="string" ns42:value-type="string">
            <text:p>https://www.uneiaparjour.fr/pi/</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style-name="ce88" table:number-columns-repeated="2"/>
          <table:table-cell table:style-name="ce92" office:value-type="date" office:date-value="2023-10-19" ns42:value-type="date">
            <text:p>1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grade</text:p>
          </table:table-cell>
          <table:table-cell table:style-name="ce74" office:value-type="string" ns42: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74" office:value-type="string" ns42:value-type="string">
            <text:p>https://www.uneiaparjour.fr/pitchgrade/</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8" ns42:value-type="date">
            <text:p>1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Gen</text:p>
          </table:table-cell>
          <table:table-cell table:style-name="ce74" office:value-type="string" ns42:value-type="string">
            <text:p>ShortVideoGen (https://shortgen.video) génère de courtes vidéos avec </text:p>
            <text:p>musique (maxi 12s) à partir d’un prompt. Choix du nombre d’images/sec. 5 </text:p>
            <text:p>générations gratuites. Tests à 3, 12, 24 imagesà retrouver ici. On voit </text:p>
            <text:p>par contre bien la source des données !</text:p>
          </table:table-cell>
          <table:table-cell table:style-name="ce74" office:value-type="string" ns42:value-type="string">
            <text:p>https://www.uneiaparjour.fr/shortvideogen/</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7" ns42:value-type="date">
            <text:p>1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mate</text:p>
          </table:table-cell>
          <table:table-cell table:style-name="ce74" office:value-type="string" ns42: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74" office:value-type="string" ns42:value-type="string">
            <text:p>https://www.uneiaparjour.fr/teachmat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6" ns42:value-type="date">
            <text:p>1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nsgo</text:p>
          </table:table-cell>
          <table:table-cell table:style-name="ce74" office:value-type="string" ns42:value-type="string">
            <text:p>Lensgo (https://lensgo.ai) génère images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74" office:value-type="string" ns42:value-type="string">
            <text:p>https://www.uneiaparjour.fr/lensgo/</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5" ns42:value-type="date">
            <text:p>1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books</text:p>
          </table:table-cell>
          <table:table-cell table:style-name="ce74" office:value-type="string" ns42: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74" office:value-type="string" ns42:value-type="string">
            <text:p>https://www.uneiaparjour.fr/storybook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4" ns42:value-type="date">
            <text:p>1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onvalley</text:p>
          </table:table-cell>
          <table:table-cell table:style-name="ce74" office:value-type="string" ns42: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74" office:value-type="string" ns42:value-type="string">
            <text:p>https://www.uneiaparjour.fr/moonvalley/</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3" ns42:value-type="date">
            <text:p>1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impleGPT</text:p>
          </table:table-cell>
          <table:table-cell table:style-name="ce74" office:value-type="string" ns42: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74" office:value-type="string" ns42:value-type="string">
            <text:p>https://www.uneiaparjour.fr/simplegp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12" ns42:value-type="date">
            <text:p>1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pula</text:p>
          </table:table-cell>
          <table:table-cell table:style-name="ce74" office:value-type="string" ns42: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74" office:value-type="string" ns42:value-type="string">
            <text:p>https://www.uneiaparjour.fr/copula/</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1" ns42:value-type="date">
            <text:p>1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va</text:p>
          </table:table-cell>
          <table:table-cell table:style-name="ce74" office:value-type="string" ns42: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74" office:value-type="string" ns42:value-type="string">
            <text:p>https://www.uneiaparjour.fr/aiva/</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0-10" ns42:value-type="date">
            <text:p>1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izoto</text:p>
          </table:table-cell>
          <table:table-cell table:style-name="ce74" office:value-type="string" ns42:value-type="string">
            <text:p>Zizoto (https://zizoto.com) génère des imagesavec Stable Diffusion SDXL </text:p>
            <text:p>depuis une appli iOS ou Android. Remix des images, galerie, partage avec </text:p>
            <text:p>prompts visibles et suivi d’autres utilisateurs. Gratuit (avec impression </text:p>
            <text:p>payante d’images)</text:p>
          </table:table-cell>
          <table:table-cell table:style-name="ce74" office:value-type="string" ns42:value-type="string">
            <text:p>https://www.uneiaparjour.fr/zizot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9" ns42:value-type="date">
            <text:p>0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apt</text:p>
          </table:table-cell>
          <table:table-cell table:style-name="ce74" office:value-type="string" ns42: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74" office:value-type="string" ns42:value-type="string">
            <text:p>https://www.uneiaparjour.fr/za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8" ns42:value-type="date">
            <text:p>0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aveformer</text:p>
          </table:table-cell>
          <table:table-cell table:style-name="ce74" office:value-type="string" ns42: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74" office:value-type="string" ns42:value-type="string">
            <text:p>https://www.uneiaparjour.fr/waveformer/</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10-07" ns42:value-type="date">
            <text:p>0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Gen</text:p>
          </table:table-cell>
          <table:table-cell table:style-name="ce74" office:value-type="string" ns42: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74" office:value-type="string" ns42:value-type="string">
            <text:p>https://www.uneiaparjour.fr/coursege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6" ns42:value-type="date">
            <text:p>0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va</text:p>
          </table:table-cell>
          <table:table-cell table:style-name="ce74" office:value-type="string" ns42: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74" office:value-type="string" ns42:value-type="string">
            <text:p>https://www.uneiaparjour.fr/llav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88" table:number-columns-repeated="2"/>
          <table:table-cell table:style-name="ce92" office:value-type="date" office:date-value="2023-10-05" ns42:value-type="date">
            <text:p>0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bread</text:p>
          </table:table-cell>
          <table:table-cell table:style-name="ce74" office:value-type="string" ns42:value-type="string">
            <text:p>Shortbread (http://shortbread.ai) génère des planches de BD / manga ou de </text:p>
            <text:p>webtoons à partir d’un prompt. Choix du modèle de page, imagesmodifiables, </text:p>
            <text:p>accès aux prompts, textes et bulles éditables. 50 générations gratuites </text:p>
            <text:p>(planche ou image).</text:p>
          </table:table-cell>
          <table:table-cell table:style-name="ce74" office:value-type="string" ns42:value-type="string">
            <text:p>https://www.uneiaparjour.fr/shortbread/</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04" ns42:value-type="date">
            <text:p>0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AIde</text:p>
          </table:table-cell>
          <table:table-cell table:style-name="ce74" office:value-type="string" ns42: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74" office:value-type="string" ns42:value-type="string">
            <text:p>https://www.uneiaparjour.fr/teacheraid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3" ns42:value-type="date">
            <text:p>0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sh AI</text:p>
          </table:table-cell>
          <table:table-cell table:style-name="ce74" office:value-type="string" ns42:value-type="string">
            <text:p>Flush AI (http://flushai.cloud) génère des image à partir de 6 modèles ou </text:p>
            <text:p>de modèles importés de http://civitai.com. Réglage fin possible. Version </text:p>
            <text:p>beta, 100 générations gratuites par mois.</text:p>
          </table:table-cell>
          <table:table-cell table:style-name="ce74" office:value-type="string" ns42:value-type="string">
            <text:p>https://www.uneiaparjour.fr/flush-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2" ns42:value-type="date">
            <text:p>0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Beaver</text:p>
          </table:table-cell>
          <table:table-cell table:style-name="ce74" office:value-type="string" ns42: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74" office:value-type="string" ns42:value-type="string">
            <text:p>https://www.uneiaparjour.fr/gptbeaver/</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1" ns42:value-type="date">
            <text:p>0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dly</text:p>
          </table:table-cell>
          <table:table-cell table:style-name="ce74" office:value-type="string" ns42: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74" office:value-type="string" ns42:value-type="string">
            <text:p>https://www.uneiaparjour.fr/notedly/</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30" ns42:value-type="date">
            <text:p>3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orLab</text:p>
          </table:table-cell>
          <table:table-cell table:style-name="ce74" office:value-type="string" ns42: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74" office:value-type="string" ns42:value-type="string">
            <text:p>https://www.uneiaparjour.fr/educatorlab/</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9" ns42:value-type="date">
            <text:p>2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tch</text:p>
          </table:table-cell>
          <table:table-cell table:style-name="ce74" office:value-type="string" ns42: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74" office:value-type="string" ns42:value-type="string">
            <text:p>https://www.uneiaparjour.fr/stretch/</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8" ns42:value-type="date">
            <text:p>2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ll-e 3</text:p>
          </table:table-cell>
          <table:table-cell table:style-name="ce74" office:value-type="string" ns42: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75" office:value-type="string" ns42:value-type="string">
            <text:p><text:a xlink:href="https://www.uneiaparjour.fr/dall-e/" xlink:type="simple">https://www.uneiaparjour.fr/dall-e/</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9-27" ns42:value-type="date">
            <text:p>2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romox</text:p>
          </table:table-cell>
          <table:table-cell table:style-name="ce74" office:value-type="string" ns42: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74" office:value-type="string" ns42:value-type="string">
            <text:p>https://www.uneiaparjour.fr/chromox/</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9-26" ns42:value-type="date">
            <text:p>2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bs</text:p>
          </table:table-cell>
          <table:table-cell table:style-name="ce74" office:value-type="string" ns42: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74" office:value-type="string" ns42:value-type="string">
            <text:p>https://www.uneiaparjour.fr/babs/</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5" ns42:value-type="date">
            <text:p>2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cademicGPT</text:p>
          </table:table-cell>
          <table:table-cell table:style-name="ce74" office:value-type="string" ns42: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74" office:value-type="string" ns42:value-type="string">
            <text:p>https://www.uneiaparjour.fr/academicgp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24" ns42:value-type="date">
            <text:p>2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disearch</text:p>
          </table:table-cell>
          <table:table-cell table:style-name="ce74" office:value-type="string" ns42: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74" office:value-type="string" ns42:value-type="string">
            <text:p>https://www.uneiaparjour.fr/andisearch/</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3" ns42:value-type="date">
            <text:p>2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ast</text:p>
          </table:table-cell>
          <table:table-cell table:style-name="ce74" office:value-type="string" ns42: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74" office:value-type="string" ns42:value-type="string">
            <text:p>https://www.uneiaparjour.fr/magicas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22" ns42:value-type="date">
            <text:p>2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ebra</text:p>
          </table:table-cell>
          <table:table-cell table:style-name="ce74" office:value-type="string" ns42: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74" office:value-type="string" ns42:value-type="string">
            <text:p>https://www.uneiaparjour.fr/zeebr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youtube</text:p>
          </table:table-cell>
          <table:table-cell table:style-name="ce88" table:number-columns-repeated="2"/>
          <table:table-cell table:style-name="ce92" office:value-type="date" office:date-value="2023-09-21" ns42:value-type="date">
            <text:p>2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eative</text:p>
          </table:table-cell>
          <table:table-cell table:style-name="ce74" office:value-type="string" ns42:value-type="string">
            <text:p>Qreative (https://qreative.ai) : création de QR code avec génération </text:p>
            <text:p>d’imagesà partir d’un prompt. Plusieurs modèles, styles et formats. </text:p>
            <text:p>ChatGPT en aide à la formulation de prompts. Gratuit, en version beta sur </text:p>
            <text:p>liste d’attente.</text:p>
          </table:table-cell>
          <table:table-cell table:style-name="ce74" office:value-type="string" ns42:value-type="string">
            <text:p>https://www.uneiaparjour.fr/qreative/</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9-20" ns42:value-type="date">
            <text:p>2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shcardX</text:p>
          </table:table-cell>
          <table:table-cell table:style-name="ce74" office:value-type="string" ns42: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74" office:value-type="string" ns42:value-type="string">
            <text:p>https://www.uneiaparjour.fr/flashcardx/</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table-cell table:style-name="ce88"/>
          <table:table-cell table:style-name="ce92" office:value-type="date" office:date-value="2023-09-19" ns42:value-type="date">
            <text:p>1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cut “texte en image”</text:p>
          </table:table-cell>
          <table:table-cell table:style-name="ce74" office:value-type="string" ns42: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74" office:value-type="string" ns42:value-type="string">
            <text:p>https://www.uneiaparjour.fr/capcut-texte-en-imag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18" ns42:value-type="date">
            <text:p>1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mind</text:p>
          </table:table-cell>
          <table:table-cell table:style-name="ce74" office:value-type="string" ns42: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74" office:value-type="string" ns42:value-type="string">
            <text:p>https://www.uneiaparjour.fr/chatmind/</text:p>
          </table:table-cell>
          <table:table-cell table:style-name="ce74" office:value-type="string" ns42:value-type="string">
            <text:p>mindmap</text:p>
          </table:table-cell>
          <table:table-cell table:style-name="ce74" table:number-columns-repeated="3"/>
          <table:table-cell table:style-name="ce88" table:number-columns-repeated="2"/>
          <table:table-cell table:style-name="ce92" office:value-type="date" office:date-value="2023-09-17" ns42:value-type="date">
            <text:p>1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aide</text:p>
          </table:table-cell>
          <table:table-cell table:style-name="ce74" office:value-type="string" ns42: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74" office:value-type="string" ns42:value-type="string">
            <text:p>https://www.uneiaparjour.fr/eduaid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6" ns42:value-type="date">
            <text:p>1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owai</text:p>
          </table:table-cell>
          <table:table-cell table:style-name="ce74" office:value-type="string" ns42:value-type="string">
            <text:p>Noowai (https://noowai.com) un chatbot basé sur une IA générative de texte </text:p>
            <text:p>d’OpenAI (cf 2ème capture). Gratuit et sans compte (une publicité peut </text:p>
            <text:p>apparaître en haut de page au démarrage).</text:p>
          </table:table-cell>
          <table:table-cell table:style-name="ce74" office:value-type="string" ns42:value-type="string">
            <text:p>https://www.uneiaparjour.fr/noowai/</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5" ns42:value-type="date">
            <text:p>1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2end</text:p>
          </table:table-cell>
          <table:table-cell table:style-name="ce74" office:value-type="string" ns42: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74" office:value-type="string" ns42:value-type="string">
            <text:p>https://www.uneiaparjour.fr/ask2end-ask2endcom-une-question-posee-sur-u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4" ns42:value-type="date">
            <text:p>1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xyz</text:p>
          </table:table-cell>
          <table:table-cell table:style-name="ce74" office:value-type="string" ns42: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74" office:value-type="string" ns42:value-type="string">
            <text:p>https://www.uneiaparjour.fr/learnxyz/</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3" ns42:value-type="date">
            <text:p>1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ma Tutor</text:p>
          </table:table-cell>
          <table:table-cell table:style-name="ce74" office:value-type="string" ns42: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74" office:value-type="string" ns42:value-type="string">
            <text:p>https://www.uneiaparjour.fr/magma-tutor/</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9-12" ns42:value-type="date">
            <text:p>1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Audio</text:p>
          </table:table-cell>
          <table:table-cell table:style-name="ce74" office:value-type="string" ns42: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74" office:value-type="string" ns42:value-type="string">
            <text:p>https://www.uneiaparjour.fr/stable-a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9-11" ns42:value-type="date">
            <text:p>1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tpress</text:p>
          </table:table-cell>
          <table:table-cell table:style-name="ce74" office:value-type="string" ns42: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74" office:value-type="string" ns42:value-type="string">
            <text:p>https://www.uneiaparjour.fr/botpress/</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10" ns42:value-type="date">
            <text:p>1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no</text:p>
          </table:table-cell>
          <table:table-cell table:style-name="ce74" office:value-type="string" ns42: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74" office:value-type="string" ns42:value-type="string">
            <text:p>https://www.uneiaparjour.fr/sun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09" ns42:value-type="date">
            <text:p>0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Lesson Pal</text:p>
          </table:table-cell>
          <table:table-cell table:style-name="ce74" office:value-type="string" ns42: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74" office:value-type="string" ns42:value-type="string">
            <text:p>https://www.uneiaparjour.fr/my-lesson-pal/</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9-08" ns42:value-type="date">
            <text:p>0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Highlight</text:p>
          </table:table-cell>
          <table:table-cell table:style-name="ce74" office:value-type="string" ns42: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74" office:value-type="string" ns42:value-type="string">
            <text:p>https://www.uneiaparjour.fr/video-highligh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07" ns42:value-type="date">
            <text:p>0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gicballs</text:p>
          </table:table-cell>
          <table:table-cell table:style-name="ce74" office:value-type="string" ns42: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75" office:value-type="string" ns42:value-type="string">
            <text:p><text:a xlink:href="https://www.uneiaparjour.fr/logicballs/" xlink:type="simple">https://www.uneiaparjour.fr/logicball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06" ns42:value-type="date">
            <text:p>0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noz</text:p>
          </table:table-cell>
          <table:table-cell table:style-name="ce74" office:value-type="string" ns42: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74" office:value-type="string" ns42:value-type="string">
            <text:p>https://www.uneiaparjour.fr/vidno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05" ns42:value-type="date">
            <text:p>0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NBX</text:p>
          </table:table-cell>
          <table:table-cell table:style-name="ce74" office:value-type="string" ns42: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74" office:value-type="string" ns42:value-type="string">
            <text:p>https://www.uneiaparjour.fr/chatnbx/</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92" office:value-type="date" office:date-value="2023-09-04" ns42:value-type="date">
            <text:p>0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uzzicle</text:p>
          </table:table-cell>
          <table:table-cell table:style-name="ce74" office:value-type="string" ns42: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75" office:value-type="string" ns42:value-type="string">
            <text:p><text:a xlink:href="https://www.uneiaparjour.fr/puzzicle/" xlink:type="simple">https://www.uneiaparjour.fr/puzzicle/</text:a></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9-03" ns42:value-type="date">
            <text:p>0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 Analyser</text:p>
          </table:table-cell>
          <table:table-cell table:style-name="ce74" office:value-type="string" ns42: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75" office:value-type="string" ns42:value-type="string">
            <text:p><text:a xlink:href="https://www.uneiaparjour.fr/doc-analyser/" xlink:type="simple">https://www.uneiaparjour.fr/doc-analys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9-02" ns42:value-type="date">
            <text:p>0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5 minutes lesson plan</text:p>
          </table:table-cell>
          <table:table-cell table:style-name="ce74" office:value-type="string" ns42: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74" office:value-type="string" ns42:value-type="string">
            <text:p>https://www.uneiaparjour.fr/5-minutes-lesson-pla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01" ns42:value-type="date">
            <text:p>0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text:p>
          </table:table-cell>
          <table:table-cell table:style-name="ce74" office:value-type="string" ns42: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74" office:value-type="string" ns42:value-type="string">
            <text:p>https://www.uneiaparjour.fr/lex-2/</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31" ns42:value-type="date">
            <text:p>3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gmind</text:p>
          </table:table-cell>
          <table:table-cell table:style-name="ce74" office:value-type="string" ns42:value-type="string">
            <text:p>Segmind (https://segmind.com) regroupe une cinquantaine de modèles d’IA </text:p>
            <text:p>génératives d’imagesopen source dont Stable diffusion ou Kandinsky. Inclut </text:p>
            <text:p>la génération de qr code et un mode image to image. Gratuit (et illimité </text:p>
            <text:p>?), API possible</text:p>
          </table:table-cell>
          <table:table-cell table:style-name="ce74" office:value-type="string" ns42:value-type="string">
            <text:p>https://www.uneiaparjour.fr/segmind-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30" ns42:value-type="date">
            <text:p>3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diopen</text:p>
          </table:table-cell>
          <table:table-cell table:style-name="ce74" office:value-type="string" ns42: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74" office:value-type="string" ns42:value-type="string">
            <text:p>https://www.uneiaparjour.fr/audiope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29" ns42:value-type="date">
            <text:p>2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pSup</text:p>
          </table:table-cell>
          <table:table-cell table:style-name="ce74" office:value-type="string" ns42: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74" office:value-type="string" ns42:value-type="string">
            <text:p>https://www.uneiaparjour.fr/prepsup/</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88" table:number-columns-repeated="2"/>
          <table:table-cell table:style-name="ce92" office:value-type="date" office:date-value="2023-08-28" ns42:value-type="date">
            <text:p>2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x</text:p>
          </table:table-cell>
          <table:table-cell table:style-name="ce74" office:value-type="string" ns42: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75" office:value-type="string" ns42:value-type="string">
            <text:p><text:a xlink:href="https://www.uneiaparjour.fr/hix/" xlink:type="simple">https://www.uneiaparjour.fr/hix/</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27" ns42:value-type="date">
            <text:p>2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ir</text:p>
          </table:table-cell>
          <table:table-cell table:style-name="ce74" office:value-type="string" ns42:value-type="string">
            <text:p>Flair (http://flair.ai) met en scène des objets à partir de paramètres </text:p>
            <text:p>définis en effaçant l’arrière-plan pour en générer de nouveaux. Outils </text:p>
            <text:p>d’édition disponibles et ajouts d’éléments. 30 imagesgratuites. Image pour </text:p>
            <text:p>le test: https://unsplash.com/fr/photos/AmOm6BDUcMM…</text:p>
          </table:table-cell>
          <table:table-cell table:style-name="ce74" office:value-type="string" ns42:value-type="string">
            <text:p>https://www.uneiaparjour.fr/flai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6" ns42:value-type="date">
            <text:p>2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sio</text:p>
          </table:table-cell>
          <table:table-cell table:style-name="ce74" office:value-type="string" ns42:value-type="string">
            <text:p>Artsio (https://artsio.xyz/create) : outil de génération d’imagesavec 5 </text:p>
            <text:p>modèles, réglages fins, remix, image to image, agrandissement et galerie de </text:p>
            <text:p>partage. 20 imagesgratuites par jour.</text:p>
          </table:table-cell>
          <table:table-cell table:style-name="ce74" office:value-type="string" ns42:value-type="string">
            <text:p>https://www.uneiaparjour.fr/artsi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5" ns42:value-type="date">
            <text:p>2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rite Tone</text:p>
          </table:table-cell>
          <table:table-cell table:style-name="ce74" office:value-type="string" ns42: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75" office:value-type="string" ns42:value-type="string">
            <text:p><text:a xlink:href="https://www.uneiaparjour.fr/write-tone/" xlink:type="simple">https://www.uneiaparjour.fr/write-ton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4" ns42:value-type="date">
            <text:p>2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ogram</text:p>
          </table:table-cell>
          <table:table-cell table:style-name="ce74" office:value-type="string" ns42:value-type="string">
            <text:p>Ideogram (https://ideogram.ai) : outil de génération d’imagescapable </text:p>
            <text:p>d’inclure le texte demandé dans le prompt. Galerie proposée et remix </text:p>
            <text:p>possible. Gratuit.</text:p>
          </table:table-cell>
          <table:table-cell table:style-name="ce74" office:value-type="string" ns42:value-type="string">
            <text:p>https://www.uneiaparjour.fr/ideogram/</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3" ns42:value-type="date">
            <text:p>2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bot</text:p>
          </table:table-cell>
          <table:table-cell table:style-name="ce74" office:value-type="string" ns42: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74" office:value-type="string" ns42:value-type="string">
            <text:p>https://www.uneiaparjour.fr/bloombot/</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22" ns42:value-type="date">
            <text:p>2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ansvibe</text:p>
          </table:table-cell>
          <table:table-cell table:style-name="ce74" office:value-type="string" ns42:value-type="string">
            <text:p>Transvibe (https://transvribe.com) permet l’interrogation d’une vidéo </text:p>
            <text:p>Youtube via un chatbot. Exportation de la transcription possible. Gratuit </text:p>
            <text:p>et sans compte.</text:p>
          </table:table-cell>
          <table:table-cell table:style-name="ce75" office:value-type="string" ns42:value-type="string">
            <text:p><text:a xlink:href="https://www.uneiaparjour.fr/transvibe/" xlink:type="simple">https://www.uneiaparjour.fr/transvibe/</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8-21" ns42:value-type="date">
            <text:p>2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ca</text:p>
          </table:table-cell>
          <table:table-cell table:style-name="ce74" office:value-type="string" ns42: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75" office:value-type="string" ns42:value-type="string">
            <text:p><text:a xlink:href="https://www.uneiaparjour.fr/imagica/" xlink:type="simple">https://www.uneiaparjour.fr/imagica/</text:a></text:p>
          </table:table-cell>
          <table:table-cell table:style-name="ce74" office:value-type="string" ns42:value-type="string">
            <text:p>application</text:p>
          </table:table-cell>
          <table:table-cell table:style-name="ce74" table:number-columns-repeated="3"/>
          <table:table-cell table:style-name="ce88" table:number-columns-repeated="2"/>
          <table:table-cell table:style-name="ce92" office:value-type="date" office:date-value="2023-08-20" ns42:value-type="date">
            <text:p>2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ndingsite</text:p>
          </table:table-cell>
          <table:table-cell table:style-name="ce74" office:value-type="string" ns42:value-type="string">
            <text:p>Landingsite (http://landingsite.ai) crée une page web à partir d’un titre, </text:p>
            <text:p>d’une description et d’un modèle. Orienté commerce mais page éditable avec </text:p>
            <text:p>banque d’imagesgratuites. Gratuit et hébergé pour une page. Test : </text:p>
            <text:p>https://les-ia-gnratives-en-ducation.getlandingsite.com</text:p>
          </table:table-cell>
          <table:table-cell table:style-name="ce74" office:value-type="string" ns42:value-type="string">
            <text:p>https://www.uneiaparjour.fr/landingsite/</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8-19" ns42:value-type="date">
            <text:p>1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oblin Tools</text:p>
          </table:table-cell>
          <table:table-cell table:style-name="ce74" office:value-type="string" ns42: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74" office:value-type="string" ns42:value-type="string">
            <text:p>https://www.uneiaparjour.fr/goblin-tool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8" ns42:value-type="date">
            <text:p>1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n generator</text:p>
          </table:table-cell>
          <table:table-cell table:style-name="ce74" office:value-type="string" ns42: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75" office:value-type="string" ns42:value-type="string">
            <text:p><text:a xlink:href="https://www.uneiaparjour.fr/human-generator/" xlink:type="simple">https://www.uneiaparjour.fr/human-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7" ns42:value-type="date">
            <text:p>1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conAI</text:p>
          </table:table-cell>
          <table:table-cell table:style-name="ce74" office:value-type="string" ns42:value-type="string">
            <text:p>IconAI (iconai.co) génère des icônes à partir d’un prompt, d’un style parmi </text:p>
            <text:p>18 disponibles et d’une couleur dominante. 10 imagesgratuites, remix </text:p>
            <text:p>possible à partir d’une image existante.</text:p>
          </table:table-cell>
          <table:table-cell table:style-name="ce75" office:value-type="string" ns42:value-type="string">
            <text:p><text:a xlink:href="https://www.uneiaparjour.fr/iconai/" xlink:type="simple">https://www.uneiaparjour.fr/iconai/</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6" ns42:value-type="date">
            <text:p>1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emis</text:p>
          </table:table-cell>
          <table:table-cell table:style-name="ce74" office:value-type="string" ns42: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74" office:value-type="string" ns42:value-type="string">
            <text:p>https://www.uneiaparjour.fr/artemi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5" ns42:value-type="date">
            <text:p>1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Planner</text:p>
          </table:table-cell>
          <table:table-cell table:style-name="ce74" office:value-type="string" ns42: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74" office:value-type="string" ns42:value-type="string">
            <text:p>https://www.uneiaparjour.fr/lesson-planner/</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14" ns42:value-type="date">
            <text:p>1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mantic Scholar</text:p>
          </table:table-cell>
          <table:table-cell table:style-name="ce74" office:value-type="string" ns42: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74" office:value-type="string" ns42:value-type="string">
            <text:p>https://www.uneiaparjour.fr/semantic-scholar/</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3" ns42:value-type="date">
            <text:p>1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aizz</text:p>
          </table:table-cell>
          <table:table-cell table:style-name="ce74" office:value-type="string" ns42: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74" office:value-type="string" ns42:value-type="string">
            <text:p>https://www.uneiaparjour.fr/vaiz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12" ns42:value-type="date">
            <text:p>1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sor</text:p>
          </table:table-cell>
          <table:table-cell table:style-name="ce74" office:value-type="string" ns42:value-type="string">
            <text:p>Tensor (https://tensor.art) regroupe une quarantaine de modèles d’IA </text:p>
            <text:p>génératives d’imagesavec outils d’édition (remix, agrandissement, image to </text:p>
            <text:p>image, détails). Galerie pour inspiration. 100 crédits gratuits par jour (1 </text:p>
            <text:p>image : 1 à 3 crédits pendant le test).</text:p>
          </table:table-cell>
          <table:table-cell table:style-name="ce74" office:value-type="string" ns42:value-type="string">
            <text:p>https://www.uneiaparjour.fr/tens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1" ns42:value-type="date">
            <text:p>1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yo</text:p>
          </table:table-cell>
          <table:table-cell table:style-name="ce74" office:value-type="string" ns42:value-type="string">
            <text:p>Hayo (https://hayo.com/download), une application mobiles et ordis avec </text:p>
            <text:p>générateurs de texte et d’images(plusieurs modèles pour chacun), prompts </text:p>
            <text:p>libres ou préformatés, analyse de documents, synthèse vocale… 50 crédits </text:p>
            <text:p>texte et 50 crédits imagesgratuits /jour.</text:p>
          </table:table-cell>
          <table:table-cell table:style-name="ce74" office:value-type="string" ns42:value-type="string">
            <text:p>https://www.uneiaparjour.fr/hayo/</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0" ns42:value-type="date">
            <text:p>1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notes</text:p>
          </table:table-cell>
          <table:table-cell table:style-name="ce74" office:value-type="string" ns42: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75" office:value-type="string" ns42:value-type="string">
            <text:p><text:a xlink:href="https://www.uneiaparjour.fr/talknotes/" xlink:type="simple">https://www.uneiaparjour.fr/talk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09" ns42:value-type="date">
            <text:p>0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illify</text:p>
          </table:table-cell>
          <table:table-cell table:style-name="ce74" office:value-type="string" ns42: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75" office:value-type="string" ns42:value-type="string">
            <text:p><text:a xlink:href="https://www.uneiaparjour.fr/skillify/" xlink:type="simple">https://www.uneiaparjour.fr/skillif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8" ns42:value-type="date">
            <text:p>0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mi</text:p>
          </table:table-cell>
          <table:table-cell table:style-name="ce74" office:value-type="string" ns42:value-type="string">
            <text:p>Cami (https://heycami.ai) : un chatbot avec modèles #exte (GPT4) et images</text:p>
            <text:p>(stable diffusion) dans Whatsapp, avec transcription de l’audio. Gratuit, 5 </text:p>
            <text:p>images/jour et 10 générations de texte, plus que dépassées dans ce test : </text:p>
            <text:p>https://codimd.apps.education.fr/ZJYmjC8SSEmCxfZsNgkpxw?view</text:p>
          </table:table-cell>
          <table:table-cell table:style-name="ce74" office:value-type="string" ns42:value-type="string">
            <text:p>https://www.uneiaparjour.fr/cami/</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07" ns42:value-type="date">
            <text:p>0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olar</text:p>
          </table:table-cell>
          <table:table-cell table:style-name="ce74" office:value-type="string" ns42: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75" office:value-type="string" ns42:value-type="string">
            <text:p><text:a xlink:href="https://www.uneiaparjour.fr/skolar/" xlink:type="simple">https://www.uneiaparjour.fr/skola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table:table-cell table:style-name="ce88" table:number-columns-repeated="2"/>
          <table:table-cell table:style-name="ce92" office:value-type="date" office:date-value="2023-08-06" ns42:value-type="date">
            <text:p>0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ker</text:p>
          </table:table-cell>
          <table:table-cell table:style-name="ce74" office:value-type="string" ns42: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74" office:value-type="string" ns42:value-type="string">
            <text:p>https://www.uneiaparjour.fr/conker/</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5" ns42:value-type="date">
            <text:p>0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age</text:p>
          </table:table-cell>
          <table:table-cell table:style-name="ce74" office:value-type="string" ns42: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74" office:value-type="string" ns42:value-type="string">
            <text:p>https://www.uneiaparjour.fr/aipag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site web</text:p>
          </table:table-cell>
          <table:table-cell table:style-name="ce74" office:value-type="string" ns42:value-type="string">
            <text:p>usage illimité</text:p>
          </table:table-cell>
          <table:table-cell table:style-name="ce88" table:number-columns-repeated="2"/>
          <table:table-cell table:style-name="ce92" office:value-type="date" office:date-value="2023-08-04" ns42:value-type="date">
            <text:p>0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ind</text:p>
          </table:table-cell>
          <table:table-cell table:style-name="ce74" office:value-type="string" ns42: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75" office:value-type="string" ns42:value-type="string">
            <text:p><text:a xlink:href="https://www.uneiaparjour.fr/promind/" xlink:type="simple">https://www.uneiaparjour.fr/promind/</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03" ns42:value-type="date">
            <text:p>0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llo History</text:p>
          </table:table-cell>
          <table:table-cell table:style-name="ce74" office:value-type="string" ns42: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74" office:value-type="string" ns42:value-type="string">
            <text:p>https://www.uneiaparjour.fr/hello-histor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02" ns42:value-type="date">
            <text:p>0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dsteps</text:p>
          </table:table-cell>
          <table:table-cell table:style-name="ce74" office:value-type="string" ns42: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75" office:value-type="string" ns42:value-type="string">
            <text:p><text:a xlink:href="https://www.uneiaparjour.fr/sendsteps/" xlink:type="simple">https://www.uneiaparjour.fr/sendsteps/</text: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8-01" ns42:value-type="date">
            <text:p>0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ai</text:p>
          </table:table-cell>
          <table:table-cell table:style-name="ce74" office:value-type="string" ns42:value-type="string">
            <text:p>Pixai (https://pixai.art), outil de génération d’images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74" office:value-type="string" ns42:value-type="string">
            <text:p>https://www.uneiaparjour.fr/pix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31" ns42:value-type="date">
            <text:p>3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Chat</text:p>
          </table:table-cell>
          <table:table-cell table:style-name="ce74" office:value-type="string" ns42: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75" office:value-type="string" ns42:value-type="string">
            <text:p><text:a xlink:href="https://www.uneiaparjour.fr/openchat/" xlink:type="simple">https://www.uneiaparjour.fr/op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30" ns42:value-type="date">
            <text:p>3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scope</text:p>
          </table:table-cell>
          <table:table-cell table:style-name="ce74" office:value-type="string" ns42:value-type="string">
            <text:p>Zeroscope Text-to-video (à retrouver sur Huggingface : </text:p>
            <text:p>https://huggingface.co/spaces/fffiloni/zeroscope…) : un prompt pour une </text:p>
            <text:p>courte vidéo format 16:9. Sans compte.</text:p>
          </table:table-cell>
          <table:table-cell table:style-name="ce74" office:value-type="string" ns42:value-type="string">
            <text:p>https://www.uneiaparjour.fr/zeroscop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29" ns42:value-type="date">
            <text:p>2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troke</text:p>
          </table:table-cell>
          <table:table-cell table:style-name="ce74" office:value-type="string" ns42: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74" office:value-type="string" ns42:value-type="string">
            <text:p>https://www.uneiaparjour.fr/illustro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28" ns42:value-type="date">
            <text:p>2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School</text:p>
          </table:table-cell>
          <table:table-cell table:style-name="ce74" office:value-type="string" ns42: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74" office:value-type="string" ns42:value-type="string">
            <text:p>https://www.uneiaparjour.fr/magicschool/</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7" ns42:value-type="date">
            <text:p>2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zgo</text:p>
          </table:table-cell>
          <table:table-cell table:style-name="ce74" office:value-type="string" ns42:value-type="string">
            <text:p>Dezgo (https://dezgo.com), plusieurs outils dédiés à la génération d’images</text:p>
            <text:p>dont text to image avec 15 modèles, image to image, inpainting pour changer </text:p>
            <text:p>des éléments, avec nombreux réglages (text to video en beta sur Discord). </text:p>
            <text:p>Compte non obligatoire.</text:p>
          </table:table-cell>
          <table:table-cell table:style-name="ce74" office:value-type="string" ns42:value-type="string">
            <text:p>https://www.uneiaparjour.fr/dezgo/</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2"/>
          <table:table-cell table:style-name="ce88" table:number-columns-repeated="2"/>
          <table:table-cell table:style-name="ce92" office:value-type="date" office:date-value="2023-07-26" ns42:value-type="date">
            <text:p>2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erva</text:p>
          </table:table-cell>
          <table:table-cell table:style-name="ce74" office:value-type="string" ns42:value-type="string">
            <text:p>Minerva (https://academicid.net/minerva-ai) recherche parmi 200M de </text:p>
            <text:p>publications scientifiques et permet de les interroger. 15000 crédits </text:p>
            <text:p>gratuits par mois.</text:p>
          </table:table-cell>
          <table:table-cell table:style-name="ce75" office:value-type="string" ns42:value-type="string">
            <text:p><text:a xlink:href="https://www.uneiaparjour.fr/minerva/" xlink:type="simple">https://www.uneiaparjour.fr/minerva/</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5" ns42:value-type="date">
            <text:p>2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text:p>
          </table:table-cell>
          <table:table-cell table:style-name="ce74" office:value-type="string" ns42: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75" office:value-type="string" ns42:value-type="string">
            <text:p><text:a xlink:href="https://www.uneiaparjour.fr/llama/" xlink:type="simple">https://www.uneiaparjour.fr/llam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88" table:number-columns-repeated="2"/>
          <table:table-cell table:style-name="ce92" office:value-type="date" office:date-value="2023-07-24" ns42:value-type="date">
            <text:p>2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bot</text:p>
          </table:table-cell>
          <table:table-cell table:style-name="ce74" office:value-type="string" ns42: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74" office:value-type="string" ns42:value-type="string">
            <text:p>https://www.uneiaparjour.fr/learnbo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23" ns42:value-type="date">
            <text:p>2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ffit</text:p>
          </table:table-cell>
          <table:table-cell table:style-name="ce74" office:value-type="string" ns42: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74" office:value-type="string" ns42:value-type="string">
            <text:p>https://www.uneiaparjour.fr/diffi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2" ns42:value-type="date">
            <text:p>2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Well</text:p>
          </table:table-cell>
          <table:table-cell table:style-name="ce74" office:value-type="string" ns42: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74" office:value-type="string" ns42:value-type="string">
            <text:p>https://www.uneiaparjour.fr/questionwell-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1" ns42:value-type="date">
            <text:p>2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Dungeon</text:p>
          </table:table-cell>
          <table:table-cell table:style-name="ce74" office:value-type="string" ns42: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75" office:value-type="string" ns42:value-type="string">
            <text:p><text:a xlink:href="https://www.uneiaparjour.fr/ai-dungeon/" xlink:type="simple">https://www.uneiaparjour.fr/ai-dungeon/</text:a></text:p>
          </table:table-cell>
          <table:table-cell table:style-name="ce74" office:value-type="string" ns42:value-type="string">
            <text:p>jeu vidéo</text:p>
          </table:table-cell>
          <table:table-cell table:style-name="ce74" table:number-columns-repeated="3"/>
          <table:table-cell table:style-name="ce88" table:number-columns-repeated="2"/>
          <table:table-cell table:style-name="ce92" office:value-type="date" office:date-value="2023-07-20" ns42:value-type="date">
            <text:p>2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mix</text:p>
          </table:table-cell>
          <table:table-cell table:style-name="ce74" office:value-type="string" ns42: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74" office:value-type="string" ns42:value-type="string">
            <text:p>https://www.uneiaparjour.fr/reemix/</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9" ns42:value-type="date">
            <text:p>1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hfinder</text:p>
          </table:table-cell>
          <table:table-cell table:style-name="ce74" office:value-type="string" ns42: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75" office:value-type="string" ns42:value-type="string">
            <text:p><text:a xlink:href="https://www.uneiaparjour.fr/pathfinder/" xlink:type="simple">https://www.uneiaparjour.fr/pathfind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8" ns42:value-type="date">
            <text:p>1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ispace</text:p>
          </table:table-cell>
          <table:table-cell table:style-name="ce74" office:value-type="string" ns42: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75" office:value-type="string" ns42:value-type="string">
            <text:p><text:a xlink:href="https://www.uneiaparjour.fr/scispace/" xlink:type="simple">https://www.uneiaparjour.fr/scispac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7-17" ns42:value-type="date">
            <text:p>1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ra</text:p>
          </table:table-cell>
          <table:table-cell table:style-name="ce74" office:value-type="string" ns42: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74" office:value-type="string" ns42:value-type="string">
            <text:p>https://www.uneiaparjour.fr/or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6" ns42:value-type="date">
            <text:p>1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mo</text:p>
          </table:table-cell>
          <table:table-cell table:style-name="ce74" office:value-type="string" ns42:value-type="string">
            <text:p>Genmo (https://genmo.ai) est un outil avec plusieurs modèles d’IA </text:p>
            <text:p>génératives d’imagesaccessibles avec édition possible via un chatbot : </text:p>
            <text:p>image, vidéo, 3D et 360, gif. Version alpha, 100 crédits gratuits par jour </text:p>
            <text:p>(10 générations), génération en direct</text:p>
          </table:table-cell>
          <table:table-cell table:style-name="ce74" office:value-type="string" ns42:value-type="string">
            <text:p>https://www.uneiaparjour.fr/genmo-2/</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5" ns42:value-type="date">
            <text:p>1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Doodle</text:p>
          </table:table-cell>
          <table:table-cell table:style-name="ce74" office:value-type="string" ns42:value-type="string">
            <text:p>Stable Doodle (https://clipdrop.co/stable-doodle et présentation par </text:p>
            <text:p>@StabilityAI : https://stability.ai/blog/clipdrop-launches-stable-doodle…) </text:p>
            <text:p>génère des imagesà partir d’un dessin au trait, un prompt et un style. </text:p>
            <text:p>Gratuit, première génération sans compte.</text:p>
          </table:table-cell>
          <table:table-cell table:style-name="ce74" office:value-type="string" ns42:value-type="string">
            <text:p>https://www.uneiaparjour.fr/stable-doodl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7-14" ns42:value-type="date">
            <text:p>1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box</text:p>
          </table:table-cell>
          <table:table-cell table:style-name="ce74" office:value-type="string" ns42: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74" office:value-type="string" ns42:value-type="string">
            <text:p>https://www.uneiaparjour.fr/coursebox/</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3" ns42:value-type="date">
            <text:p>1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amer</text:p>
          </table:table-cell>
          <table:table-cell table:style-name="ce74" office:value-type="string" ns42: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74" office:value-type="string" ns42:value-type="string">
            <text:p>https://www.uneiaparjour.fr/framer/</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7-12" ns42:value-type="date">
            <text:p>1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aw Things</text:p>
          </table:table-cell>
          <table:table-cell table:style-name="ce74" office:value-type="string" ns42:value-type="string">
            <text:p>Draw Things (https://drawthings.ai) : StabbleDiffusion et 45 modèles d’IA </text:p>
            <text:p>génératives d’#imageshors ligne, appli iOS. Text / image to image, outils </text:p>
            <text:p>édition, réglages fins. Gratuit et sans compte. Prompt en anglais. + : </text:p>
            <text:p>étapes suivies en direct / – : très long</text:p>
          </table:table-cell>
          <table:table-cell table:style-name="ce74" office:value-type="string" ns42:value-type="string">
            <text:p>https://www.uneiaparjour.fr/draw-things/</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1" ns42:value-type="date">
            <text:p>1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 anything</text:p>
          </table:table-cell>
          <table:table-cell table:style-name="ce74" office:value-type="string" ns42:value-type="string">
            <text:p>Une IA générative d’images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75" office:value-type="string" ns42:value-type="string">
            <text:p><text:a xlink:href="https://www.uneiaparjour.fr/color-anything/" xlink:type="simple">https://www.uneiaparjour.fr/color-anything/</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0" ns42:value-type="date">
            <text:p>1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ed.io</text:p>
          </table:table-cell>
          <table:table-cell table:style-name="ce74" office:value-type="string" ns42: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75" office:value-type="string" ns42:value-type="string">
            <text:p><text:a xlink:href="https://www.uneiaparjour.fr/veedio/" xlink:type="simple">https://www.uneiaparjour.fr/veedio/</text:a></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7-09" ns42:value-type="date">
            <text:p>0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rt</text:p>
          </table:table-cell>
          <table:table-cell table:style-name="ce74" office:value-type="string" ns42:value-type="string">
            <text:p>Re-art (https://reart.devvinay.in) par @vinay_dev_ : outil d’IA génératrice </text:p>
            <text:p>d’images, gratuit et sans compte (basé sur Stable diffusion ?).</text:p>
          </table:table-cell>
          <table:table-cell table:style-name="ce74" office:value-type="string" ns42:value-type="string">
            <text:p>https://www.uneiaparjour.fr/re-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08" ns42:value-type="date">
            <text:p>0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pic</text:p>
          </table:table-cell>
          <table:table-cell table:style-name="ce74" office:value-type="string" ns42:value-type="string">
            <text:p>Ipic (https://ipic.ai) : une IA générative d’imagesgratuite et sans compte </text:p>
            <text:p>(vu les tests, basée sur Stable diffusion ?). Jusqu’à 5 variations, </text:p>
            <text:p>plusieurs tailles d’images. galerie publique.</text:p>
          </table:table-cell>
          <table:table-cell table:style-name="ce74" office:value-type="string" ns42:value-type="string">
            <text:p>https://www.uneiaparjour.fr/ipic/</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7" ns42:value-type="date">
            <text:p>0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D</text:p>
          </table:table-cell>
          <table:table-cell table:style-name="ce74" office:value-type="string" ns42: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74" office:value-type="string" ns42:value-type="string">
            <text:p>https://www.uneiaparjour.fr/storyd/</text:p>
          </table:table-cell>
          <table:table-cell table:style-name="ce74" office:value-type="string" ns42:value-type="string">
            <text:p>donnée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88" table:number-columns-repeated="2"/>
          <table:table-cell table:style-name="ce92" office:value-type="date" office:date-value="2023-07-06" ns42:value-type="date">
            <text:p>0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drop</text:p>
          </table:table-cell>
          <table:table-cell table:style-name="ce74" office:value-type="string" ns42:value-type="string">
            <text:p>Clipdrop (https://clipdrop.co) regroupe plusieurs outils dédiés à l’image </text:p>
            <text:p>qui utilisent l’IA. Trois particulièrement génèrent des images: Stable </text:p>
            <text:p>diffusion XL, Reimagine XL et Uncrop (dans l’ordre des captures).</text:p>
          </table:table-cell>
          <table:table-cell table:style-name="ce74" office:value-type="string" ns42:value-type="string">
            <text:p>https://www.uneiaparjour.fr/clip-drop/</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05" ns42:value-type="date">
            <text:p>0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dtune</text:p>
          </table:table-cell>
          <table:table-cell table:style-name="ce74" office:value-type="string" ns42: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74" office:value-type="string" ns42:value-type="string">
            <text:p>https://www.uneiaparjour.fr/wordtun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7-04" ns42:value-type="date">
            <text:p>0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zzy</text:p>
          </table:table-cell>
          <table:table-cell table:style-name="ce74" office:value-type="string" ns42:value-type="string">
            <text:p>Aizzy (http://aizzy.ai) : une IA générative de texte et une autre d’images</text:p>
            <text:p>dans un même outil avec plusieurs chatbots, interrogation de pdf, de vidéos </text:p>
            <text:p>ou de sites et génération d’images. Gratuit avec nbre limité (non précisé </text:p>
            <text:p>pas visible pendant le test).</text:p>
          </table:table-cell>
          <table:table-cell table:style-name="ce74" office:value-type="string" ns42:value-type="string">
            <text:p>https://www.uneiaparjour.fr/aizzy/</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03" ns42:value-type="date">
            <text:p>0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llinations</text:p>
          </table:table-cell>
          <table:table-cell table:style-name="ce74" office:value-type="string" ns42:value-type="string">
            <text:p>Pollinations (https://pollinations.ai -&gt; </text:p>
            <text:p>https://replicate.com/pollinations) : IA générative d’imagesgratuite et </text:p>
            <text:p>sans compte. Une galerie d’images, un emplacement pour un prompt et une </text:p>
            <text:p>image est générée (une par prompt). Tests avec le prompt souvent utilisé de </text:p>
            <text:p>la pochette d’album. Et si ChatGPT 3.5 générait des imagesgratuitement et </text:p>
            <text:p>en direct dans le chat avec Pollinations ? […]</text:p>
          </table:table-cell>
          <table:table-cell table:style-name="ce74" office:value-type="string" ns42:value-type="string">
            <text:p>https://www.uneiaparjour.fr/pollinations-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2" ns42:value-type="date">
            <text:p>0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ggy</text:p>
          </table:table-cell>
          <table:table-cell table:style-name="ce74" office:value-type="string" ns42: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74" office:value-type="string" ns42:value-type="string">
            <text:p>https://www.uneiaparjour.fr/piggy/</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7-01" ns42:value-type="date">
            <text:p>0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e</text:p>
          </table:table-cell>
          <table:table-cell table:style-name="ce74" office:value-type="string" ns42: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74" office:value-type="string" ns42:value-type="string">
            <text:p>https://www.uneiaparjour.fr/twe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30" ns42:value-type="date">
            <text:p>3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ngshot</text:p>
          </table:table-cell>
          <table:table-cell table:style-name="ce74" office:value-type="string" ns42: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74" office:value-type="string" ns42:value-type="string">
            <text:p>https://www.uneiaparjour.fr/longshot/</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6-29" ns42:value-type="date">
            <text:p>2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tatbot</text:p>
          </table:table-cell>
          <table:table-cell table:style-name="ce74" office:value-type="string" ns42: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74" office:value-type="string" ns42:value-type="string">
            <text:p>https://www.uneiaparjour.fr/sttatbo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8" ns42:value-type="date">
            <text:p>2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ary Soundscape</text:p>
          </table:table-cell>
          <table:table-cell table:style-name="ce74" office:value-type="string" ns42: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75" office:value-type="string" ns42:value-type="string">
            <text:p><text:a xlink:href="https://www.uneiaparjour.fr/imaginary-soundscape/" xlink:type="simple">https://www.uneiaparjour.fr/imaginary-soundscape/</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27" ns42:value-type="date">
            <text:p>2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ckimg QRcode</text:p>
          </table:table-cell>
          <table:table-cell table:style-name="ce74" office:value-type="string" ns42:value-type="string">
            <text:p>Des QR codes personnalisés avec une image générée par un prompt ? Stockimg </text:p>
            <text:p>(génération d’images– payant) le propose dans son nouvel outil : </text:p>
            <text:p>https://stockimg.ai/qrcode/. 5 générations gratuites sans compte. Préférer </text:p>
            <text:p>l’anglais et s’inspirer des exemples.</text:p>
          </table:table-cell>
          <table:table-cell table:style-name="ce75" office:value-type="string" ns42:value-type="string">
            <text:p><text:a xlink:href="https://www.uneiaparjour.fr/stockimg-qrcode/" xlink:type="simple">https://www.uneiaparjour.fr/stockimg-qrcode/</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6-26" ns42:value-type="date">
            <text:p>2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Cast</text:p>
          </table:table-cell>
          <table:table-cell table:style-name="ce74" office:value-type="string" ns42: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74" office:value-type="string" ns42:value-type="string">
            <text:p>https://www.uneiaparjour.fr/quickcas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5" ns42:value-type="date">
            <text:p>2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uripod</text:p>
          </table:table-cell>
          <table:table-cell table:style-name="ce74" office:value-type="string" ns42: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75" office:value-type="string" ns42:value-type="string">
            <text:p><text:a xlink:href="https://www.uneiaparjour.fr/curipod/" xlink:type="simple">https://www.uneiaparjour.fr/curipod/</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24" ns42:value-type="date">
            <text:p>2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una</text:p>
          </table:table-cell>
          <table:table-cell table:style-name="ce74" office:value-type="string" ns42: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74" office:value-type="string" ns42:value-type="string">
            <text:p>https://www.uneiaparjour.fr/elun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23" ns42:value-type="date">
            <text:p>2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ToolsGPT</text:p>
          </table:table-cell>
          <table:table-cell table:style-name="ce74" office:value-type="string" ns42: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75" office:value-type="string" ns42:value-type="string">
            <text:p><text:a xlink:href="https://www.uneiaparjour.fr/teachertoolsgpt/" xlink:type="simple">https://www.uneiaparjour.fr/teachertoolsgpt/</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2" ns42:value-type="date">
            <text:p>2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ght Eye</text:p>
          </table:table-cell>
          <table:table-cell table:style-name="ce74" office:value-type="string" ns42:value-type="string">
            <text:p>Bright Eye (https://apps.apple.com/us/app/bright-eye/id1593932475) : </text:p>
            <text:p>application iOS gratuite génératrice de texte et d’imageset qui propose </text:p>
            <text:p>des mini applications basées sur l’IA.</text:p>
          </table:table-cell>
          <table:table-cell table:style-name="ce75" office:value-type="string" ns42:value-type="string">
            <text:p><text:a xlink:href="https://www.uneiaparjour.fr/bright-eye/" xlink:type="simple">https://www.uneiaparjour.fr/bright-eye/</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21" ns42:value-type="date">
            <text:p>2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text:p>
          </table:table-cell>
          <table:table-cell table:style-name="ce74" office:value-type="string" ns42: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74" office:value-type="string" ns42:value-type="string">
            <text:p>https://www.uneiaparjour.fr/gamm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6-20" ns42:value-type="date">
            <text:p>2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eze</text:p>
          </table:table-cell>
          <table:table-cell table:style-name="ce74" office:value-type="string" ns42: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74" office:value-type="string" ns42:value-type="string">
            <text:p>https://www.uneiaparjour.fr/breez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9" ns42:value-type="date">
            <text:p>1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zaic Studio</text:p>
          </table:table-cell>
          <table:table-cell table:style-name="ce74" office:value-type="string" ns42: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74" office:value-type="string" ns42:value-type="string">
            <text:p>https://www.uneiaparjour.fr/muzaic-st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6-18" ns42:value-type="date">
            <text:p>1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yflow</text:p>
          </table:table-cell>
          <table:table-cell table:style-name="ce74" office:value-type="string" ns42: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75" office:value-type="string" ns42:value-type="string">
            <text:p><text:a xlink:href="https://www.uneiaparjour.fr/studyflow/" xlink:type="simple">https://www.uneiaparjour.fr/studyflow/</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7" ns42:value-type="date">
            <text:p>1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ience</text:p>
          </table:table-cell>
          <table:table-cell table:style-name="ce74" office:value-type="string" ns42: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75" office:value-type="string" ns42:value-type="string">
            <text:p><text:a xlink:href="https://www.uneiaparjour.fr/patience/" xlink:type="simple">https://www.uneiaparjour.fr/patience/</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6" ns42:value-type="date">
            <text:p>1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ypotenuse</text:p>
          </table:table-cell>
          <table:table-cell table:style-name="ce74" office:value-type="string" ns42: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74" office:value-type="string" ns42:value-type="string">
            <text:p>https://www.uneiaparjour.fr/hypotenus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5" ns42:value-type="date">
            <text:p>1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yer</text:p>
          </table:table-cell>
          <table:table-cell table:style-name="ce74" office:value-type="string" ns42: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75" office:value-type="string" ns42:value-type="string">
            <text:p><text:a xlink:href="https://www.uneiaparjour.fr/meyer/" xlink:type="simple">https://www.uneiaparjour.fr/meyer/</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4" ns42:value-type="date">
            <text:p>1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p</text:p>
          </table:table-cell>
          <table:table-cell table:style-name="ce74" office:value-type="string" ns42:value-type="string">
            <text:p>Leap (https://tryleap.ai) outil gratuit d’IA génératives d’images. 6 </text:p>
            <text:p>modèles différents pour la génération d’imageset le remix (une image de </text:p>
            <text:p>base chargée avec un prompt), prompt négatif possible, et entraînement de </text:p>
            <text:p>son propre modèle.</text:p>
          </table:table-cell>
          <table:table-cell table:style-name="ce75" office:value-type="string" ns42:value-type="string">
            <text:p><text:a xlink:href="https://www.uneiaparjour.fr/leap/" xlink:type="simple">https://www.uneiaparjour.fr/leap/</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3" ns42:value-type="date">
            <text:p>1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Gen</text:p>
          </table:table-cell>
          <table:table-cell table:style-name="ce74" office:value-type="string" ns42: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75" office:value-type="string" ns42:value-type="string">
            <text:p><text:a xlink:href="https://www.uneiaparjour.fr/musicgen/" xlink:type="simple">https://www.uneiaparjour.fr/musicgen/</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table-cell table:style-name="ce92" office:value-type="date" office:date-value="2023-06-12" ns42:value-type="date">
            <text:p>1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ktopus</text:p>
          </table:table-cell>
          <table:table-cell table:style-name="ce74" office:value-type="string" ns42: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74" office:value-type="string" ns42:value-type="string">
            <text:p>https://www.uneiaparjour.fr/decktopu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11" ns42:value-type="date">
            <text:p>1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t</text:p>
          </table:table-cell>
          <table:table-cell table:style-name="ce74" office:value-type="string" ns42: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74" office:value-type="string" ns42:value-type="string">
            <text:p>https://www.uneiaparjour.fr/learn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0" ns42:value-type="date">
            <text:p>1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do</text:p>
          </table:table-cell>
          <table:table-cell table:style-name="ce74" office:value-type="string" ns42: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74" office:value-type="string" ns42:value-type="string">
            <text:p>https://www.uneiaparjour.fr/kreado/</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6-09" ns42:value-type="date">
            <text:p>0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Hero</text:p>
          </table:table-cell>
          <table:table-cell table:style-name="ce74" office:value-type="string" ns42: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75" office:value-type="string" ns42:value-type="string">
            <text:p><text:a xlink:href="https://www.uneiaparjour.fr/bookhero/" xlink:type="simple">https://www.uneiaparjour.fr/bookhero/</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08" ns42:value-type="date">
            <text:p>0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tubo</text:p>
          </table:table-cell>
          <table:table-cell table:style-name="ce74" office:value-type="string" ns42:value-type="string">
            <text:p>Aitubo (http://aitubo.ai) : outil regroupant plusieurs modèles d’IA </text:p>
            <text:p>génératrices d’imageset outil d’édition. 150 crédits gratuits à </text:p>
            <text:p>l’ouverture puis 50 par jour.</text:p>
          </table:table-cell>
          <table:table-cell table:style-name="ce74" office:value-type="string" ns42:value-type="string">
            <text:p>https://www.uneiaparjour.fr/aitub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07" ns42:value-type="date">
            <text:p>0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lbus</text:p>
          </table:table-cell>
          <table:table-cell table:style-name="ce74" office:value-type="string" ns42: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74" office:value-type="string" ns42:value-type="string">
            <text:p>https://www.uneiaparjour.fr/albus/</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06" ns42:value-type="date">
            <text:p>0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raft</text:p>
          </table:table-cell>
          <table:table-cell table:style-name="ce74" office:value-type="string" ns42:value-type="string">
            <text:p>Recraft (http://recraft.ai) : outil d’IA génératives d’imagespermettant la </text:p>
            <text:p>création d’imagesvectorielles, illustrations 3D, icônes, pictogrammes… </text:p>
            <text:p>Gratuit avec 20 modèles disponibles, modification de l’image, export svg, </text:p>
            <text:p>png et jpg.</text:p>
          </table:table-cell>
          <table:table-cell table:style-name="ce74" office:value-type="string" ns42:value-type="string">
            <text:p>https://www.uneiaparjour.fr/recraf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05" ns42:value-type="date">
            <text:p>0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dobot</text:p>
          </table:table-cell>
          <table:table-cell table:style-name="ce74" office:value-type="string" ns42: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74" office:value-type="string" ns42:value-type="string">
            <text:p>https://www.uneiaparjour.fr/todo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04" ns42:value-type="date">
            <text:p>0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ni</text:p>
          </table:table-cell>
          <table:table-cell table:style-name="ce74" office:value-type="string" ns42: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74" office:value-type="string" ns42:value-type="string">
            <text:p>https://www.uneiaparjour.fr/fini-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3" ns42:value-type="date">
            <text:p>0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infinite drum machine</text:p>
          </table:table-cell>
          <table:table-cell table:style-name="ce74" office:value-type="string" ns42: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74" office:value-type="string" ns42:value-type="string">
            <text:p>https://www.uneiaparjour.fr/the-infinite-drum-machine/</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02" ns42:value-type="date">
            <text:p>0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au</text:p>
          </table:table-cell>
          <table:table-cell table:style-name="ce74" office:value-type="string" ns42: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74" office:value-type="string" ns42:value-type="string">
            <text:p>https://www.uneiaparjour.fr/courseau/</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1" ns42:value-type="date">
            <text:p>0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Art</text:p>
          </table:table-cell>
          <table:table-cell table:style-name="ce74" office:value-type="string" ns42:value-type="string">
            <text:p>OpenArt (https://openart.ai/create) : outil avec 20 IA génératives </text:p>
            <text:p>d’images. Variations et remix possibles, outils d’édition. 1000 crédits </text:p>
            <text:p>gratuits (1 image : 2 à 3 crédits).</text:p>
          </table:table-cell>
          <table:table-cell table:style-name="ce74" office:value-type="string" ns42:value-type="string">
            <text:p>https://www.uneiaparjour.fr/open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31" ns42:value-type="date">
            <text:p>3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utshell</text:p>
          </table:table-cell>
          <table:table-cell table:style-name="ce74" office:value-type="string" ns42: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74" office:value-type="string" ns42:value-type="string">
            <text:p>https://www.uneiaparjour.fr/nutshell/</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5-30" ns42:value-type="date">
            <text:p>3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flow</text:p>
          </table:table-cell>
          <table:table-cell table:style-name="ce74" office:value-type="string" ns42:value-type="string">
            <text:p>Artflow (http://artflow.ai) : IA générative d’images, imagesensuite </text:p>
            <text:p>utilisables pour générer des vidéos courtes avec voix et sous-titrage. </text:p>
            <text:p>Prompts et textes en anglais à privilégier. 100 imageset 30 vidéos </text:p>
            <text:p>gratuites par mois.</text:p>
          </table:table-cell>
          <table:table-cell table:style-name="ce74" office:value-type="string" ns42:value-type="string">
            <text:p>https://www.uneiaparjour.fr/artflow/</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29" ns42:value-type="date">
            <text:p>2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rmof</text:p>
          </table:table-cell>
          <table:table-cell table:style-name="ce74" office:value-type="string" ns42:value-type="string">
            <text:p>Marmof (https://marmof.com) : un outil d’IA génératives regroupant près de </text:p>
            <text:p>50 modèles de génération de texte et un outil de génération d’images. 5000 </text:p>
            <text:p>mots générés gratuits par mois.</text:p>
          </table:table-cell>
          <table:table-cell table:style-name="ce74" office:value-type="string" ns42:value-type="string">
            <text:p>https://www.uneiaparjour.fr/marmof/</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8" ns42:value-type="date">
            <text:p>2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ze Guru</text:p>
          </table:table-cell>
          <table:table-cell table:style-name="ce74" office:value-type="string" ns42:value-type="string">
            <text:p>Maze Guru (https://maze.guru) : outil d’IA générative d’imagesweb, Discord </text:p>
            <text:p>ou appli iOS et Androïd. Galerie, aide au prompt, styles multiples. Crédits </text:p>
            <text:p>gratuits à l’ouverture (renouvelés toutes les 24h ? – 360 pour moi, une </text:p>
            <text:p>image =1 à 3 crédits).</text:p>
          </table:table-cell>
          <table:table-cell table:style-name="ce74" office:value-type="string" ns42:value-type="string">
            <text:p>https://www.uneiaparjour.fr/maze-guru/</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27" ns42:value-type="date">
            <text:p>2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refly</text:p>
          </table:table-cell>
          <table:table-cell table:style-name="ce74" office:value-type="string" ns42: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74" office:value-type="string" ns42:value-type="string">
            <text:p>https://www.uneiaparjour.fr/firefly/</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5-26" ns42:value-type="date">
            <text:p>2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oo</text:p>
          </table:table-cell>
          <table:table-cell table:style-name="ce74" office:value-type="string" ns42:value-type="string">
            <text:p>Zoo (https://zoo.replicate.dev) : 7 modèles d’IA génératives d’images(3 </text:p>
            <text:p>stable diffusion, dall-e, kandisky, deepfloyd et material-diffusion) dans </text:p>
            <text:p>le même outil gratuit, sans compte et open source.</text:p>
          </table:table-cell>
          <table:table-cell table:style-name="ce74" office:value-type="string" ns42:value-type="string">
            <text:p>https://www.uneiaparjour.fr/zoo/</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5-25" ns42:value-type="date">
            <text:p>2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books</text:p>
          </table:table-cell>
          <table:table-cell table:style-name="ce74" office:value-type="string" ns42: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74" office:value-type="string" ns42:value-type="string">
            <text:p>https://www.uneiaparjour.fr/askbooks-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4" ns42:value-type="date">
            <text:p>2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nica</text:p>
          </table:table-cell>
          <table:table-cell table:style-name="ce74" office:value-type="string" ns42:value-type="string">
            <text:p>Monica (https://monica.im) une extension Chrome et Edge embarquant dans </text:p>
            <text:p>votre navigateur des IA génératives de texte (dont GPT4) et d’images. 30 </text:p>
            <text:p>requêtes gratuites par jour.</text:p>
          </table:table-cell>
          <table:table-cell table:style-name="ce74" office:value-type="string" ns42:value-type="string">
            <text:p>https://www.uneiaparjour.fr/monic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5-23" ns42:value-type="date">
            <text:p>2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tMind</text:p>
          </table:table-cell>
          <table:table-cell table:style-name="ce74" office:value-type="string" ns42: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74" office:value-type="string" ns42:value-type="string">
            <text:p>https://www.uneiaparjour.fr/gitmind/</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2" ns42:value-type="date">
            <text:p>2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anything</text:p>
          </table:table-cell>
          <table:table-cell table:style-name="ce74" office:value-type="string" ns42:value-type="string">
            <text:p>Teach anything (https://teach-anything.com) : une question posée avec </text:p>
            <text:p>langue et niveau de réponse choisis et une explication est générée.</text:p>
          </table:table-cell>
          <table:table-cell table:style-name="ce74" office:value-type="string" ns42:value-type="string">
            <text:p>https://www.uneiaparjour.fr/teach-anything-2/</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5-21" ns42:value-type="date">
            <text:p>2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versly</text:p>
          </table:table-cell>
          <table:table-cell table:style-name="ce74" office:value-type="string" ns42: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74" office:value-type="string" ns42:value-type="string">
            <text:p>https://www.uneiaparjour.fr/conversly/</text:p>
          </table:table-cell>
          <table:table-cell table:style-name="ce74" office:value-type="string" ns42:value-type="string">
            <text:p>chatbot</text:p>
          </table:table-cell>
          <table:table-cell table:style-name="ce74" office:value-type="string" ns42:value-type="string">
            <text:p>langu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20" ns42:value-type="date">
            <text:p>2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xemplary</text:p>
          </table:table-cell>
          <table:table-cell table:style-name="ce74" office:value-type="string" ns42: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74" office:value-type="string" ns42:value-type="string">
            <text:p>https://www.uneiaparjour.fr/exemplary/</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19" ns42:value-type="date">
            <text:p>1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like</text:p>
          </table:table-cell>
          <table:table-cell table:style-name="ce74" office:value-type="string" ns42:value-type="string">
            <text:p>Dreamlike (https://dreamlike.art) nouvel outil qui regroupe plusieurs </text:p>
            <text:p>modèles d’IA génératives d’imagesavec nombreuses options dont l’ajout </text:p>
            <text:p>d’imagesinitiales, prompt négatif, édition et amélioration d’images.</text:p>
          </table:table-cell>
          <table:table-cell table:style-name="ce74" office:value-type="string" ns42:value-type="string">
            <text:p>https://www.uneiaparjour.fr/dreamli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8" ns42:value-type="date">
            <text:p>1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gR</text:p>
          </table:table-cell>
          <table:table-cell table:style-name="ce74" office:value-type="string" ns42: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74" office:value-type="string" ns42:value-type="string">
            <text:p>https://www.uneiaparjour.fr/songr/</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7" ns42:value-type="date">
            <text:p>1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cog</text:p>
          </table:table-cell>
          <table:table-cell table:style-name="ce74" office:value-type="string" ns42:value-type="string">
            <text:p>Un nouvel outil d’IA générative d’images: Stablecog </text:p>
            <text:p>(https://stablecog.com). Plusieurs IA dont Stable diffusion disponibles, </text:p>
            <text:p>plusieurs formats et options fines possibles. Test avec le prompt désormais </text:p>
            <text:p>classique de la pochette de disque 😉</text:p>
          </table:table-cell>
          <table:table-cell table:style-name="ce74" office:value-type="string" ns42:value-type="string">
            <text:p>https://www.uneiaparjour.fr/stablecog/</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6" ns42:value-type="date">
            <text:p>1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yeBlankPage</text:p>
          </table:table-cell>
          <table:table-cell table:style-name="ce74" office:value-type="string" ns42: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74" office:value-type="string" ns42:value-type="string">
            <text:p>https://www.uneiaparjour.fr/byeblankpage-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5" ns42:value-type="date">
            <text:p>1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atBot</text:p>
          </table:table-cell>
          <table:table-cell table:style-name="ce74" office:value-type="string" ns42: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74" office:value-type="string" ns42:value-type="string">
            <text:p>https://www.uneiaparjour.fr/beatbot-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4" ns42:value-type="date">
            <text:p>1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ly</text:p>
          </table:table-cell>
          <table:table-cell table:style-name="ce74" office:value-type="string" ns42: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74" office:value-type="string" ns42:value-type="string">
            <text:p>https://www.uneiaparjour.fr/loudl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3" ns42:value-type="date">
            <text:p>1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zmapunk</text:p>
          </table:table-cell>
          <table:table-cell table:style-name="ce74" office:value-type="string" ns42: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74" office:value-type="string" ns42:value-type="string">
            <text:p>https://www.uneiaparjour.fr/plazmapunk/</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2" ns42:value-type="date">
            <text:p>1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D</text:p>
          </table:table-cell>
          <table:table-cell table:style-name="ce74" office:value-type="string" ns42: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74" office:value-type="string" ns42:value-type="string">
            <text:p>https://www.uneiaparjour.fr/d-id/</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1" ns42:value-type="date">
            <text:p>1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po</text:p>
          </table:table-cell>
          <table:table-cell table:style-name="ce74" office:value-type="string" ns42: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74" office:value-type="string" ns42:value-type="string">
            <text:p>https://www.uneiaparjour.fr/typp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5-10" ns42:value-type="date">
            <text:p>1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fabrain</text:p>
          </table:table-cell>
          <table:table-cell table:style-name="ce74" office:value-type="string" ns42:value-type="string">
            <text:p>Une IA générative d’images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74" office:value-type="string" ns42:value-type="string">
            <text:p>https://www.uneiaparjour.fr/sofabrain/</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9" ns42:value-type="date">
            <text:p>0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AI</text:p>
          </table:table-cell>
          <table:table-cell table:style-name="ce74" office:value-type="string" ns42: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74" office:value-type="string" ns42:value-type="string">
            <text:p>https://www.uneiaparjour.fr/tutorai-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08" ns42:value-type="date">
            <text:p>0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I</text:p>
          </table:table-cell>
          <table:table-cell table:style-name="ce74" office:value-type="string" ns42: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74" office:value-type="string" ns42:value-type="string">
            <text:p>https://www.uneiaparjour.fr/my-ai/</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7" ns42:value-type="date">
            <text:p>0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ueWillow</text:p>
          </table:table-cell>
          <table:table-cell table:style-name="ce74" office:value-type="string" ns42:value-type="string">
            <text:p>BlueWillow (https://bluewillow.ai) regroupe plusieurs IA génératives </text:p>
            <text:p>d’imagesdans un même outil et les mobilise en fonction de la demande </text:p>
            <text:p>exprimée. En beta, depuis Discord avec /imagine, permet l’agrandissement et </text:p>
            <text:p>les variations. Rendus de grande qualité.</text:p>
          </table:table-cell>
          <table:table-cell table:style-name="ce74" office:value-type="string" ns42:value-type="string">
            <text:p>https://www.uneiaparjour.fr/bluewillow-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6" ns42:value-type="date">
            <text:p>0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velFlow</text:p>
          </table:table-cell>
          <table:table-cell table:style-name="ce74" office:value-type="string" ns42: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74" office:value-type="string" ns42:value-type="string">
            <text:p>https://www.uneiaparjour.fr/novelflow/</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5-05" ns42:value-type="date">
            <text:p>0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omni</text:p>
          </table:table-cell>
          <table:table-cell table:style-name="ce74" office:value-type="string" ns42: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74" office:value-type="string" ns42:value-type="string">
            <text:p>https://www.uneiaparjour.fr/aomni/</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4" ns42:value-type="date">
            <text:p>0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Youtube</text:p>
          </table:table-cell>
          <table:table-cell table:style-name="ce74" office:value-type="string" ns42: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74" office:value-type="string" ns42:value-type="string">
            <text:p>https://www.uneiaparjour.fr/chatyoutub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03" ns42:value-type="date">
            <text:p>0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orGPT</text:p>
          </table:table-cell>
          <table:table-cell table:style-name="ce74" office:value-type="string" ns42: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74" office:value-type="string" ns42:value-type="string">
            <text:p>https://www.uneiaparjour.fr/mentorg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2" ns42:value-type="date">
            <text:p>02/05/2023</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pdf.ai/" xlink:type="simple">Looseleaf / pdf.ai</text:a></text:p>
          </table:table-cell>
          <table:table-cell table:style-name="ce74" office:value-type="string" ns42: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74" office:value-type="string" ns42:value-type="string">
            <text:p>https://www.uneiaparjour.fr/looseleaf/</text:p>
          </table:table-cell>
          <table:table-cell table:style-name="ce74" office:value-type="string" ns42:value-type="string">
            <text:p>chatbot</text:p>
          </table:table-cell>
          <table:table-cell table:style-name="ce74" office:value-type="string" ns42:value-type="string">
            <text:p>documents</text:p>
          </table:table-cell>
          <table:table-cell table:style-name="ce87" office:value-type="string" ns42:value-type="string">
            <text:p>texte</text:p>
          </table:table-cell>
          <table:table-cell table:style-name="ce74"/>
          <table:table-cell table:style-name="ce88" table:number-columns-repeated="2"/>
          <table:table-cell table:style-name="ce92" office:value-type="date" office:date-value="2023-05-01" ns42:value-type="date">
            <text:p>0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PT</text:p>
          </table:table-cell>
          <table:table-cell table:style-name="ce74" office:value-type="string" ns42: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74" office:value-type="string" ns42:value-type="string">
            <text:p>https://www.uneiaparjour.fr/chartgpt/</text:p>
          </table:table-cell>
          <table:table-cell table:style-name="ce74" office:value-type="string" ns42:value-type="string">
            <text:p>donné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30" ns42:value-type="date">
            <text:p>3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cklade Labs</text:p>
          </table:table-cell>
          <table:table-cell table:style-name="ce74" office:value-type="string" ns42:value-type="string">
            <text:p>Un prompt pour créer les imagesà 360 degrés dans plusieurs styles en </text:p>
            <text:p>quelques secondes ? Voici Blockade labs : https://blockadelabs.com</text:p>
          </table:table-cell>
          <table:table-cell table:style-name="ce74" office:value-type="string" ns42:value-type="string">
            <text:p>https://www.uneiaparjour.fr/blocklade-labs/</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9" ns42:value-type="date">
            <text:p>2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orefront Chat</text:p>
          </table:table-cell>
          <table:table-cell table:style-name="ce74" office:value-type="string" ns42: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74" office:value-type="string" ns42:value-type="string">
            <text:p>https://www.uneiaparjour.fr/forefront-chat/</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28" ns42:value-type="date">
            <text:p>2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GPT4</text:p>
          </table:table-cell>
          <table:table-cell table:style-name="ce74" office:value-type="string" ns42: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74" office:value-type="string" ns42:value-type="string">
            <text:p>https://www.uneiaparjour.fr/minigpt4-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texte</text:p>
          </table:table-cell>
          <table:table-cell table:style-name="ce88"/>
          <table:table-cell table:style-name="ce92" office:value-type="date" office:date-value="2023-04-27" ns42:value-type="date">
            <text:p>2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Assistant</text:p>
          </table:table-cell>
          <table:table-cell table:style-name="ce74" office:value-type="string" ns42: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74" office:value-type="string" ns42:value-type="string">
            <text:p>https://www.uneiaparjour.fr/open-assistant/</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texte</text:p>
          </table:table-cell>
          <table:table-cell table:style-name="ce74"/>
          <table:table-cell table:style-name="ce92" office:value-type="date" office:date-value="2023-04-26" ns42:value-type="date">
            <text:p>2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iber</text:p>
          </table:table-cell>
          <table:table-cell table:style-name="ce74" office:value-type="string" ns42:value-type="string">
            <text:p>Animer une image fixe en quelques minutes avec seulement une image, un </text:p>
            <text:p>prompt et un style choisi… défi relevé par https://kaiber.ai ! Dans ce test </text:p>
            <text:p>: « this bird flying » style steampunk.</text:p>
          </table:table-cell>
          <table:table-cell table:style-name="ce74" office:value-type="string" ns42:value-type="string">
            <text:p>https://www.uneiaparjour.fr/kaiber/</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25" ns42:value-type="date">
            <text:p>2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reative Fabrica</text:p>
          </table:table-cell>
          <table:table-cell table:style-name="ce74" office:value-type="string" ns42:value-type="string">
            <text:p>Deux outils d’IA dédiés à l’image sur un même site : </text:p>
            <text:p>http://creativefabrica.com : – sparkArt : génération d’imagesà partir d’un </text:p>
            <text:p>prompt https://www.creativefabrica.com/spark/tools/art-generator/ – </text:p>
            <text:p>imagemix : génération d’imagesà partir d’une image existante : </text:p>
            <text:p>https://www.creativefabrica.com/spark/tools/imagemix/</text:p>
          </table:table-cell>
          <table:table-cell table:style-name="ce74" office:value-type="string" ns42:value-type="string">
            <text:p>https://www.uneiaparjour.fr/creative-fabr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4" ns42:value-type="date">
            <text:p>2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e</text:p>
          </table:table-cell>
          <table:table-cell table:style-name="ce74" office:value-type="string" ns42:value-type="string">
            <text:p>http://Mage.space est un outil de génération d’imagesbasé sur Stable </text:p>
            <text:p>Diffusion. Le prompt peut-être augmenté d’une image de référence. Nombreux </text:p>
            <text:p>paramètres disponibles, galerie avec prompts d’origine pour inspiration</text:p>
          </table:table-cell>
          <table:table-cell table:style-name="ce74" office:value-type="string" ns42:value-type="string">
            <text:p>https://www.uneiaparjour.fr/mag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3" ns42:value-type="date">
            <text:p>2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us Clip</text:p>
          </table:table-cell>
          <table:table-cell table:style-name="ce74" office:value-type="string" ns42: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74" office:value-type="string" ns42:value-type="string">
            <text:p>https://www.uneiaparjour.fr/opus-clip/</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4-22" ns42:value-type="date">
            <text:p>2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GPT</text:p>
          </table:table-cell>
          <table:table-cell table:style-name="ce74" office:value-type="string" ns42: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74" office:value-type="string" ns42:value-type="string">
            <text:p>https://www.uneiaparjour.fr/auto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21" ns42:value-type="date">
            <text:p>2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LM</text:p>
          </table:table-cell>
          <table:table-cell table:style-name="ce74" office:value-type="string" ns42: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74" office:value-type="string" ns42:value-type="string">
            <text:p>https://www.uneiaparjour.fr/stablelm/</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74" office:value-type="string" ns42:value-type="string">
            <text:p>texte</text:p>
          </table:table-cell>
          <table:table-cell table:style-name="ce92" office:value-type="date" office:date-value="2023-04-20" ns42:value-type="date">
            <text:p>2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 Art</text:p>
          </table:table-cell>
          <table:table-cell table:style-name="ce74" office:value-type="string" ns42:value-type="string">
            <text:p>Instant art (https://instantart.io) : 25 modèles d’IA génératives d’images</text:p>
            <text:p>basés sur stable diffusion disponibles gratuitement, accès aux imagesdéjà </text:p>
            <text:p>générées et à leur prompt, une dizaine de dimensions possibles.</text:p>
          </table:table-cell>
          <table:table-cell table:style-name="ce74" office:value-type="string" ns42:value-type="string">
            <text:p>https://www.uneiaparjour.fr/instant-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4-19" ns42:value-type="date">
            <text:p>1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GPT</text:p>
          </table:table-cell>
          <table:table-cell table:style-name="ce74" office:value-type="string" ns42: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74" office:value-type="string" ns42:value-type="string">
            <text:p>https://www.uneiaparjour.fr/bing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8" ns42:value-type="date">
            <text:p>1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ume AI</text:p>
          </table:table-cell>
          <table:table-cell table:style-name="ce74" office:value-type="string" ns42: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74" office:value-type="string" ns42:value-type="string">
            <text:p>https://www.uneiaparjour.fr/plume-ai/</text:p>
          </table:table-cell>
          <table:table-cell table:style-name="ce74" office:value-type="string" ns42:value-type="string">
            <text:p>text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7" ns42:value-type="date">
            <text:p>1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skAI</text:p>
          </table:table-cell>
          <table:table-cell table:style-name="ce74" office:value-type="string" ns42: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74" office:value-type="string" ns42:value-type="string">
            <text:p>https://www.uneiaparjour.fr/my-askai/</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16" ns42:value-type="date">
            <text:p>1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hesive</text:p>
          </table:table-cell>
          <table:table-cell table:style-name="ce74" office:value-type="string" ns42: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74" office:value-type="string" ns42:value-type="string">
            <text:p>https://www.uneiaparjour.fr/cohesive-2/</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4-15" ns42:value-type="date">
            <text:p>1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signer</text:p>
          </table:table-cell>
          <table:table-cell table:style-name="ce74" office:value-type="string" ns42:value-type="string">
            <text:p>Microsoft prépare son outil de création graphique, Designer </text:p>
            <text:p>https://designer.microsoft.com (accès sur liste d’attente) : génération </text:p>
            <text:p>d’idées à partir d’un prompt, génération d’imageset propositions de mise </text:p>
            <text:p>en page en lien avec la création.</text:p>
          </table:table-cell>
          <table:table-cell table:style-name="ce74" office:value-type="string" ns42:value-type="string">
            <text:p>https://www.uneiaparjour.fr/designer/</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14" ns42:value-type="date">
            <text:p>1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b Art</text:p>
          </table:table-cell>
          <table:table-cell table:style-name="ce74" office:value-type="string" ns42:value-type="string">
            <text:p>http://Verb.art : une IA qui génère des imagesà partir de la </text:p>
            <text:p>reconnaissance vocale. Application iOS et Androïd.</text:p>
          </table:table-cell>
          <table:table-cell table:style-name="ce74" office:value-type="string" ns42:value-type="string">
            <text:p>https://www.uneiaparjour.fr/verb-art/</text:p>
          </table:table-cell>
          <table:table-cell table:style-name="ce74" office:value-type="string" ns42:value-type="string">
            <text:p>images</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4-13" ns42:value-type="date">
            <text:p>1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ncher</text:p>
          </table:table-cell>
          <table:table-cell table:style-name="ce74" office:value-type="string" ns42: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74" office:value-type="string" ns42:value-type="string">
            <text:p>https://www.uneiaparjour.fr/brancher/</text:p>
          </table:table-cell>
          <table:table-cell table:style-name="ce74" office:value-type="string" ns42:value-type="string">
            <text:p>appli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2" ns42:value-type="date">
            <text:p>1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 AI</text:p>
          </table:table-cell>
          <table:table-cell table:style-name="ce74" office:value-type="string" ns42: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74" office:value-type="string" ns42:value-type="string">
            <text:p>https://www.uneiaparjour.fr/course-ai/</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1" ns42:value-type="date">
            <text:p>1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ight Cafe</text:p>
          </table:table-cell>
          <table:table-cell table:style-name="ce74" office:value-type="string" ns42:value-type="string">
            <text:p>Un nouvel outil proposant plusieurs IA génératives d’imagesdont Dall-e ou </text:p>
            <text:p>la prochaine version de Stable Diffusion, SDBX, avec des aides à la </text:p>
            <text:p>rédaction de prompts : https://nightcafe.studio</text:p>
          </table:table-cell>
          <table:table-cell table:style-name="ce74" office:value-type="string" ns42:value-type="string">
            <text:p>https://www.uneiaparjour.fr/night-caf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10" ns42:value-type="date">
            <text:p>1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undraw</text:p>
          </table:table-cell>
          <table:table-cell table:style-name="ce74" office:value-type="string" ns42: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74" office:value-type="string" ns42:value-type="string">
            <text:p>https://www.uneiaparjour.fr/soundraw/</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4-09" ns42:value-type="date">
            <text:p>0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seChatGPT</text:p>
          </table:table-cell>
          <table:table-cell table:style-name="ce74" office:value-type="string" ns42: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74" office:value-type="string" ns42:value-type="string">
            <text:p>https://www.uneiaparjour.fr/usechatgpt/</text:p>
          </table:table-cell>
          <table:table-cell table:style-name="ce74" office:value-type="string" ns42:value-type="string">
            <text:p>site web</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08" ns42:value-type="date">
            <text:p>0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ase</text:p>
          </table:table-cell>
          <table:table-cell table:style-name="ce74" office:value-type="string" ns42: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74" office:value-type="string" ns42:value-type="string">
            <text:p>https://www.uneiaparjour.fr/chatbase-grace-a-chatbase-httpchatbaseco/</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07" ns42:value-type="date">
            <text:p>0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Story</text:p>
          </table:table-cell>
          <table:table-cell table:style-name="ce74" office:value-type="string" ns42: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74" office:value-type="string" ns42:value-type="string">
            <text:p>https://www.uneiaparjour.fr/bedtime-story/</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6" ns42:value-type="date">
            <text:p>0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eve</text:p>
          </table:table-cell>
          <table:table-cell table:style-name="ce74" office:value-type="string" ns42: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74" office:value-type="string" ns42:value-type="string">
            <text:p>https://www.uneiaparjour.fr/steve/</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05" ns42:value-type="date">
            <text:p>0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ario</text:p>
          </table:table-cell>
          <table:table-cell table:style-name="ce74" office:value-type="string" ns42:value-type="string">
            <text:p>45 IA génératives d’images(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74" office:value-type="string" ns42:value-type="string">
            <text:p>https://www.uneiaparjour.fr/scenario-45-ia-generatives-dimages-dont-stabl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4" ns42:value-type="date">
            <text:p>0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ioGPT</text:p>
          </table:table-cell>
          <table:table-cell table:style-name="ce74" office:value-type="string" ns42: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74" office:value-type="string" ns42:value-type="string">
            <text:p>https://www.uneiaparjour.fr/studiogp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3" ns42:value-type="date">
            <text:p>0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Wizard</text:p>
          </table:table-cell>
          <table:table-cell table:style-name="ce74" office:value-type="string" ns42:value-type="string">
            <text:p>Choix d’un personnage principal, description rapide et @StorywizardAIcrée </text:p>
            <text:p>une histoire illustrée avec texte et imageséditables. Un test « brut » ici </text:p>
            <text:p>: http://storywizard.ai/s/fea67bb38b Une histoire gratuite par compte. </text:p>
            <text:p>http://storywizard.ai</text:p>
          </table:table-cell>
          <table:table-cell table:style-name="ce74" office:value-type="string" ns42:value-type="string">
            <text:p>https://www.uneiaparjour.fr/story-wizard/</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2" ns42:value-type="date">
            <text:p>0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Wizard</text:p>
          </table:table-cell>
          <table:table-cell table:style-name="ce74" office:value-type="string" ns42: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74" office:value-type="string" ns42:value-type="string">
            <text:p>https://www.uneiaparjour.fr/un-quiz-genere-a-partir-dun-document-ou-du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01" ns42:value-type="date">
            <text:p>0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1 de Runway</text:p>
          </table:table-cell>
          <table:table-cell table:style-name="ce74" office:value-type="string" ns42: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74" office:value-type="string" ns42:value-type="string">
            <text:p>https://www.uneiaparjour.fr/gen1-de-runway/</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31" ns42:value-type="date">
            <text:p>3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tbird</text:p>
          </table:table-cell>
          <table:table-cell table:style-name="ce74" office:value-type="string" ns42:value-type="string">
            <text:p>15 IA génératives d’imagesqui produisent à partir d’un seul prompt, dans </text:p>
            <text:p>un outil unique : voici Catbird ! https://catbird.ai</text:p>
          </table:table-cell>
          <table:table-cell table:style-name="ce74" office:value-type="string" ns42:value-type="string">
            <text:p>https://www.uneiaparjour.fr/catbir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30" ns42:value-type="date">
            <text:p>3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e</text:p>
          </table:table-cell>
          <table:table-cell table:style-name="ce74" office:value-type="string" ns42:value-type="string">
            <text:p>Type : une IA générative de texte avec outil de mise en page. http://type.ai</text:p>
          </table:table-cell>
          <table:table-cell table:style-name="ce74" office:value-type="string" ns42:value-type="string">
            <text:p>https://www.uneiaparjour.fr/type-type-une-ia-generative-de-texte-avec-outil/</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29" ns42:value-type="date">
            <text:p>2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typdf</text:p>
          </table:table-cell>
          <table:table-cell table:style-name="ce74" office:value-type="string" ns42:value-type="string">
            <text:p>Questionner un pdf ? Chattypdf ! Prompt en français accepté, réponse en </text:p>
            <text:p>anglais. https://www.chattypdf.com</text:p>
          </table:table-cell>
          <table:table-cell table:style-name="ce74" office:value-type="string" ns42:value-type="string">
            <text:p>https://www.uneiaparjour.fr/chattypdf/</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28" ns42:value-type="date">
            <text:p>2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listai</text:p>
          </table:table-cell>
          <table:table-cell table:style-name="ce74" office:value-type="string" ns42: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74" office:value-type="string" ns42:value-type="string">
            <text:p>https://www.uneiaparjour.fr/playlistai/</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27" ns42:value-type="date">
            <text:p>2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GO</text:p>
          </table:table-cell>
          <table:table-cell table:style-name="ce74" office:value-type="string" ns42:value-type="string">
            <text:p>Et si Google et Chat GPT se retrouvaient dans une même interface et </text:p>
            <text:p>répondaient à la même requête ? Voici GPTGO, gratuit et sans compte (avec </text:p>
            <text:p>publicité). https://gptgo.ai</text:p>
          </table:table-cell>
          <table:table-cell table:style-name="ce74" office:value-type="string" ns42:value-type="string">
            <text:p>https://www.uneiaparjour.fr/gptgo/</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6" ns42:value-type="date">
            <text:p>2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onardo</text:p>
          </table:table-cell>
          <table:table-cell table:style-name="ce74" office:value-type="string" ns42:value-type="string">
            <text:p>@LeonardoAi_ : générateur d’imagesà partir de plus de 20 modèles d’IA, </text:p>
            <text:p>aide au prompt, outil de composition et possibilité d’entraîner sa propre </text:p>
            <text:p>IA partageable ensuite. https://leonardo.ai</text:p>
          </table:table-cell>
          <table:table-cell table:style-name="ce74" office:value-type="string" ns42:value-type="string">
            <text:p>https://www.uneiaparjour.fr/leonard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5" ns42:value-type="date">
            <text:p>2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éra</text:p>
          </table:table-cell>
          <table:table-cell table:style-name="ce74" office:value-type="string" ns42: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74" office:value-type="string" ns42:value-type="string">
            <text:p>https://www.uneiaparjour.fr/oper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88"/>
          <table:table-cell table:style-name="ce92" office:value-type="date" office:date-value="2023-03-24" ns42:value-type="date">
            <text:p>2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icit</text:p>
          </table:table-cell>
          <table:table-cell table:style-name="ce74" office:value-type="string" ns42: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74" office:value-type="string" ns42:value-type="string">
            <text:p>https://www.uneiaparjour.fr/elici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3" ns42:value-type="date">
            <text:p>2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plexity</text:p>
          </table:table-cell>
          <table:table-cell table:style-name="ce74" office:value-type="string" ns42:value-type="string">
            <text:p>Perplexity, entre moteur de recherche et IA générative de texte, résumé </text:p>
            <text:p>possible et interrogation des résultats. https://perplexity.ai</text:p>
          </table:table-cell>
          <table:table-cell table:style-name="ce74" office:value-type="string" ns42:value-type="string">
            <text:p>https://www.uneiaparjour.fr/perplexity/</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chatbot</text:p>
          </table:table-cell>
          <table:table-cell table:style-name="ce88" table:number-columns-repeated="2"/>
          <table:table-cell table:style-name="ce92" office:value-type="date" office:date-value="2023-03-22" ns42:value-type="date">
            <text:p>2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t.dev</text:p>
          </table:table-cell>
          <table:table-cell table:style-name="ce74" office:value-type="string" ns42: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74" office:value-type="string" ns42:value-type="string">
            <text:p>https://www.uneiaparjour.fr/natdev-tester-25-ia-generatives-de-texte-don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3-21" ns42:value-type="date">
            <text:p>2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text:p>
          </table:table-cell>
          <table:table-cell table:style-name="ce74" office:value-type="string" ns42:value-type="string">
            <text:p>“Imagine” de @MagicStudio : IA générative d’imagesavec édition du prompt, </text:p>
            <text:p>gomme et suppression d’arrière-plan possibles. </text:p>
            <text:p>https://magicstudio.com/fr/imagine</text:p>
          </table:table-cell>
          <table:table-cell table:style-name="ce74" office:value-type="string" ns42:value-type="string">
            <text:p>https://www.uneiaparjour.fr/imagin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0" ns42:value-type="date">
            <text:p>2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do</text:p>
          </table:table-cell>
          <table:table-cell table:style-name="ce74" office:value-type="string" ns42: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74" office:value-type="string" ns42:value-type="string">
            <text:p>https://www.uneiaparjour.fr/ludo/</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19" ns42:value-type="date">
            <text:p>1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my</text:p>
          </table:table-cell>
          <table:table-cell table:style-name="ce74" office:value-type="string" ns42: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74" office:value-type="string" ns42:value-type="string">
            <text:p>https://www.uneiaparjour.fr/boom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18" ns42:value-type="date">
            <text:p>1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text:p>
          </table:table-cell>
          <table:table-cell table:style-name="ce74" office:value-type="string" ns42: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74" office:value-type="string" ns42:value-type="string">
            <text:p>https://www.uneiaparjour.fr/bing/</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17" ns42:value-type="date">
            <text:p>1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ytr</text:p>
          </table:table-cell>
          <table:table-cell table:style-name="ce74" office:value-type="string" ns42: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74" office:value-type="string" ns42:value-type="string">
            <text:p>https://www.uneiaparjour.fr/rytr/</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16" ns42:value-type="date">
            <text:p>1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dulo AI assistant</text:p>
          </table:table-cell>
          <table:table-cell table:style-name="ce74" office:value-type="string" ns42: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74" office:value-type="string" ns42:value-type="string">
            <text:p>https://www.uneiaparjour.fr/modulo-ai-assistant/</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03-15" ns42:value-type="date">
            <text:p>1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ej</text:p>
          </table:table-cell>
          <table:table-cell table:style-name="ce74" office:value-type="string" ns42: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74" office:value-type="string" ns42:value-type="string">
            <text:p>https://www.uneiaparjour.fr/nolej/</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3-14" ns42:value-type="date">
            <text:p>1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unway ML</text:p>
          </table:table-cell>
          <table:table-cell table:style-name="ce74" office:value-type="string" ns42:value-type="string">
            <text:p>30 outils tournés vers l’image (fixe ou animée), de la création à la </text:p>
            <text:p>modification, réunis en un seul endroit : bonne visite de @runwayml ! </text:p>
            <text:p>https://runwayml.com</text:p>
          </table:table-cell>
          <table:table-cell table:style-name="ce74" office:value-type="string" ns42:value-type="string">
            <text:p>https://www.uneiaparjour.fr/runway-ml/</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3-13" ns42:value-type="date">
            <text:p>1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gCreator</text:p>
          </table:table-cell>
          <table:table-cell table:style-name="ce74" office:value-type="string" ns42:value-type="string">
            <text:p>Imgcreator : génération d’images, outils de mise en page et de retouche et </text:p>
            <text:p>ajouts de détails dans l’image. https://imgcreator.zmo.ai/ai-designer</text:p>
          </table:table-cell>
          <table:table-cell table:style-name="ce74" office:value-type="string" ns42:value-type="string">
            <text:p>https://www.uneiaparjour.fr/imgcreat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12" ns42:value-type="date">
            <text:p>1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himsical</text:p>
          </table:table-cell>
          <table:table-cell table:style-name="ce74" office:value-type="string" ns42:value-type="string">
            <text:p>Avec Whimsical, créez des cartes heuristiques à partir d’un sujet-prompt </text:p>
            <text:p>central, puis branche par branche l’IA génère des idées. </text:p>
            <text:p>http://whimsical.com</text:p>
          </table:table-cell>
          <table:table-cell table:style-name="ce74" office:value-type="string" ns42:value-type="string">
            <text:p>https://www.uneiaparjour.fr/whimsical/</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1" ns42:value-type="date">
            <text:p>1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dy</text:p>
          </table:table-cell>
          <table:table-cell table:style-name="ce74" office:value-type="string" ns42: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74" office:value-type="string" ns42:value-type="string">
            <text:p>https://www.uneiaparjour.fr/cod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0" ns42:value-type="date">
            <text:p>1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cidpic</text:p>
          </table:table-cell>
          <table:table-cell table:style-name="ce74" office:value-type="string" ns42:value-type="string">
            <text:p>Pour créer des portraits paramétrables de personnes qui n’existent pas, </text:p>
            <text:p>libres de droits, pour illustrer des documents : Lucidpic. </text:p>
            <text:p>https://lucidpic.com</text:p>
          </table:table-cell>
          <table:table-cell table:style-name="ce74" office:value-type="string" ns42:value-type="string">
            <text:p>https://www.uneiaparjour.fr/lucidpic/</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09" ns42:value-type="date">
            <text:p>0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bChatGPT</text:p>
          </table:table-cell>
          <table:table-cell table:style-name="ce74" office:value-type="string" ns42: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74" office:value-type="string" ns42:value-type="string">
            <text:p>https://www.uneiaparjour.fr/webchat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08" ns42:value-type="date">
            <text:p>0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ippity</text:p>
          </table:table-cell>
          <table:table-cell table:style-name="ce74" office:value-type="string" ns42: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74" office:value-type="string" ns42:value-type="string">
            <text:p>https://www.uneiaparjour.fr/un-texte-jusqua-10000-caracteres-ou-une-url-et-2/</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07" ns42:value-type="date">
            <text:p>0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ndless Visual Novel</text:p>
          </table:table-cell>
          <table:table-cell table:style-name="ce74" office:value-type="string" ns42: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74" office:value-type="string" ns42:value-type="string">
            <text:p>https://www.uneiaparjour.fr/endless-visual-novel-2/</text:p>
          </table:table-cell>
          <table:table-cell table:style-name="ce74" office:value-type="string" ns42:value-type="string">
            <text:p>jeu vidéo</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3-06" ns42:value-type="date">
            <text:p>0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com</text:p>
          </table:table-cell>
          <table:table-cell table:style-name="ce74" office:value-type="string" ns42:value-type="string">
            <text:p>En combinant dessin et prompt, Vizcom crée des imagesen rendu 3D que l’on </text:p>
            <text:p>peut faire évoluer à chaque changement du dessin ou de l’instruction. </text:p>
            <text:p>https://vizcom.ai</text:p>
          </table:table-cell>
          <table:table-cell table:style-name="ce74" office:value-type="string" ns42:value-type="string">
            <text:p>https://www.uneiaparjour.fr/vizcom-2/</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2"/>
          <table:table-cell table:style-name="ce88" table:number-columns-repeated="2"/>
          <table:table-cell table:style-name="ce92" office:value-type="date" office:date-value="2023-03-05" ns42:value-type="date">
            <text:p>0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by Text</text:p>
          </table:table-cell>
          <table:table-cell table:style-name="ce74" office:value-type="string" ns42:value-type="string">
            <text:p>Paint by text, l’édition d’imagesà partir d’une requête texte. </text:p>
            <text:p>https://paintbytext.chat</text:p>
          </table:table-cell>
          <table:table-cell table:style-name="ce74" office:value-type="string" ns42:value-type="string">
            <text:p>https://www.uneiaparjour.fr/paint-by-text-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3-04" ns42:value-type="date">
            <text:p>0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ta</text:p>
          </table:table-cell>
          <table:table-cell table:style-name="ce74" office:value-type="string" ns42:value-type="string">
            <text:p>Un document pdf résumé et que l’on peut questionner ? Humata analyse, </text:p>
            <text:p>synthétise, répond et peut même continuer un texte. Pdf jusqu’à 20 pages en </text:p>
            <text:p>version gratuite https://humata.ai</text:p>
          </table:table-cell>
          <table:table-cell table:style-name="ce74" office:value-type="string" ns42:value-type="string">
            <text:p>https://www.uneiaparjour.fr/humata-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3" ns42:value-type="date">
            <text:p>0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yoa</text:p>
          </table:table-cell>
          <table:table-cell table:style-name="ce74" office:value-type="string" ns42:value-type="string">
            <text:p>Avec Ayoa l’IA devient génératrice d’idées mises en forme dans une carte </text:p>
            <text:p>heuristique qui peut être illustrée par des images… générées par l’IA ! </text:p>
            <text:p>https://ayoa.com</text:p>
          </table:table-cell>
          <table:table-cell table:style-name="ce74" office:value-type="string" ns42:value-type="string">
            <text:p>https://www.uneiaparjour.fr/ayoa/</text:p>
          </table:table-cell>
          <table:table-cell table:style-name="ce74" office:value-type="string" ns42:value-type="string">
            <text:p>images</text:p>
          </table:table-cell>
          <table:table-cell table:style-name="ce74" office:value-type="string" ns42:value-type="string">
            <text:p>mindmap</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2" ns42:value-type="date">
            <text:p>0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video</text:p>
          </table:table-cell>
          <table:table-cell table:style-name="ce74" office:value-type="string" ns42:value-type="string">
            <text:p>Avec @InVideoOfficial, un modèle choisi, un script dans l’outil “text to </text:p>
            <text:p>video” qui se transforme en vidéo sonorisée et sous-titrée, éditable sur un </text:p>
            <text:p>banc de montage ! https://invideo.io</text:p>
          </table:table-cell>
          <table:table-cell table:style-name="ce74" office:value-type="string" ns42:value-type="string">
            <text:p>https://www.uneiaparjour.fr/invideo-2/</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01" ns42:value-type="date">
            <text:p>0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acter</text:p>
          </table:table-cell>
          <table:table-cell table:style-name="ce74" office:value-type="string" ns42: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74" office:value-type="string" ns42:value-type="string">
            <text:p>https://www.uneiaparjour.fr/characterai/</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2-28" ns42:value-type="date">
            <text:p>2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ffusion</text:p>
          </table:table-cell>
          <table:table-cell table:style-name="ce74" office:value-type="string" ns42:value-type="string">
            <text:p>Envie d’une playlist de musiques qui n’existent pas encore créées au gré </text:p>
            <text:p>des envies ? Riffusion est prêt à accueillir nos prompts. </text:p>
            <text:p>https://riffusion.com</text:p>
          </table:table-cell>
          <table:table-cell table:style-name="ce74" office:value-type="string" ns42:value-type="string">
            <text:p>https://www.uneiaparjour.fr/riffusion/</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7" ns42:value-type="date">
            <text:p>2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ribble Diffusion</text:p>
          </table:table-cell>
          <table:table-cell table:style-name="ce74" office:value-type="string" ns42:value-type="string">
            <text:p>Un dessin à main levé précisé par un prompt et Scribble Diffusion nous </text:p>
            <text:p>propose une image. Open source. https://scribblediffusion.com/</text:p>
          </table:table-cell>
          <table:table-cell table:style-name="ce74" office:value-type="string" ns42:value-type="string">
            <text:p>https://www.uneiaparjour.fr/scribble-diffusion/</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6" ns42:value-type="date">
            <text:p>26/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o</text:p>
          </table:table-cell>
          <table:table-cell table:style-name="ce74" office:value-type="string" ns42:value-type="string">
            <text:p>1 prompt, 20 secondes, 1 page web rédigée et illustrée, avec titre original </text:p>
            <text:p>et logo, modifiable et hébergeable. C’est le pari relevé par @MixoTeam </text:p>
            <text:p>https://app.mixo.io</text:p>
          </table:table-cell>
          <table:table-cell table:style-name="ce74" office:value-type="string" ns42:value-type="string">
            <text:p>https://www.uneiaparjour.fr/prompt-20-secondes-1-page-web-redigee-et/</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2-25" ns42:value-type="date">
            <text:p>25/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ouChat</text:p>
          </table:table-cell>
          <table:table-cell table:style-name="ce74" office:value-type="string" ns42:value-type="string">
            <text:p>Une IA conversationnelle qui cite ses sources dans un moteur de recherche ? </text:p>
            <text:p>Youchat est intégré dans http://You.com </text:p>
            <text:p>https://you.com/search?q=who+are+you&amp;fromSearchBar=true&amp;tbm=youchat</text:p>
          </table:table-cell>
          <table:table-cell table:style-name="ce74" office:value-type="string" ns42:value-type="string">
            <text:p>https://www.uneiaparjour.fr/youchat/</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24" ns42:value-type="date">
            <text:p>24/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me</text:p>
          </table:table-cell>
          <table:table-cell table:style-name="ce74" office:value-type="string" ns42:value-type="string">
            <text:p>Une requête détaillée = une présentation textes et images, c’est Tome. </text:p>
            <text:p>https://tome.app/</text:p>
          </table:table-cell>
          <table:table-cell table:style-name="ce74" office:value-type="string" ns42:value-type="string">
            <text:p>https://www.uneiaparjour.fr/tome-2/</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2-23" ns42:value-type="date">
            <text:p>23/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ica</text:p>
          </table:table-cell>
          <table:table-cell table:style-name="ce74" office:value-type="string" ns42:value-type="string">
            <text:p>Lexica, IA génératrice d’imagesbasée sur Stable diffusion et galerie. </text:p>
            <text:p>https://lexica.art/</text:p>
          </table:table-cell>
          <table:table-cell table:style-name="ce74" office:value-type="string" ns42:value-type="string">
            <text:p>https://www.uneiaparjour.fr/lex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22" ns42:value-type="date">
            <text:p>22/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ki</text:p>
          </table:table-cell>
          <table:table-cell table:style-name="ce74" office:value-type="string" ns42:value-type="string">
            <text:p>Un texte transformé en vidéo avec voix et sous-titrage grâce à l’IA ? </text:p>
            <text:p>@fliki_ai https://fliki.ai/</text:p>
          </table:table-cell>
          <table:table-cell table:style-name="ce74" office:value-type="string" ns42:value-type="string">
            <text:p>https://www.uneiaparjour.fr/flikiai/</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2-21" ns42:value-type="date">
            <text:p>21/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rf</text:p>
          </table:table-cell>
          <table:table-cell table:style-name="ce74" office:value-type="string" ns42:value-type="string">
            <text:p>Utiliser l’IA pour transcrire et dire des textes dans 120 voix et avec </text:p>
            <text:p>différents tons, vitesses etc. ? @MURFAISTUDIO https://murf.ai/</text:p>
          </table:table-cell>
          <table:table-cell table:style-name="ce74" office:value-type="string" ns42:value-type="string">
            <text:p>https://www.uneiaparjour.fr/murfai-2/</text:p>
          </table:table-cell>
          <table:table-cell table:style-name="ce74" office:value-type="string" ns42:value-type="string">
            <text:p>voix</text:p>
          </table:table-cell>
          <table:table-cell table:style-name="ce74" table:number-columns-repeated="3"/>
          <table:table-cell table:style-name="ce88" table:number-columns-repeated="2"/>
          <table:table-cell table:style-name="ce92" office:value-type="date" office:date-value="2023-02-20" ns42:value-type="date">
            <text:p>20/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ground</text:p>
          </table:table-cell>
          <table:table-cell table:style-name="ce74" office:value-type="string" ns42:value-type="string">
            <text:p>Une IA génératrice d’imagesboostée d’outils de retouches d’imageset d’une </text:p>
            <text:p>galerie ouverte au remix, c’est @playground_ai Free AI image generator: </text:p>
            <text:p>Art, Social Media, Marketing | Playground AI</text:p>
          </table:table-cell>
          <table:table-cell table:style-name="ce74" office:value-type="string" ns42:value-type="string">
            <text:p>https://www.uneiaparjour.fr/playgroun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19" ns42:value-type="date">
            <text:p>19/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bert</text:p>
          </table:table-cell>
          <table:table-cell table:style-name="ce74" office:value-type="string" ns42:value-type="string">
            <text:p>Un peu de musique générée via une requête textuelle ? Voici @mubertapp, 25 </text:p>
            <text:p>générations gratuites par mois. https://mubert.com/</text:p>
          </table:table-cell>
          <table:table-cell table:style-name="ce74" office:value-type="string" ns42:value-type="string">
            <text:p>https://www.uneiaparjour.fr/un-peu-de-musique-generee-via-une-reque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2-18" ns42:value-type="date">
            <text:p>1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e</text:p>
          </table:table-cell>
          <table:table-cell table:style-name="ce74" office:value-type="string" ns42:value-type="string">
            <text:p>Pas une mais 3 IA pour cette 2ème découverte : Poe par @Quora qui regroupe </text:p>
            <text:p>trois IA conversationnelles Poe – Fast, Helpful AI Chat</text:p>
          </table:table-cell>
          <table:table-cell table:style-name="ce74" office:value-type="string" ns42:value-type="string">
            <text:p>https://www.uneiaparjour.fr/pas-une-mais-3-ia-pour-cette-2eme-decouverte-poe-2/</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17" ns42:value-type="date">
            <text:p>1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Finder</text:p>
          </table:table-cell>
          <table:table-cell table:style-name="ce74" office:value-type="string" ns42: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74" office:value-type="string" ns42:value-type="string">
            <text:p>https://www.uneiaparjour.fr/chaque-jour-nous-decouvrons-de-nouvelles-ia-2/</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9" table:number-columns-repeated="2"/>
          <table:table-cell table:style-name="ce92" office:value-type="date" office:date-value="2023-02-16" ns42:value-type="date">
            <text:p>16/02/2023</text:p>
          </table:table-cell>
          <table:table-cell table:style-name="ce97"/>
          <table:table-cell table:style-name="ce66" table:number-columns-repeated="19"/>
          <table:table-cell table:number-columns-repeated="994"/>
        </table:table-row>
        <table:table-row table:style-name="ro1" table:number-rows-repeated="199">
          <table:table-cell table:number-columns-repeated="9"/>
          <table:table-cell table:style-name="ce93"/>
          <table:table-cell table:number-columns-repeated="1014"/>
        </table:table-row>
        <table:table-row table:style-name="ro2" table:number-rows-repeated="1047155">
          <table:table-cell table:number-columns-repeated="1024"/>
        </table:table-row>
        <table:table-row table:style-name="ro3" table:number-rows-repeated="71">
          <table:table-cell table:number-columns-repeated="1024"/>
        </table:table-row>
        <table:table-row table:style-name="ro3">
          <table:table-cell table:number-columns-repeated="1024"/>
        </table:table-row>
        <table:named-expressions>
          <table:named-range table:name="_xlnm._FilterDatabase" table:base-cell-address="$Note.$A$1" table:cell-range-address="$Base.$A$1:.$AD$1145"/>
        </table:named-expressions>
      </table:table>
      <table:named-expressions/>
      <table:database-ranges>
        <table:database-range table:name="__Anonymous_Sheet_DB__1" table:target-range-address="Base.A1:Base.AD1145" table:display-filter-buttons="true"/>
      </table:database-ranges>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M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M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MDefault" style:family="table-cell" style:parent-style-name="Default">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MMNote" style:family="table-cell" style:parent-style-name="Text">
      <style:table-cell-properties fo:background-color="#ffffcc" style:diagonal-bl-tr="none" style:diagonal-tl-br="none" fo:border="0.74pt solid #808080"/>
      <style:text-properties fo:color="#333333" fo:font-size="10pt" fo:font-style="normal" fo:font-weight="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2">00/00/0000</text:date>, <text:time style:data-style-name="N2" text:time-value="12:52:34.524373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 style:display-name="PageStyle_Not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se" style:display-name="PageStyle_Bas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meta>
    <dc:date>2026-04-12T12:55:51.635895000</dc:date>
    <meta:editing-duration>PT7M19S</meta:editing-duration>
    <meta:editing-cycles>4</meta:editing-cycles>
    <meta:document-statistic meta:table-count="2" meta:cell-count="7512" meta:object-count="2"/>
    <meta:user-defined meta:name=""/>
    <meta:generator>ODFPY/1.4.1</meta:generator>
  </office:meta>
</office:document-meta>
</file>